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965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1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Default"/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1"/>
          <table:table-cell office:value-type="float" office:value="21645" calcext:value-type="float">
            <text:p>21645.0</text:p>
          </table:table-cell>
          <table:table-cell office:value-type="float" office:value="24106" calcext:value-type="float">
            <text:p>24106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20883" calcext:value-type="float">
            <text:p>20883.0</text:p>
          </table:table-cell>
          <table:table-cell office:value-type="float" office:value="24177" calcext:value-type="float">
            <text:p>24177.0</text:p>
          </table:table-cell>
          <table:table-cell office:value-type="float" office:value="392" calcext:value-type="float">
            <text:p>392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/>
          <table:table-cell office:value-type="float" office:value="21615" calcext:value-type="float">
            <text:p>21615.0</text:p>
          </table:table-cell>
          <table:table-cell office:value-type="float" office:value="24658" calcext:value-type="float">
            <text:p>24658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/>
          <table:table-cell office:value-type="float" office:value="20836" calcext:value-type="float">
            <text:p>20836.0</text:p>
          </table:table-cell>
          <table:table-cell office:value-type="float" office:value="24163" calcext:value-type="float">
            <text:p>24163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/>
          <table:table-cell office:value-type="float" office:value="21630" calcext:value-type="float">
            <text:p>21630.0</text:p>
          </table:table-cell>
          <table:table-cell office:value-type="float" office:value="24731" calcext:value-type="float">
            <text:p>24731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/>
          <table:table-cell office:value-type="float" office:value="20823" calcext:value-type="float">
            <text:p>20823.0</text:p>
          </table:table-cell>
          <table:table-cell office:value-type="float" office:value="24165" calcext:value-type="float">
            <text:p>24165.0</text:p>
          </table:table-cell>
          <table:table-cell office:value-type="float" office:value="394" calcext:value-type="float">
            <text:p>394.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/>
          <table:table-cell office:value-type="float" office:value="21662" calcext:value-type="float">
            <text:p>21662.0</text:p>
          </table:table-cell>
          <table:table-cell office:value-type="float" office:value="24798" calcext:value-type="float">
            <text:p>24798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/>
          <table:table-cell office:value-type="float" office:value="20806" calcext:value-type="float">
            <text:p>20806.0</text:p>
          </table:table-cell>
          <table:table-cell office:value-type="float" office:value="24156" calcext:value-type="float">
            <text:p>24156.0</text:p>
          </table:table-cell>
          <table:table-cell office:value-type="float" office:value="396" calcext:value-type="float">
            <text:p>396.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/>
          <table:table-cell office:value-type="float" office:value="21684" calcext:value-type="float">
            <text:p>21684.0</text:p>
          </table:table-cell>
          <table:table-cell office:value-type="float" office:value="24820" calcext:value-type="float">
            <text:p>24820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/>
          <table:table-cell office:value-type="float" office:value="20772" calcext:value-type="float">
            <text:p>20772.0</text:p>
          </table:table-cell>
          <table:table-cell office:value-type="float" office:value="24149" calcext:value-type="float">
            <text:p>24149.0</text:p>
          </table:table-cell>
          <table:table-cell office:value-type="float" office:value="397" calcext:value-type="float">
            <text:p>397.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/>
          <table:table-cell office:value-type="float" office:value="21684" calcext:value-type="float">
            <text:p>21684.0</text:p>
          </table:table-cell>
          <table:table-cell office:value-type="float" office:value="24830" calcext:value-type="float">
            <text:p>24830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/>
          <table:table-cell office:value-type="float" office:value="20736" calcext:value-type="float">
            <text:p>20736.0</text:p>
          </table:table-cell>
          <table:table-cell office:value-type="float" office:value="24143" calcext:value-type="float">
            <text:p>24143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/>
          <table:table-cell office:value-type="float" office:value="21681" calcext:value-type="float">
            <text:p>21681.0</text:p>
          </table:table-cell>
          <table:table-cell office:value-type="float" office:value="24839" calcext:value-type="float">
            <text:p>24839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/>
          <table:table-cell office:value-type="float" office:value="20705" calcext:value-type="float">
            <text:p>20705.0</text:p>
          </table:table-cell>
          <table:table-cell office:value-type="float" office:value="24133" calcext:value-type="float">
            <text:p>24133.0</text:p>
          </table:table-cell>
          <table:table-cell office:value-type="float" office:value="399" calcext:value-type="float">
            <text:p>399.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/>
          <table:table-cell office:value-type="float" office:value="21689" calcext:value-type="float">
            <text:p>21689.0</text:p>
          </table:table-cell>
          <table:table-cell office:value-type="float" office:value="24862" calcext:value-type="float">
            <text:p>24862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/>
          <table:table-cell office:value-type="float" office:value="20699" calcext:value-type="float">
            <text:p>20699.0</text:p>
          </table:table-cell>
          <table:table-cell office:value-type="float" office:value="24130" calcext:value-type="float">
            <text:p>24130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/>
          <table:table-cell office:value-type="float" office:value="21690" calcext:value-type="float">
            <text:p>21690.0</text:p>
          </table:table-cell>
          <table:table-cell office:value-type="float" office:value="24871" calcext:value-type="float">
            <text:p>24871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/>
          <table:table-cell office:value-type="float" office:value="20690" calcext:value-type="float">
            <text:p>20690.0</text:p>
          </table:table-cell>
          <table:table-cell office:value-type="float" office:value="24118" calcext:value-type="float">
            <text:p>24118.0</text:p>
          </table:table-cell>
          <table:table-cell office:value-type="float" office:value="402" calcext:value-type="float">
            <text:p>402.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/>
          <table:table-cell office:value-type="float" office:value="21698" calcext:value-type="float">
            <text:p>21698.0</text:p>
          </table:table-cell>
          <table:table-cell office:value-type="float" office:value="24876" calcext:value-type="float">
            <text:p>24876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/>
          <table:table-cell office:value-type="float" office:value="20667" calcext:value-type="float">
            <text:p>20667.0</text:p>
          </table:table-cell>
          <table:table-cell office:value-type="float" office:value="24100" calcext:value-type="float">
            <text:p>24100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/>
          <table:table-cell office:value-type="float" office:value="21711" calcext:value-type="float">
            <text:p>21711.0</text:p>
          </table:table-cell>
          <table:table-cell office:value-type="float" office:value="24885" calcext:value-type="float">
            <text:p>24885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/>
          <table:table-cell office:value-type="float" office:value="20634" calcext:value-type="float">
            <text:p>20634.0</text:p>
          </table:table-cell>
          <table:table-cell office:value-type="float" office:value="24080" calcext:value-type="float">
            <text:p>24080.0</text:p>
          </table:table-cell>
          <table:table-cell office:value-type="float" office:value="404" calcext:value-type="float">
            <text:p>404.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/>
          <table:table-cell office:value-type="float" office:value="21726" calcext:value-type="float">
            <text:p>21726.0</text:p>
          </table:table-cell>
          <table:table-cell office:value-type="float" office:value="24900" calcext:value-type="float">
            <text:p>24900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/>
          <table:table-cell office:value-type="float" office:value="20599" calcext:value-type="float">
            <text:p>20599.0</text:p>
          </table:table-cell>
          <table:table-cell office:value-type="float" office:value="24068" calcext:value-type="float">
            <text:p>24068.0</text:p>
          </table:table-cell>
          <table:table-cell office:value-type="float" office:value="405" calcext:value-type="float">
            <text:p>405.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/>
          <table:table-cell office:value-type="float" office:value="21745" calcext:value-type="float">
            <text:p>21745.0</text:p>
          </table:table-cell>
          <table:table-cell office:value-type="float" office:value="24908" calcext:value-type="float">
            <text:p>24908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/>
          <table:table-cell office:value-type="float" office:value="20547" calcext:value-type="float">
            <text:p>20547.0</text:p>
          </table:table-cell>
          <table:table-cell office:value-type="float" office:value="24051" calcext:value-type="float">
            <text:p>24051.0</text:p>
          </table:table-cell>
          <table:table-cell office:value-type="float" office:value="405" calcext:value-type="float">
            <text:p>405.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/>
          <table:table-cell office:value-type="float" office:value="21763" calcext:value-type="float">
            <text:p>21763.0</text:p>
          </table:table-cell>
          <table:table-cell office:value-type="float" office:value="24928" calcext:value-type="float">
            <text:p>24928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/>
          <table:table-cell office:value-type="float" office:value="20506" calcext:value-type="float">
            <text:p>20506.0</text:p>
          </table:table-cell>
          <table:table-cell office:value-type="float" office:value="24012" calcext:value-type="float">
            <text:p>24012.0</text:p>
          </table:table-cell>
          <table:table-cell office:value-type="float" office:value="405" calcext:value-type="float">
            <text:p>405.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/>
          <table:table-cell office:value-type="float" office:value="21802" calcext:value-type="float">
            <text:p>21802.0</text:p>
          </table:table-cell>
          <table:table-cell office:value-type="float" office:value="24950" calcext:value-type="float">
            <text:p>24950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/>
          <table:table-cell office:value-type="float" office:value="20465" calcext:value-type="float">
            <text:p>20465.0</text:p>
          </table:table-cell>
          <table:table-cell office:value-type="float" office:value="23992" calcext:value-type="float">
            <text:p>23992.0</text:p>
          </table:table-cell>
          <table:table-cell office:value-type="float" office:value="405" calcext:value-type="float">
            <text:p>405.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"/>
          <table:table-cell office:value-type="float" office:value="21819" calcext:value-type="float">
            <text:p>21819.0</text:p>
          </table:table-cell>
          <table:table-cell office:value-type="float" office:value="24951" calcext:value-type="float">
            <text:p>24951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/>
          <table:table-cell office:value-type="float" office:value="20470" calcext:value-type="float">
            <text:p>20470.0</text:p>
          </table:table-cell>
          <table:table-cell office:value-type="float" office:value="23989" calcext:value-type="float">
            <text:p>23989.0</text:p>
          </table:table-cell>
          <table:table-cell office:value-type="float" office:value="406" calcext:value-type="float">
            <text:p>406.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/>
          <table:table-cell office:value-type="float" office:value="21856" calcext:value-type="float">
            <text:p>21856.0</text:p>
          </table:table-cell>
          <table:table-cell office:value-type="float" office:value="24958" calcext:value-type="float">
            <text:p>24958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/>
          <table:table-cell office:value-type="float" office:value="20462" calcext:value-type="float">
            <text:p>20462.0</text:p>
          </table:table-cell>
          <table:table-cell office:value-type="float" office:value="23981" calcext:value-type="float">
            <text:p>23981.0</text:p>
          </table:table-cell>
          <table:table-cell office:value-type="float" office:value="408" calcext:value-type="float">
            <text:p>408.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/>
          <table:table-cell office:value-type="float" office:value="21881" calcext:value-type="float">
            <text:p>21881.0</text:p>
          </table:table-cell>
          <table:table-cell office:value-type="float" office:value="24966" calcext:value-type="float">
            <text:p>24966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/>
          <table:table-cell office:value-type="float" office:value="20462" calcext:value-type="float">
            <text:p>20462.0</text:p>
          </table:table-cell>
          <table:table-cell office:value-type="float" office:value="23981" calcext:value-type="float">
            <text:p>23981.0</text:p>
          </table:table-cell>
          <table:table-cell office:value-type="float" office:value="410" calcext:value-type="float">
            <text:p>410.0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"/>
          <table:table-cell office:value-type="float" office:value="21918" calcext:value-type="float">
            <text:p>21918.0</text:p>
          </table:table-cell>
          <table:table-cell office:value-type="float" office:value="24970" calcext:value-type="float">
            <text:p>24970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/>
          <table:table-cell office:value-type="float" office:value="20473" calcext:value-type="float">
            <text:p>20473.0</text:p>
          </table:table-cell>
          <table:table-cell office:value-type="float" office:value="23961" calcext:value-type="float">
            <text:p>23961.0</text:p>
          </table:table-cell>
          <table:table-cell office:value-type="float" office:value="412" calcext:value-type="float">
            <text:p>412.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/>
          <table:table-cell office:value-type="float" office:value="21948" calcext:value-type="float">
            <text:p>21948.0</text:p>
          </table:table-cell>
          <table:table-cell office:value-type="float" office:value="24975" calcext:value-type="float">
            <text:p>24975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/>
          <table:table-cell office:value-type="float" office:value="20477" calcext:value-type="float">
            <text:p>20477.0</text:p>
          </table:table-cell>
          <table:table-cell office:value-type="float" office:value="23874" calcext:value-type="float">
            <text:p>23874.0</text:p>
          </table:table-cell>
          <table:table-cell office:value-type="float" office:value="412" calcext:value-type="float">
            <text:p>412.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"/>
          <table:table-cell office:value-type="float" office:value="20425" calcext:value-type="float">
            <text:p>20425.0</text:p>
          </table:table-cell>
          <table:table-cell office:value-type="float" office:value="23930" calcext:value-type="float">
            <text:p>23930.0</text:p>
          </table:table-cell>
          <table:table-cell office:value-type="float" office:value="413" calcext:value-type="float">
            <text:p>413.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"/>
          <table:table-cell office:value-type="float" office:value="22014" calcext:value-type="float">
            <text:p>22014.0</text:p>
          </table:table-cell>
          <table:table-cell office:value-type="float" office:value="24979" calcext:value-type="float">
            <text:p>24979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"/>
          <table:table-cell office:value-type="float" office:value="20532" calcext:value-type="float">
            <text:p>20532.0</text:p>
          </table:table-cell>
          <table:table-cell office:value-type="float" office:value="23811" calcext:value-type="float">
            <text:p>23811.0</text:p>
          </table:table-cell>
          <table:table-cell office:value-type="float" office:value="412" calcext:value-type="float">
            <text:p>412.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/>
          <table:table-cell office:value-type="float" office:value="20418" calcext:value-type="float">
            <text:p>20418.0</text:p>
          </table:table-cell>
          <table:table-cell office:value-type="float" office:value="23919" calcext:value-type="float">
            <text:p>23919.0</text:p>
          </table:table-cell>
          <table:table-cell office:value-type="float" office:value="415" calcext:value-type="float">
            <text:p>415.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/>
          <table:table-cell office:value-type="float" office:value="22050" calcext:value-type="float">
            <text:p>22050.0</text:p>
          </table:table-cell>
          <table:table-cell office:value-type="float" office:value="24980" calcext:value-type="float">
            <text:p>24980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/>
          <table:table-cell office:value-type="float" office:value="20552" calcext:value-type="float">
            <text:p>20552.0</text:p>
          </table:table-cell>
          <table:table-cell office:value-type="float" office:value="23805" calcext:value-type="float">
            <text:p>23805.0</text:p>
          </table:table-cell>
          <table:table-cell office:value-type="float" office:value="411" calcext:value-type="float">
            <text:p>411.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/>
          <table:table-cell office:value-type="float" office:value="20391" calcext:value-type="float">
            <text:p>20391.0</text:p>
          </table:table-cell>
          <table:table-cell office:value-type="float" office:value="23892" calcext:value-type="float">
            <text:p>23892.0</text:p>
          </table:table-cell>
          <table:table-cell office:value-type="float" office:value="416" calcext:value-type="float">
            <text:p>416.0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/>
          <table:table-cell office:value-type="float" office:value="22082" calcext:value-type="float">
            <text:p>22082.0</text:p>
          </table:table-cell>
          <table:table-cell office:value-type="float" office:value="24982" calcext:value-type="float">
            <text:p>24982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/>
          <table:table-cell office:value-type="float" office:value="20560" calcext:value-type="float">
            <text:p>20560.0</text:p>
          </table:table-cell>
          <table:table-cell office:value-type="float" office:value="23798" calcext:value-type="float">
            <text:p>23798.0</text:p>
          </table:table-cell>
          <table:table-cell office:value-type="float" office:value="410" calcext:value-type="float">
            <text:p>410.0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/>
          <table:table-cell office:value-type="float" office:value="20387" calcext:value-type="float">
            <text:p>20387.0</text:p>
          </table:table-cell>
          <table:table-cell office:value-type="float" office:value="23873" calcext:value-type="float">
            <text:p>23873.0</text:p>
          </table:table-cell>
          <table:table-cell office:value-type="float" office:value="418" calcext:value-type="float">
            <text:p>418.0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/>
          <table:table-cell office:value-type="float" office:value="22111" calcext:value-type="float">
            <text:p>22111.0</text:p>
          </table:table-cell>
          <table:table-cell office:value-type="float" office:value="25000" calcext:value-type="float">
            <text:p>25000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/>
          <table:table-cell office:value-type="float" office:value="20576" calcext:value-type="float">
            <text:p>20576.0</text:p>
          </table:table-cell>
          <table:table-cell office:value-type="float" office:value="23777" calcext:value-type="float">
            <text:p>23777.0</text:p>
          </table:table-cell>
          <table:table-cell office:value-type="float" office:value="409" calcext:value-type="float">
            <text:p>409.0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/>
          <table:table-cell office:value-type="float" office:value="20383" calcext:value-type="float">
            <text:p>20383.0</text:p>
          </table:table-cell>
          <table:table-cell office:value-type="float" office:value="23862" calcext:value-type="float">
            <text:p>23862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/>
          <table:table-cell office:value-type="float" office:value="22130" calcext:value-type="float">
            <text:p>22130.0</text:p>
          </table:table-cell>
          <table:table-cell office:value-type="float" office:value="24993" calcext:value-type="float">
            <text:p>24993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"/>
          <table:table-cell office:value-type="float" office:value="20597" calcext:value-type="float">
            <text:p>20597.0</text:p>
          </table:table-cell>
          <table:table-cell office:value-type="float" office:value="23773" calcext:value-type="float">
            <text:p>23773.0</text:p>
          </table:table-cell>
          <table:table-cell office:value-type="float" office:value="408" calcext:value-type="float">
            <text:p>408.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/>
          <table:table-cell office:value-type="float" office:value="20391" calcext:value-type="float">
            <text:p>20391.0</text:p>
          </table:table-cell>
          <table:table-cell office:value-type="float" office:value="23710" calcext:value-type="float">
            <text:p>23710.0</text:p>
          </table:table-cell>
          <table:table-cell office:value-type="float" office:value="421" calcext:value-type="float">
            <text:p>421.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/>
          <table:table-cell office:value-type="float" office:value="22159" calcext:value-type="float">
            <text:p>22159.0</text:p>
          </table:table-cell>
          <table:table-cell office:value-type="float" office:value="24987" calcext:value-type="float">
            <text:p>24987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/>
          <table:table-cell office:value-type="float" office:value="20607" calcext:value-type="float">
            <text:p>20607.0</text:p>
          </table:table-cell>
          <table:table-cell office:value-type="float" office:value="23770" calcext:value-type="float">
            <text:p>23770.0</text:p>
          </table:table-cell>
          <table:table-cell office:value-type="float" office:value="407" calcext:value-type="float">
            <text:p>407.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"/>
          <table:table-cell office:value-type="float" office:value="20368" calcext:value-type="float">
            <text:p>20368.0</text:p>
          </table:table-cell>
          <table:table-cell office:value-type="float" office:value="23685" calcext:value-type="float">
            <text:p>23685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"/>
          <table:table-cell office:value-type="float" office:value="22188" calcext:value-type="float">
            <text:p>22188.0</text:p>
          </table:table-cell>
          <table:table-cell office:value-type="float" office:value="24972" calcext:value-type="float">
            <text:p>24972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"/>
          <table:table-cell office:value-type="float" office:value="20616" calcext:value-type="float">
            <text:p>20616.0</text:p>
          </table:table-cell>
          <table:table-cell office:value-type="float" office:value="23768" calcext:value-type="float">
            <text:p>23768.0</text:p>
          </table:table-cell>
          <table:table-cell office:value-type="float" office:value="405" calcext:value-type="float">
            <text:p>405.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/>
          <table:table-cell office:value-type="float" office:value="20367" calcext:value-type="float">
            <text:p>20367.0</text:p>
          </table:table-cell>
          <table:table-cell office:value-type="float" office:value="23684" calcext:value-type="float">
            <text:p>23684.0</text:p>
          </table:table-cell>
          <table:table-cell office:value-type="float" office:value="425" calcext:value-type="float">
            <text:p>425.0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/>
          <table:table-cell office:value-type="float" office:value="22227" calcext:value-type="float">
            <text:p>22227.0</text:p>
          </table:table-cell>
          <table:table-cell office:value-type="float" office:value="25007" calcext:value-type="float">
            <text:p>25007.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/>
          <table:table-cell office:value-type="float" office:value="20624" calcext:value-type="float">
            <text:p>20624.0</text:p>
          </table:table-cell>
          <table:table-cell office:value-type="float" office:value="23764" calcext:value-type="float">
            <text:p>23764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/>
          <table:table-cell office:value-type="float" office:value="20367" calcext:value-type="float">
            <text:p>20367.0</text:p>
          </table:table-cell>
          <table:table-cell office:value-type="float" office:value="23684" calcext:value-type="float">
            <text:p>23684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/>
          <table:table-cell office:value-type="float" office:value="22251" calcext:value-type="float">
            <text:p>22251.0</text:p>
          </table:table-cell>
          <table:table-cell office:value-type="float" office:value="25010" calcext:value-type="float">
            <text:p>25010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"/>
          <table:table-cell office:value-type="float" office:value="20637" calcext:value-type="float">
            <text:p>20637.0</text:p>
          </table:table-cell>
          <table:table-cell office:value-type="float" office:value="23758" calcext:value-type="float">
            <text:p>23758.0</text:p>
          </table:table-cell>
          <table:table-cell office:value-type="float" office:value="402" calcext:value-type="float">
            <text:p>402.0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/>
          <table:table-cell office:value-type="float" office:value="20327" calcext:value-type="float">
            <text:p>20327.0</text:p>
          </table:table-cell>
          <table:table-cell office:value-type="float" office:value="23658" calcext:value-type="float">
            <text:p>23658.0</text:p>
          </table:table-cell>
          <table:table-cell office:value-type="float" office:value="428" calcext:value-type="float">
            <text:p>428.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/>
          <table:table-cell office:value-type="float" office:value="22277" calcext:value-type="float">
            <text:p>22277.0</text:p>
          </table:table-cell>
          <table:table-cell office:value-type="float" office:value="25017" calcext:value-type="float">
            <text:p>25017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/>
          <table:table-cell office:value-type="float" office:value="20664" calcext:value-type="float">
            <text:p>20664.0</text:p>
          </table:table-cell>
          <table:table-cell office:value-type="float" office:value="23762" calcext:value-type="float">
            <text:p>23762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1"/>
          <table:table-cell office:value-type="float" office:value="20276" calcext:value-type="float">
            <text:p>20276.0</text:p>
          </table:table-cell>
          <table:table-cell office:value-type="float" office:value="23628" calcext:value-type="float">
            <text:p>23628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/>
          <table:table-cell office:value-type="float" office:value="22319" calcext:value-type="float">
            <text:p>22319.0</text:p>
          </table:table-cell>
          <table:table-cell office:value-type="float" office:value="25021" calcext:value-type="float">
            <text:p>25021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1"/>
          <table:table-cell office:value-type="float" office:value="20677" calcext:value-type="float">
            <text:p>20677.0</text:p>
          </table:table-cell>
          <table:table-cell office:value-type="float" office:value="23757" calcext:value-type="float">
            <text:p>23757.0</text:p>
          </table:table-cell>
          <table:table-cell office:value-type="float" office:value="399" calcext:value-type="float">
            <text:p>399.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/>
          <table:table-cell office:value-type="float" office:value="20273" calcext:value-type="float">
            <text:p>20273.0</text:p>
          </table:table-cell>
          <table:table-cell office:value-type="float" office:value="23623" calcext:value-type="float">
            <text:p>23623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/>
          <table:table-cell office:value-type="float" office:value="22373" calcext:value-type="float">
            <text:p>22373.0</text:p>
          </table:table-cell>
          <table:table-cell office:value-type="float" office:value="25044" calcext:value-type="float">
            <text:p>25044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1"/>
          <table:table-cell office:value-type="float" office:value="20672" calcext:value-type="float">
            <text:p>20672.0</text:p>
          </table:table-cell>
          <table:table-cell office:value-type="float" office:value="23766" calcext:value-type="float">
            <text:p>23766.0</text:p>
          </table:table-cell>
          <table:table-cell office:value-type="float" office:value="397" calcext:value-type="float">
            <text:p>397.0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/>
          <table:table-cell office:value-type="float" office:value="20256" calcext:value-type="float">
            <text:p>20256.0</text:p>
          </table:table-cell>
          <table:table-cell office:value-type="float" office:value="23601" calcext:value-type="float">
            <text:p>23601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/>
          <table:table-cell office:value-type="float" office:value="22415" calcext:value-type="float">
            <text:p>22415.0</text:p>
          </table:table-cell>
          <table:table-cell office:value-type="float" office:value="25041" calcext:value-type="float">
            <text:p>25041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/>
          <table:table-cell office:value-type="float" office:value="20278" calcext:value-type="float">
            <text:p>20278.0</text:p>
          </table:table-cell>
          <table:table-cell office:value-type="float" office:value="23613" calcext:value-type="float">
            <text:p>23613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/>
          <table:table-cell office:value-type="float" office:value="22429" calcext:value-type="float">
            <text:p>22429.0</text:p>
          </table:table-cell>
          <table:table-cell office:value-type="float" office:value="25043" calcext:value-type="float">
            <text:p>25043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/>
          <table:table-cell office:value-type="float" office:value="20281" calcext:value-type="float">
            <text:p>20281.0</text:p>
          </table:table-cell>
          <table:table-cell office:value-type="float" office:value="23698" calcext:value-type="float">
            <text:p>23698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1"/>
          <table:table-cell office:value-type="float" office:value="20252" calcext:value-type="float">
            <text:p>20252.0</text:p>
          </table:table-cell>
          <table:table-cell office:value-type="float" office:value="23557" calcext:value-type="float">
            <text:p>23557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/>
          <table:table-cell office:value-type="float" office:value="20366" calcext:value-type="float">
            <text:p>20366.0</text:p>
          </table:table-cell>
          <table:table-cell office:value-type="float" office:value="23689" calcext:value-type="float">
            <text:p>23689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1"/>
          <table:table-cell office:value-type="float" office:value="22429" calcext:value-type="float">
            <text:p>22429.0</text:p>
          </table:table-cell>
          <table:table-cell office:value-type="float" office:value="25064" calcext:value-type="float">
            <text:p>25064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1"/>
          <table:table-cell office:value-type="float" office:value="20227" calcext:value-type="float">
            <text:p>20227.0</text:p>
          </table:table-cell>
          <table:table-cell office:value-type="float" office:value="23817" calcext:value-type="float">
            <text:p>23817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/>
          <table:table-cell office:value-type="float" office:value="20190" calcext:value-type="float">
            <text:p>20190.0</text:p>
          </table:table-cell>
          <table:table-cell office:value-type="float" office:value="23516" calcext:value-type="float">
            <text:p>23516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/>
          <table:table-cell office:value-type="float" office:value="20377" calcext:value-type="float">
            <text:p>20377.0</text:p>
          </table:table-cell>
          <table:table-cell office:value-type="float" office:value="23696" calcext:value-type="float">
            <text:p>23696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/>
          <table:table-cell office:value-type="float" office:value="22448" calcext:value-type="float">
            <text:p>22448.0</text:p>
          </table:table-cell>
          <table:table-cell office:value-type="float" office:value="25075" calcext:value-type="float">
            <text:p>25075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1"/>
          <table:table-cell office:value-type="float" office:value="20197" calcext:value-type="float">
            <text:p>20197.0</text:p>
          </table:table-cell>
          <table:table-cell office:value-type="float" office:value="23840" calcext:value-type="float">
            <text:p>23840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/>
          <table:table-cell office:value-type="float" office:value="20093" calcext:value-type="float">
            <text:p>20093.0</text:p>
          </table:table-cell>
          <table:table-cell office:value-type="float" office:value="23489" calcext:value-type="float">
            <text:p>23489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/>
          <table:table-cell office:value-type="float" office:value="20377" calcext:value-type="float">
            <text:p>20377.0</text:p>
          </table:table-cell>
          <table:table-cell office:value-type="float" office:value="23696" calcext:value-type="float">
            <text:p>23696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/>
          <table:table-cell office:value-type="float" office:value="22465" calcext:value-type="float">
            <text:p>22465.0</text:p>
          </table:table-cell>
          <table:table-cell office:value-type="float" office:value="25090" calcext:value-type="float">
            <text:p>25090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/>
          <table:table-cell office:value-type="float" office:value="20148" calcext:value-type="float">
            <text:p>20148.0</text:p>
          </table:table-cell>
          <table:table-cell office:value-type="float" office:value="23863" calcext:value-type="float">
            <text:p>23863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/>
          <table:table-cell office:value-type="float" office:value="19947" calcext:value-type="float">
            <text:p>19947.0</text:p>
          </table:table-cell>
          <table:table-cell office:value-type="float" office:value="23455" calcext:value-type="float">
            <text:p>23455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/>
          <table:table-cell office:value-type="float" office:value="20391" calcext:value-type="float">
            <text:p>20391.0</text:p>
          </table:table-cell>
          <table:table-cell office:value-type="float" office:value="23704" calcext:value-type="float">
            <text:p>23704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/>
          <table:table-cell office:value-type="float" office:value="22501" calcext:value-type="float">
            <text:p>22501.0</text:p>
          </table:table-cell>
          <table:table-cell office:value-type="float" office:value="25115" calcext:value-type="float">
            <text:p>25115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/>
          <table:table-cell office:value-type="float" office:value="20090" calcext:value-type="float">
            <text:p>20090.0</text:p>
          </table:table-cell>
          <table:table-cell office:value-type="float" office:value="23908" calcext:value-type="float">
            <text:p>23908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/>
          <table:table-cell office:value-type="float" office:value="19802" calcext:value-type="float">
            <text:p>19802.0</text:p>
          </table:table-cell>
          <table:table-cell office:value-type="float" office:value="23420" calcext:value-type="float">
            <text:p>23420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/>
          <table:table-cell office:value-type="float" office:value="20394" calcext:value-type="float">
            <text:p>20394.0</text:p>
          </table:table-cell>
          <table:table-cell office:value-type="float" office:value="23705" calcext:value-type="float">
            <text:p>23705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/>
          <table:table-cell office:value-type="float" office:value="22432" calcext:value-type="float">
            <text:p>22432.0</text:p>
          </table:table-cell>
          <table:table-cell office:value-type="float" office:value="25080" calcext:value-type="float">
            <text:p>25080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/>
          <table:table-cell office:value-type="float" office:value="22519" calcext:value-type="float">
            <text:p>22519.0</text:p>
          </table:table-cell>
          <table:table-cell office:value-type="float" office:value="25118" calcext:value-type="float">
            <text:p>25118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/>
          <table:table-cell office:value-type="float" office:value="19999" calcext:value-type="float">
            <text:p>19999.0</text:p>
          </table:table-cell>
          <table:table-cell office:value-type="float" office:value="23987" calcext:value-type="float">
            <text:p>23987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/>
          <table:table-cell office:value-type="float" office:value="19688" calcext:value-type="float">
            <text:p>19688.0</text:p>
          </table:table-cell>
          <table:table-cell office:value-type="float" office:value="23391" calcext:value-type="float">
            <text:p>23391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/>
          <table:table-cell office:value-type="float" office:value="20401" calcext:value-type="float">
            <text:p>20401.0</text:p>
          </table:table-cell>
          <table:table-cell office:value-type="float" office:value="23710" calcext:value-type="float">
            <text:p>23710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/>
          <table:table-cell office:value-type="float" office:value="22544" calcext:value-type="float">
            <text:p>22544.0</text:p>
          </table:table-cell>
          <table:table-cell office:value-type="float" office:value="25130" calcext:value-type="float">
            <text:p>25130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/>
          <table:table-cell office:value-type="float" office:value="19898" calcext:value-type="float">
            <text:p>19898.0</text:p>
          </table:table-cell>
          <table:table-cell office:value-type="float" office:value="24058" calcext:value-type="float">
            <text:p>24058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"/>
          <table:table-cell office:value-type="float" office:value="19539" calcext:value-type="float">
            <text:p>19539.0</text:p>
          </table:table-cell>
          <table:table-cell office:value-type="float" office:value="23343" calcext:value-type="float">
            <text:p>23343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/>
          <table:table-cell office:value-type="float" office:value="20432" calcext:value-type="float">
            <text:p>20432.0</text:p>
          </table:table-cell>
          <table:table-cell office:value-type="float" office:value="23691" calcext:value-type="float">
            <text:p>23691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/>
          <table:table-cell office:value-type="float" office:value="22566" calcext:value-type="float">
            <text:p>22566.0</text:p>
          </table:table-cell>
          <table:table-cell office:value-type="float" office:value="25142" calcext:value-type="float">
            <text:p>25142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/>
          <table:table-cell office:value-type="float" office:value="19880" calcext:value-type="float">
            <text:p>19880.0</text:p>
          </table:table-cell>
          <table:table-cell office:value-type="float" office:value="24060" calcext:value-type="float">
            <text:p>24060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/>
          <table:table-cell office:value-type="float" office:value="19432" calcext:value-type="float">
            <text:p>19432.0</text:p>
          </table:table-cell>
          <table:table-cell office:value-type="float" office:value="23292" calcext:value-type="float">
            <text:p>23292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/>
          <table:table-cell office:value-type="float" office:value="20442" calcext:value-type="float">
            <text:p>20442.0</text:p>
          </table:table-cell>
          <table:table-cell office:value-type="float" office:value="23673" calcext:value-type="float">
            <text:p>23673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/>
          <table:table-cell office:value-type="float" office:value="22593" calcext:value-type="float">
            <text:p>22593.0</text:p>
          </table:table-cell>
          <table:table-cell office:value-type="float" office:value="25142" calcext:value-type="float">
            <text:p>25142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/>
          <table:table-cell office:value-type="float" office:value="19850" calcext:value-type="float">
            <text:p>19850.0</text:p>
          </table:table-cell>
          <table:table-cell office:value-type="float" office:value="24083" calcext:value-type="float">
            <text:p>24083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/>
          <table:table-cell office:value-type="float" office:value="19410" calcext:value-type="float">
            <text:p>19410.0</text:p>
          </table:table-cell>
          <table:table-cell office:value-type="float" office:value="23277" calcext:value-type="float">
            <text:p>23277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/>
          <table:table-cell office:value-type="float" office:value="20460" calcext:value-type="float">
            <text:p>20460.0</text:p>
          </table:table-cell>
          <table:table-cell office:value-type="float" office:value="23665" calcext:value-type="float">
            <text:p>23665.0</text:p>
          </table:table-cell>
          <table:table-cell office:value-type="float" office:value="447" calcext:value-type="float">
            <text:p>447.0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/>
          <table:table-cell office:value-type="float" office:value="22633" calcext:value-type="float">
            <text:p>22633.0</text:p>
          </table:table-cell>
          <table:table-cell office:value-type="float" office:value="25153" calcext:value-type="float">
            <text:p>25153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/>
          <table:table-cell office:value-type="float" office:value="19806" calcext:value-type="float">
            <text:p>19806.0</text:p>
          </table:table-cell>
          <table:table-cell office:value-type="float" office:value="24112" calcext:value-type="float">
            <text:p>24112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"/>
          <table:table-cell office:value-type="float" office:value="19406" calcext:value-type="float">
            <text:p>19406.0</text:p>
          </table:table-cell>
          <table:table-cell office:value-type="float" office:value="23272" calcext:value-type="float">
            <text:p>23272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/>
          <table:table-cell office:value-type="float" office:value="22652" calcext:value-type="float">
            <text:p>22652.0</text:p>
          </table:table-cell>
          <table:table-cell office:value-type="float" office:value="25158" calcext:value-type="float">
            <text:p>25158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/>
          <table:table-cell office:value-type="float" office:value="19752" calcext:value-type="float">
            <text:p>19752.0</text:p>
          </table:table-cell>
          <table:table-cell office:value-type="float" office:value="24137" calcext:value-type="float">
            <text:p>24137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/>
          <table:table-cell office:value-type="float" office:value="19397" calcext:value-type="float">
            <text:p>19397.0</text:p>
          </table:table-cell>
          <table:table-cell office:value-type="float" office:value="23264" calcext:value-type="float">
            <text:p>23264.0</text:p>
          </table:table-cell>
          <table:table-cell office:value-type="float" office:value="438" calcext:value-type="float">
            <text:p>438.0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/>
          <table:table-cell office:value-type="float" office:value="22664" calcext:value-type="float">
            <text:p>22664.0</text:p>
          </table:table-cell>
          <table:table-cell office:value-type="float" office:value="25160" calcext:value-type="float">
            <text:p>25160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/>
          <table:table-cell office:value-type="float" office:value="19732" calcext:value-type="float">
            <text:p>19732.0</text:p>
          </table:table-cell>
          <table:table-cell office:value-type="float" office:value="24146" calcext:value-type="float">
            <text:p>24146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9382" calcext:value-type="float">
            <text:p>19382.0</text:p>
          </table:table-cell>
          <table:table-cell office:value-type="float" office:value="23251" calcext:value-type="float">
            <text:p>23251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/>
          <table:table-cell office:value-type="float" office:value="22669" calcext:value-type="float">
            <text:p>22669.0</text:p>
          </table:table-cell>
          <table:table-cell office:value-type="float" office:value="25169" calcext:value-type="float">
            <text:p>25169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/>
          <table:table-cell office:value-type="float" office:value="19710" calcext:value-type="float">
            <text:p>19710.0</text:p>
          </table:table-cell>
          <table:table-cell office:value-type="float" office:value="24161" calcext:value-type="float">
            <text:p>24161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/>
          <table:table-cell office:value-type="float" office:value="19275" calcext:value-type="float">
            <text:p>19275.0</text:p>
          </table:table-cell>
          <table:table-cell office:value-type="float" office:value="23215" calcext:value-type="float">
            <text:p>23215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/>
          <table:table-cell office:value-type="float" office:value="22674" calcext:value-type="float">
            <text:p>22674.0</text:p>
          </table:table-cell>
          <table:table-cell office:value-type="float" office:value="25169" calcext:value-type="float">
            <text:p>25169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/>
          <table:table-cell office:value-type="float" office:value="19664" calcext:value-type="float">
            <text:p>19664.0</text:p>
          </table:table-cell>
          <table:table-cell office:value-type="float" office:value="24183" calcext:value-type="float">
            <text:p>24183.0</text:p>
          </table:table-cell>
          <table:table-cell office:value-type="float" office:value="428" calcext:value-type="float">
            <text:p>428.0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/>
          <table:table-cell office:value-type="float" office:value="19182" calcext:value-type="float">
            <text:p>19182.0</text:p>
          </table:table-cell>
          <table:table-cell office:value-type="float" office:value="23172" calcext:value-type="float">
            <text:p>23172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/>
          <table:table-cell office:value-type="float" office:value="22692" calcext:value-type="float">
            <text:p>22692.0</text:p>
          </table:table-cell>
          <table:table-cell office:value-type="float" office:value="25172" calcext:value-type="float">
            <text:p>25172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/>
          <table:table-cell office:value-type="float" office:value="19616" calcext:value-type="float">
            <text:p>19616.0</text:p>
          </table:table-cell>
          <table:table-cell office:value-type="float" office:value="24217" calcext:value-type="float">
            <text:p>24217.0</text:p>
          </table:table-cell>
          <table:table-cell office:value-type="float" office:value="428" calcext:value-type="float">
            <text:p>428.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/>
          <table:table-cell office:value-type="float" office:value="19004" calcext:value-type="float">
            <text:p>19004.0</text:p>
          </table:table-cell>
          <table:table-cell office:value-type="float" office:value="23115" calcext:value-type="float">
            <text:p>23115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/>
          <table:table-cell office:value-type="float" office:value="19394" calcext:value-type="float">
            <text:p>19394.0</text:p>
          </table:table-cell>
          <table:table-cell office:value-type="float" office:value="23263" calcext:value-type="float">
            <text:p>23263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/>
          <table:table-cell office:value-type="float" office:value="22735" calcext:value-type="float">
            <text:p>22735.0</text:p>
          </table:table-cell>
          <table:table-cell office:value-type="float" office:value="25179" calcext:value-type="float">
            <text:p>25179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/>
          <table:table-cell office:value-type="float" office:value="19594" calcext:value-type="float">
            <text:p>19594.0</text:p>
          </table:table-cell>
          <table:table-cell office:value-type="float" office:value="24244" calcext:value-type="float">
            <text:p>24244.0</text:p>
          </table:table-cell>
          <table:table-cell office:value-type="float" office:value="428" calcext:value-type="float">
            <text:p>428.0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/>
          <table:table-cell office:value-type="float" office:value="18862" calcext:value-type="float">
            <text:p>18862.0</text:p>
          </table:table-cell>
          <table:table-cell office:value-type="float" office:value="23091" calcext:value-type="float">
            <text:p>23091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/>
          <table:table-cell office:value-type="float" office:value="19361" calcext:value-type="float">
            <text:p>19361.0</text:p>
          </table:table-cell>
          <table:table-cell office:value-type="float" office:value="23236" calcext:value-type="float">
            <text:p>23236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/>
          <table:table-cell office:value-type="float" office:value="22753" calcext:value-type="float">
            <text:p>22753.0</text:p>
          </table:table-cell>
          <table:table-cell office:value-type="float" office:value="25181" calcext:value-type="float">
            <text:p>25181.0</text:p>
          </table:table-cell>
          <table:table-cell office:value-type="float" office:value="266" calcext:value-type="float">
            <text:p>266.0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/>
          <table:table-cell office:value-type="float" office:value="19558" calcext:value-type="float">
            <text:p>19558.0</text:p>
          </table:table-cell>
          <table:table-cell office:value-type="float" office:value="24279" calcext:value-type="float">
            <text:p>24279.0</text:p>
          </table:table-cell>
          <table:table-cell office:value-type="float" office:value="428" calcext:value-type="float">
            <text:p>428.0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/>
          <table:table-cell office:value-type="float" office:value="18640" calcext:value-type="float">
            <text:p>18640.0</text:p>
          </table:table-cell>
          <table:table-cell office:value-type="float" office:value="23052" calcext:value-type="float">
            <text:p>23052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/>
          <table:table-cell office:value-type="float" office:value="19385" calcext:value-type="float">
            <text:p>19385.0</text:p>
          </table:table-cell>
          <table:table-cell office:value-type="float" office:value="23225" calcext:value-type="float">
            <text:p>23225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/>
          <table:table-cell office:value-type="float" office:value="22764" calcext:value-type="float">
            <text:p>22764.0</text:p>
          </table:table-cell>
          <table:table-cell office:value-type="float" office:value="25207" calcext:value-type="float">
            <text:p>25207.0</text:p>
          </table:table-cell>
          <table:table-cell office:value-type="float" office:value="264" calcext:value-type="float">
            <text:p>264.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/>
          <table:table-cell office:value-type="float" office:value="19510" calcext:value-type="float">
            <text:p>19510.0</text:p>
          </table:table-cell>
          <table:table-cell office:value-type="float" office:value="24338" calcext:value-type="float">
            <text:p>24338.0</text:p>
          </table:table-cell>
          <table:table-cell office:value-type="float" office:value="428" calcext:value-type="float">
            <text:p>428.0</text:p>
          </table:table-cell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/>
          <table:table-cell office:value-type="float" office:value="18526" calcext:value-type="float">
            <text:p>18526.0</text:p>
          </table:table-cell>
          <table:table-cell office:value-type="float" office:value="23036" calcext:value-type="float">
            <text:p>23036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/>
          <table:table-cell office:value-type="float" office:value="19405" calcext:value-type="float">
            <text:p>19405.0</text:p>
          </table:table-cell>
          <table:table-cell office:value-type="float" office:value="23232" calcext:value-type="float">
            <text:p>23232.0</text:p>
          </table:table-cell>
          <table:table-cell office:value-type="float" office:value="447" calcext:value-type="float">
            <text:p>447.0</text:p>
          </table:table-cell>
          <table:table-cell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/>
          <table:table-cell office:value-type="float" office:value="22810" calcext:value-type="float">
            <text:p>22810.0</text:p>
          </table:table-cell>
          <table:table-cell office:value-type="float" office:value="25232" calcext:value-type="float">
            <text:p>25232.0</text:p>
          </table:table-cell>
          <table:table-cell office:value-type="float" office:value="262" calcext:value-type="float">
            <text:p>262.0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/>
          <table:table-cell office:value-type="float" office:value="19484" calcext:value-type="float">
            <text:p>19484.0</text:p>
          </table:table-cell>
          <table:table-cell office:value-type="float" office:value="24363" calcext:value-type="float">
            <text:p>24363.0</text:p>
          </table:table-cell>
          <table:table-cell office:value-type="float" office:value="428" calcext:value-type="float">
            <text:p>428.0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/>
          <table:table-cell office:value-type="float" office:value="18473" calcext:value-type="float">
            <text:p>18473.0</text:p>
          </table:table-cell>
          <table:table-cell office:value-type="float" office:value="23035" calcext:value-type="float">
            <text:p>23035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1"/>
          <table:table-cell office:value-type="float" office:value="19419" calcext:value-type="float">
            <text:p>19419.0</text:p>
          </table:table-cell>
          <table:table-cell office:value-type="float" office:value="23220" calcext:value-type="float">
            <text:p>23220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1"/>
          <table:table-cell office:value-type="float" office:value="22827" calcext:value-type="float">
            <text:p>22827.0</text:p>
          </table:table-cell>
          <table:table-cell office:value-type="float" office:value="25240" calcext:value-type="float">
            <text:p>25240.0</text:p>
          </table:table-cell>
          <table:table-cell office:value-type="float" office:value="261" calcext:value-type="float">
            <text:p>261.0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1"/>
          <table:table-cell office:value-type="float" office:value="19475" calcext:value-type="float">
            <text:p>19475.0</text:p>
          </table:table-cell>
          <table:table-cell office:value-type="float" office:value="24370" calcext:value-type="float">
            <text:p>24370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"/>
          <table:table-cell office:value-type="float" office:value="18375" calcext:value-type="float">
            <text:p>18375.0</text:p>
          </table:table-cell>
          <table:table-cell office:value-type="float" office:value="23035" calcext:value-type="float">
            <text:p>23035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1"/>
          <table:table-cell office:value-type="float" office:value="19418" calcext:value-type="float">
            <text:p>19418.0</text:p>
          </table:table-cell>
          <table:table-cell office:value-type="float" office:value="23211" calcext:value-type="float">
            <text:p>23211.0</text:p>
          </table:table-cell>
          <table:table-cell office:value-type="float" office:value="451" calcext:value-type="float">
            <text:p>451.0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1"/>
          <table:table-cell office:value-type="float" office:value="22859" calcext:value-type="float">
            <text:p>22859.0</text:p>
          </table:table-cell>
          <table:table-cell office:value-type="float" office:value="25281" calcext:value-type="float">
            <text:p>25281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"/>
          <table:table-cell office:value-type="float" office:value="19440" calcext:value-type="float">
            <text:p>19440.0</text:p>
          </table:table-cell>
          <table:table-cell office:value-type="float" office:value="24402" calcext:value-type="float">
            <text:p>24402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1"/>
          <table:table-cell office:value-type="float" office:value="18217" calcext:value-type="float">
            <text:p>18217.0</text:p>
          </table:table-cell>
          <table:table-cell office:value-type="float" office:value="23031" calcext:value-type="float">
            <text:p>23031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"/>
          <table:table-cell office:value-type="float" office:value="19415" calcext:value-type="float">
            <text:p>19415.0</text:p>
          </table:table-cell>
          <table:table-cell office:value-type="float" office:value="23195" calcext:value-type="float">
            <text:p>23195.0</text:p>
          </table:table-cell>
          <table:table-cell office:value-type="float" office:value="453" calcext:value-type="float">
            <text:p>453.0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"/>
          <table:table-cell office:value-type="float" office:value="22905" calcext:value-type="float">
            <text:p>22905.0</text:p>
          </table:table-cell>
          <table:table-cell office:value-type="float" office:value="25305" calcext:value-type="float">
            <text:p>25305.0</text:p>
          </table:table-cell>
          <table:table-cell office:value-type="float" office:value="260" calcext:value-type="float">
            <text:p>260.0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1"/>
          <table:table-cell office:value-type="float" office:value="19418" calcext:value-type="float">
            <text:p>19418.0</text:p>
          </table:table-cell>
          <table:table-cell office:value-type="float" office:value="24432" calcext:value-type="float">
            <text:p>24432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"/>
          <table:table-cell office:value-type="float" office:value="18048" calcext:value-type="float">
            <text:p>18048.0</text:p>
          </table:table-cell>
          <table:table-cell office:value-type="float" office:value="23000" calcext:value-type="float">
            <text:p>23000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9404" calcext:value-type="float">
            <text:p>19404.0</text:p>
          </table:table-cell>
          <table:table-cell office:value-type="float" office:value="23182" calcext:value-type="float">
            <text:p>23182.0</text:p>
          </table:table-cell>
          <table:table-cell office:value-type="float" office:value="454" calcext:value-type="float">
            <text:p>454.0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"/>
          <table:table-cell office:value-type="float" office:value="22931" calcext:value-type="float">
            <text:p>22931.0</text:p>
          </table:table-cell>
          <table:table-cell office:value-type="float" office:value="25322" calcext:value-type="float">
            <text:p>25322.0</text:p>
          </table:table-cell>
          <table:table-cell office:value-type="float" office:value="259" calcext:value-type="float">
            <text:p>259.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1"/>
          <table:table-cell office:value-type="float" office:value="19382" calcext:value-type="float">
            <text:p>19382.0</text:p>
          </table:table-cell>
          <table:table-cell office:value-type="float" office:value="24452" calcext:value-type="float">
            <text:p>24452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"/>
          <table:table-cell office:value-type="float" office:value="18021" calcext:value-type="float">
            <text:p>18021.0</text:p>
          </table:table-cell>
          <table:table-cell office:value-type="float" office:value="23005" calcext:value-type="float">
            <text:p>23005.0</text:p>
          </table:table-cell>
          <table:table-cell office:value-type="float" office:value="438" calcext:value-type="float">
            <text:p>438.0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1"/>
          <table:table-cell office:value-type="float" office:value="19396" calcext:value-type="float">
            <text:p>19396.0</text:p>
          </table:table-cell>
          <table:table-cell office:value-type="float" office:value="23185" calcext:value-type="float">
            <text:p>23185.0</text:p>
          </table:table-cell>
          <table:table-cell office:value-type="float" office:value="456" calcext:value-type="float">
            <text:p>456.0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1"/>
          <table:table-cell office:value-type="float" office:value="22977" calcext:value-type="float">
            <text:p>22977.0</text:p>
          </table:table-cell>
          <table:table-cell office:value-type="float" office:value="25358" calcext:value-type="float">
            <text:p>25358.0</text:p>
          </table:table-cell>
          <table:table-cell office:value-type="float" office:value="257" calcext:value-type="float">
            <text:p>257.0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1"/>
          <table:table-cell office:value-type="float" office:value="19337" calcext:value-type="float">
            <text:p>19337.0</text:p>
          </table:table-cell>
          <table:table-cell office:value-type="float" office:value="24489" calcext:value-type="float">
            <text:p>24489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"/>
          <table:table-cell office:value-type="float" office:value="17977" calcext:value-type="float">
            <text:p>17977.0</text:p>
          </table:table-cell>
          <table:table-cell office:value-type="float" office:value="22999" calcext:value-type="float">
            <text:p>22999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1"/>
          <table:table-cell office:value-type="float" office:value="19385" calcext:value-type="float">
            <text:p>19385.0</text:p>
          </table:table-cell>
          <table:table-cell office:value-type="float" office:value="23190" calcext:value-type="float">
            <text:p>23190.0</text:p>
          </table:table-cell>
          <table:table-cell office:value-type="float" office:value="458" calcext:value-type="float">
            <text:p>458.0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1"/>
          <table:table-cell office:value-type="float" office:value="23005" calcext:value-type="float">
            <text:p>23005.0</text:p>
          </table:table-cell>
          <table:table-cell office:value-type="float" office:value="25375" calcext:value-type="float">
            <text:p>25375.0</text:p>
          </table:table-cell>
          <table:table-cell office:value-type="float" office:value="255" calcext:value-type="float">
            <text:p>255.0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1"/>
          <table:table-cell office:value-type="float" office:value="19303" calcext:value-type="float">
            <text:p>19303.0</text:p>
          </table:table-cell>
          <table:table-cell office:value-type="float" office:value="24509" calcext:value-type="float">
            <text:p>24509.0</text:p>
          </table:table-cell>
          <table:table-cell office:value-type="float" office:value="425" calcext:value-type="float">
            <text:p>425.0</text:p>
          </table:table-cell>
          <table:table-cell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1"/>
          <table:table-cell office:value-type="float" office:value="17911" calcext:value-type="float">
            <text:p>17911.0</text:p>
          </table:table-cell>
          <table:table-cell office:value-type="float" office:value="23003" calcext:value-type="float">
            <text:p>23003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1"/>
          <table:table-cell office:value-type="float" office:value="18052" calcext:value-type="float">
            <text:p>18052.0</text:p>
          </table:table-cell>
          <table:table-cell office:value-type="float" office:value="23081" calcext:value-type="float">
            <text:p>23081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1"/>
          <table:table-cell office:value-type="float" office:value="19372" calcext:value-type="float">
            <text:p>19372.0</text:p>
          </table:table-cell>
          <table:table-cell office:value-type="float" office:value="23194" calcext:value-type="float">
            <text:p>23194.0</text:p>
          </table:table-cell>
          <table:table-cell office:value-type="float" office:value="460" calcext:value-type="float">
            <text:p>460.0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1"/>
          <table:table-cell office:value-type="float" office:value="23034" calcext:value-type="float">
            <text:p>23034.0</text:p>
          </table:table-cell>
          <table:table-cell office:value-type="float" office:value="25389" calcext:value-type="float">
            <text:p>25389.0</text:p>
          </table:table-cell>
          <table:table-cell office:value-type="float" office:value="254" calcext:value-type="float">
            <text:p>254.0</text:p>
          </table:table-cell>
          <table:table-cell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1"/>
          <table:table-cell office:value-type="float" office:value="19293" calcext:value-type="float">
            <text:p>19293.0</text:p>
          </table:table-cell>
          <table:table-cell office:value-type="float" office:value="24515" calcext:value-type="float">
            <text:p>24515.0</text:p>
          </table:table-cell>
          <table:table-cell office:value-type="float" office:value="424" calcext:value-type="float">
            <text:p>424.0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1"/>
          <table:table-cell office:value-type="float" office:value="17884" calcext:value-type="float">
            <text:p>17884.0</text:p>
          </table:table-cell>
          <table:table-cell office:value-type="float" office:value="23000" calcext:value-type="float">
            <text:p>23000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1"/>
          <table:table-cell office:value-type="float" office:value="18044" calcext:value-type="float">
            <text:p>18044.0</text:p>
          </table:table-cell>
          <table:table-cell office:value-type="float" office:value="23105" calcext:value-type="float">
            <text:p>23105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1"/>
          <table:table-cell office:value-type="float" office:value="19353" calcext:value-type="float">
            <text:p>19353.0</text:p>
          </table:table-cell>
          <table:table-cell office:value-type="float" office:value="23179" calcext:value-type="float">
            <text:p>23179.0</text:p>
          </table:table-cell>
          <table:table-cell office:value-type="float" office:value="462" calcext:value-type="float">
            <text:p>462.0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1"/>
          <table:table-cell office:value-type="float" office:value="23072" calcext:value-type="float">
            <text:p>23072.0</text:p>
          </table:table-cell>
          <table:table-cell office:value-type="float" office:value="25409" calcext:value-type="float">
            <text:p>25409.0</text:p>
          </table:table-cell>
          <table:table-cell office:value-type="float" office:value="252" calcext:value-type="float">
            <text:p>252.0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1"/>
          <table:table-cell office:value-type="float" office:value="19275" calcext:value-type="float">
            <text:p>19275.0</text:p>
          </table:table-cell>
          <table:table-cell office:value-type="float" office:value="24526" calcext:value-type="float">
            <text:p>24526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"/>
          <table:table-cell office:value-type="float" office:value="17879" calcext:value-type="float">
            <text:p>17879.0</text:p>
          </table:table-cell>
          <table:table-cell office:value-type="float" office:value="22997" calcext:value-type="float">
            <text:p>22997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1"/>
          <table:table-cell office:value-type="float" office:value="18030" calcext:value-type="float">
            <text:p>18030.0</text:p>
          </table:table-cell>
          <table:table-cell office:value-type="float" office:value="23138" calcext:value-type="float">
            <text:p>23138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"/>
          <table:table-cell office:value-type="float" office:value="19329" calcext:value-type="float">
            <text:p>19329.0</text:p>
          </table:table-cell>
          <table:table-cell office:value-type="float" office:value="23176" calcext:value-type="float">
            <text:p>23176.0</text:p>
          </table:table-cell>
          <table:table-cell office:value-type="float" office:value="463" calcext:value-type="float">
            <text:p>463.0</text:p>
          </table:table-cell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"/>
          <table:table-cell office:value-type="float" office:value="23104" calcext:value-type="float">
            <text:p>23104.0</text:p>
          </table:table-cell>
          <table:table-cell office:value-type="float" office:value="25432" calcext:value-type="float">
            <text:p>25432.0</text:p>
          </table:table-cell>
          <table:table-cell office:value-type="float" office:value="251" calcext:value-type="float">
            <text:p>251.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1"/>
          <table:table-cell office:value-type="float" office:value="19236" calcext:value-type="float">
            <text:p>19236.0</text:p>
          </table:table-cell>
          <table:table-cell office:value-type="float" office:value="24560" calcext:value-type="float">
            <text:p>24560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1"/>
          <table:table-cell office:value-type="float" office:value="17879" calcext:value-type="float">
            <text:p>17879.0</text:p>
          </table:table-cell>
          <table:table-cell office:value-type="float" office:value="22997" calcext:value-type="float">
            <text:p>22997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1"/>
          <table:table-cell office:value-type="float" office:value="17998" calcext:value-type="float">
            <text:p>17998.0</text:p>
          </table:table-cell>
          <table:table-cell office:value-type="float" office:value="23157" calcext:value-type="float">
            <text:p>23157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1"/>
          <table:table-cell office:value-type="float" office:value="19322" calcext:value-type="float">
            <text:p>19322.0</text:p>
          </table:table-cell>
          <table:table-cell office:value-type="float" office:value="23174" calcext:value-type="float">
            <text:p>23174.0</text:p>
          </table:table-cell>
          <table:table-cell office:value-type="float" office:value="464" calcext:value-type="float">
            <text:p>464.0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"/>
          <table:table-cell office:value-type="float" office:value="23134" calcext:value-type="float">
            <text:p>23134.0</text:p>
          </table:table-cell>
          <table:table-cell office:value-type="float" office:value="25456" calcext:value-type="float">
            <text:p>25456.0</text:p>
          </table:table-cell>
          <table:table-cell office:value-type="float" office:value="249" calcext:value-type="float">
            <text:p>249.0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1"/>
          <table:table-cell office:value-type="float" office:value="19162" calcext:value-type="float">
            <text:p>19162.0</text:p>
          </table:table-cell>
          <table:table-cell office:value-type="float" office:value="24587" calcext:value-type="float">
            <text:p>24587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1"/>
          <table:table-cell office:value-type="float" office:value="17879" calcext:value-type="float">
            <text:p>17879.0</text:p>
          </table:table-cell>
          <table:table-cell office:value-type="float" office:value="22997" calcext:value-type="float">
            <text:p>22997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1"/>
          <table:table-cell office:value-type="float" office:value="17966" calcext:value-type="float">
            <text:p>17966.0</text:p>
          </table:table-cell>
          <table:table-cell office:value-type="float" office:value="23183" calcext:value-type="float">
            <text:p>23183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1"/>
          <table:table-cell office:value-type="float" office:value="19309" calcext:value-type="float">
            <text:p>19309.0</text:p>
          </table:table-cell>
          <table:table-cell office:value-type="float" office:value="23169" calcext:value-type="float">
            <text:p>23169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1"/>
          <table:table-cell office:value-type="float" office:value="23170" calcext:value-type="float">
            <text:p>23170.0</text:p>
          </table:table-cell>
          <table:table-cell office:value-type="float" office:value="25479" calcext:value-type="float">
            <text:p>25479.0</text:p>
          </table:table-cell>
          <table:table-cell office:value-type="float" office:value="247" calcext:value-type="float">
            <text:p>247.0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1"/>
          <table:table-cell office:value-type="float" office:value="19127" calcext:value-type="float">
            <text:p>19127.0</text:p>
          </table:table-cell>
          <table:table-cell office:value-type="float" office:value="24645" calcext:value-type="float">
            <text:p>24645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1"/>
          <table:table-cell office:value-type="float" office:value="17883" calcext:value-type="float">
            <text:p>17883.0</text:p>
          </table:table-cell>
          <table:table-cell office:value-type="float" office:value="23009" calcext:value-type="float">
            <text:p>23009.0</text:p>
          </table:table-cell>
          <table:table-cell office:value-type="float" office:value="428" calcext:value-type="float">
            <text:p>428.0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/>
          <table:table-cell office:value-type="float" office:value="17937" calcext:value-type="float">
            <text:p>17937.0</text:p>
          </table:table-cell>
          <table:table-cell office:value-type="float" office:value="23205" calcext:value-type="float">
            <text:p>23205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1"/>
          <table:table-cell office:value-type="float" office:value="19307" calcext:value-type="float">
            <text:p>19307.0</text:p>
          </table:table-cell>
          <table:table-cell office:value-type="float" office:value="23158" calcext:value-type="float">
            <text:p>23158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1"/>
          <table:table-cell office:value-type="float" office:value="23205" calcext:value-type="float">
            <text:p>23205.0</text:p>
          </table:table-cell>
          <table:table-cell office:value-type="float" office:value="25524" calcext:value-type="float">
            <text:p>25524.0</text:p>
          </table:table-cell>
          <table:table-cell office:value-type="float" office:value="246" calcext:value-type="float">
            <text:p>246.0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"/>
          <table:table-cell office:value-type="float" office:value="19120" calcext:value-type="float">
            <text:p>19120.0</text:p>
          </table:table-cell>
          <table:table-cell office:value-type="float" office:value="24645" calcext:value-type="float">
            <text:p>24645.0</text:p>
          </table:table-cell>
          <table:table-cell office:value-type="float" office:value="421" calcext:value-type="float">
            <text:p>421.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1"/>
          <table:table-cell office:value-type="float" office:value="19114" calcext:value-type="float">
            <text:p>19114.0</text:p>
          </table:table-cell>
          <table:table-cell office:value-type="float" office:value="24636" calcext:value-type="float">
            <text:p>24636.0</text:p>
          </table:table-cell>
          <table:table-cell office:value-type="float" office:value="424" calcext:value-type="float">
            <text:p>424.0</text:p>
          </table:table-cell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1"/>
          <table:table-cell office:value-type="float" office:value="17876" calcext:value-type="float">
            <text:p>17876.0</text:p>
          </table:table-cell>
          <table:table-cell office:value-type="float" office:value="23011" calcext:value-type="float">
            <text:p>23011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1"/>
          <table:table-cell office:value-type="float" office:value="17925" calcext:value-type="float">
            <text:p>17925.0</text:p>
          </table:table-cell>
          <table:table-cell office:value-type="float" office:value="23211" calcext:value-type="float">
            <text:p>23211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9312" calcext:value-type="float">
            <text:p>19312.0</text:p>
          </table:table-cell>
          <table:table-cell office:value-type="float" office:value="23153" calcext:value-type="float">
            <text:p>23153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1"/>
          <table:table-cell office:value-type="float" office:value="23239" calcext:value-type="float">
            <text:p>23239.0</text:p>
          </table:table-cell>
          <table:table-cell office:value-type="float" office:value="25551" calcext:value-type="float">
            <text:p>25551.0</text:p>
          </table:table-cell>
          <table:table-cell office:value-type="float" office:value="245" calcext:value-type="float">
            <text:p>245.0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1"/>
          <table:table-cell office:value-type="float" office:value="19116" calcext:value-type="float">
            <text:p>19116.0</text:p>
          </table:table-cell>
          <table:table-cell office:value-type="float" office:value="24877" calcext:value-type="float">
            <text:p>24877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1"/>
          <table:table-cell office:value-type="float" office:value="19106" calcext:value-type="float">
            <text:p>19106.0</text:p>
          </table:table-cell>
          <table:table-cell office:value-type="float" office:value="24638" calcext:value-type="float">
            <text:p>24638.0</text:p>
          </table:table-cell>
          <table:table-cell office:value-type="float" office:value="425" calcext:value-type="float">
            <text:p>425.0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1"/>
          <table:table-cell office:value-type="float" office:value="17721" calcext:value-type="float">
            <text:p>17721.0</text:p>
          </table:table-cell>
          <table:table-cell office:value-type="float" office:value="23017" calcext:value-type="float">
            <text:p>23017.0</text:p>
          </table:table-cell>
          <table:table-cell office:value-type="float" office:value="424" calcext:value-type="float">
            <text:p>424.0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1"/>
          <table:table-cell office:value-type="float" office:value="17925" calcext:value-type="float">
            <text:p>17925.0</text:p>
          </table:table-cell>
          <table:table-cell office:value-type="float" office:value="23211" calcext:value-type="float">
            <text:p>23211.0</text:p>
          </table:table-cell>
          <table:table-cell office:value-type="float" office:value="438" calcext:value-type="float">
            <text:p>438.0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1"/>
          <table:table-cell office:value-type="float" office:value="23260" calcext:value-type="float">
            <text:p>23260.0</text:p>
          </table:table-cell>
          <table:table-cell office:value-type="float" office:value="25566" calcext:value-type="float">
            <text:p>25566.0</text:p>
          </table:table-cell>
          <table:table-cell office:value-type="float" office:value="244" calcext:value-type="float">
            <text:p>244.0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1"/>
          <table:table-cell office:value-type="float" office:value="19101" calcext:value-type="float">
            <text:p>19101.0</text:p>
          </table:table-cell>
          <table:table-cell office:value-type="float" office:value="24871" calcext:value-type="float">
            <text:p>24871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1"/>
          <table:table-cell office:value-type="float" office:value="19106" calcext:value-type="float">
            <text:p>19106.0</text:p>
          </table:table-cell>
          <table:table-cell office:value-type="float" office:value="24638" calcext:value-type="float">
            <text:p>24638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1"/>
          <table:table-cell office:value-type="float" office:value="17720" calcext:value-type="float">
            <text:p>17720.0</text:p>
          </table:table-cell>
          <table:table-cell office:value-type="float" office:value="23020" calcext:value-type="float">
            <text:p>23020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1"/>
          <table:table-cell office:value-type="float" office:value="17927" calcext:value-type="float">
            <text:p>17927.0</text:p>
          </table:table-cell>
          <table:table-cell office:value-type="float" office:value="23216" calcext:value-type="float">
            <text:p>23216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1"/>
          <table:table-cell office:value-type="float" office:value="23277" calcext:value-type="float">
            <text:p>23277.0</text:p>
          </table:table-cell>
          <table:table-cell office:value-type="float" office:value="25577" calcext:value-type="float">
            <text:p>25577.0</text:p>
          </table:table-cell>
          <table:table-cell office:value-type="float" office:value="243" calcext:value-type="float">
            <text:p>243.0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1"/>
          <table:table-cell office:value-type="float" office:value="19106" calcext:value-type="float">
            <text:p>19106.0</text:p>
          </table:table-cell>
          <table:table-cell office:value-type="float" office:value="24638" calcext:value-type="float">
            <text:p>24638.0</text:p>
          </table:table-cell>
          <table:table-cell office:value-type="float" office:value="428" calcext:value-type="float">
            <text:p>428.0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1"/>
          <table:table-cell office:value-type="float" office:value="17714" calcext:value-type="float">
            <text:p>17714.0</text:p>
          </table:table-cell>
          <table:table-cell office:value-type="float" office:value="23022" calcext:value-type="float">
            <text:p>23022.0</text:p>
          </table:table-cell>
          <table:table-cell office:value-type="float" office:value="421" calcext:value-type="float">
            <text:p>421.0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1"/>
          <table:table-cell office:value-type="float" office:value="17922" calcext:value-type="float">
            <text:p>17922.0</text:p>
          </table:table-cell>
          <table:table-cell office:value-type="float" office:value="23220" calcext:value-type="float">
            <text:p>23220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1"/>
          <table:table-cell office:value-type="float" office:value="23317" calcext:value-type="float">
            <text:p>23317.0</text:p>
          </table:table-cell>
          <table:table-cell office:value-type="float" office:value="25595" calcext:value-type="float">
            <text:p>25595.0</text:p>
          </table:table-cell>
          <table:table-cell office:value-type="float" office:value="242" calcext:value-type="float">
            <text:p>242.0</text:p>
          </table:table-cell>
          <table:table-cell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1"/>
          <table:table-cell office:value-type="float" office:value="19098" calcext:value-type="float">
            <text:p>19098.0</text:p>
          </table:table-cell>
          <table:table-cell office:value-type="float" office:value="24643" calcext:value-type="float">
            <text:p>24643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1"/>
          <table:table-cell office:value-type="float" office:value="17682" calcext:value-type="float">
            <text:p>17682.0</text:p>
          </table:table-cell>
          <table:table-cell office:value-type="float" office:value="23223" calcext:value-type="float">
            <text:p>23223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1"/>
          <table:table-cell office:value-type="float" office:value="17884" calcext:value-type="float">
            <text:p>17884.0</text:p>
          </table:table-cell>
          <table:table-cell office:value-type="float" office:value="23248" calcext:value-type="float">
            <text:p>23248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1"/>
          <table:table-cell office:value-type="float" office:value="23332" calcext:value-type="float">
            <text:p>23332.0</text:p>
          </table:table-cell>
          <table:table-cell office:value-type="float" office:value="25605" calcext:value-type="float">
            <text:p>25605.0</text:p>
          </table:table-cell>
          <table:table-cell office:value-type="float" office:value="241" calcext:value-type="float">
            <text:p>241.0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1"/>
          <table:table-cell office:value-type="float" office:value="19073" calcext:value-type="float">
            <text:p>19073.0</text:p>
          </table:table-cell>
          <table:table-cell office:value-type="float" office:value="24673" calcext:value-type="float">
            <text:p>24673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1"/>
          <table:table-cell office:value-type="float" office:value="19118" calcext:value-type="float">
            <text:p>19118.0</text:p>
          </table:table-cell>
          <table:table-cell office:value-type="float" office:value="24627" calcext:value-type="float">
            <text:p>24627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1"/>
          <table:table-cell office:value-type="float" office:value="17675" calcext:value-type="float">
            <text:p>17675.0</text:p>
          </table:table-cell>
          <table:table-cell office:value-type="float" office:value="23226" calcext:value-type="float">
            <text:p>23226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1"/>
          <table:table-cell office:value-type="float" office:value="17867" calcext:value-type="float">
            <text:p>17867.0</text:p>
          </table:table-cell>
          <table:table-cell office:value-type="float" office:value="23245" calcext:value-type="float">
            <text:p>23245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1"/>
          <table:table-cell office:value-type="float" office:value="23357" calcext:value-type="float">
            <text:p>23357.0</text:p>
          </table:table-cell>
          <table:table-cell office:value-type="float" office:value="25617" calcext:value-type="float">
            <text:p>25617.0</text:p>
          </table:table-cell>
          <table:table-cell office:value-type="float" office:value="240" calcext:value-type="float">
            <text:p>240.0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1"/>
          <table:table-cell office:value-type="float" office:value="19012" calcext:value-type="float">
            <text:p>19012.0</text:p>
          </table:table-cell>
          <table:table-cell office:value-type="float" office:value="24709" calcext:value-type="float">
            <text:p>24709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1"/>
          <table:table-cell office:value-type="float" office:value="19117" calcext:value-type="float">
            <text:p>19117.0</text:p>
          </table:table-cell>
          <table:table-cell office:value-type="float" office:value="24620" calcext:value-type="float">
            <text:p>24620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1"/>
          <table:table-cell office:value-type="float" office:value="17655" calcext:value-type="float">
            <text:p>17655.0</text:p>
          </table:table-cell>
          <table:table-cell office:value-type="float" office:value="23224" calcext:value-type="float">
            <text:p>23224.0</text:p>
          </table:table-cell>
          <table:table-cell office:value-type="float" office:value="417" calcext:value-type="float">
            <text:p>417.0</text:p>
          </table:table-cell>
          <table:table-cell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1"/>
          <table:table-cell office:value-type="float" office:value="17801" calcext:value-type="float">
            <text:p>17801.0</text:p>
          </table:table-cell>
          <table:table-cell office:value-type="float" office:value="23287" calcext:value-type="float">
            <text:p>23287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1"/>
          <table:table-cell office:value-type="float" office:value="23398" calcext:value-type="float">
            <text:p>23398.0</text:p>
          </table:table-cell>
          <table:table-cell office:value-type="float" office:value="25644" calcext:value-type="float">
            <text:p>25644.0</text:p>
          </table:table-cell>
          <table:table-cell office:value-type="float" office:value="239" calcext:value-type="float">
            <text:p>239.0</text:p>
          </table:table-cell>
          <table:table-cell office:value-type="float" office:value="0" calcext:value-type="float">
            <text:p>0</text:p>
          </table:table-cell>
          <table:table-cell office:value-type="float" office:value="231" calcext:value-type="float">
            <text:p>2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1"/>
          <table:table-cell office:value-type="float" office:value="19010" calcext:value-type="float">
            <text:p>19010.0</text:p>
          </table:table-cell>
          <table:table-cell office:value-type="float" office:value="24717" calcext:value-type="float">
            <text:p>24717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1"/>
          <table:table-cell office:value-type="float" office:value="19132" calcext:value-type="float">
            <text:p>19132.0</text:p>
          </table:table-cell>
          <table:table-cell office:value-type="float" office:value="24603" calcext:value-type="float">
            <text:p>24603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1"/>
          <table:table-cell office:value-type="float" office:value="17643" calcext:value-type="float">
            <text:p>17643.0</text:p>
          </table:table-cell>
          <table:table-cell office:value-type="float" office:value="23227" calcext:value-type="float">
            <text:p>23227.0</text:p>
          </table:table-cell>
          <table:table-cell office:value-type="float" office:value="415" calcext:value-type="float">
            <text:p>415.0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751" calcext:value-type="float">
            <text:p>17751.0</text:p>
          </table:table-cell>
          <table:table-cell office:value-type="float" office:value="23303" calcext:value-type="float">
            <text:p>23303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1"/>
          <table:table-cell office:value-type="float" office:value="23418" calcext:value-type="float">
            <text:p>23418.0</text:p>
          </table:table-cell>
          <table:table-cell office:value-type="float" office:value="25654" calcext:value-type="float">
            <text:p>25654.0</text:p>
          </table:table-cell>
          <table:table-cell office:value-type="float" office:value="238" calcext:value-type="float">
            <text:p>238.0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1"/>
          <table:table-cell office:value-type="float" office:value="18999" calcext:value-type="float">
            <text:p>18999.0</text:p>
          </table:table-cell>
          <table:table-cell office:value-type="float" office:value="24731" calcext:value-type="float">
            <text:p>24731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1"/>
          <table:table-cell office:value-type="float" office:value="19133" calcext:value-type="float">
            <text:p>19133.0</text:p>
          </table:table-cell>
          <table:table-cell office:value-type="float" office:value="24602" calcext:value-type="float">
            <text:p>24602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238" calcext:value-type="float">
            <text:p>2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1"/>
          <table:table-cell office:value-type="float" office:value="17591" calcext:value-type="float">
            <text:p>17591.0</text:p>
          </table:table-cell>
          <table:table-cell office:value-type="float" office:value="23241" calcext:value-type="float">
            <text:p>23241.0</text:p>
          </table:table-cell>
          <table:table-cell office:value-type="float" office:value="413" calcext:value-type="float">
            <text:p>413.0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1"/>
          <table:table-cell office:value-type="float" office:value="17733" calcext:value-type="float">
            <text:p>17733.0</text:p>
          </table:table-cell>
          <table:table-cell office:value-type="float" office:value="23318" calcext:value-type="float">
            <text:p>23318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1"/>
          <table:table-cell office:value-type="float" office:value="23443" calcext:value-type="float">
            <text:p>23443.0</text:p>
          </table:table-cell>
          <table:table-cell office:value-type="float" office:value="25663" calcext:value-type="float">
            <text:p>25663.0</text:p>
          </table:table-cell>
          <table:table-cell office:value-type="float" office:value="237" calcext:value-type="float">
            <text:p>237.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1"/>
          <table:table-cell office:value-type="float" office:value="18988" calcext:value-type="float">
            <text:p>18988.0</text:p>
          </table:table-cell>
          <table:table-cell office:value-type="float" office:value="24741" calcext:value-type="float">
            <text:p>24741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1"/>
          <table:table-cell office:value-type="float" office:value="19133" calcext:value-type="float">
            <text:p>19133.0</text:p>
          </table:table-cell>
          <table:table-cell office:value-type="float" office:value="24589" calcext:value-type="float">
            <text:p>24589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1"/>
          <table:table-cell office:value-type="float" office:value="17580" calcext:value-type="float">
            <text:p>17580.0</text:p>
          </table:table-cell>
          <table:table-cell office:value-type="float" office:value="23246" calcext:value-type="float">
            <text:p>23246.0</text:p>
          </table:table-cell>
          <table:table-cell office:value-type="float" office:value="411" calcext:value-type="float">
            <text:p>411.0</text:p>
          </table:table-cell>
          <table:table-cell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1"/>
          <table:table-cell office:value-type="float" office:value="17732" calcext:value-type="float">
            <text:p>17732.0</text:p>
          </table:table-cell>
          <table:table-cell office:value-type="float" office:value="23318" calcext:value-type="float">
            <text:p>23318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1"/>
          <table:table-cell office:value-type="float" office:value="23461" calcext:value-type="float">
            <text:p>23461.0</text:p>
          </table:table-cell>
          <table:table-cell office:value-type="float" office:value="25686" calcext:value-type="float">
            <text:p>25686.0</text:p>
          </table:table-cell>
          <table:table-cell office:value-type="float" office:value="236" calcext:value-type="float">
            <text:p>236.0</text:p>
          </table:table-cell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932" calcext:value-type="float">
            <text:p>18932.0</text:p>
          </table:table-cell>
          <table:table-cell office:value-type="float" office:value="24767" calcext:value-type="float">
            <text:p>24767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1"/>
          <table:table-cell office:value-type="float" office:value="19118" calcext:value-type="float">
            <text:p>19118.0</text:p>
          </table:table-cell>
          <table:table-cell office:value-type="float" office:value="24580" calcext:value-type="float">
            <text:p>24580.0</text:p>
          </table:table-cell>
          <table:table-cell office:value-type="float" office:value="438" calcext:value-type="float">
            <text:p>438.0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1"/>
          <table:table-cell office:value-type="float" office:value="17563" calcext:value-type="float">
            <text:p>17563.0</text:p>
          </table:table-cell>
          <table:table-cell office:value-type="float" office:value="23252" calcext:value-type="float">
            <text:p>23252.0</text:p>
          </table:table-cell>
          <table:table-cell office:value-type="float" office:value="409" calcext:value-type="float">
            <text:p>409.0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1"/>
          <table:table-cell office:value-type="float" office:value="23481" calcext:value-type="float">
            <text:p>23481.0</text:p>
          </table:table-cell>
          <table:table-cell office:value-type="float" office:value="25697" calcext:value-type="float">
            <text:p>25697.0</text:p>
          </table:table-cell>
          <table:table-cell office:value-type="float" office:value="235" calcext:value-type="float">
            <text:p>235.0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/>
          <table:table-cell office:value-type="float" office:value="18888" calcext:value-type="float">
            <text:p>18888.0</text:p>
          </table:table-cell>
          <table:table-cell office:value-type="float" office:value="24797" calcext:value-type="float">
            <text:p>24797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1"/>
          <table:table-cell office:value-type="float" office:value="19106" calcext:value-type="float">
            <text:p>19106.0</text:p>
          </table:table-cell>
          <table:table-cell office:value-type="float" office:value="24586" calcext:value-type="float">
            <text:p>24586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1"/>
          <table:table-cell office:value-type="float" office:value="17548" calcext:value-type="float">
            <text:p>17548.0</text:p>
          </table:table-cell>
          <table:table-cell office:value-type="float" office:value="23263" calcext:value-type="float">
            <text:p>23263.0</text:p>
          </table:table-cell>
          <table:table-cell office:value-type="float" office:value="407" calcext:value-type="float">
            <text:p>407.0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1"/>
          <table:table-cell office:value-type="float" office:value="23498" calcext:value-type="float">
            <text:p>23498.0</text:p>
          </table:table-cell>
          <table:table-cell office:value-type="float" office:value="25703" calcext:value-type="float">
            <text:p>25703.0</text:p>
          </table:table-cell>
          <table:table-cell office:value-type="float" office:value="234" calcext:value-type="float">
            <text:p>234.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1"/>
          <table:table-cell office:value-type="float" office:value="18869" calcext:value-type="float">
            <text:p>18869.0</text:p>
          </table:table-cell>
          <table:table-cell office:value-type="float" office:value="24837" calcext:value-type="float">
            <text:p>24837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1"/>
          <table:table-cell office:value-type="float" office:value="19106" calcext:value-type="float">
            <text:p>19106.0</text:p>
          </table:table-cell>
          <table:table-cell office:value-type="float" office:value="24581" calcext:value-type="float">
            <text:p>24581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1"/>
          <table:table-cell office:value-type="float" office:value="17523" calcext:value-type="float">
            <text:p>17523.0</text:p>
          </table:table-cell>
          <table:table-cell office:value-type="float" office:value="23278" calcext:value-type="float">
            <text:p>23278.0</text:p>
          </table:table-cell>
          <table:table-cell office:value-type="float" office:value="405" calcext:value-type="float">
            <text:p>405.0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1"/>
          <table:table-cell office:value-type="float" office:value="23519" calcext:value-type="float">
            <text:p>23519.0</text:p>
          </table:table-cell>
          <table:table-cell office:value-type="float" office:value="25707" calcext:value-type="float">
            <text:p>25707.0</text:p>
          </table:table-cell>
          <table:table-cell office:value-type="float" office:value="233" calcext:value-type="float">
            <text:p>233.0</text:p>
          </table:table-cell>
          <table:table-cell office:value-type="float" office:value="0" calcext:value-type="float">
            <text:p>0</text:p>
          </table:table-cell>
          <table:table-cell office:value-type="float" office:value="259" calcext:value-type="float">
            <text:p>2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835" calcext:value-type="float">
            <text:p>18835.0</text:p>
          </table:table-cell>
          <table:table-cell office:value-type="float" office:value="24925" calcext:value-type="float">
            <text:p>24925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1"/>
          <table:table-cell office:value-type="float" office:value="19109" calcext:value-type="float">
            <text:p>19109.0</text:p>
          </table:table-cell>
          <table:table-cell office:value-type="float" office:value="24542" calcext:value-type="float">
            <text:p>24542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1"/>
          <table:table-cell office:value-type="float" office:value="17506" calcext:value-type="float">
            <text:p>17506.0</text:p>
          </table:table-cell>
          <table:table-cell office:value-type="float" office:value="23283" calcext:value-type="float">
            <text:p>23283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262" calcext:value-type="float">
            <text:p>2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1"/>
          <table:table-cell office:value-type="float" office:value="23541" calcext:value-type="float">
            <text:p>23541.0</text:p>
          </table:table-cell>
          <table:table-cell office:value-type="float" office:value="25724" calcext:value-type="float">
            <text:p>25724.0</text:p>
          </table:table-cell>
          <table:table-cell office:value-type="float" office:value="232" calcext:value-type="float">
            <text:p>232.0</text:p>
          </table:table-cell>
          <table:table-cell office:value-type="float" office:value="0" calcext:value-type="float">
            <text:p>0</text:p>
          </table:table-cell>
          <table:table-cell office:value-type="float" office:value="263" calcext:value-type="float">
            <text:p>2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1"/>
          <table:table-cell office:value-type="float" office:value="18814" calcext:value-type="float">
            <text:p>18814.0</text:p>
          </table:table-cell>
          <table:table-cell office:value-type="float" office:value="24988" calcext:value-type="float">
            <text:p>24988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264" calcext:value-type="float">
            <text:p>2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9109" calcext:value-type="float">
            <text:p>19109.0</text:p>
          </table:table-cell>
          <table:table-cell office:value-type="float" office:value="24515" calcext:value-type="float">
            <text:p>24515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1"/>
          <table:table-cell office:value-type="float" office:value="17455" calcext:value-type="float">
            <text:p>17455.0</text:p>
          </table:table-cell>
          <table:table-cell office:value-type="float" office:value="23313" calcext:value-type="float">
            <text:p>23313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1"/>
          <table:table-cell office:value-type="float" office:value="17492" calcext:value-type="float">
            <text:p>17492.0</text:p>
          </table:table-cell>
          <table:table-cell office:value-type="float" office:value="23252" calcext:value-type="float">
            <text:p>23252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1"/>
          <table:table-cell office:value-type="float" office:value="23594" calcext:value-type="float">
            <text:p>23594.0</text:p>
          </table:table-cell>
          <table:table-cell office:value-type="float" office:value="25750" calcext:value-type="float">
            <text:p>25750.0</text:p>
          </table:table-cell>
          <table:table-cell office:value-type="float" office:value="229" calcext:value-type="float">
            <text:p>229.0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759" calcext:value-type="float">
            <text:p>18759.0</text:p>
          </table:table-cell>
          <table:table-cell office:value-type="float" office:value="25078" calcext:value-type="float">
            <text:p>25078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1"/>
          <table:table-cell office:value-type="float" office:value="19107" calcext:value-type="float">
            <text:p>19107.0</text:p>
          </table:table-cell>
          <table:table-cell office:value-type="float" office:value="24505" calcext:value-type="float">
            <text:p>24505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1"/>
          <table:table-cell office:value-type="float" office:value="17430" calcext:value-type="float">
            <text:p>17430.0</text:p>
          </table:table-cell>
          <table:table-cell office:value-type="float" office:value="23325" calcext:value-type="float">
            <text:p>23325.0</text:p>
          </table:table-cell>
          <table:table-cell office:value-type="float" office:value="402" calcext:value-type="float">
            <text:p>402.0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1"/>
          <table:table-cell office:value-type="float" office:value="17482" calcext:value-type="float">
            <text:p>17482.0</text:p>
          </table:table-cell>
          <table:table-cell office:value-type="float" office:value="23236" calcext:value-type="float">
            <text:p>23236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1"/>
          <table:table-cell office:value-type="float" office:value="23606" calcext:value-type="float">
            <text:p>23606.0</text:p>
          </table:table-cell>
          <table:table-cell office:value-type="float" office:value="25769" calcext:value-type="float">
            <text:p>25769.0</text:p>
          </table:table-cell>
          <table:table-cell office:value-type="float" office:value="228" calcext:value-type="float">
            <text:p>228.0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1"/>
          <table:table-cell office:value-type="float" office:value="18717" calcext:value-type="float">
            <text:p>18717.0</text:p>
          </table:table-cell>
          <table:table-cell office:value-type="float" office:value="25130" calcext:value-type="float">
            <text:p>25130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1"/>
          <table:table-cell office:value-type="float" office:value="19107" calcext:value-type="float">
            <text:p>19107.0</text:p>
          </table:table-cell>
          <table:table-cell office:value-type="float" office:value="24503" calcext:value-type="float">
            <text:p>24503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1"/>
          <table:table-cell office:value-type="float" office:value="17403" calcext:value-type="float">
            <text:p>17403.0</text:p>
          </table:table-cell>
          <table:table-cell office:value-type="float" office:value="23339" calcext:value-type="float">
            <text:p>23339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482" calcext:value-type="float">
            <text:p>17482.0</text:p>
          </table:table-cell>
          <table:table-cell office:value-type="float" office:value="23236" calcext:value-type="float">
            <text:p>23236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1"/>
          <table:table-cell office:value-type="float" office:value="23630" calcext:value-type="float">
            <text:p>23630.0</text:p>
          </table:table-cell>
          <table:table-cell office:value-type="float" office:value="25783" calcext:value-type="float">
            <text:p>25783.0</text:p>
          </table:table-cell>
          <table:table-cell office:value-type="float" office:value="226" calcext:value-type="float">
            <text:p>226.0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1"/>
          <table:table-cell office:value-type="float" office:value="18713" calcext:value-type="float">
            <text:p>18713.0</text:p>
          </table:table-cell>
          <table:table-cell office:value-type="float" office:value="25143" calcext:value-type="float">
            <text:p>25143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1"/>
          <table:table-cell office:value-type="float" office:value="18714" calcext:value-type="float">
            <text:p>18714.0</text:p>
          </table:table-cell>
          <table:table-cell office:value-type="float" office:value="25150" calcext:value-type="float">
            <text:p>25150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1"/>
          <table:table-cell office:value-type="float" office:value="19102" calcext:value-type="float">
            <text:p>19102.0</text:p>
          </table:table-cell>
          <table:table-cell office:value-type="float" office:value="24514" calcext:value-type="float">
            <text:p>24514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1"/>
          <table:table-cell office:value-type="float" office:value="17388" calcext:value-type="float">
            <text:p>17388.0</text:p>
          </table:table-cell>
          <table:table-cell office:value-type="float" office:value="23348" calcext:value-type="float">
            <text:p>23348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1"/>
          <table:table-cell office:value-type="float" office:value="17469" calcext:value-type="float">
            <text:p>17469.0</text:p>
          </table:table-cell>
          <table:table-cell office:value-type="float" office:value="23224" calcext:value-type="float">
            <text:p>23224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1"/>
          <table:table-cell office:value-type="float" office:value="23648" calcext:value-type="float">
            <text:p>23648.0</text:p>
          </table:table-cell>
          <table:table-cell office:value-type="float" office:value="25795" calcext:value-type="float">
            <text:p>25795.0</text:p>
          </table:table-cell>
          <table:table-cell office:value-type="float" office:value="224" calcext:value-type="float">
            <text:p>224.0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1"/>
          <table:table-cell office:value-type="float" office:value="18710" calcext:value-type="float">
            <text:p>18710.0</text:p>
          </table:table-cell>
          <table:table-cell office:value-type="float" office:value="25161" calcext:value-type="float">
            <text:p>25161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283" calcext:value-type="float">
            <text:p>2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1"/>
          <table:table-cell office:value-type="float" office:value="18714" calcext:value-type="float">
            <text:p>18714.0</text:p>
          </table:table-cell>
          <table:table-cell office:value-type="float" office:value="25150" calcext:value-type="float">
            <text:p>25150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1"/>
          <table:table-cell office:value-type="float" office:value="19102" calcext:value-type="float">
            <text:p>19102.0</text:p>
          </table:table-cell>
          <table:table-cell office:value-type="float" office:value="24519" calcext:value-type="float">
            <text:p>24519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1"/>
          <table:table-cell office:value-type="float" office:value="17370" calcext:value-type="float">
            <text:p>17370.0</text:p>
          </table:table-cell>
          <table:table-cell office:value-type="float" office:value="23350" calcext:value-type="float">
            <text:p>23350.0</text:p>
          </table:table-cell>
          <table:table-cell office:value-type="float" office:value="399" calcext:value-type="float">
            <text:p>399.0</text:p>
          </table:table-cell>
          <table:table-cell office:value-type="float" office:value="0" calcext:value-type="float">
            <text:p>0</text:p>
          </table:table-cell>
          <table:table-cell office:value-type="float" office:value="286" calcext:value-type="float">
            <text:p>2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1"/>
          <table:table-cell office:value-type="float" office:value="17472" calcext:value-type="float">
            <text:p>17472.0</text:p>
          </table:table-cell>
          <table:table-cell office:value-type="float" office:value="23220" calcext:value-type="float">
            <text:p>23220.0</text:p>
          </table:table-cell>
          <table:table-cell office:value-type="float" office:value="396" calcext:value-type="float">
            <text:p>396.0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1"/>
          <table:table-cell office:value-type="float" office:value="23657" calcext:value-type="float">
            <text:p>23657.0</text:p>
          </table:table-cell>
          <table:table-cell office:value-type="float" office:value="25804" calcext:value-type="float">
            <text:p>25804.0</text:p>
          </table:table-cell>
          <table:table-cell office:value-type="float" office:value="223" calcext:value-type="float">
            <text:p>223.0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1"/>
          <table:table-cell office:value-type="float" office:value="18704" calcext:value-type="float">
            <text:p>18704.0</text:p>
          </table:table-cell>
          <table:table-cell office:value-type="float" office:value="25169" calcext:value-type="float">
            <text:p>25169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1"/>
          <table:table-cell office:value-type="float" office:value="18714" calcext:value-type="float">
            <text:p>18714.0</text:p>
          </table:table-cell>
          <table:table-cell office:value-type="float" office:value="25150" calcext:value-type="float">
            <text:p>25150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1"/>
          <table:table-cell office:value-type="float" office:value="19116" calcext:value-type="float">
            <text:p>19116.0</text:p>
          </table:table-cell>
          <table:table-cell office:value-type="float" office:value="24502" calcext:value-type="float">
            <text:p>24502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1"/>
          <table:table-cell office:value-type="float" office:value="17358" calcext:value-type="float">
            <text:p>17358.0</text:p>
          </table:table-cell>
          <table:table-cell office:value-type="float" office:value="23358" calcext:value-type="float">
            <text:p>23358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1"/>
          <table:table-cell office:value-type="float" office:value="17476" calcext:value-type="float">
            <text:p>17476.0</text:p>
          </table:table-cell>
          <table:table-cell office:value-type="float" office:value="23208" calcext:value-type="float">
            <text:p>23208.0</text:p>
          </table:table-cell>
          <table:table-cell office:value-type="float" office:value="395" calcext:value-type="float">
            <text:p>395.0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/>
          <table:table-cell office:value-type="float" office:value="23676" calcext:value-type="float">
            <text:p>23676.0</text:p>
          </table:table-cell>
          <table:table-cell office:value-type="float" office:value="25826" calcext:value-type="float">
            <text:p>25826.0</text:p>
          </table:table-cell>
          <table:table-cell office:value-type="float" office:value="221" calcext:value-type="float">
            <text:p>221.0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704" calcext:value-type="float">
            <text:p>18704.0</text:p>
          </table:table-cell>
          <table:table-cell office:value-type="float" office:value="25168" calcext:value-type="float">
            <text:p>25168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1"/>
          <table:table-cell office:value-type="float" office:value="18714" calcext:value-type="float">
            <text:p>18714.0</text:p>
          </table:table-cell>
          <table:table-cell office:value-type="float" office:value="25150" calcext:value-type="float">
            <text:p>25150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1"/>
          <table:table-cell office:value-type="float" office:value="19116" calcext:value-type="float">
            <text:p>19116.0</text:p>
          </table:table-cell>
          <table:table-cell office:value-type="float" office:value="24498" calcext:value-type="float">
            <text:p>24498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1"/>
          <table:table-cell office:value-type="float" office:value="17352" calcext:value-type="float">
            <text:p>17352.0</text:p>
          </table:table-cell>
          <table:table-cell office:value-type="float" office:value="23367" calcext:value-type="float">
            <text:p>23367.0</text:p>
          </table:table-cell>
          <table:table-cell office:value-type="float" office:value="397" calcext:value-type="float">
            <text:p>397.0</text:p>
          </table:table-cell>
          <table:table-cell office:value-type="float" office:value="0" calcext:value-type="float">
            <text:p>0</text:p>
          </table:table-cell>
          <table:table-cell office:value-type="float" office:value="298" calcext:value-type="float">
            <text:p>2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476" calcext:value-type="float">
            <text:p>17476.0</text:p>
          </table:table-cell>
          <table:table-cell office:value-type="float" office:value="23218" calcext:value-type="float">
            <text:p>23218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1"/>
          <table:table-cell office:value-type="float" office:value="23689" calcext:value-type="float">
            <text:p>23689.0</text:p>
          </table:table-cell>
          <table:table-cell office:value-type="float" office:value="25846" calcext:value-type="float">
            <text:p>25846.0</text:p>
          </table:table-cell>
          <table:table-cell office:value-type="float" office:value="218" calcext:value-type="float">
            <text:p>218.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1"/>
          <table:table-cell office:value-type="float" office:value="18700" calcext:value-type="float">
            <text:p>18700.0</text:p>
          </table:table-cell>
          <table:table-cell office:value-type="float" office:value="25176" calcext:value-type="float">
            <text:p>25176.0</text:p>
          </table:table-cell>
          <table:table-cell office:value-type="float" office:value="425" calcext:value-type="float">
            <text:p>425.0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1"/>
          <table:table-cell office:value-type="float" office:value="18714" calcext:value-type="float">
            <text:p>18714.0</text:p>
          </table:table-cell>
          <table:table-cell office:value-type="float" office:value="25150" calcext:value-type="float">
            <text:p>25150.0</text:p>
          </table:table-cell>
          <table:table-cell office:value-type="float" office:value="438" calcext:value-type="float">
            <text:p>438.0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1"/>
          <table:table-cell office:value-type="float" office:value="18578" calcext:value-type="float">
            <text:p>18578.0</text:p>
          </table:table-cell>
          <table:table-cell office:value-type="float" office:value="25123" calcext:value-type="float">
            <text:p>25123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1"/>
          <table:table-cell office:value-type="float" office:value="19117" calcext:value-type="float">
            <text:p>19117.0</text:p>
          </table:table-cell>
          <table:table-cell office:value-type="float" office:value="24496" calcext:value-type="float">
            <text:p>24496.0</text:p>
          </table:table-cell>
          <table:table-cell office:value-type="float" office:value="451" calcext:value-type="float">
            <text:p>451.0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1"/>
          <table:table-cell office:value-type="float" office:value="17344" calcext:value-type="float">
            <text:p>17344.0</text:p>
          </table:table-cell>
          <table:table-cell office:value-type="float" office:value="23380" calcext:value-type="float">
            <text:p>23380.0</text:p>
          </table:table-cell>
          <table:table-cell office:value-type="float" office:value="395" calcext:value-type="float">
            <text:p>395.0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1"/>
          <table:table-cell office:value-type="float" office:value="17456" calcext:value-type="float">
            <text:p>17456.0</text:p>
          </table:table-cell>
          <table:table-cell office:value-type="float" office:value="23219" calcext:value-type="float">
            <text:p>23219.0</text:p>
          </table:table-cell>
          <table:table-cell office:value-type="float" office:value="391" calcext:value-type="float">
            <text:p>391.0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1"/>
          <table:table-cell office:value-type="float" office:value="23702" calcext:value-type="float">
            <text:p>23702.0</text:p>
          </table:table-cell>
          <table:table-cell office:value-type="float" office:value="25852" calcext:value-type="float">
            <text:p>25852.0</text:p>
          </table:table-cell>
          <table:table-cell office:value-type="float" office:value="217" calcext:value-type="float">
            <text:p>217.0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1"/>
          <table:table-cell office:value-type="float" office:value="18728" calcext:value-type="float">
            <text:p>18728.0</text:p>
          </table:table-cell>
          <table:table-cell office:value-type="float" office:value="25184" calcext:value-type="float">
            <text:p>25184.0</text:p>
          </table:table-cell>
          <table:table-cell office:value-type="float" office:value="424" calcext:value-type="float">
            <text:p>424.0</text:p>
          </table:table-cell>
          <table:table-cell office:value-type="float" office:value="0" calcext:value-type="float">
            <text:p>0</text:p>
          </table:table-cell>
          <table:table-cell office:value-type="float" office:value="307" calcext:value-type="float">
            <text:p>3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1"/>
          <table:table-cell office:value-type="float" office:value="18714" calcext:value-type="float">
            <text:p>18714.0</text:p>
          </table:table-cell>
          <table:table-cell office:value-type="float" office:value="25150" calcext:value-type="float">
            <text:p>25150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308" calcext:value-type="float">
            <text:p>3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1"/>
          <table:table-cell office:value-type="float" office:value="18548" calcext:value-type="float">
            <text:p>18548.0</text:p>
          </table:table-cell>
          <table:table-cell office:value-type="float" office:value="25110" calcext:value-type="float">
            <text:p>25110.0</text:p>
          </table:table-cell>
          <table:table-cell office:value-type="float" office:value="438" calcext:value-type="float">
            <text:p>438.0</text:p>
          </table:table-cell>
          <table:table-cell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1"/>
          <table:table-cell office:value-type="float" office:value="19119" calcext:value-type="float">
            <text:p>19119.0</text:p>
          </table:table-cell>
          <table:table-cell office:value-type="float" office:value="24485" calcext:value-type="float">
            <text:p>24485.0</text:p>
          </table:table-cell>
          <table:table-cell office:value-type="float" office:value="452" calcext:value-type="float">
            <text:p>452.0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1"/>
          <table:table-cell office:value-type="float" office:value="17333" calcext:value-type="float">
            <text:p>17333.0</text:p>
          </table:table-cell>
          <table:table-cell office:value-type="float" office:value="23387" calcext:value-type="float">
            <text:p>23387.0</text:p>
          </table:table-cell>
          <table:table-cell office:value-type="float" office:value="394" calcext:value-type="float">
            <text:p>394.0</text:p>
          </table:table-cell>
          <table:table-cell office:value-type="float" office:value="0" calcext:value-type="float">
            <text:p>0</text:p>
          </table:table-cell>
          <table:table-cell office:value-type="float" office:value="311" calcext:value-type="float">
            <text:p>3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1"/>
          <table:table-cell office:value-type="float" office:value="17445" calcext:value-type="float">
            <text:p>17445.0</text:p>
          </table:table-cell>
          <table:table-cell office:value-type="float" office:value="23209" calcext:value-type="float">
            <text:p>23209.0</text:p>
          </table:table-cell>
          <table:table-cell office:value-type="float" office:value="390" calcext:value-type="float">
            <text:p>390.0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1"/>
          <table:table-cell office:value-type="float" office:value="23725" calcext:value-type="float">
            <text:p>23725.0</text:p>
          </table:table-cell>
          <table:table-cell office:value-type="float" office:value="25873" calcext:value-type="float">
            <text:p>25873.0</text:p>
          </table:table-cell>
          <table:table-cell office:value-type="float" office:value="216" calcext:value-type="float">
            <text:p>216.0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1"/>
          <table:table-cell office:value-type="float" office:value="18714" calcext:value-type="float">
            <text:p>18714.0</text:p>
          </table:table-cell>
          <table:table-cell office:value-type="float" office:value="25150" calcext:value-type="float">
            <text:p>25150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1"/>
          <table:table-cell office:value-type="float" office:value="18544" calcext:value-type="float">
            <text:p>18544.0</text:p>
          </table:table-cell>
          <table:table-cell office:value-type="float" office:value="25111" calcext:value-type="float">
            <text:p>25111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1"/>
          <table:table-cell office:value-type="float" office:value="19121" calcext:value-type="float">
            <text:p>19121.0</text:p>
          </table:table-cell>
          <table:table-cell office:value-type="float" office:value="24482" calcext:value-type="float">
            <text:p>24482.0</text:p>
          </table:table-cell>
          <table:table-cell office:value-type="float" office:value="453" calcext:value-type="float">
            <text:p>453.0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322" calcext:value-type="float">
            <text:p>17322.0</text:p>
          </table:table-cell>
          <table:table-cell office:value-type="float" office:value="23403" calcext:value-type="float">
            <text:p>23403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318" calcext:value-type="float">
            <text:p>31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1"/>
          <table:table-cell office:value-type="float" office:value="17430" calcext:value-type="float">
            <text:p>17430.0</text:p>
          </table:table-cell>
          <table:table-cell office:value-type="float" office:value="23210" calcext:value-type="float">
            <text:p>23210.0</text:p>
          </table:table-cell>
          <table:table-cell office:value-type="float" office:value="388" calcext:value-type="float">
            <text:p>388.0</text:p>
          </table:table-cell>
          <table:table-cell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1"/>
          <table:table-cell office:value-type="float" office:value="23734" calcext:value-type="float">
            <text:p>23734.0</text:p>
          </table:table-cell>
          <table:table-cell office:value-type="float" office:value="25878" calcext:value-type="float">
            <text:p>25878.0</text:p>
          </table:table-cell>
          <table:table-cell office:value-type="float" office:value="215" calcext:value-type="float">
            <text:p>215.0</text:p>
          </table:table-cell>
          <table:table-cell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1"/>
          <table:table-cell office:value-type="float" office:value="18721" calcext:value-type="float">
            <text:p>18721.0</text:p>
          </table:table-cell>
          <table:table-cell office:value-type="float" office:value="25188" calcext:value-type="float">
            <text:p>25188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1"/>
          <table:table-cell office:value-type="float" office:value="18728" calcext:value-type="float">
            <text:p>18728.0</text:p>
          </table:table-cell>
          <table:table-cell office:value-type="float" office:value="25183" calcext:value-type="float">
            <text:p>25183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1"/>
          <table:table-cell office:value-type="float" office:value="18531" calcext:value-type="float">
            <text:p>18531.0</text:p>
          </table:table-cell>
          <table:table-cell office:value-type="float" office:value="25108" calcext:value-type="float">
            <text:p>25108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1"/>
          <table:table-cell office:value-type="float" office:value="19121" calcext:value-type="float">
            <text:p>19121.0</text:p>
          </table:table-cell>
          <table:table-cell office:value-type="float" office:value="24473" calcext:value-type="float">
            <text:p>24473.0</text:p>
          </table:table-cell>
          <table:table-cell office:value-type="float" office:value="454" calcext:value-type="float">
            <text:p>454.0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1"/>
          <table:table-cell office:value-type="float" office:value="17304" calcext:value-type="float">
            <text:p>17304.0</text:p>
          </table:table-cell>
          <table:table-cell office:value-type="float" office:value="23410" calcext:value-type="float">
            <text:p>23410.0</text:p>
          </table:table-cell>
          <table:table-cell office:value-type="float" office:value="392" calcext:value-type="float">
            <text:p>392.0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1"/>
          <table:table-cell office:value-type="float" office:value="17404" calcext:value-type="float">
            <text:p>17404.0</text:p>
          </table:table-cell>
          <table:table-cell office:value-type="float" office:value="23195" calcext:value-type="float">
            <text:p>23195.0</text:p>
          </table:table-cell>
          <table:table-cell office:value-type="float" office:value="387" calcext:value-type="float">
            <text:p>387.0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1"/>
          <table:table-cell office:value-type="float" office:value="23748" calcext:value-type="float">
            <text:p>23748.0</text:p>
          </table:table-cell>
          <table:table-cell office:value-type="float" office:value="25894" calcext:value-type="float">
            <text:p>25894.0</text:p>
          </table:table-cell>
          <table:table-cell office:value-type="float" office:value="213" calcext:value-type="float">
            <text:p>213.0</text:p>
          </table:table-cell>
          <table:table-cell office:value-type="float" office:value="0" calcext:value-type="float">
            <text:p>0</text:p>
          </table:table-cell>
          <table:table-cell office:value-type="float" office:value="326" calcext:value-type="float">
            <text:p>3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1"/>
          <table:table-cell office:value-type="float" office:value="18707" calcext:value-type="float">
            <text:p>18707.0</text:p>
          </table:table-cell>
          <table:table-cell office:value-type="float" office:value="25244" calcext:value-type="float">
            <text:p>25244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327" calcext:value-type="float">
            <text:p>3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1"/>
          <table:table-cell office:value-type="float" office:value="18728" calcext:value-type="float">
            <text:p>18728.0</text:p>
          </table:table-cell>
          <table:table-cell office:value-type="float" office:value="25183" calcext:value-type="float">
            <text:p>25183.0</text:p>
          </table:table-cell>
          <table:table-cell office:value-type="float" office:value="442" calcext:value-type="float">
            <text:p>442.0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1"/>
          <table:table-cell office:value-type="float" office:value="18520" calcext:value-type="float">
            <text:p>18520.0</text:p>
          </table:table-cell>
          <table:table-cell office:value-type="float" office:value="25108" calcext:value-type="float">
            <text:p>25108.0</text:p>
          </table:table-cell>
          <table:table-cell office:value-type="float" office:value="442" calcext:value-type="float">
            <text:p>442.0</text:p>
          </table:table-cell>
          <table:table-cell office:value-type="float" office:value="0" calcext:value-type="float">
            <text:p>0</text:p>
          </table:table-cell>
          <table:table-cell office:value-type="float" office:value="329" calcext:value-type="float">
            <text:p>3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1"/>
          <table:table-cell office:value-type="float" office:value="19120" calcext:value-type="float">
            <text:p>19120.0</text:p>
          </table:table-cell>
          <table:table-cell office:value-type="float" office:value="24469" calcext:value-type="float">
            <text:p>24469.0</text:p>
          </table:table-cell>
          <table:table-cell office:value-type="float" office:value="455" calcext:value-type="float">
            <text:p>455.0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1"/>
          <table:table-cell office:value-type="float" office:value="17296" calcext:value-type="float">
            <text:p>17296.0</text:p>
          </table:table-cell>
          <table:table-cell office:value-type="float" office:value="23415" calcext:value-type="float">
            <text:p>23415.0</text:p>
          </table:table-cell>
          <table:table-cell office:value-type="float" office:value="391" calcext:value-type="float">
            <text:p>391.0</text:p>
          </table:table-cell>
          <table:table-cell office:value-type="float" office:value="0" calcext:value-type="float">
            <text:p>0</text:p>
          </table:table-cell>
          <table:table-cell office:value-type="float" office:value="331" calcext:value-type="float">
            <text:p>3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1"/>
          <table:table-cell office:value-type="float" office:value="17398" calcext:value-type="float">
            <text:p>17398.0</text:p>
          </table:table-cell>
          <table:table-cell office:value-type="float" office:value="23195" calcext:value-type="float">
            <text:p>23195.0</text:p>
          </table:table-cell>
          <table:table-cell office:value-type="float" office:value="385" calcext:value-type="float">
            <text:p>385.0</text:p>
          </table:table-cell>
          <table:table-cell office:value-type="float" office:value="0" calcext:value-type="float">
            <text:p>0</text:p>
          </table:table-cell>
          <table:table-cell office:value-type="float" office:value="332" calcext:value-type="float">
            <text:p>3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1"/>
          <table:table-cell office:value-type="float" office:value="23757" calcext:value-type="float">
            <text:p>23757.0</text:p>
          </table:table-cell>
          <table:table-cell office:value-type="float" office:value="25909" calcext:value-type="float">
            <text:p>25909.0</text:p>
          </table:table-cell>
          <table:table-cell office:value-type="float" office:value="211" calcext:value-type="float">
            <text:p>211.0</text:p>
          </table:table-cell>
          <table:table-cell office:value-type="float" office:value="0" calcext:value-type="float">
            <text:p>0</text:p>
          </table:table-cell>
          <table:table-cell office:value-type="float" office:value="333" calcext:value-type="float">
            <text:p>3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1"/>
          <table:table-cell office:value-type="float" office:value="18642" calcext:value-type="float">
            <text:p>18642.0</text:p>
          </table:table-cell>
          <table:table-cell office:value-type="float" office:value="25312" calcext:value-type="float">
            <text:p>25312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1"/>
          <table:table-cell office:value-type="float" office:value="18728" calcext:value-type="float">
            <text:p>18728.0</text:p>
          </table:table-cell>
          <table:table-cell office:value-type="float" office:value="25183" calcext:value-type="float">
            <text:p>25183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1"/>
          <table:table-cell office:value-type="float" office:value="18509" calcext:value-type="float">
            <text:p>18509.0</text:p>
          </table:table-cell>
          <table:table-cell office:value-type="float" office:value="25123" calcext:value-type="float">
            <text:p>25123.0</text:p>
          </table:table-cell>
          <table:table-cell office:value-type="float" office:value="443" calcext:value-type="float">
            <text:p>443.0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1"/>
          <table:table-cell office:value-type="float" office:value="19123" calcext:value-type="float">
            <text:p>19123.0</text:p>
          </table:table-cell>
          <table:table-cell office:value-type="float" office:value="24461" calcext:value-type="float">
            <text:p>24461.0</text:p>
          </table:table-cell>
          <table:table-cell office:value-type="float" office:value="456" calcext:value-type="float">
            <text:p>456.0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1"/>
          <table:table-cell office:value-type="float" office:value="17269" calcext:value-type="float">
            <text:p>17269.0</text:p>
          </table:table-cell>
          <table:table-cell office:value-type="float" office:value="23422" calcext:value-type="float">
            <text:p>23422.0</text:p>
          </table:table-cell>
          <table:table-cell office:value-type="float" office:value="389" calcext:value-type="float">
            <text:p>389.0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1"/>
          <table:table-cell office:value-type="float" office:value="17398" calcext:value-type="float">
            <text:p>17398.0</text:p>
          </table:table-cell>
          <table:table-cell office:value-type="float" office:value="23195" calcext:value-type="float">
            <text:p>23195.0</text:p>
          </table:table-cell>
          <table:table-cell office:value-type="float" office:value="383" calcext:value-type="float">
            <text:p>383.0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1"/>
          <table:table-cell office:value-type="float" office:value="23770" calcext:value-type="float">
            <text:p>23770.0</text:p>
          </table:table-cell>
          <table:table-cell office:value-type="float" office:value="25924" calcext:value-type="float">
            <text:p>25924.0</text:p>
          </table:table-cell>
          <table:table-cell office:value-type="float" office:value="210" calcext:value-type="float">
            <text:p>210.0</text:p>
          </table:table-cell>
          <table:table-cell office:value-type="float" office:value="0" calcext:value-type="float">
            <text:p>0</text:p>
          </table:table-cell>
          <table:table-cell office:value-type="float" office:value="340" calcext:value-type="float">
            <text:p>3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1"/>
          <table:table-cell office:value-type="float" office:value="18613" calcext:value-type="float">
            <text:p>18613.0</text:p>
          </table:table-cell>
          <table:table-cell office:value-type="float" office:value="25329" calcext:value-type="float">
            <text:p>25329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1"/>
          <table:table-cell office:value-type="float" office:value="18728" calcext:value-type="float">
            <text:p>18728.0</text:p>
          </table:table-cell>
          <table:table-cell office:value-type="float" office:value="25183" calcext:value-type="float">
            <text:p>25183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8532" calcext:value-type="float">
            <text:p>18532.0</text:p>
          </table:table-cell>
          <table:table-cell office:value-type="float" office:value="25089" calcext:value-type="float">
            <text:p>25089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1"/>
          <table:table-cell office:value-type="float" office:value="19119" calcext:value-type="float">
            <text:p>19119.0</text:p>
          </table:table-cell>
          <table:table-cell office:value-type="float" office:value="24456" calcext:value-type="float">
            <text:p>24456.0</text:p>
          </table:table-cell>
          <table:table-cell office:value-type="float" office:value="457" calcext:value-type="float">
            <text:p>457.0</text:p>
          </table:table-cell>
          <table:table-cell office:value-type="float" office:value="0" calcext:value-type="float">
            <text:p>0</text:p>
          </table:table-cell>
          <table:table-cell office:value-type="float" office:value="344" calcext:value-type="float">
            <text:p>3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1"/>
          <table:table-cell office:value-type="float" office:value="17247" calcext:value-type="float">
            <text:p>17247.0</text:p>
          </table:table-cell>
          <table:table-cell office:value-type="float" office:value="23427" calcext:value-type="float">
            <text:p>23427.0</text:p>
          </table:table-cell>
          <table:table-cell office:value-type="float" office:value="388" calcext:value-type="float">
            <text:p>388.0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1"/>
          <table:table-cell office:value-type="float" office:value="17397" calcext:value-type="float">
            <text:p>17397.0</text:p>
          </table:table-cell>
          <table:table-cell office:value-type="float" office:value="23193" calcext:value-type="float">
            <text:p>23193.0</text:p>
          </table:table-cell>
          <table:table-cell office:value-type="float" office:value="381" calcext:value-type="float">
            <text:p>381.0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1"/>
          <table:table-cell office:value-type="float" office:value="23778" calcext:value-type="float">
            <text:p>23778.0</text:p>
          </table:table-cell>
          <table:table-cell office:value-type="float" office:value="25933" calcext:value-type="float">
            <text:p>25933.0</text:p>
          </table:table-cell>
          <table:table-cell office:value-type="float" office:value="208" calcext:value-type="float">
            <text:p>208.0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1"/>
          <table:table-cell office:value-type="float" office:value="18601" calcext:value-type="float">
            <text:p>18601.0</text:p>
          </table:table-cell>
          <table:table-cell office:value-type="float" office:value="25354" calcext:value-type="float">
            <text:p>25354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348" calcext:value-type="float">
            <text:p>3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1"/>
          <table:table-cell office:value-type="float" office:value="18726" calcext:value-type="float">
            <text:p>18726.0</text:p>
          </table:table-cell>
          <table:table-cell office:value-type="float" office:value="25188" calcext:value-type="float">
            <text:p>25188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1"/>
          <table:table-cell office:value-type="float" office:value="18541" calcext:value-type="float">
            <text:p>18541.0</text:p>
          </table:table-cell>
          <table:table-cell office:value-type="float" office:value="25088" calcext:value-type="float">
            <text:p>25088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1"/>
          <table:table-cell office:value-type="float" office:value="19118" calcext:value-type="float">
            <text:p>19118.0</text:p>
          </table:table-cell>
          <table:table-cell office:value-type="float" office:value="24458" calcext:value-type="float">
            <text:p>24458.0</text:p>
          </table:table-cell>
          <table:table-cell office:value-type="float" office:value="458" calcext:value-type="float">
            <text:p>458.0</text:p>
          </table:table-cell>
          <table:table-cell office:value-type="float" office:value="0" calcext:value-type="float">
            <text:p>0</text:p>
          </table:table-cell>
          <table:table-cell office:value-type="float" office:value="351" calcext:value-type="float">
            <text:p>3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1"/>
          <table:table-cell office:value-type="float" office:value="17236" calcext:value-type="float">
            <text:p>17236.0</text:p>
          </table:table-cell>
          <table:table-cell office:value-type="float" office:value="23431" calcext:value-type="float">
            <text:p>23431.0</text:p>
          </table:table-cell>
          <table:table-cell office:value-type="float" office:value="386" calcext:value-type="float">
            <text:p>386.0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1"/>
          <table:table-cell office:value-type="float" office:value="17391" calcext:value-type="float">
            <text:p>17391.0</text:p>
          </table:table-cell>
          <table:table-cell office:value-type="float" office:value="23190" calcext:value-type="float">
            <text:p>23190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1"/>
          <table:table-cell office:value-type="float" office:value="23789" calcext:value-type="float">
            <text:p>23789.0</text:p>
          </table:table-cell>
          <table:table-cell office:value-type="float" office:value="25949" calcext:value-type="float">
            <text:p>25949.0</text:p>
          </table:table-cell>
          <table:table-cell office:value-type="float" office:value="205" calcext:value-type="float">
            <text:p>205.0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1"/>
          <table:table-cell office:value-type="float" office:value="18580" calcext:value-type="float">
            <text:p>18580.0</text:p>
          </table:table-cell>
          <table:table-cell office:value-type="float" office:value="25400" calcext:value-type="float">
            <text:p>25400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1"/>
          <table:table-cell office:value-type="float" office:value="18528" calcext:value-type="float">
            <text:p>18528.0</text:p>
          </table:table-cell>
          <table:table-cell office:value-type="float" office:value="25083" calcext:value-type="float">
            <text:p>25083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357" calcext:value-type="float">
            <text:p>3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2" office:value-type="string" calcext:value-type="string">
            <text:p>Spine</text:p>
          </table:table-cell>
          <table:table-cell office:value-type="float" office:value="19117" calcext:value-type="float">
            <text:p>19117.0</text:p>
          </table:table-cell>
          <table:table-cell office:value-type="float" office:value="24457" calcext:value-type="float">
            <text:p>24457.0</text:p>
          </table:table-cell>
          <table:table-cell office:value-type="float" office:value="459" calcext:value-type="float">
            <text:p>459.0</text:p>
          </table:table-cell>
          <table:table-cell office:value-type="float" office:value="0" calcext:value-type="float">
            <text:p>0</text:p>
          </table:table-cell>
          <table:table-cell office:value-type="float" office:value="358" calcext:value-type="float">
            <text:p>35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1"/>
          <table:table-cell office:value-type="float" office:value="17230" calcext:value-type="float">
            <text:p>17230.0</text:p>
          </table:table-cell>
          <table:table-cell office:value-type="float" office:value="23440" calcext:value-type="float">
            <text:p>23440.0</text:p>
          </table:table-cell>
          <table:table-cell office:value-type="float" office:value="385" calcext:value-type="float">
            <text:p>385.0</text:p>
          </table:table-cell>
          <table:table-cell office:value-type="float" office:value="0" calcext:value-type="float">
            <text:p>0</text:p>
          </table:table-cell>
          <table:table-cell office:value-type="float" office:value="359" calcext:value-type="float">
            <text:p>3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1"/>
          <table:table-cell office:value-type="float" office:value="17380" calcext:value-type="float">
            <text:p>17380.0</text:p>
          </table:table-cell>
          <table:table-cell office:value-type="float" office:value="23181" calcext:value-type="float">
            <text:p>23181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1"/>
          <table:table-cell office:value-type="float" office:value="23805" calcext:value-type="float">
            <text:p>23805.0</text:p>
          </table:table-cell>
          <table:table-cell office:value-type="float" office:value="25969" calcext:value-type="float">
            <text:p>25969.0</text:p>
          </table:table-cell>
          <table:table-cell office:value-type="float" office:value="204" calcext:value-type="float">
            <text:p>204.0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1"/>
          <table:table-cell office:value-type="float" office:value="18580" calcext:value-type="float">
            <text:p>18580.0</text:p>
          </table:table-cell>
          <table:table-cell office:value-type="float" office:value="25408" calcext:value-type="float">
            <text:p>25408.0</text:p>
          </table:table-cell>
          <table:table-cell office:value-type="float" office:value="438" calcext:value-type="float">
            <text:p>438.0</text:p>
          </table:table-cell>
          <table:table-cell office:value-type="float" office:value="0" calcext:value-type="float">
            <text:p>0</text:p>
          </table:table-cell>
          <table:table-cell office:value-type="float" office:value="362" calcext:value-type="float">
            <text:p>3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1"/>
          <table:table-cell office:value-type="float" office:value="17220" calcext:value-type="float">
            <text:p>17220.0</text:p>
          </table:table-cell>
          <table:table-cell office:value-type="float" office:value="23464" calcext:value-type="float">
            <text:p>23464.0</text:p>
          </table:table-cell>
          <table:table-cell office:value-type="float" office:value="383" calcext:value-type="float">
            <text:p>383.0</text:p>
          </table:table-cell>
          <table:table-cell office:value-type="float" office:value="0" calcext:value-type="float">
            <text:p>0</text:p>
          </table:table-cell>
          <table:table-cell office:value-type="float" office:value="365" calcext:value-type="float">
            <text:p>3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1"/>
          <table:table-cell office:value-type="float" office:value="17371" calcext:value-type="float">
            <text:p>17371.0</text:p>
          </table:table-cell>
          <table:table-cell office:value-type="float" office:value="23180" calcext:value-type="float">
            <text:p>23180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366" calcext:value-type="float">
            <text:p>3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1"/>
          <table:table-cell office:value-type="float" office:value="23817" calcext:value-type="float">
            <text:p>23817.0</text:p>
          </table:table-cell>
          <table:table-cell office:value-type="float" office:value="25990" calcext:value-type="float">
            <text:p>25990.0</text:p>
          </table:table-cell>
          <table:table-cell office:value-type="float" office:value="203" calcext:value-type="float">
            <text:p>203.0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1"/>
          <table:table-cell office:value-type="float" office:value="18579" calcext:value-type="float">
            <text:p>18579.0</text:p>
          </table:table-cell>
          <table:table-cell office:value-type="float" office:value="25419" calcext:value-type="float">
            <text:p>25419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1"/>
          <table:table-cell office:value-type="float" office:value="17211" calcext:value-type="float">
            <text:p>17211.0</text:p>
          </table:table-cell>
          <table:table-cell office:value-type="float" office:value="23470" calcext:value-type="float">
            <text:p>23470.0</text:p>
          </table:table-cell>
          <table:table-cell office:value-type="float" office:value="382" calcext:value-type="float">
            <text:p>382.0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1"/>
          <table:table-cell office:value-type="float" office:value="17342" calcext:value-type="float">
            <text:p>17342.0</text:p>
          </table:table-cell>
          <table:table-cell office:value-type="float" office:value="23184" calcext:value-type="float">
            <text:p>23184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1"/>
          <table:table-cell office:value-type="float" office:value="23824" calcext:value-type="float">
            <text:p>23824.0</text:p>
          </table:table-cell>
          <table:table-cell office:value-type="float" office:value="26002" calcext:value-type="float">
            <text:p>26002.0</text:p>
          </table:table-cell>
          <table:table-cell office:value-type="float" office:value="202" calcext:value-type="float">
            <text:p>202.0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1"/>
          <table:table-cell office:value-type="float" office:value="17203" calcext:value-type="float">
            <text:p>17203.0</text:p>
          </table:table-cell>
          <table:table-cell office:value-type="float" office:value="23475" calcext:value-type="float">
            <text:p>23475.0</text:p>
          </table:table-cell>
          <table:table-cell office:value-type="float" office:value="381" calcext:value-type="float">
            <text:p>381.0</text:p>
          </table:table-cell>
          <table:table-cell office:value-type="float" office:value="0" calcext:value-type="float">
            <text:p>0</text:p>
          </table:table-cell>
          <table:table-cell office:value-type="float" office:value="373" calcext:value-type="float">
            <text:p>3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1"/>
          <table:table-cell office:value-type="float" office:value="17329" calcext:value-type="float">
            <text:p>17329.0</text:p>
          </table:table-cell>
          <table:table-cell office:value-type="float" office:value="23180" calcext:value-type="float">
            <text:p>23180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374" calcext:value-type="float">
            <text:p>3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1"/>
          <table:table-cell office:value-type="float" office:value="23826" calcext:value-type="float">
            <text:p>23826.0</text:p>
          </table:table-cell>
          <table:table-cell office:value-type="float" office:value="26015" calcext:value-type="float">
            <text:p>26015.0</text:p>
          </table:table-cell>
          <table:table-cell office:value-type="float" office:value="200" calcext:value-type="float">
            <text:p>200.0</text:p>
          </table:table-cell>
          <table:table-cell office:value-type="float" office:value="0" calcext:value-type="float">
            <text:p>0</text:p>
          </table:table-cell>
          <table:table-cell office:value-type="float" office:value="375" calcext:value-type="float">
            <text:p>3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1"/>
          <table:table-cell office:value-type="float" office:value="17188" calcext:value-type="float">
            <text:p>17188.0</text:p>
          </table:table-cell>
          <table:table-cell office:value-type="float" office:value="23496" calcext:value-type="float">
            <text:p>23496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1"/>
          <table:table-cell office:value-type="float" office:value="17325" calcext:value-type="float">
            <text:p>17325.0</text:p>
          </table:table-cell>
          <table:table-cell office:value-type="float" office:value="23179" calcext:value-type="float">
            <text:p>23179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377" calcext:value-type="float">
            <text:p>3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1"/>
          <table:table-cell office:value-type="float" office:value="23840" calcext:value-type="float">
            <text:p>23840.0</text:p>
          </table:table-cell>
          <table:table-cell office:value-type="float" office:value="26055" calcext:value-type="float">
            <text:p>26055.0</text:p>
          </table:table-cell>
          <table:table-cell office:value-type="float" office:value="198" calcext:value-type="float">
            <text:p>198.0</text:p>
          </table:table-cell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1"/>
          <table:table-cell office:value-type="float" office:value="17178" calcext:value-type="float">
            <text:p>17178.0</text:p>
          </table:table-cell>
          <table:table-cell office:value-type="float" office:value="23503" calcext:value-type="float">
            <text:p>23503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1"/>
          <table:table-cell office:value-type="float" office:value="17315" calcext:value-type="float">
            <text:p>17315.0</text:p>
          </table:table-cell>
          <table:table-cell office:value-type="float" office:value="23194" calcext:value-type="float">
            <text:p>23194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1"/>
          <table:table-cell office:value-type="float" office:value="23866" calcext:value-type="float">
            <text:p>23866.0</text:p>
          </table:table-cell>
          <table:table-cell office:value-type="float" office:value="26091" calcext:value-type="float">
            <text:p>26091.0</text:p>
          </table:table-cell>
          <table:table-cell office:value-type="float" office:value="196" calcext:value-type="float">
            <text:p>196.0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1"/>
          <table:table-cell office:value-type="float" office:value="17152" calcext:value-type="float">
            <text:p>17152.0</text:p>
          </table:table-cell>
          <table:table-cell office:value-type="float" office:value="23530" calcext:value-type="float">
            <text:p>23530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1"/>
          <table:table-cell office:value-type="float" office:value="17307" calcext:value-type="float">
            <text:p>17307.0</text:p>
          </table:table-cell>
          <table:table-cell office:value-type="float" office:value="23191" calcext:value-type="float">
            <text:p>23191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383" calcext:value-type="float">
            <text:p>3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1"/>
          <table:table-cell office:value-type="float" office:value="23873" calcext:value-type="float">
            <text:p>23873.0</text:p>
          </table:table-cell>
          <table:table-cell office:value-type="float" office:value="26101" calcext:value-type="float">
            <text:p>26101.0</text:p>
          </table:table-cell>
          <table:table-cell office:value-type="float" office:value="195" calcext:value-type="float">
            <text:p>195.0</text:p>
          </table:table-cell>
          <table:table-cell office:value-type="float" office:value="0" calcext:value-type="float">
            <text:p>0</text:p>
          </table:table-cell>
          <table:table-cell office:value-type="float" office:value="384" calcext:value-type="float">
            <text:p>3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1"/>
          <table:table-cell office:value-type="float" office:value="17137" calcext:value-type="float">
            <text:p>17137.0</text:p>
          </table:table-cell>
          <table:table-cell office:value-type="float" office:value="23542" calcext:value-type="float">
            <text:p>23542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1"/>
          <table:table-cell office:value-type="float" office:value="17290" calcext:value-type="float">
            <text:p>17290.0</text:p>
          </table:table-cell>
          <table:table-cell office:value-type="float" office:value="23172" calcext:value-type="float">
            <text:p>23172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1"/>
          <table:table-cell office:value-type="float" office:value="23885" calcext:value-type="float">
            <text:p>23885.0</text:p>
          </table:table-cell>
          <table:table-cell office:value-type="float" office:value="26124" calcext:value-type="float">
            <text:p>26124.0</text:p>
          </table:table-cell>
          <table:table-cell office:value-type="float" office:value="193" calcext:value-type="float">
            <text:p>193.0</text:p>
          </table:table-cell>
          <table:table-cell office:value-type="float" office:value="0" calcext:value-type="float">
            <text:p>0</text:p>
          </table:table-cell>
          <table:table-cell office:value-type="float" office:value="387" calcext:value-type="float">
            <text:p>3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1"/>
          <table:table-cell office:value-type="float" office:value="17126" calcext:value-type="float">
            <text:p>17126.0</text:p>
          </table:table-cell>
          <table:table-cell office:value-type="float" office:value="23562" calcext:value-type="float">
            <text:p>23562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1"/>
          <table:table-cell office:value-type="float" office:value="17275" calcext:value-type="float">
            <text:p>17275.0</text:p>
          </table:table-cell>
          <table:table-cell office:value-type="float" office:value="23163" calcext:value-type="float">
            <text:p>23163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1"/>
          <table:table-cell office:value-type="float" office:value="23891" calcext:value-type="float">
            <text:p>23891.0</text:p>
          </table:table-cell>
          <table:table-cell office:value-type="float" office:value="26141" calcext:value-type="float">
            <text:p>26141.0</text:p>
          </table:table-cell>
          <table:table-cell office:value-type="float" office:value="192" calcext:value-type="float">
            <text:p>192.0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1"/>
          <table:table-cell office:value-type="float" office:value="17111" calcext:value-type="float">
            <text:p>17111.0</text:p>
          </table:table-cell>
          <table:table-cell office:value-type="float" office:value="23585" calcext:value-type="float">
            <text:p>23585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1"/>
          <table:table-cell office:value-type="float" office:value="17269" calcext:value-type="float">
            <text:p>17269.0</text:p>
          </table:table-cell>
          <table:table-cell office:value-type="float" office:value="23161" calcext:value-type="float">
            <text:p>23161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392" calcext:value-type="float">
            <text:p>3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1"/>
          <table:table-cell office:value-type="float" office:value="23893" calcext:value-type="float">
            <text:p>23893.0</text:p>
          </table:table-cell>
          <table:table-cell office:value-type="float" office:value="26156" calcext:value-type="float">
            <text:p>26156.0</text:p>
          </table:table-cell>
          <table:table-cell office:value-type="float" office:value="190" calcext:value-type="float">
            <text:p>190.0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1"/>
          <table:table-cell office:value-type="float" office:value="17102" calcext:value-type="float">
            <text:p>17102.0</text:p>
          </table:table-cell>
          <table:table-cell office:value-type="float" office:value="23596" calcext:value-type="float">
            <text:p>23596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394" calcext:value-type="float">
            <text:p>3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1"/>
          <table:table-cell office:value-type="float" office:value="17257" calcext:value-type="float">
            <text:p>17257.0</text:p>
          </table:table-cell>
          <table:table-cell office:value-type="float" office:value="23159" calcext:value-type="float">
            <text:p>23159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1"/>
          <table:table-cell office:value-type="float" office:value="23903" calcext:value-type="float">
            <text:p>23903.0</text:p>
          </table:table-cell>
          <table:table-cell office:value-type="float" office:value="26180" calcext:value-type="float">
            <text:p>26180.0</text:p>
          </table:table-cell>
          <table:table-cell office:value-type="float" office:value="188" calcext:value-type="float">
            <text:p>188.0</text:p>
          </table:table-cell>
          <table:table-cell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/>
          <table:table-cell office:value-type="float" office:value="17090" calcext:value-type="float">
            <text:p>17090.0</text:p>
          </table:table-cell>
          <table:table-cell office:value-type="float" office:value="23594" calcext:value-type="float">
            <text:p>23594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397" calcext:value-type="float">
            <text:p>3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1"/>
          <table:table-cell office:value-type="float" office:value="17237" calcext:value-type="float">
            <text:p>17237.0</text:p>
          </table:table-cell>
          <table:table-cell office:value-type="float" office:value="23142" calcext:value-type="float">
            <text:p>23142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398" calcext:value-type="float">
            <text:p>3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1"/>
          <table:table-cell office:value-type="float" office:value="23903" calcext:value-type="float">
            <text:p>23903.0</text:p>
          </table:table-cell>
          <table:table-cell office:value-type="float" office:value="26185" calcext:value-type="float">
            <text:p>26185.0</text:p>
          </table:table-cell>
          <table:table-cell office:value-type="float" office:value="186" calcext:value-type="float">
            <text:p>186.0</text:p>
          </table:table-cell>
          <table:table-cell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1"/>
          <table:table-cell office:value-type="float" office:value="17078" calcext:value-type="float">
            <text:p>17078.0</text:p>
          </table:table-cell>
          <table:table-cell office:value-type="float" office:value="23605" calcext:value-type="float">
            <text:p>23605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1"/>
          <table:table-cell office:value-type="float" office:value="17220" calcext:value-type="float">
            <text:p>17220.0</text:p>
          </table:table-cell>
          <table:table-cell office:value-type="float" office:value="23136" calcext:value-type="float">
            <text:p>23136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401" calcext:value-type="float">
            <text:p>4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1"/>
          <table:table-cell office:value-type="float" office:value="23904" calcext:value-type="float">
            <text:p>23904.0</text:p>
          </table:table-cell>
          <table:table-cell office:value-type="float" office:value="26199" calcext:value-type="float">
            <text:p>26199.0</text:p>
          </table:table-cell>
          <table:table-cell office:value-type="float" office:value="185" calcext:value-type="float">
            <text:p>185.0</text:p>
          </table:table-cell>
          <table:table-cell office:value-type="float" office:value="0" calcext:value-type="float">
            <text:p>0</text:p>
          </table:table-cell>
          <table:table-cell office:value-type="float" office:value="402" calcext:value-type="float">
            <text:p>4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1"/>
          <table:table-cell office:value-type="float" office:value="17040" calcext:value-type="float">
            <text:p>17040.0</text:p>
          </table:table-cell>
          <table:table-cell office:value-type="float" office:value="23578" calcext:value-type="float">
            <text:p>23578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1"/>
          <table:table-cell office:value-type="float" office:value="17093" calcext:value-type="float">
            <text:p>17093.0</text:p>
          </table:table-cell>
          <table:table-cell office:value-type="float" office:value="23639" calcext:value-type="float">
            <text:p>23639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403" calcext:value-type="float">
            <text:p>4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1"/>
          <table:table-cell office:value-type="float" office:value="17194" calcext:value-type="float">
            <text:p>17194.0</text:p>
          </table:table-cell>
          <table:table-cell office:value-type="float" office:value="23132" calcext:value-type="float">
            <text:p>23132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1"/>
          <table:table-cell office:value-type="float" office:value="23912" calcext:value-type="float">
            <text:p>23912.0</text:p>
          </table:table-cell>
          <table:table-cell office:value-type="float" office:value="26216" calcext:value-type="float">
            <text:p>26216.0</text:p>
          </table:table-cell>
          <table:table-cell office:value-type="float" office:value="183" calcext:value-type="float">
            <text:p>183.0</text:p>
          </table:table-cell>
          <table:table-cell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1"/>
          <table:table-cell office:value-type="float" office:value="17014" calcext:value-type="float">
            <text:p>17014.0</text:p>
          </table:table-cell>
          <table:table-cell office:value-type="float" office:value="23562" calcext:value-type="float">
            <text:p>23562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406" calcext:value-type="float">
            <text:p>4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1"/>
          <table:table-cell office:value-type="float" office:value="17096" calcext:value-type="float">
            <text:p>17096.0</text:p>
          </table:table-cell>
          <table:table-cell office:value-type="float" office:value="23655" calcext:value-type="float">
            <text:p>23655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1"/>
          <table:table-cell office:value-type="float" office:value="17176" calcext:value-type="float">
            <text:p>17176.0</text:p>
          </table:table-cell>
          <table:table-cell office:value-type="float" office:value="23116" calcext:value-type="float">
            <text:p>23116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408" calcext:value-type="float">
            <text:p>4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1"/>
          <table:table-cell office:value-type="float" office:value="23918" calcext:value-type="float">
            <text:p>23918.0</text:p>
          </table:table-cell>
          <table:table-cell office:value-type="float" office:value="26230" calcext:value-type="float">
            <text:p>26230.0</text:p>
          </table:table-cell>
          <table:table-cell office:value-type="float" office:value="181" calcext:value-type="float">
            <text:p>181.0</text:p>
          </table:table-cell>
          <table:table-cell office:value-type="float" office:value="0" calcext:value-type="float">
            <text:p>0</text:p>
          </table:table-cell>
          <table:table-cell office:value-type="float" office:value="409" calcext:value-type="float">
            <text:p>4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1"/>
          <table:table-cell office:value-type="float" office:value="16991" calcext:value-type="float">
            <text:p>16991.0</text:p>
          </table:table-cell>
          <table:table-cell office:value-type="float" office:value="23550" calcext:value-type="float">
            <text:p>23550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410" calcext:value-type="float">
            <text:p>4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1"/>
          <table:table-cell office:value-type="float" office:value="17102" calcext:value-type="float">
            <text:p>17102.0</text:p>
          </table:table-cell>
          <table:table-cell office:value-type="float" office:value="23678" calcext:value-type="float">
            <text:p>23678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1"/>
          <table:table-cell office:value-type="float" office:value="17122" calcext:value-type="float">
            <text:p>17122.0</text:p>
          </table:table-cell>
          <table:table-cell office:value-type="float" office:value="23067" calcext:value-type="float">
            <text:p>23067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1"/>
          <table:table-cell office:value-type="float" office:value="23936" calcext:value-type="float">
            <text:p>23936.0</text:p>
          </table:table-cell>
          <table:table-cell office:value-type="float" office:value="26254" calcext:value-type="float">
            <text:p>26254.0</text:p>
          </table:table-cell>
          <table:table-cell office:value-type="float" office:value="180" calcext:value-type="float">
            <text:p>180.0</text:p>
          </table:table-cell>
          <table:table-cell office:value-type="float" office:value="0" calcext:value-type="float">
            <text:p>0</text:p>
          </table:table-cell>
          <table:table-cell office:value-type="float" office:value="413" calcext:value-type="float">
            <text:p>4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1"/>
          <table:table-cell office:value-type="float" office:value="16986" calcext:value-type="float">
            <text:p>16986.0</text:p>
          </table:table-cell>
          <table:table-cell office:value-type="float" office:value="23550" calcext:value-type="float">
            <text:p>23550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414" calcext:value-type="float">
            <text:p>4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1"/>
          <table:table-cell office:value-type="float" office:value="17113" calcext:value-type="float">
            <text:p>17113.0</text:p>
          </table:table-cell>
          <table:table-cell office:value-type="float" office:value="23725" calcext:value-type="float">
            <text:p>23725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415" calcext:value-type="float">
            <text:p>4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1"/>
          <table:table-cell office:value-type="float" office:value="17062" calcext:value-type="float">
            <text:p>17062.0</text:p>
          </table:table-cell>
          <table:table-cell office:value-type="float" office:value="23016" calcext:value-type="float">
            <text:p>23016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416" calcext:value-type="float">
            <text:p>4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1"/>
          <table:table-cell office:value-type="float" office:value="23938" calcext:value-type="float">
            <text:p>23938.0</text:p>
          </table:table-cell>
          <table:table-cell office:value-type="float" office:value="26261" calcext:value-type="float">
            <text:p>26261.0</text:p>
          </table:table-cell>
          <table:table-cell office:value-type="float" office:value="179" calcext:value-type="float">
            <text:p>179.0</text:p>
          </table:table-cell>
          <table:table-cell office:value-type="float" office:value="0" calcext:value-type="float">
            <text:p>0</text:p>
          </table:table-cell>
          <table:table-cell office:value-type="float" office:value="417" calcext:value-type="float">
            <text:p>4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1"/>
          <table:table-cell office:value-type="float" office:value="16971" calcext:value-type="float">
            <text:p>16971.0</text:p>
          </table:table-cell>
          <table:table-cell office:value-type="float" office:value="23551" calcext:value-type="float">
            <text:p>23551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418" calcext:value-type="float">
            <text:p>4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117" calcext:value-type="float">
            <text:p>17117.0</text:p>
          </table:table-cell>
          <table:table-cell office:value-type="float" office:value="23742" calcext:value-type="float">
            <text:p>23742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419" calcext:value-type="float">
            <text:p>41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1"/>
          <table:table-cell office:value-type="float" office:value="16998" calcext:value-type="float">
            <text:p>16998.0</text:p>
          </table:table-cell>
          <table:table-cell office:value-type="float" office:value="22924" calcext:value-type="float">
            <text:p>22924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1"/>
          <table:table-cell office:value-type="float" office:value="23937" calcext:value-type="float">
            <text:p>23937.0</text:p>
          </table:table-cell>
          <table:table-cell office:value-type="float" office:value="26283" calcext:value-type="float">
            <text:p>26283.0</text:p>
          </table:table-cell>
          <table:table-cell office:value-type="float" office:value="177" calcext:value-type="float">
            <text:p>177.0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1"/>
          <table:table-cell office:value-type="float" office:value="16968" calcext:value-type="float">
            <text:p>16968.0</text:p>
          </table:table-cell>
          <table:table-cell office:value-type="float" office:value="23549" calcext:value-type="float">
            <text:p>23549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1"/>
          <table:table-cell office:value-type="float" office:value="17122" calcext:value-type="float">
            <text:p>17122.0</text:p>
          </table:table-cell>
          <table:table-cell office:value-type="float" office:value="23764" calcext:value-type="float">
            <text:p>23764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1"/>
          <table:table-cell office:value-type="float" office:value="16941" calcext:value-type="float">
            <text:p>16941.0</text:p>
          </table:table-cell>
          <table:table-cell office:value-type="float" office:value="22858" calcext:value-type="float">
            <text:p>22858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1"/>
          <table:table-cell office:value-type="float" office:value="23939" calcext:value-type="float">
            <text:p>23939.0</text:p>
          </table:table-cell>
          <table:table-cell office:value-type="float" office:value="26294" calcext:value-type="float">
            <text:p>26294.0</text:p>
          </table:table-cell>
          <table:table-cell office:value-type="float" office:value="175" calcext:value-type="float">
            <text:p>175.0</text:p>
          </table:table-cell>
          <table:table-cell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1"/>
          <table:table-cell office:value-type="float" office:value="16953" calcext:value-type="float">
            <text:p>16953.0</text:p>
          </table:table-cell>
          <table:table-cell office:value-type="float" office:value="23553" calcext:value-type="float">
            <text:p>23553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426" calcext:value-type="float">
            <text:p>4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1"/>
          <table:table-cell office:value-type="float" office:value="17140" calcext:value-type="float">
            <text:p>17140.0</text:p>
          </table:table-cell>
          <table:table-cell office:value-type="float" office:value="23806" calcext:value-type="float">
            <text:p>23806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427" calcext:value-type="float">
            <text:p>4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1"/>
          <table:table-cell office:value-type="float" office:value="16863" calcext:value-type="float">
            <text:p>16863.0</text:p>
          </table:table-cell>
          <table:table-cell office:value-type="float" office:value="22772" calcext:value-type="float">
            <text:p>22772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030" calcext:value-type="float">
            <text:p>17030.0</text:p>
          </table:table-cell>
          <table:table-cell office:value-type="float" office:value="22840" calcext:value-type="float">
            <text:p>22840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428" calcext:value-type="float">
            <text:p>42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1"/>
          <table:table-cell office:value-type="float" office:value="23957" calcext:value-type="float">
            <text:p>23957.0</text:p>
          </table:table-cell>
          <table:table-cell office:value-type="float" office:value="26300" calcext:value-type="float">
            <text:p>26300.0</text:p>
          </table:table-cell>
          <table:table-cell office:value-type="float" office:value="173" calcext:value-type="float">
            <text:p>173.0</text:p>
          </table:table-cell>
          <table:table-cell office:value-type="float" office:value="0" calcext:value-type="float">
            <text:p>0</text:p>
          </table:table-cell>
          <table:table-cell office:value-type="float" office:value="429" calcext:value-type="float">
            <text:p>4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1"/>
          <table:table-cell office:value-type="float" office:value="16937" calcext:value-type="float">
            <text:p>16937.0</text:p>
          </table:table-cell>
          <table:table-cell office:value-type="float" office:value="23551" calcext:value-type="float">
            <text:p>23551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430" calcext:value-type="float">
            <text:p>4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1"/>
          <table:table-cell office:value-type="float" office:value="17152" calcext:value-type="float">
            <text:p>17152.0</text:p>
          </table:table-cell>
          <table:table-cell office:value-type="float" office:value="23859" calcext:value-type="float">
            <text:p>23859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431" calcext:value-type="float">
            <text:p>4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1"/>
          <table:table-cell office:value-type="float" office:value="16822" calcext:value-type="float">
            <text:p>16822.0</text:p>
          </table:table-cell>
          <table:table-cell office:value-type="float" office:value="22712" calcext:value-type="float">
            <text:p>22712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432" calcext:value-type="float">
            <text:p>4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1"/>
          <table:table-cell office:value-type="float" office:value="17106" calcext:value-type="float">
            <text:p>17106.0</text:p>
          </table:table-cell>
          <table:table-cell office:value-type="float" office:value="22847" calcext:value-type="float">
            <text:p>22847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1"/>
          <table:table-cell office:value-type="float" office:value="23973" calcext:value-type="float">
            <text:p>23973.0</text:p>
          </table:table-cell>
          <table:table-cell office:value-type="float" office:value="26310" calcext:value-type="float">
            <text:p>26310.0</text:p>
          </table:table-cell>
          <table:table-cell office:value-type="float" office:value="171" calcext:value-type="float">
            <text:p>171.0</text:p>
          </table:table-cell>
          <table:table-cell office:value-type="float" office:value="0" calcext:value-type="float">
            <text:p>0</text:p>
          </table:table-cell>
          <table:table-cell office:value-type="float" office:value="434" calcext:value-type="float">
            <text:p>4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931" calcext:value-type="float">
            <text:p>16931.0</text:p>
          </table:table-cell>
          <table:table-cell office:value-type="float" office:value="23547" calcext:value-type="float">
            <text:p>23547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1"/>
          <table:table-cell office:value-type="float" office:value="17156" calcext:value-type="float">
            <text:p>17156.0</text:p>
          </table:table-cell>
          <table:table-cell office:value-type="float" office:value="23951" calcext:value-type="float">
            <text:p>23951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1"/>
          <table:table-cell office:value-type="float" office:value="16822" calcext:value-type="float">
            <text:p>16822.0</text:p>
          </table:table-cell>
          <table:table-cell office:value-type="float" office:value="22718" calcext:value-type="float">
            <text:p>22718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1"/>
          <table:table-cell office:value-type="float" office:value="17150" calcext:value-type="float">
            <text:p>17150.0</text:p>
          </table:table-cell>
          <table:table-cell office:value-type="float" office:value="22842" calcext:value-type="float">
            <text:p>22842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1"/>
          <table:table-cell office:value-type="float" office:value="23988" calcext:value-type="float">
            <text:p>23988.0</text:p>
          </table:table-cell>
          <table:table-cell office:value-type="float" office:value="26329" calcext:value-type="float">
            <text:p>26329.0</text:p>
          </table:table-cell>
          <table:table-cell office:value-type="float" office:value="169" calcext:value-type="float">
            <text:p>169.0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1"/>
          <table:table-cell office:value-type="float" office:value="16911" calcext:value-type="float">
            <text:p>16911.0</text:p>
          </table:table-cell>
          <table:table-cell office:value-type="float" office:value="23544" calcext:value-type="float">
            <text:p>23544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1"/>
          <table:table-cell office:value-type="float" office:value="17186" calcext:value-type="float">
            <text:p>17186.0</text:p>
          </table:table-cell>
          <table:table-cell office:value-type="float" office:value="23984" calcext:value-type="float">
            <text:p>23984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1"/>
          <table:table-cell office:value-type="float" office:value="17166" calcext:value-type="float">
            <text:p>17166.0</text:p>
          </table:table-cell>
          <table:table-cell office:value-type="float" office:value="23963" calcext:value-type="float">
            <text:p>23963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441" calcext:value-type="float">
            <text:p>4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1"/>
          <table:table-cell office:value-type="float" office:value="16811" calcext:value-type="float">
            <text:p>16811.0</text:p>
          </table:table-cell>
          <table:table-cell office:value-type="float" office:value="22698" calcext:value-type="float">
            <text:p>22698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1"/>
          <table:table-cell office:value-type="float" office:value="17191" calcext:value-type="float">
            <text:p>17191.0</text:p>
          </table:table-cell>
          <table:table-cell office:value-type="float" office:value="22837" calcext:value-type="float">
            <text:p>22837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1"/>
          <table:table-cell office:value-type="float" office:value="23998" calcext:value-type="float">
            <text:p>23998.0</text:p>
          </table:table-cell>
          <table:table-cell office:value-type="float" office:value="26341" calcext:value-type="float">
            <text:p>26341.0</text:p>
          </table:table-cell>
          <table:table-cell office:value-type="float" office:value="168" calcext:value-type="float">
            <text:p>168.0</text:p>
          </table:table-cell>
          <table:table-cell office:value-type="float" office:value="0" calcext:value-type="float">
            <text:p>0</text:p>
          </table:table-cell>
          <table:table-cell office:value-type="float" office:value="444" calcext:value-type="float">
            <text:p>4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1"/>
          <table:table-cell office:value-type="float" office:value="16895" calcext:value-type="float">
            <text:p>16895.0</text:p>
          </table:table-cell>
          <table:table-cell office:value-type="float" office:value="23542" calcext:value-type="float">
            <text:p>23542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445" calcext:value-type="float">
            <text:p>4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1"/>
          <table:table-cell office:value-type="float" office:value="17223" calcext:value-type="float">
            <text:p>17223.0</text:p>
          </table:table-cell>
          <table:table-cell office:value-type="float" office:value="24035" calcext:value-type="float">
            <text:p>24035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446" calcext:value-type="float">
            <text:p>4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1"/>
          <table:table-cell office:value-type="float" office:value="17166" calcext:value-type="float">
            <text:p>17166.0</text:p>
          </table:table-cell>
          <table:table-cell office:value-type="float" office:value="23963" calcext:value-type="float">
            <text:p>23963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1"/>
          <table:table-cell office:value-type="float" office:value="16806" calcext:value-type="float">
            <text:p>16806.0</text:p>
          </table:table-cell>
          <table:table-cell office:value-type="float" office:value="22679" calcext:value-type="float">
            <text:p>22679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1"/>
          <table:table-cell office:value-type="float" office:value="17202" calcext:value-type="float">
            <text:p>17202.0</text:p>
          </table:table-cell>
          <table:table-cell office:value-type="float" office:value="22833" calcext:value-type="float">
            <text:p>22833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449" calcext:value-type="float">
            <text:p>4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1"/>
          <table:table-cell office:value-type="float" office:value="23996" calcext:value-type="float">
            <text:p>23996.0</text:p>
          </table:table-cell>
          <table:table-cell office:value-type="float" office:value="26349" calcext:value-type="float">
            <text:p>26349.0</text:p>
          </table:table-cell>
          <table:table-cell office:value-type="float" office:value="166" calcext:value-type="float">
            <text:p>166.0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1"/>
          <table:table-cell office:value-type="float" office:value="16850" calcext:value-type="float">
            <text:p>16850.0</text:p>
          </table:table-cell>
          <table:table-cell office:value-type="float" office:value="23531" calcext:value-type="float">
            <text:p>23531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451" calcext:value-type="float">
            <text:p>4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1"/>
          <table:table-cell office:value-type="float" office:value="17249" calcext:value-type="float">
            <text:p>17249.0</text:p>
          </table:table-cell>
          <table:table-cell office:value-type="float" office:value="24119" calcext:value-type="float">
            <text:p>24119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452" calcext:value-type="float">
            <text:p>4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1"/>
          <table:table-cell office:value-type="float" office:value="17166" calcext:value-type="float">
            <text:p>17166.0</text:p>
          </table:table-cell>
          <table:table-cell office:value-type="float" office:value="23963" calcext:value-type="float">
            <text:p>23963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453" calcext:value-type="float">
            <text:p>4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1"/>
          <table:table-cell office:value-type="float" office:value="16741" calcext:value-type="float">
            <text:p>16741.0</text:p>
          </table:table-cell>
          <table:table-cell office:value-type="float" office:value="22596" calcext:value-type="float">
            <text:p>22596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1"/>
          <table:table-cell office:value-type="float" office:value="17242" calcext:value-type="float">
            <text:p>17242.0</text:p>
          </table:table-cell>
          <table:table-cell office:value-type="float" office:value="22820" calcext:value-type="float">
            <text:p>22820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455" calcext:value-type="float">
            <text:p>4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1"/>
          <table:table-cell office:value-type="float" office:value="24013" calcext:value-type="float">
            <text:p>24013.0</text:p>
          </table:table-cell>
          <table:table-cell office:value-type="float" office:value="26364" calcext:value-type="float">
            <text:p>26364.0</text:p>
          </table:table-cell>
          <table:table-cell office:value-type="float" office:value="164" calcext:value-type="float">
            <text:p>164.0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1"/>
          <table:table-cell office:value-type="float" office:value="16793" calcext:value-type="float">
            <text:p>16793.0</text:p>
          </table:table-cell>
          <table:table-cell office:value-type="float" office:value="23517" calcext:value-type="float">
            <text:p>23517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1"/>
          <table:table-cell office:value-type="float" office:value="17288" calcext:value-type="float">
            <text:p>17288.0</text:p>
          </table:table-cell>
          <table:table-cell office:value-type="float" office:value="24188" calcext:value-type="float">
            <text:p>24188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1"/>
          <table:table-cell office:value-type="float" office:value="17166" calcext:value-type="float">
            <text:p>17166.0</text:p>
          </table:table-cell>
          <table:table-cell office:value-type="float" office:value="23963" calcext:value-type="float">
            <text:p>23963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1"/>
          <table:table-cell office:value-type="float" office:value="16702" calcext:value-type="float">
            <text:p>16702.0</text:p>
          </table:table-cell>
          <table:table-cell office:value-type="float" office:value="22539" calcext:value-type="float">
            <text:p>22539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460" calcext:value-type="float">
            <text:p>4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1"/>
          <table:table-cell office:value-type="float" office:value="17254" calcext:value-type="float">
            <text:p>17254.0</text:p>
          </table:table-cell>
          <table:table-cell office:value-type="float" office:value="22810" calcext:value-type="float">
            <text:p>22810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1"/>
          <table:table-cell office:value-type="float" office:value="17283" calcext:value-type="float">
            <text:p>17283.0</text:p>
          </table:table-cell>
          <table:table-cell office:value-type="float" office:value="22796" calcext:value-type="float">
            <text:p>22796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1"/>
          <table:table-cell office:value-type="float" office:value="24010" calcext:value-type="float">
            <text:p>24010.0</text:p>
          </table:table-cell>
          <table:table-cell office:value-type="float" office:value="26382" calcext:value-type="float">
            <text:p>26382.0</text:p>
          </table:table-cell>
          <table:table-cell office:value-type="float" office:value="162" calcext:value-type="float">
            <text:p>162.0</text:p>
          </table:table-cell>
          <table:table-cell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1"/>
          <table:table-cell office:value-type="float" office:value="16779" calcext:value-type="float">
            <text:p>16779.0</text:p>
          </table:table-cell>
          <table:table-cell office:value-type="float" office:value="23509" calcext:value-type="float">
            <text:p>23509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463" calcext:value-type="float">
            <text:p>4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1"/>
          <table:table-cell office:value-type="float" office:value="17300" calcext:value-type="float">
            <text:p>17300.0</text:p>
          </table:table-cell>
          <table:table-cell office:value-type="float" office:value="24234" calcext:value-type="float">
            <text:p>24234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176" calcext:value-type="float">
            <text:p>17176.0</text:p>
          </table:table-cell>
          <table:table-cell office:value-type="float" office:value="23976" calcext:value-type="float">
            <text:p>23976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1"/>
          <table:table-cell office:value-type="float" office:value="16678" calcext:value-type="float">
            <text:p>16678.0</text:p>
          </table:table-cell>
          <table:table-cell office:value-type="float" office:value="22480" calcext:value-type="float">
            <text:p>22480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466" calcext:value-type="float">
            <text:p>4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1"/>
          <table:table-cell office:value-type="float" office:value="17256" calcext:value-type="float">
            <text:p>17256.0</text:p>
          </table:table-cell>
          <table:table-cell office:value-type="float" office:value="22804" calcext:value-type="float">
            <text:p>22804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467" calcext:value-type="float">
            <text:p>4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1"/>
          <table:table-cell office:value-type="float" office:value="17291" calcext:value-type="float">
            <text:p>17291.0</text:p>
          </table:table-cell>
          <table:table-cell office:value-type="float" office:value="22779" calcext:value-type="float">
            <text:p>22779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1"/>
          <table:table-cell office:value-type="float" office:value="24010" calcext:value-type="float">
            <text:p>24010.0</text:p>
          </table:table-cell>
          <table:table-cell office:value-type="float" office:value="26389" calcext:value-type="float">
            <text:p>26389.0</text:p>
          </table:table-cell>
          <table:table-cell office:value-type="float" office:value="160" calcext:value-type="float">
            <text:p>160.0</text:p>
          </table:table-cell>
          <table:table-cell office:value-type="float" office:value="0" calcext:value-type="float">
            <text:p>0</text:p>
          </table:table-cell>
          <table:table-cell office:value-type="float" office:value="469" calcext:value-type="float">
            <text:p>4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1"/>
          <table:table-cell office:value-type="float" office:value="16745" calcext:value-type="float">
            <text:p>16745.0</text:p>
          </table:table-cell>
          <table:table-cell office:value-type="float" office:value="23503" calcext:value-type="float">
            <text:p>23503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1"/>
          <table:table-cell office:value-type="float" office:value="17299" calcext:value-type="float">
            <text:p>17299.0</text:p>
          </table:table-cell>
          <table:table-cell office:value-type="float" office:value="24286" calcext:value-type="float">
            <text:p>24286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1"/>
          <table:table-cell office:value-type="float" office:value="17172" calcext:value-type="float">
            <text:p>17172.0</text:p>
          </table:table-cell>
          <table:table-cell office:value-type="float" office:value="23987" calcext:value-type="float">
            <text:p>23987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1"/>
          <table:table-cell office:value-type="float" office:value="16684" calcext:value-type="float">
            <text:p>16684.0</text:p>
          </table:table-cell>
          <table:table-cell office:value-type="float" office:value="22420" calcext:value-type="float">
            <text:p>22420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1"/>
          <table:table-cell office:value-type="float" office:value="16621" calcext:value-type="float">
            <text:p>16621.0</text:p>
          </table:table-cell>
          <table:table-cell office:value-type="float" office:value="22397" calcext:value-type="float">
            <text:p>22397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473" calcext:value-type="float">
            <text:p>4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1"/>
          <table:table-cell office:value-type="float" office:value="17270" calcext:value-type="float">
            <text:p>17270.0</text:p>
          </table:table-cell>
          <table:table-cell office:value-type="float" office:value="22787" calcext:value-type="float">
            <text:p>22787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474" calcext:value-type="float">
            <text:p>4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1"/>
          <table:table-cell office:value-type="float" office:value="17292" calcext:value-type="float">
            <text:p>17292.0</text:p>
          </table:table-cell>
          <table:table-cell office:value-type="float" office:value="22778" calcext:value-type="float">
            <text:p>22778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1"/>
          <table:table-cell office:value-type="float" office:value="24017" calcext:value-type="float">
            <text:p>24017.0</text:p>
          </table:table-cell>
          <table:table-cell office:value-type="float" office:value="26404" calcext:value-type="float">
            <text:p>26404.0</text:p>
          </table:table-cell>
          <table:table-cell office:value-type="float" office:value="157" calcext:value-type="float">
            <text:p>157.0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1"/>
          <table:table-cell office:value-type="float" office:value="16724" calcext:value-type="float">
            <text:p>16724.0</text:p>
          </table:table-cell>
          <table:table-cell office:value-type="float" office:value="23499" calcext:value-type="float">
            <text:p>23499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477" calcext:value-type="float">
            <text:p>4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1"/>
          <table:table-cell office:value-type="float" office:value="17308" calcext:value-type="float">
            <text:p>17308.0</text:p>
          </table:table-cell>
          <table:table-cell office:value-type="float" office:value="24355" calcext:value-type="float">
            <text:p>24355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478" calcext:value-type="float">
            <text:p>4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1"/>
          <table:table-cell office:value-type="float" office:value="16712" calcext:value-type="float">
            <text:p>16712.0</text:p>
          </table:table-cell>
          <table:table-cell office:value-type="float" office:value="22363" calcext:value-type="float">
            <text:p>22363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1"/>
          <table:table-cell office:value-type="float" office:value="16619" calcext:value-type="float">
            <text:p>16619.0</text:p>
          </table:table-cell>
          <table:table-cell office:value-type="float" office:value="22394" calcext:value-type="float">
            <text:p>22394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481" calcext:value-type="float">
            <text:p>4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1"/>
          <table:table-cell office:value-type="float" office:value="17274" calcext:value-type="float">
            <text:p>17274.0</text:p>
          </table:table-cell>
          <table:table-cell office:value-type="float" office:value="22781" calcext:value-type="float">
            <text:p>22781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482" calcext:value-type="float">
            <text:p>4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1"/>
          <table:table-cell office:value-type="float" office:value="17299" calcext:value-type="float">
            <text:p>17299.0</text:p>
          </table:table-cell>
          <table:table-cell office:value-type="float" office:value="22759" calcext:value-type="float">
            <text:p>22759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1"/>
          <table:table-cell office:value-type="float" office:value="24033" calcext:value-type="float">
            <text:p>24033.0</text:p>
          </table:table-cell>
          <table:table-cell office:value-type="float" office:value="26426" calcext:value-type="float">
            <text:p>26426.0</text:p>
          </table:table-cell>
          <table:table-cell office:value-type="float" office:value="156" calcext:value-type="float">
            <text:p>156.0</text:p>
          </table:table-cell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1"/>
          <table:table-cell office:value-type="float" office:value="16653" calcext:value-type="float">
            <text:p>16653.0</text:p>
          </table:table-cell>
          <table:table-cell office:value-type="float" office:value="23456" calcext:value-type="float">
            <text:p>23456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485" calcext:value-type="float">
            <text:p>4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315" calcext:value-type="float">
            <text:p>17315.0</text:p>
          </table:table-cell>
          <table:table-cell office:value-type="float" office:value="24400" calcext:value-type="float">
            <text:p>24400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1"/>
          <table:table-cell office:value-type="float" office:value="16733" calcext:value-type="float">
            <text:p>16733.0</text:p>
          </table:table-cell>
          <table:table-cell office:value-type="float" office:value="22317" calcext:value-type="float">
            <text:p>22317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487" calcext:value-type="float">
            <text:p>4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1"/>
          <table:table-cell office:value-type="float" office:value="16614" calcext:value-type="float">
            <text:p>16614.0</text:p>
          </table:table-cell>
          <table:table-cell office:value-type="float" office:value="22387" calcext:value-type="float">
            <text:p>22387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488" calcext:value-type="float">
            <text:p>4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1"/>
          <table:table-cell office:value-type="float" office:value="17275" calcext:value-type="float">
            <text:p>17275.0</text:p>
          </table:table-cell>
          <table:table-cell office:value-type="float" office:value="22781" calcext:value-type="float">
            <text:p>22781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489" calcext:value-type="float">
            <text:p>4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1"/>
          <table:table-cell office:value-type="float" office:value="17312" calcext:value-type="float">
            <text:p>17312.0</text:p>
          </table:table-cell>
          <table:table-cell office:value-type="float" office:value="22743" calcext:value-type="float">
            <text:p>22743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1"/>
          <table:table-cell office:value-type="float" office:value="24099" calcext:value-type="float">
            <text:p>24099.0</text:p>
          </table:table-cell>
          <table:table-cell office:value-type="float" office:value="26496" calcext:value-type="float">
            <text:p>26496.0</text:p>
          </table:table-cell>
          <table:table-cell office:value-type="float" office:value="155" calcext:value-type="float">
            <text:p>155.0</text:p>
          </table:table-cell>
          <table:table-cell office:value-type="float" office:value="0" calcext:value-type="float">
            <text:p>0</text:p>
          </table:table-cell>
          <table:table-cell office:value-type="float" office:value="491" calcext:value-type="float">
            <text:p>4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1"/>
          <table:table-cell office:value-type="float" office:value="16603" calcext:value-type="float">
            <text:p>16603.0</text:p>
          </table:table-cell>
          <table:table-cell office:value-type="float" office:value="23427" calcext:value-type="float">
            <text:p>23427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492" calcext:value-type="float">
            <text:p>4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290" calcext:value-type="float">
            <text:p>17290.0</text:p>
          </table:table-cell>
          <table:table-cell office:value-type="float" office:value="24482" calcext:value-type="float">
            <text:p>24482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1"/>
          <table:table-cell office:value-type="float" office:value="17318" calcext:value-type="float">
            <text:p>17318.0</text:p>
          </table:table-cell>
          <table:table-cell office:value-type="float" office:value="24394" calcext:value-type="float">
            <text:p>24394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1"/>
          <table:table-cell office:value-type="float" office:value="17313" calcext:value-type="float">
            <text:p>17313.0</text:p>
          </table:table-cell>
          <table:table-cell office:value-type="float" office:value="24402" calcext:value-type="float">
            <text:p>24402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493" calcext:value-type="float">
            <text:p>4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1"/>
          <table:table-cell office:value-type="float" office:value="16743" calcext:value-type="float">
            <text:p>16743.0</text:p>
          </table:table-cell>
          <table:table-cell office:value-type="float" office:value="22312" calcext:value-type="float">
            <text:p>22312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494" calcext:value-type="float">
            <text:p>4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1"/>
          <table:table-cell office:value-type="float" office:value="16587" calcext:value-type="float">
            <text:p>16587.0</text:p>
          </table:table-cell>
          <table:table-cell office:value-type="float" office:value="22350" calcext:value-type="float">
            <text:p>22350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1"/>
          <table:table-cell office:value-type="float" office:value="17276" calcext:value-type="float">
            <text:p>17276.0</text:p>
          </table:table-cell>
          <table:table-cell office:value-type="float" office:value="22776" calcext:value-type="float">
            <text:p>22776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496" calcext:value-type="float">
            <text:p>4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1"/>
          <table:table-cell office:value-type="float" office:value="17309" calcext:value-type="float">
            <text:p>17309.0</text:p>
          </table:table-cell>
          <table:table-cell office:value-type="float" office:value="22735" calcext:value-type="float">
            <text:p>22735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497" calcext:value-type="float">
            <text:p>4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1"/>
          <table:table-cell office:value-type="float" office:value="24113" calcext:value-type="float">
            <text:p>24113.0</text:p>
          </table:table-cell>
          <table:table-cell office:value-type="float" office:value="26503" calcext:value-type="float">
            <text:p>26503.0</text:p>
          </table:table-cell>
          <table:table-cell office:value-type="float" office:value="154" calcext:value-type="float">
            <text:p>154.0</text:p>
          </table:table-cell>
          <table:table-cell office:value-type="float" office:value="0" calcext:value-type="float">
            <text:p>0</text:p>
          </table:table-cell>
          <table:table-cell office:value-type="float" office:value="498" calcext:value-type="float">
            <text:p>4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1"/>
          <table:table-cell office:value-type="float" office:value="16506" calcext:value-type="float">
            <text:p>16506.0</text:p>
          </table:table-cell>
          <table:table-cell office:value-type="float" office:value="23399" calcext:value-type="float">
            <text:p>23399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1"/>
          <table:table-cell office:value-type="float" office:value="17282" calcext:value-type="float">
            <text:p>17282.0</text:p>
          </table:table-cell>
          <table:table-cell office:value-type="float" office:value="24490" calcext:value-type="float">
            <text:p>24490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1"/>
          <table:table-cell office:value-type="float" office:value="17318" calcext:value-type="float">
            <text:p>17318.0</text:p>
          </table:table-cell>
          <table:table-cell office:value-type="float" office:value="24400" calcext:value-type="float">
            <text:p>24400.0</text:p>
          </table:table-cell>
          <table:table-cell office:value-type="float" office:value="362" calcext:value-type="float">
            <text:p>362.0</text:p>
          </table:table-cell>
          <table:table-cell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1"/>
          <table:table-cell office:value-type="float" office:value="17313" calcext:value-type="float">
            <text:p>17313.0</text:p>
          </table:table-cell>
          <table:table-cell office:value-type="float" office:value="24402" calcext:value-type="float">
            <text:p>24402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502" calcext:value-type="float">
            <text:p>5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752" calcext:value-type="float">
            <text:p>16752.0</text:p>
          </table:table-cell>
          <table:table-cell office:value-type="float" office:value="22302" calcext:value-type="float">
            <text:p>22302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1"/>
          <table:table-cell office:value-type="float" office:value="16556" calcext:value-type="float">
            <text:p>16556.0</text:p>
          </table:table-cell>
          <table:table-cell office:value-type="float" office:value="22325" calcext:value-type="float">
            <text:p>22325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1"/>
          <table:table-cell office:value-type="float" office:value="17284" calcext:value-type="float">
            <text:p>17284.0</text:p>
          </table:table-cell>
          <table:table-cell office:value-type="float" office:value="22776" calcext:value-type="float">
            <text:p>22776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505" calcext:value-type="float">
            <text:p>5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1"/>
          <table:table-cell office:value-type="float" office:value="17304" calcext:value-type="float">
            <text:p>17304.0</text:p>
          </table:table-cell>
          <table:table-cell office:value-type="float" office:value="22717" calcext:value-type="float">
            <text:p>22717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1"/>
          <table:table-cell office:value-type="float" office:value="24122" calcext:value-type="float">
            <text:p>24122.0</text:p>
          </table:table-cell>
          <table:table-cell office:value-type="float" office:value="26520" calcext:value-type="float">
            <text:p>26520.0</text:p>
          </table:table-cell>
          <table:table-cell office:value-type="float" office:value="152" calcext:value-type="float">
            <text:p>152.0</text:p>
          </table:table-cell>
          <table:table-cell office:value-type="float" office:value="0" calcext:value-type="float">
            <text:p>0</text:p>
          </table:table-cell>
          <table:table-cell office:value-type="float" office:value="507" calcext:value-type="float">
            <text:p>5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1"/>
          <table:table-cell office:value-type="float" office:value="16459" calcext:value-type="float">
            <text:p>16459.0</text:p>
          </table:table-cell>
          <table:table-cell office:value-type="float" office:value="23391" calcext:value-type="float">
            <text:p>23391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1"/>
          <table:table-cell office:value-type="float" office:value="17277" calcext:value-type="float">
            <text:p>17277.0</text:p>
          </table:table-cell>
          <table:table-cell office:value-type="float" office:value="24500" calcext:value-type="float">
            <text:p>24500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1"/>
          <table:table-cell office:value-type="float" office:value="17315" calcext:value-type="float">
            <text:p>17315.0</text:p>
          </table:table-cell>
          <table:table-cell office:value-type="float" office:value="24414" calcext:value-type="float">
            <text:p>24414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1"/>
          <table:table-cell office:value-type="float" office:value="17313" calcext:value-type="float">
            <text:p>17313.0</text:p>
          </table:table-cell>
          <table:table-cell office:value-type="float" office:value="24402" calcext:value-type="float">
            <text:p>24402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1"/>
          <table:table-cell office:value-type="float" office:value="16761" calcext:value-type="float">
            <text:p>16761.0</text:p>
          </table:table-cell>
          <table:table-cell office:value-type="float" office:value="22296" calcext:value-type="float">
            <text:p>22296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512" calcext:value-type="float">
            <text:p>5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1"/>
          <table:table-cell office:value-type="float" office:value="16525" calcext:value-type="float">
            <text:p>16525.0</text:p>
          </table:table-cell>
          <table:table-cell office:value-type="float" office:value="22285" calcext:value-type="float">
            <text:p>22285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513" calcext:value-type="float">
            <text:p>5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1"/>
          <table:table-cell office:value-type="float" office:value="17288" calcext:value-type="float">
            <text:p>17288.0</text:p>
          </table:table-cell>
          <table:table-cell office:value-type="float" office:value="22776" calcext:value-type="float">
            <text:p>22776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1"/>
          <table:table-cell office:value-type="float" office:value="17304" calcext:value-type="float">
            <text:p>17304.0</text:p>
          </table:table-cell>
          <table:table-cell office:value-type="float" office:value="22717" calcext:value-type="float">
            <text:p>22717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1"/>
          <table:table-cell office:value-type="float" office:value="24168" calcext:value-type="float">
            <text:p>24168.0</text:p>
          </table:table-cell>
          <table:table-cell office:value-type="float" office:value="26569" calcext:value-type="float">
            <text:p>26569.0</text:p>
          </table:table-cell>
          <table:table-cell office:value-type="float" office:value="150" calcext:value-type="float">
            <text:p>150.0</text:p>
          </table:table-cell>
          <table:table-cell office:value-type="float" office:value="0" calcext:value-type="float">
            <text:p>0</text:p>
          </table:table-cell>
          <table:table-cell office:value-type="float" office:value="516" calcext:value-type="float">
            <text:p>5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1"/>
          <table:table-cell office:value-type="float" office:value="16459" calcext:value-type="float">
            <text:p>16459.0</text:p>
          </table:table-cell>
          <table:table-cell office:value-type="float" office:value="23391" calcext:value-type="float">
            <text:p>23391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1"/>
          <table:table-cell office:value-type="float" office:value="17273" calcext:value-type="float">
            <text:p>17273.0</text:p>
          </table:table-cell>
          <table:table-cell office:value-type="float" office:value="24503" calcext:value-type="float">
            <text:p>24503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1"/>
          <table:table-cell office:value-type="float" office:value="17312" calcext:value-type="float">
            <text:p>17312.0</text:p>
          </table:table-cell>
          <table:table-cell office:value-type="float" office:value="24423" calcext:value-type="float">
            <text:p>24423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1"/>
          <table:table-cell office:value-type="float" office:value="17313" calcext:value-type="float">
            <text:p>17313.0</text:p>
          </table:table-cell>
          <table:table-cell office:value-type="float" office:value="24402" calcext:value-type="float">
            <text:p>24402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1"/>
          <table:table-cell office:value-type="float" office:value="16780" calcext:value-type="float">
            <text:p>16780.0</text:p>
          </table:table-cell>
          <table:table-cell office:value-type="float" office:value="22289" calcext:value-type="float">
            <text:p>22289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521" calcext:value-type="float">
            <text:p>5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1"/>
          <table:table-cell office:value-type="float" office:value="16510" calcext:value-type="float">
            <text:p>16510.0</text:p>
          </table:table-cell>
          <table:table-cell office:value-type="float" office:value="22251" calcext:value-type="float">
            <text:p>22251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522" calcext:value-type="float">
            <text:p>5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1"/>
          <table:table-cell office:value-type="float" office:value="17296" calcext:value-type="float">
            <text:p>17296.0</text:p>
          </table:table-cell>
          <table:table-cell office:value-type="float" office:value="22769" calcext:value-type="float">
            <text:p>22769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523" calcext:value-type="float">
            <text:p>5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1"/>
          <table:table-cell office:value-type="float" office:value="17302" calcext:value-type="float">
            <text:p>17302.0</text:p>
          </table:table-cell>
          <table:table-cell office:value-type="float" office:value="22707" calcext:value-type="float">
            <text:p>22707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1"/>
          <table:table-cell office:value-type="float" office:value="24191" calcext:value-type="float">
            <text:p>24191.0</text:p>
          </table:table-cell>
          <table:table-cell office:value-type="float" office:value="26600" calcext:value-type="float">
            <text:p>26600.0</text:p>
          </table:table-cell>
          <table:table-cell office:value-type="float" office:value="150" calcext:value-type="float">
            <text:p>150.0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1"/>
          <table:table-cell office:value-type="float" office:value="16443" calcext:value-type="float">
            <text:p>16443.0</text:p>
          </table:table-cell>
          <table:table-cell office:value-type="float" office:value="23391" calcext:value-type="float">
            <text:p>23391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526" calcext:value-type="float">
            <text:p>5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1"/>
          <table:table-cell office:value-type="float" office:value="17270" calcext:value-type="float">
            <text:p>17270.0</text:p>
          </table:table-cell>
          <table:table-cell office:value-type="float" office:value="24509" calcext:value-type="float">
            <text:p>24509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1"/>
          <table:table-cell office:value-type="float" office:value="17380" calcext:value-type="float">
            <text:p>17380.0</text:p>
          </table:table-cell>
          <table:table-cell office:value-type="float" office:value="24479" calcext:value-type="float">
            <text:p>24479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527" calcext:value-type="float">
            <text:p>5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1"/>
          <table:table-cell office:value-type="float" office:value="17321" calcext:value-type="float">
            <text:p>17321.0</text:p>
          </table:table-cell>
          <table:table-cell office:value-type="float" office:value="24441" calcext:value-type="float">
            <text:p>24441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528" calcext:value-type="float">
            <text:p>5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1"/>
          <table:table-cell office:value-type="float" office:value="17313" calcext:value-type="float">
            <text:p>17313.0</text:p>
          </table:table-cell>
          <table:table-cell office:value-type="float" office:value="24402" calcext:value-type="float">
            <text:p>24402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1"/>
          <table:table-cell office:value-type="float" office:value="16782" calcext:value-type="float">
            <text:p>16782.0</text:p>
          </table:table-cell>
          <table:table-cell office:value-type="float" office:value="22283" calcext:value-type="float">
            <text:p>22283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530" calcext:value-type="float">
            <text:p>5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1"/>
          <table:table-cell office:value-type="float" office:value="16488" calcext:value-type="float">
            <text:p>16488.0</text:p>
          </table:table-cell>
          <table:table-cell office:value-type="float" office:value="22227" calcext:value-type="float">
            <text:p>22227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1"/>
          <table:table-cell office:value-type="float" office:value="17303" calcext:value-type="float">
            <text:p>17303.0</text:p>
          </table:table-cell>
          <table:table-cell office:value-type="float" office:value="22764" calcext:value-type="float">
            <text:p>22764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532" calcext:value-type="float">
            <text:p>5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1"/>
          <table:table-cell office:value-type="float" office:value="17313" calcext:value-type="float">
            <text:p>17313.0</text:p>
          </table:table-cell>
          <table:table-cell office:value-type="float" office:value="22690" calcext:value-type="float">
            <text:p>22690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1"/>
          <table:table-cell office:value-type="float" office:value="24254" calcext:value-type="float">
            <text:p>24254.0</text:p>
          </table:table-cell>
          <table:table-cell office:value-type="float" office:value="26641" calcext:value-type="float">
            <text:p>26641.0</text:p>
          </table:table-cell>
          <table:table-cell office:value-type="float" office:value="149" calcext:value-type="float">
            <text:p>149.0</text:p>
          </table:table-cell>
          <table:table-cell office:value-type="float" office:value="0" calcext:value-type="float">
            <text:p>0</text:p>
          </table:table-cell>
          <table:table-cell office:value-type="float" office:value="534" calcext:value-type="float">
            <text:p>5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1"/>
          <table:table-cell office:value-type="float" office:value="16444" calcext:value-type="float">
            <text:p>16444.0</text:p>
          </table:table-cell>
          <table:table-cell office:value-type="float" office:value="23396" calcext:value-type="float">
            <text:p>23396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535" calcext:value-type="float">
            <text:p>5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1"/>
          <table:table-cell office:value-type="float" office:value="17263" calcext:value-type="float">
            <text:p>17263.0</text:p>
          </table:table-cell>
          <table:table-cell office:value-type="float" office:value="24528" calcext:value-type="float">
            <text:p>24528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536" calcext:value-type="float">
            <text:p>5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1"/>
          <table:table-cell office:value-type="float" office:value="17404" calcext:value-type="float">
            <text:p>17404.0</text:p>
          </table:table-cell>
          <table:table-cell office:value-type="float" office:value="24476" calcext:value-type="float">
            <text:p>24476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308" calcext:value-type="float">
            <text:p>17308.0</text:p>
          </table:table-cell>
          <table:table-cell office:value-type="float" office:value="24408" calcext:value-type="float">
            <text:p>24408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539" calcext:value-type="float">
            <text:p>53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1"/>
          <table:table-cell office:value-type="float" office:value="16822" calcext:value-type="float">
            <text:p>16822.0</text:p>
          </table:table-cell>
          <table:table-cell office:value-type="float" office:value="22259" calcext:value-type="float">
            <text:p>22259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1"/>
          <table:table-cell office:value-type="float" office:value="16466" calcext:value-type="float">
            <text:p>16466.0</text:p>
          </table:table-cell>
          <table:table-cell office:value-type="float" office:value="22213" calcext:value-type="float">
            <text:p>22213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541" calcext:value-type="float">
            <text:p>5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1"/>
          <table:table-cell office:value-type="float" office:value="17317" calcext:value-type="float">
            <text:p>17317.0</text:p>
          </table:table-cell>
          <table:table-cell office:value-type="float" office:value="22684" calcext:value-type="float">
            <text:p>22684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543" calcext:value-type="float">
            <text:p>5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1"/>
          <table:table-cell office:value-type="float" office:value="24270" calcext:value-type="float">
            <text:p>24270.0</text:p>
          </table:table-cell>
          <table:table-cell office:value-type="float" office:value="26664" calcext:value-type="float">
            <text:p>26664.0</text:p>
          </table:table-cell>
          <table:table-cell office:value-type="float" office:value="149" calcext:value-type="float">
            <text:p>149.0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1"/>
          <table:table-cell office:value-type="float" office:value="16434" calcext:value-type="float">
            <text:p>16434.0</text:p>
          </table:table-cell>
          <table:table-cell office:value-type="float" office:value="23398" calcext:value-type="float">
            <text:p>23398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545" calcext:value-type="float">
            <text:p>5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1"/>
          <table:table-cell office:value-type="float" office:value="17254" calcext:value-type="float">
            <text:p>17254.0</text:p>
          </table:table-cell>
          <table:table-cell office:value-type="float" office:value="24540" calcext:value-type="float">
            <text:p>24540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546" calcext:value-type="float">
            <text:p>5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1"/>
          <table:table-cell office:value-type="float" office:value="17406" calcext:value-type="float">
            <text:p>17406.0</text:p>
          </table:table-cell>
          <table:table-cell office:value-type="float" office:value="24466" calcext:value-type="float">
            <text:p>24466.0</text:p>
          </table:table-cell>
          <table:table-cell office:value-type="float" office:value="355" calcext:value-type="float">
            <text:p>355.0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1"/>
          <table:table-cell office:value-type="float" office:value="17300" calcext:value-type="float">
            <text:p>17300.0</text:p>
          </table:table-cell>
          <table:table-cell office:value-type="float" office:value="24422" calcext:value-type="float">
            <text:p>24422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1"/>
          <table:table-cell office:value-type="float" office:value="16837" calcext:value-type="float">
            <text:p>16837.0</text:p>
          </table:table-cell>
          <table:table-cell office:value-type="float" office:value="22246" calcext:value-type="float">
            <text:p>22246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549" calcext:value-type="float">
            <text:p>5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1"/>
          <table:table-cell office:value-type="float" office:value="16452" calcext:value-type="float">
            <text:p>16452.0</text:p>
          </table:table-cell>
          <table:table-cell office:value-type="float" office:value="22203" calcext:value-type="float">
            <text:p>22203.0</text:p>
          </table:table-cell>
          <table:table-cell office:value-type="float" office:value="367" calcext:value-type="float">
            <text:p>367.0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1"/>
          <table:table-cell office:value-type="float" office:value="17317" calcext:value-type="float">
            <text:p>17317.0</text:p>
          </table:table-cell>
          <table:table-cell office:value-type="float" office:value="22681" calcext:value-type="float">
            <text:p>22681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1"/>
          <table:table-cell office:value-type="float" office:value="24308" calcext:value-type="float">
            <text:p>24308.0</text:p>
          </table:table-cell>
          <table:table-cell office:value-type="float" office:value="26695" calcext:value-type="float">
            <text:p>26695.0</text:p>
          </table:table-cell>
          <table:table-cell office:value-type="float" office:value="149" calcext:value-type="float">
            <text:p>149.0</text:p>
          </table:table-cell>
          <table:table-cell office:value-type="float" office:value="0" calcext:value-type="float">
            <text:p>0</text:p>
          </table:table-cell>
          <table:table-cell office:value-type="float" office:value="552" calcext:value-type="float">
            <text:p>5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1"/>
          <table:table-cell office:value-type="float" office:value="16385" calcext:value-type="float">
            <text:p>16385.0</text:p>
          </table:table-cell>
          <table:table-cell office:value-type="float" office:value="23348" calcext:value-type="float">
            <text:p>23348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1"/>
          <table:table-cell office:value-type="float" office:value="17217" calcext:value-type="float">
            <text:p>17217.0</text:p>
          </table:table-cell>
          <table:table-cell office:value-type="float" office:value="24572" calcext:value-type="float">
            <text:p>24572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1"/>
          <table:table-cell office:value-type="float" office:value="17408" calcext:value-type="float">
            <text:p>17408.0</text:p>
          </table:table-cell>
          <table:table-cell office:value-type="float" office:value="24461" calcext:value-type="float">
            <text:p>24461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1"/>
          <table:table-cell office:value-type="float" office:value="17300" calcext:value-type="float">
            <text:p>17300.0</text:p>
          </table:table-cell>
          <table:table-cell office:value-type="float" office:value="24422" calcext:value-type="float">
            <text:p>24422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556" calcext:value-type="float">
            <text:p>5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1"/>
          <table:table-cell office:value-type="float" office:value="16857" calcext:value-type="float">
            <text:p>16857.0</text:p>
          </table:table-cell>
          <table:table-cell office:value-type="float" office:value="22232" calcext:value-type="float">
            <text:p>22232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557" calcext:value-type="float">
            <text:p>5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1"/>
          <table:table-cell office:value-type="float" office:value="16437" calcext:value-type="float">
            <text:p>16437.0</text:p>
          </table:table-cell>
          <table:table-cell office:value-type="float" office:value="22179" calcext:value-type="float">
            <text:p>22179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1"/>
          <table:table-cell office:value-type="float" office:value="17322" calcext:value-type="float">
            <text:p>17322.0</text:p>
          </table:table-cell>
          <table:table-cell office:value-type="float" office:value="22676" calcext:value-type="float">
            <text:p>22676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1"/>
          <table:table-cell office:value-type="float" office:value="24327" calcext:value-type="float">
            <text:p>24327.0</text:p>
          </table:table-cell>
          <table:table-cell office:value-type="float" office:value="26717" calcext:value-type="float">
            <text:p>26717.0</text:p>
          </table:table-cell>
          <table:table-cell office:value-type="float" office:value="148" calcext:value-type="float">
            <text:p>148.0</text:p>
          </table:table-cell>
          <table:table-cell office:value-type="float" office:value="0" calcext:value-type="float">
            <text:p>0</text:p>
          </table:table-cell>
          <table:table-cell office:value-type="float" office:value="560" calcext:value-type="float">
            <text:p>5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1"/>
          <table:table-cell office:value-type="float" office:value="16378" calcext:value-type="float">
            <text:p>16378.0</text:p>
          </table:table-cell>
          <table:table-cell office:value-type="float" office:value="23341" calcext:value-type="float">
            <text:p>23341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561" calcext:value-type="float">
            <text:p>5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1"/>
          <table:table-cell office:value-type="float" office:value="17197" calcext:value-type="float">
            <text:p>17197.0</text:p>
          </table:table-cell>
          <table:table-cell office:value-type="float" office:value="24578" calcext:value-type="float">
            <text:p>24578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1"/>
          <table:table-cell office:value-type="float" office:value="17409" calcext:value-type="float">
            <text:p>17409.0</text:p>
          </table:table-cell>
          <table:table-cell office:value-type="float" office:value="24454" calcext:value-type="float">
            <text:p>24454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563" calcext:value-type="float">
            <text:p>5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1"/>
          <table:table-cell office:value-type="float" office:value="17311" calcext:value-type="float">
            <text:p>17311.0</text:p>
          </table:table-cell>
          <table:table-cell office:value-type="float" office:value="24479" calcext:value-type="float">
            <text:p>24479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1"/>
          <table:table-cell office:value-type="float" office:value="17300" calcext:value-type="float">
            <text:p>17300.0</text:p>
          </table:table-cell>
          <table:table-cell office:value-type="float" office:value="24427" calcext:value-type="float">
            <text:p>24427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564" calcext:value-type="float">
            <text:p>5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1"/>
          <table:table-cell office:value-type="float" office:value="16877" calcext:value-type="float">
            <text:p>16877.0</text:p>
          </table:table-cell>
          <table:table-cell office:value-type="float" office:value="22198" calcext:value-type="float">
            <text:p>22198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1"/>
          <table:table-cell office:value-type="float" office:value="16423" calcext:value-type="float">
            <text:p>16423.0</text:p>
          </table:table-cell>
          <table:table-cell office:value-type="float" office:value="22155" calcext:value-type="float">
            <text:p>22155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1"/>
          <table:table-cell office:value-type="float" office:value="17334" calcext:value-type="float">
            <text:p>17334.0</text:p>
          </table:table-cell>
          <table:table-cell office:value-type="float" office:value="22670" calcext:value-type="float">
            <text:p>22670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1"/>
          <table:table-cell office:value-type="float" office:value="24339" calcext:value-type="float">
            <text:p>24339.0</text:p>
          </table:table-cell>
          <table:table-cell office:value-type="float" office:value="26728" calcext:value-type="float">
            <text:p>26728.0</text:p>
          </table:table-cell>
          <table:table-cell office:value-type="float" office:value="147" calcext:value-type="float">
            <text:p>147.0</text:p>
          </table:table-cell>
          <table:table-cell office:value-type="float" office:value="0" calcext:value-type="float">
            <text:p>0</text:p>
          </table:table-cell>
          <table:table-cell office:value-type="float" office:value="568" calcext:value-type="float">
            <text:p>5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1"/>
          <table:table-cell office:value-type="float" office:value="16364" calcext:value-type="float">
            <text:p>16364.0</text:p>
          </table:table-cell>
          <table:table-cell office:value-type="float" office:value="23333" calcext:value-type="float">
            <text:p>23333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569" calcext:value-type="float">
            <text:p>5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1"/>
          <table:table-cell office:value-type="float" office:value="17193" calcext:value-type="float">
            <text:p>17193.0</text:p>
          </table:table-cell>
          <table:table-cell office:value-type="float" office:value="24587" calcext:value-type="float">
            <text:p>24587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1"/>
          <table:table-cell office:value-type="float" office:value="17409" calcext:value-type="float">
            <text:p>17409.0</text:p>
          </table:table-cell>
          <table:table-cell office:value-type="float" office:value="24453" calcext:value-type="float">
            <text:p>24453.0</text:p>
          </table:table-cell>
          <table:table-cell office:value-type="float" office:value="352" calcext:value-type="float">
            <text:p>352.0</text:p>
          </table:table-cell>
          <table:table-cell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1"/>
          <table:table-cell office:value-type="float" office:value="17318" calcext:value-type="float">
            <text:p>17318.0</text:p>
          </table:table-cell>
          <table:table-cell office:value-type="float" office:value="24507" calcext:value-type="float">
            <text:p>24507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1"/>
          <table:table-cell office:value-type="float" office:value="17301" calcext:value-type="float">
            <text:p>17301.0</text:p>
          </table:table-cell>
          <table:table-cell office:value-type="float" office:value="24428" calcext:value-type="float">
            <text:p>24428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1"/>
          <table:table-cell office:value-type="float" office:value="16887" calcext:value-type="float">
            <text:p>16887.0</text:p>
          </table:table-cell>
          <table:table-cell office:value-type="float" office:value="22177" calcext:value-type="float">
            <text:p>22177.0</text:p>
          </table:table-cell>
          <table:table-cell office:value-type="float" office:value="349" calcext:value-type="float">
            <text:p>349.0</text:p>
          </table:table-cell>
          <table:table-cell office:value-type="float" office:value="0" calcext:value-type="float">
            <text:p>0</text:p>
          </table:table-cell>
          <table:table-cell office:value-type="float" office:value="574" calcext:value-type="float">
            <text:p>5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1"/>
          <table:table-cell office:value-type="float" office:value="16408" calcext:value-type="float">
            <text:p>16408.0</text:p>
          </table:table-cell>
          <table:table-cell office:value-type="float" office:value="22131" calcext:value-type="float">
            <text:p>22131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1"/>
          <table:table-cell office:value-type="float" office:value="17352" calcext:value-type="float">
            <text:p>17352.0</text:p>
          </table:table-cell>
          <table:table-cell office:value-type="float" office:value="22667" calcext:value-type="float">
            <text:p>22667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1"/>
          <table:table-cell office:value-type="float" office:value="24359" calcext:value-type="float">
            <text:p>24359.0</text:p>
          </table:table-cell>
          <table:table-cell office:value-type="float" office:value="26749" calcext:value-type="float">
            <text:p>26749.0</text:p>
          </table:table-cell>
          <table:table-cell office:value-type="float" office:value="146" calcext:value-type="float">
            <text:p>146.0</text:p>
          </table:table-cell>
          <table:table-cell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1"/>
          <table:table-cell office:value-type="float" office:value="16348" calcext:value-type="float">
            <text:p>16348.0</text:p>
          </table:table-cell>
          <table:table-cell office:value-type="float" office:value="23331" calcext:value-type="float">
            <text:p>23331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1"/>
          <table:table-cell office:value-type="float" office:value="17175" calcext:value-type="float">
            <text:p>17175.0</text:p>
          </table:table-cell>
          <table:table-cell office:value-type="float" office:value="24591" calcext:value-type="float">
            <text:p>24591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579" calcext:value-type="float">
            <text:p>5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1"/>
          <table:table-cell office:value-type="float" office:value="17411" calcext:value-type="float">
            <text:p>17411.0</text:p>
          </table:table-cell>
          <table:table-cell office:value-type="float" office:value="24460" calcext:value-type="float">
            <text:p>24460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1"/>
          <table:table-cell office:value-type="float" office:value="17274" calcext:value-type="float">
            <text:p>17274.0</text:p>
          </table:table-cell>
          <table:table-cell office:value-type="float" office:value="24555" calcext:value-type="float">
            <text:p>24555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1"/>
          <table:table-cell office:value-type="float" office:value="17301" calcext:value-type="float">
            <text:p>17301.0</text:p>
          </table:table-cell>
          <table:table-cell office:value-type="float" office:value="24445" calcext:value-type="float">
            <text:p>24445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1"/>
          <table:table-cell office:value-type="float" office:value="16897" calcext:value-type="float">
            <text:p>16897.0</text:p>
          </table:table-cell>
          <table:table-cell office:value-type="float" office:value="22148" calcext:value-type="float">
            <text:p>22148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583" calcext:value-type="float">
            <text:p>5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1"/>
          <table:table-cell office:value-type="float" office:value="16398" calcext:value-type="float">
            <text:p>16398.0</text:p>
          </table:table-cell>
          <table:table-cell office:value-type="float" office:value="22118" calcext:value-type="float">
            <text:p>22118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1"/>
          <table:table-cell office:value-type="float" office:value="17373" calcext:value-type="float">
            <text:p>17373.0</text:p>
          </table:table-cell>
          <table:table-cell office:value-type="float" office:value="22668" calcext:value-type="float">
            <text:p>22668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1"/>
          <table:table-cell office:value-type="float" office:value="24390" calcext:value-type="float">
            <text:p>24390.0</text:p>
          </table:table-cell>
          <table:table-cell office:value-type="float" office:value="26772" calcext:value-type="float">
            <text:p>26772.0</text:p>
          </table:table-cell>
          <table:table-cell office:value-type="float" office:value="145" calcext:value-type="float">
            <text:p>145.0</text:p>
          </table:table-cell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1"/>
          <table:table-cell office:value-type="float" office:value="16312" calcext:value-type="float">
            <text:p>16312.0</text:p>
          </table:table-cell>
          <table:table-cell office:value-type="float" office:value="23312" calcext:value-type="float">
            <text:p>23312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1"/>
          <table:table-cell office:value-type="float" office:value="17127" calcext:value-type="float">
            <text:p>17127.0</text:p>
          </table:table-cell>
          <table:table-cell office:value-type="float" office:value="24608" calcext:value-type="float">
            <text:p>24608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588" calcext:value-type="float">
            <text:p>5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1"/>
          <table:table-cell office:value-type="float" office:value="17267" calcext:value-type="float">
            <text:p>17267.0</text:p>
          </table:table-cell>
          <table:table-cell office:value-type="float" office:value="24573" calcext:value-type="float">
            <text:p>24573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1"/>
          <table:table-cell office:value-type="float" office:value="17302" calcext:value-type="float">
            <text:p>17302.0</text:p>
          </table:table-cell>
          <table:table-cell office:value-type="float" office:value="24453" calcext:value-type="float">
            <text:p>24453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1"/>
          <table:table-cell office:value-type="float" office:value="16897" calcext:value-type="float">
            <text:p>16897.0</text:p>
          </table:table-cell>
          <table:table-cell office:value-type="float" office:value="22109" calcext:value-type="float">
            <text:p>22109.0</text:p>
          </table:table-cell>
          <table:table-cell office:value-type="float" office:value="348" calcext:value-type="float">
            <text:p>348.0</text:p>
          </table:table-cell>
          <table:table-cell office:value-type="float" office:value="0" calcext:value-type="float">
            <text:p>0</text:p>
          </table:table-cell>
          <table:table-cell office:value-type="float" office:value="592" calcext:value-type="float">
            <text:p>5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1"/>
          <table:table-cell office:value-type="float" office:value="16387" calcext:value-type="float">
            <text:p>16387.0</text:p>
          </table:table-cell>
          <table:table-cell office:value-type="float" office:value="22086" calcext:value-type="float">
            <text:p>22086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593" calcext:value-type="float">
            <text:p>5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1"/>
          <table:table-cell office:value-type="float" office:value="17382" calcext:value-type="float">
            <text:p>17382.0</text:p>
          </table:table-cell>
          <table:table-cell office:value-type="float" office:value="22665" calcext:value-type="float">
            <text:p>22665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594" calcext:value-type="float">
            <text:p>5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1"/>
          <table:table-cell office:value-type="float" office:value="24412" calcext:value-type="float">
            <text:p>24412.0</text:p>
          </table:table-cell>
          <table:table-cell office:value-type="float" office:value="26789" calcext:value-type="float">
            <text:p>26789.0</text:p>
          </table:table-cell>
          <table:table-cell office:value-type="float" office:value="144" calcext:value-type="float">
            <text:p>144.0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1"/>
          <table:table-cell office:value-type="float" office:value="16255" calcext:value-type="float">
            <text:p>16255.0</text:p>
          </table:table-cell>
          <table:table-cell office:value-type="float" office:value="23273" calcext:value-type="float">
            <text:p>23273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596" calcext:value-type="float">
            <text:p>5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1"/>
          <table:table-cell office:value-type="float" office:value="17096" calcext:value-type="float">
            <text:p>17096.0</text:p>
          </table:table-cell>
          <table:table-cell office:value-type="float" office:value="24609" calcext:value-type="float">
            <text:p>24609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597" calcext:value-type="float">
            <text:p>5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1"/>
          <table:table-cell office:value-type="float" office:value="17271" calcext:value-type="float">
            <text:p>17271.0</text:p>
          </table:table-cell>
          <table:table-cell office:value-type="float" office:value="24577" calcext:value-type="float">
            <text:p>24577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1"/>
          <table:table-cell office:value-type="float" office:value="17301" calcext:value-type="float">
            <text:p>17301.0</text:p>
          </table:table-cell>
          <table:table-cell office:value-type="float" office:value="24466" calcext:value-type="float">
            <text:p>24466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897" calcext:value-type="float">
            <text:p>16897.0</text:p>
          </table:table-cell>
          <table:table-cell office:value-type="float" office:value="22090" calcext:value-type="float">
            <text:p>22090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1"/>
          <table:table-cell office:value-type="float" office:value="16383" calcext:value-type="float">
            <text:p>16383.0</text:p>
          </table:table-cell>
          <table:table-cell office:value-type="float" office:value="22048" calcext:value-type="float">
            <text:p>22048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601" calcext:value-type="float">
            <text:p>6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1"/>
          <table:table-cell office:value-type="float" office:value="24426" calcext:value-type="float">
            <text:p>24426.0</text:p>
          </table:table-cell>
          <table:table-cell office:value-type="float" office:value="26804" calcext:value-type="float">
            <text:p>26804.0</text:p>
          </table:table-cell>
          <table:table-cell office:value-type="float" office:value="143" calcext:value-type="float">
            <text:p>143.0</text:p>
          </table:table-cell>
          <table:table-cell office:value-type="float" office:value="0" calcext:value-type="float">
            <text:p>0</text:p>
          </table:table-cell>
          <table:table-cell office:value-type="float" office:value="603" calcext:value-type="float">
            <text:p>6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1"/>
          <table:table-cell office:value-type="float" office:value="16208" calcext:value-type="float">
            <text:p>16208.0</text:p>
          </table:table-cell>
          <table:table-cell office:value-type="float" office:value="23251" calcext:value-type="float">
            <text:p>23251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1"/>
          <table:table-cell office:value-type="float" office:value="17043" calcext:value-type="float">
            <text:p>17043.0</text:p>
          </table:table-cell>
          <table:table-cell office:value-type="float" office:value="24624" calcext:value-type="float">
            <text:p>24624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1"/>
          <table:table-cell office:value-type="float" office:value="17264" calcext:value-type="float">
            <text:p>17264.0</text:p>
          </table:table-cell>
          <table:table-cell office:value-type="float" office:value="24601" calcext:value-type="float">
            <text:p>24601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1"/>
          <table:table-cell office:value-type="float" office:value="17313" calcext:value-type="float">
            <text:p>17313.0</text:p>
          </table:table-cell>
          <table:table-cell office:value-type="float" office:value="24477" calcext:value-type="float">
            <text:p>24477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607" calcext:value-type="float">
            <text:p>6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1"/>
          <table:table-cell office:value-type="float" office:value="16876" calcext:value-type="float">
            <text:p>16876.0</text:p>
          </table:table-cell>
          <table:table-cell office:value-type="float" office:value="22044" calcext:value-type="float">
            <text:p>22044.0</text:p>
          </table:table-cell>
          <table:table-cell office:value-type="float" office:value="346" calcext:value-type="float">
            <text:p>346.0</text:p>
          </table:table-cell>
          <table:table-cell office:value-type="float" office:value="0" calcext:value-type="float">
            <text:p>0</text:p>
          </table:table-cell>
          <table:table-cell office:value-type="float" office:value="608" calcext:value-type="float">
            <text:p>6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1"/>
          <table:table-cell office:value-type="float" office:value="16356" calcext:value-type="float">
            <text:p>16356.0</text:p>
          </table:table-cell>
          <table:table-cell office:value-type="float" office:value="22025" calcext:value-type="float">
            <text:p>22025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609" calcext:value-type="float">
            <text:p>6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1"/>
          <table:table-cell office:value-type="float" office:value="24443" calcext:value-type="float">
            <text:p>24443.0</text:p>
          </table:table-cell>
          <table:table-cell office:value-type="float" office:value="26820" calcext:value-type="float">
            <text:p>26820.0</text:p>
          </table:table-cell>
          <table:table-cell office:value-type="float" office:value="142" calcext:value-type="float">
            <text:p>142.0</text:p>
          </table:table-cell>
          <table:table-cell office:value-type="float" office:value="0" calcext:value-type="float">
            <text:p>0</text:p>
          </table:table-cell>
          <table:table-cell office:value-type="float" office:value="610" calcext:value-type="float">
            <text:p>6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1"/>
          <table:table-cell office:value-type="float" office:value="16145" calcext:value-type="float">
            <text:p>16145.0</text:p>
          </table:table-cell>
          <table:table-cell office:value-type="float" office:value="23235" calcext:value-type="float">
            <text:p>23235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1"/>
          <table:table-cell office:value-type="float" office:value="16978" calcext:value-type="float">
            <text:p>16978.0</text:p>
          </table:table-cell>
          <table:table-cell office:value-type="float" office:value="24655" calcext:value-type="float">
            <text:p>24655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264" calcext:value-type="float">
            <text:p>17264.0</text:p>
          </table:table-cell>
          <table:table-cell office:value-type="float" office:value="24606" calcext:value-type="float">
            <text:p>24606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613" calcext:value-type="float">
            <text:p>61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348" calcext:value-type="float">
            <text:p>17348.0</text:p>
          </table:table-cell>
          <table:table-cell office:value-type="float" office:value="24486" calcext:value-type="float">
            <text:p>24486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1"/>
          <table:table-cell office:value-type="float" office:value="16873" calcext:value-type="float">
            <text:p>16873.0</text:p>
          </table:table-cell>
          <table:table-cell office:value-type="float" office:value="22027" calcext:value-type="float">
            <text:p>22027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1"/>
          <table:table-cell office:value-type="float" office:value="16354" calcext:value-type="float">
            <text:p>16354.0</text:p>
          </table:table-cell>
          <table:table-cell office:value-type="float" office:value="22007" calcext:value-type="float">
            <text:p>22007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1"/>
          <table:table-cell office:value-type="float" office:value="24459" calcext:value-type="float">
            <text:p>24459.0</text:p>
          </table:table-cell>
          <table:table-cell office:value-type="float" office:value="26842" calcext:value-type="float">
            <text:p>26842.0</text:p>
          </table:table-cell>
          <table:table-cell office:value-type="float" office:value="141" calcext:value-type="float">
            <text:p>141.0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1"/>
          <table:table-cell office:value-type="float" office:value="16071" calcext:value-type="float">
            <text:p>16071.0</text:p>
          </table:table-cell>
          <table:table-cell office:value-type="float" office:value="23203" calcext:value-type="float">
            <text:p>23203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618" calcext:value-type="float">
            <text:p>6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1"/>
          <table:table-cell office:value-type="float" office:value="16921" calcext:value-type="float">
            <text:p>16921.0</text:p>
          </table:table-cell>
          <table:table-cell office:value-type="float" office:value="24667" calcext:value-type="float">
            <text:p>24667.0</text:p>
          </table:table-cell>
          <table:table-cell office:value-type="float" office:value="350" calcext:value-type="float">
            <text:p>350.0</text:p>
          </table:table-cell>
          <table:table-cell office:value-type="float" office:value="0" calcext:value-type="float">
            <text:p>0</text:p>
          </table:table-cell>
          <table:table-cell office:value-type="float" office:value="619" calcext:value-type="float">
            <text:p>6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1"/>
          <table:table-cell office:value-type="float" office:value="17271" calcext:value-type="float">
            <text:p>17271.0</text:p>
          </table:table-cell>
          <table:table-cell office:value-type="float" office:value="24616" calcext:value-type="float">
            <text:p>24616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1"/>
          <table:table-cell office:value-type="float" office:value="17371" calcext:value-type="float">
            <text:p>17371.0</text:p>
          </table:table-cell>
          <table:table-cell office:value-type="float" office:value="24495" calcext:value-type="float">
            <text:p>24495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621" calcext:value-type="float">
            <text:p>6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1"/>
          <table:table-cell office:value-type="float" office:value="16856" calcext:value-type="float">
            <text:p>16856.0</text:p>
          </table:table-cell>
          <table:table-cell office:value-type="float" office:value="22010" calcext:value-type="float">
            <text:p>22010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622" calcext:value-type="float">
            <text:p>6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1"/>
          <table:table-cell office:value-type="float" office:value="16339" calcext:value-type="float">
            <text:p>16339.0</text:p>
          </table:table-cell>
          <table:table-cell office:value-type="float" office:value="21989" calcext:value-type="float">
            <text:p>21989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623" calcext:value-type="float">
            <text:p>6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1"/>
          <table:table-cell office:value-type="float" office:value="24481" calcext:value-type="float">
            <text:p>24481.0</text:p>
          </table:table-cell>
          <table:table-cell office:value-type="float" office:value="26871" calcext:value-type="float">
            <text:p>26871.0</text:p>
          </table:table-cell>
          <table:table-cell office:value-type="float" office:value="139" calcext:value-type="float">
            <text:p>139.0</text:p>
          </table:table-cell>
          <table:table-cell office:value-type="float" office:value="0" calcext:value-type="float">
            <text:p>0</text:p>
          </table:table-cell>
          <table:table-cell office:value-type="float" office:value="624" calcext:value-type="float">
            <text:p>6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1"/>
          <table:table-cell office:value-type="float" office:value="16042" calcext:value-type="float">
            <text:p>16042.0</text:p>
          </table:table-cell>
          <table:table-cell office:value-type="float" office:value="23198" calcext:value-type="float">
            <text:p>23198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ce1"/>
          <table:table-cell office:value-type="float" office:value="16880" calcext:value-type="float">
            <text:p>16880.0</text:p>
          </table:table-cell>
          <table:table-cell office:value-type="float" office:value="24676" calcext:value-type="float">
            <text:p>24676.0</text:p>
          </table:table-cell>
          <table:table-cell office:value-type="float" office:value="351" calcext:value-type="float">
            <text:p>351.0</text:p>
          </table:table-cell>
          <table:table-cell office:value-type="float" office:value="0" calcext:value-type="float">
            <text:p>0</text:p>
          </table:table-cell>
          <table:table-cell office:value-type="float" office:value="626" calcext:value-type="float">
            <text:p>6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1"/>
          <table:table-cell office:value-type="float" office:value="17279" calcext:value-type="float">
            <text:p>17279.0</text:p>
          </table:table-cell>
          <table:table-cell office:value-type="float" office:value="24624" calcext:value-type="float">
            <text:p>24624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627" calcext:value-type="float">
            <text:p>6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ce1"/>
          <table:table-cell office:value-type="float" office:value="17394" calcext:value-type="float">
            <text:p>17394.0</text:p>
          </table:table-cell>
          <table:table-cell office:value-type="float" office:value="24502" calcext:value-type="float">
            <text:p>24502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628" calcext:value-type="float">
            <text:p>6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1"/>
          <table:table-cell office:value-type="float" office:value="16862" calcext:value-type="float">
            <text:p>16862.0</text:p>
          </table:table-cell>
          <table:table-cell office:value-type="float" office:value="22015" calcext:value-type="float">
            <text:p>22015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ce1"/>
          <table:table-cell office:value-type="float" office:value="16300" calcext:value-type="float">
            <text:p>16300.0</text:p>
          </table:table-cell>
          <table:table-cell office:value-type="float" office:value="21980" calcext:value-type="float">
            <text:p>21980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1"/>
          <table:table-cell office:value-type="float" office:value="24496" calcext:value-type="float">
            <text:p>24496.0</text:p>
          </table:table-cell>
          <table:table-cell office:value-type="float" office:value="26888" calcext:value-type="float">
            <text:p>26888.0</text:p>
          </table:table-cell>
          <table:table-cell office:value-type="float" office:value="135" calcext:value-type="float">
            <text:p>135.0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ce1"/>
          <table:table-cell office:value-type="float" office:value="16033" calcext:value-type="float">
            <text:p>16033.0</text:p>
          </table:table-cell>
          <table:table-cell office:value-type="float" office:value="23190" calcext:value-type="float">
            <text:p>23190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1"/>
          <table:table-cell office:value-type="float" office:value="16875" calcext:value-type="float">
            <text:p>16875.0</text:p>
          </table:table-cell>
          <table:table-cell office:value-type="float" office:value="24677" calcext:value-type="float">
            <text:p>24677.0</text:p>
          </table:table-cell>
          <table:table-cell office:value-type="float" office:value="353" calcext:value-type="float">
            <text:p>353.0</text:p>
          </table:table-cell>
          <table:table-cell office:value-type="float" office:value="0" calcext:value-type="float">
            <text:p>0</text:p>
          </table:table-cell>
          <table:table-cell office:value-type="float" office:value="633" calcext:value-type="float">
            <text:p>6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ce1"/>
          <table:table-cell office:value-type="float" office:value="17285" calcext:value-type="float">
            <text:p>17285.0</text:p>
          </table:table-cell>
          <table:table-cell office:value-type="float" office:value="24632" calcext:value-type="float">
            <text:p>24632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ce1"/>
          <table:table-cell office:value-type="float" office:value="17410" calcext:value-type="float">
            <text:p>17410.0</text:p>
          </table:table-cell>
          <table:table-cell office:value-type="float" office:value="24499" calcext:value-type="float">
            <text:p>24499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ce1"/>
          <table:table-cell office:value-type="float" office:value="16862" calcext:value-type="float">
            <text:p>16862.0</text:p>
          </table:table-cell>
          <table:table-cell office:value-type="float" office:value="22015" calcext:value-type="float">
            <text:p>22015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1"/>
          <table:table-cell office:value-type="float" office:value="16286" calcext:value-type="float">
            <text:p>16286.0</text:p>
          </table:table-cell>
          <table:table-cell office:value-type="float" office:value="21960" calcext:value-type="float">
            <text:p>21960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637" calcext:value-type="float">
            <text:p>6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ce1"/>
          <table:table-cell office:value-type="float" office:value="24508" calcext:value-type="float">
            <text:p>24508.0</text:p>
          </table:table-cell>
          <table:table-cell office:value-type="float" office:value="26913" calcext:value-type="float">
            <text:p>26913.0</text:p>
          </table:table-cell>
          <table:table-cell office:value-type="float" office:value="133" calcext:value-type="float">
            <text:p>133.0</text:p>
          </table:table-cell>
          <table:table-cell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026" calcext:value-type="float">
            <text:p>16026.0</text:p>
          </table:table-cell>
          <table:table-cell office:value-type="float" office:value="23197" calcext:value-type="float">
            <text:p>23197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639" calcext:value-type="float">
            <text:p>63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1"/>
          <table:table-cell office:value-type="float" office:value="16875" calcext:value-type="float">
            <text:p>16875.0</text:p>
          </table:table-cell>
          <table:table-cell office:value-type="float" office:value="24677" calcext:value-type="float">
            <text:p>24677.0</text:p>
          </table:table-cell>
          <table:table-cell office:value-type="float" office:value="354" calcext:value-type="float">
            <text:p>354.0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ce1"/>
          <table:table-cell office:value-type="float" office:value="17285" calcext:value-type="float">
            <text:p>17285.0</text:p>
          </table:table-cell>
          <table:table-cell office:value-type="float" office:value="24643" calcext:value-type="float">
            <text:p>24643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1"/>
          <table:table-cell office:value-type="float" office:value="17415" calcext:value-type="float">
            <text:p>17415.0</text:p>
          </table:table-cell>
          <table:table-cell office:value-type="float" office:value="24508" calcext:value-type="float">
            <text:p>24508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1"/>
          <table:table-cell office:value-type="float" office:value="16869" calcext:value-type="float">
            <text:p>16869.0</text:p>
          </table:table-cell>
          <table:table-cell office:value-type="float" office:value="22019" calcext:value-type="float">
            <text:p>22019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643" calcext:value-type="float">
            <text:p>6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1"/>
          <table:table-cell office:value-type="float" office:value="16260" calcext:value-type="float">
            <text:p>16260.0</text:p>
          </table:table-cell>
          <table:table-cell office:value-type="float" office:value="21955" calcext:value-type="float">
            <text:p>21955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ce1"/>
          <table:table-cell office:value-type="float" office:value="24518" calcext:value-type="float">
            <text:p>24518.0</text:p>
          </table:table-cell>
          <table:table-cell office:value-type="float" office:value="26930" calcext:value-type="float">
            <text:p>26930.0</text:p>
          </table:table-cell>
          <table:table-cell office:value-type="float" office:value="131" calcext:value-type="float">
            <text:p>131.0</text:p>
          </table:table-cell>
          <table:table-cell office:value-type="float" office:value="0" calcext:value-type="float">
            <text:p>0</text:p>
          </table:table-cell>
          <table:table-cell office:value-type="float" office:value="645" calcext:value-type="float">
            <text:p>6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1"/>
          <table:table-cell office:value-type="float" office:value="16013" calcext:value-type="float">
            <text:p>16013.0</text:p>
          </table:table-cell>
          <table:table-cell office:value-type="float" office:value="23164" calcext:value-type="float">
            <text:p>23164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646" calcext:value-type="float">
            <text:p>6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1"/>
          <table:table-cell office:value-type="float" office:value="16866" calcext:value-type="float">
            <text:p>16866.0</text:p>
          </table:table-cell>
          <table:table-cell office:value-type="float" office:value="24673" calcext:value-type="float">
            <text:p>24673.0</text:p>
          </table:table-cell>
          <table:table-cell office:value-type="float" office:value="356" calcext:value-type="float">
            <text:p>356.0</text:p>
          </table:table-cell>
          <table:table-cell office:value-type="float" office:value="0" calcext:value-type="float">
            <text:p>0</text:p>
          </table:table-cell>
          <table:table-cell office:value-type="float" office:value="647" calcext:value-type="float">
            <text:p>6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ce1"/>
          <table:table-cell office:value-type="float" office:value="17289" calcext:value-type="float">
            <text:p>17289.0</text:p>
          </table:table-cell>
          <table:table-cell office:value-type="float" office:value="24654" calcext:value-type="float">
            <text:p>24654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ce1"/>
          <table:table-cell office:value-type="float" office:value="16895" calcext:value-type="float">
            <text:p>16895.0</text:p>
          </table:table-cell>
          <table:table-cell office:value-type="float" office:value="22015" calcext:value-type="float">
            <text:p>22015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ce1"/>
          <table:table-cell office:value-type="float" office:value="16235" calcext:value-type="float">
            <text:p>16235.0</text:p>
          </table:table-cell>
          <table:table-cell office:value-type="float" office:value="21930" calcext:value-type="float">
            <text:p>21930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651" calcext:value-type="float">
            <text:p>6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ce1"/>
          <table:table-cell office:value-type="float" office:value="24541" calcext:value-type="float">
            <text:p>24541.0</text:p>
          </table:table-cell>
          <table:table-cell office:value-type="float" office:value="26965" calcext:value-type="float">
            <text:p>26965.0</text:p>
          </table:table-cell>
          <table:table-cell office:value-type="float" office:value="129" calcext:value-type="float">
            <text:p>129.0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ce1"/>
          <table:table-cell office:value-type="float" office:value="15979" calcext:value-type="float">
            <text:p>15979.0</text:p>
          </table:table-cell>
          <table:table-cell office:value-type="float" office:value="23134" calcext:value-type="float">
            <text:p>23134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653" calcext:value-type="float">
            <text:p>6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1"/>
          <table:table-cell office:value-type="float" office:value="16849" calcext:value-type="float">
            <text:p>16849.0</text:p>
          </table:table-cell>
          <table:table-cell office:value-type="float" office:value="24672" calcext:value-type="float">
            <text:p>24672.0</text:p>
          </table:table-cell>
          <table:table-cell office:value-type="float" office:value="357" calcext:value-type="float">
            <text:p>357.0</text:p>
          </table:table-cell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ce1"/>
          <table:table-cell office:value-type="float" office:value="17300" calcext:value-type="float">
            <text:p>17300.0</text:p>
          </table:table-cell>
          <table:table-cell office:value-type="float" office:value="24662" calcext:value-type="float">
            <text:p>24662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1"/>
          <table:table-cell office:value-type="float" office:value="16914" calcext:value-type="float">
            <text:p>16914.0</text:p>
          </table:table-cell>
          <table:table-cell office:value-type="float" office:value="22018" calcext:value-type="float">
            <text:p>22018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226" calcext:value-type="float">
            <text:p>16226.0</text:p>
          </table:table-cell>
          <table:table-cell office:value-type="float" office:value="21921" calcext:value-type="float">
            <text:p>21921.0</text:p>
          </table:table-cell>
          <table:table-cell office:value-type="float" office:value="380" calcext:value-type="float">
            <text:p>380.0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ce1"/>
          <table:table-cell office:value-type="float" office:value="24550" calcext:value-type="float">
            <text:p>24550.0</text:p>
          </table:table-cell>
          <table:table-cell office:value-type="float" office:value="26990" calcext:value-type="float">
            <text:p>26990.0</text:p>
          </table:table-cell>
          <table:table-cell office:value-type="float" office:value="127" calcext:value-type="float">
            <text:p>127.0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1"/>
          <table:table-cell office:value-type="float" office:value="15944" calcext:value-type="float">
            <text:p>15944.0</text:p>
          </table:table-cell>
          <table:table-cell office:value-type="float" office:value="23110" calcext:value-type="float">
            <text:p>23110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ce1"/>
          <table:table-cell office:value-type="float" office:value="16816" calcext:value-type="float">
            <text:p>16816.0</text:p>
          </table:table-cell>
          <table:table-cell office:value-type="float" office:value="24680" calcext:value-type="float">
            <text:p>24680.0</text:p>
          </table:table-cell>
          <table:table-cell office:value-type="float" office:value="358" calcext:value-type="float">
            <text:p>358.0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ce1"/>
          <table:table-cell office:value-type="float" office:value="17310" calcext:value-type="float">
            <text:p>17310.0</text:p>
          </table:table-cell>
          <table:table-cell office:value-type="float" office:value="24671" calcext:value-type="float">
            <text:p>24671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661" calcext:value-type="float">
            <text:p>6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ce1"/>
          <table:table-cell office:value-type="float" office:value="16923" calcext:value-type="float">
            <text:p>16923.0</text:p>
          </table:table-cell>
          <table:table-cell office:value-type="float" office:value="22017" calcext:value-type="float">
            <text:p>22017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662" calcext:value-type="float">
            <text:p>6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ce1"/>
          <table:table-cell office:value-type="float" office:value="16195" calcext:value-type="float">
            <text:p>16195.0</text:p>
          </table:table-cell>
          <table:table-cell office:value-type="float" office:value="21890" calcext:value-type="float">
            <text:p>21890.0</text:p>
          </table:table-cell>
          <table:table-cell office:value-type="float" office:value="381" calcext:value-type="float">
            <text:p>381.0</text:p>
          </table:table-cell>
          <table:table-cell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1"/>
          <table:table-cell office:value-type="float" office:value="24574" calcext:value-type="float">
            <text:p>24574.0</text:p>
          </table:table-cell>
          <table:table-cell office:value-type="float" office:value="27048" calcext:value-type="float">
            <text:p>27048.0</text:p>
          </table:table-cell>
          <table:table-cell office:value-type="float" office:value="125" calcext:value-type="float">
            <text:p>125.0</text:p>
          </table:table-cell>
          <table:table-cell office:value-type="float" office:value="0" calcext:value-type="float">
            <text:p>0</text:p>
          </table:table-cell>
          <table:table-cell office:value-type="float" office:value="664" calcext:value-type="float">
            <text:p>6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ce1"/>
          <table:table-cell office:value-type="float" office:value="15906" calcext:value-type="float">
            <text:p>15906.0</text:p>
          </table:table-cell>
          <table:table-cell office:value-type="float" office:value="23093" calcext:value-type="float">
            <text:p>23093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665" calcext:value-type="float">
            <text:p>6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1"/>
          <table:table-cell office:value-type="float" office:value="16795" calcext:value-type="float">
            <text:p>16795.0</text:p>
          </table:table-cell>
          <table:table-cell office:value-type="float" office:value="24681" calcext:value-type="float">
            <text:p>24681.0</text:p>
          </table:table-cell>
          <table:table-cell office:value-type="float" office:value="359" calcext:value-type="float">
            <text:p>359.0</text:p>
          </table:table-cell>
          <table:table-cell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ce1"/>
          <table:table-cell office:value-type="float" office:value="17312" calcext:value-type="float">
            <text:p>17312.0</text:p>
          </table:table-cell>
          <table:table-cell office:value-type="float" office:value="24682" calcext:value-type="float">
            <text:p>24682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ce1"/>
          <table:table-cell office:value-type="float" office:value="16931" calcext:value-type="float">
            <text:p>16931.0</text:p>
          </table:table-cell>
          <table:table-cell office:value-type="float" office:value="22010" calcext:value-type="float">
            <text:p>22010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ce1"/>
          <table:table-cell office:value-type="float" office:value="16153" calcext:value-type="float">
            <text:p>16153.0</text:p>
          </table:table-cell>
          <table:table-cell office:value-type="float" office:value="21842" calcext:value-type="float">
            <text:p>21842.0</text:p>
          </table:table-cell>
          <table:table-cell office:value-type="float" office:value="381" calcext:value-type="float">
            <text:p>381.0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ce1"/>
          <table:table-cell office:value-type="float" office:value="24581" calcext:value-type="float">
            <text:p>24581.0</text:p>
          </table:table-cell>
          <table:table-cell office:value-type="float" office:value="27079" calcext:value-type="float">
            <text:p>27079.0</text:p>
          </table:table-cell>
          <table:table-cell office:value-type="float" office:value="123" calcext:value-type="float">
            <text:p>123.0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ce1"/>
          <table:table-cell office:value-type="float" office:value="15896" calcext:value-type="float">
            <text:p>15896.0</text:p>
          </table:table-cell>
          <table:table-cell office:value-type="float" office:value="23096" calcext:value-type="float">
            <text:p>23096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1"/>
          <table:table-cell office:value-type="float" office:value="16770" calcext:value-type="float">
            <text:p>16770.0</text:p>
          </table:table-cell>
          <table:table-cell office:value-type="float" office:value="24686" calcext:value-type="float">
            <text:p>24686.0</text:p>
          </table:table-cell>
          <table:table-cell office:value-type="float" office:value="360" calcext:value-type="float">
            <text:p>360.0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1"/>
          <table:table-cell office:value-type="float" office:value="16937" calcext:value-type="float">
            <text:p>16937.0</text:p>
          </table:table-cell>
          <table:table-cell office:value-type="float" office:value="22007" calcext:value-type="float">
            <text:p>22007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1"/>
          <table:table-cell office:value-type="float" office:value="16101" calcext:value-type="float">
            <text:p>16101.0</text:p>
          </table:table-cell>
          <table:table-cell office:value-type="float" office:value="21818" calcext:value-type="float">
            <text:p>21818.0</text:p>
          </table:table-cell>
          <table:table-cell office:value-type="float" office:value="382" calcext:value-type="float">
            <text:p>382.0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ce1"/>
          <table:table-cell office:value-type="float" office:value="24571" calcext:value-type="float">
            <text:p>24571.0</text:p>
          </table:table-cell>
          <table:table-cell office:value-type="float" office:value="27121" calcext:value-type="float">
            <text:p>27121.0</text:p>
          </table:table-cell>
          <table:table-cell office:value-type="float" office:value="121" calcext:value-type="float">
            <text:p>121.0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ce1"/>
          <table:table-cell office:value-type="float" office:value="15886" calcext:value-type="float">
            <text:p>15886.0</text:p>
          </table:table-cell>
          <table:table-cell office:value-type="float" office:value="23096" calcext:value-type="float">
            <text:p>23096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ce1"/>
          <table:table-cell office:value-type="float" office:value="16762" calcext:value-type="float">
            <text:p>16762.0</text:p>
          </table:table-cell>
          <table:table-cell office:value-type="float" office:value="24687" calcext:value-type="float">
            <text:p>24687.0</text:p>
          </table:table-cell>
          <table:table-cell office:value-type="float" office:value="361" calcext:value-type="float">
            <text:p>361.0</text:p>
          </table:table-cell>
          <table:table-cell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ce1"/>
          <table:table-cell office:value-type="float" office:value="16938" calcext:value-type="float">
            <text:p>16938.0</text:p>
          </table:table-cell>
          <table:table-cell office:value-type="float" office:value="21997" calcext:value-type="float">
            <text:p>21997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ce1"/>
          <table:table-cell office:value-type="float" office:value="16058" calcext:value-type="float">
            <text:p>16058.0</text:p>
          </table:table-cell>
          <table:table-cell office:value-type="float" office:value="21787" calcext:value-type="float">
            <text:p>21787.0</text:p>
          </table:table-cell>
          <table:table-cell office:value-type="float" office:value="382" calcext:value-type="float">
            <text:p>382.0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ce1"/>
          <table:table-cell office:value-type="float" office:value="24576" calcext:value-type="float">
            <text:p>24576.0</text:p>
          </table:table-cell>
          <table:table-cell office:value-type="float" office:value="27137" calcext:value-type="float">
            <text:p>27137.0</text:p>
          </table:table-cell>
          <table:table-cell office:value-type="float" office:value="119" calcext:value-type="float">
            <text:p>119.0</text:p>
          </table:table-cell>
          <table:table-cell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ce1"/>
          <table:table-cell office:value-type="float" office:value="15873" calcext:value-type="float">
            <text:p>15873.0</text:p>
          </table:table-cell>
          <table:table-cell office:value-type="float" office:value="23094" calcext:value-type="float">
            <text:p>23094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1"/>
          <table:table-cell office:value-type="float" office:value="16755" calcext:value-type="float">
            <text:p>16755.0</text:p>
          </table:table-cell>
          <table:table-cell office:value-type="float" office:value="24681" calcext:value-type="float">
            <text:p>24681.0</text:p>
          </table:table-cell>
          <table:table-cell office:value-type="float" office:value="363" calcext:value-type="float">
            <text:p>363.0</text:p>
          </table:table-cell>
          <table:table-cell office:value-type="float" office:value="0" calcext:value-type="float">
            <text:p>0</text:p>
          </table:table-cell>
          <table:table-cell office:value-type="float" office:value="683" calcext:value-type="float">
            <text:p>6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ce1"/>
          <table:table-cell office:value-type="float" office:value="16944" calcext:value-type="float">
            <text:p>16944.0</text:p>
          </table:table-cell>
          <table:table-cell office:value-type="float" office:value="21980" calcext:value-type="float">
            <text:p>21980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684" calcext:value-type="float">
            <text:p>6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1"/>
          <table:table-cell office:value-type="float" office:value="16032" calcext:value-type="float">
            <text:p>16032.0</text:p>
          </table:table-cell>
          <table:table-cell office:value-type="float" office:value="21769" calcext:value-type="float">
            <text:p>21769.0</text:p>
          </table:table-cell>
          <table:table-cell office:value-type="float" office:value="383" calcext:value-type="float">
            <text:p>383.0</text:p>
          </table:table-cell>
          <table:table-cell office:value-type="float" office:value="0" calcext:value-type="float">
            <text:p>0</text:p>
          </table:table-cell>
          <table:table-cell office:value-type="float" office:value="685" calcext:value-type="float">
            <text:p>6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ce1"/>
          <table:table-cell office:value-type="float" office:value="24590" calcext:value-type="float">
            <text:p>24590.0</text:p>
          </table:table-cell>
          <table:table-cell office:value-type="float" office:value="27156" calcext:value-type="float">
            <text:p>27156.0</text:p>
          </table:table-cell>
          <table:table-cell office:value-type="float" office:value="118" calcext:value-type="float">
            <text:p>118.0</text:p>
          </table:table-cell>
          <table:table-cell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1"/>
          <table:table-cell office:value-type="float" office:value="15857" calcext:value-type="float">
            <text:p>15857.0</text:p>
          </table:table-cell>
          <table:table-cell office:value-type="float" office:value="23093" calcext:value-type="float">
            <text:p>23093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1"/>
          <table:table-cell office:value-type="float" office:value="16749" calcext:value-type="float">
            <text:p>16749.0</text:p>
          </table:table-cell>
          <table:table-cell office:value-type="float" office:value="24680" calcext:value-type="float">
            <text:p>24680.0</text:p>
          </table:table-cell>
          <table:table-cell office:value-type="float" office:value="364" calcext:value-type="float">
            <text:p>364.0</text:p>
          </table:table-cell>
          <table:table-cell office:value-type="float" office:value="0" calcext:value-type="float">
            <text:p>0</text:p>
          </table:table-cell>
          <table:table-cell office:value-type="float" office:value="688" calcext:value-type="float">
            <text:p>6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1"/>
          <table:table-cell office:value-type="float" office:value="16955" calcext:value-type="float">
            <text:p>16955.0</text:p>
          </table:table-cell>
          <table:table-cell office:value-type="float" office:value="21961" calcext:value-type="float">
            <text:p>21961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ce1"/>
          <table:table-cell office:value-type="float" office:value="16018" calcext:value-type="float">
            <text:p>16018.0</text:p>
          </table:table-cell>
          <table:table-cell office:value-type="float" office:value="21745" calcext:value-type="float">
            <text:p>21745.0</text:p>
          </table:table-cell>
          <table:table-cell office:value-type="float" office:value="385" calcext:value-type="float">
            <text:p>385.0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ce1"/>
          <table:table-cell office:value-type="float" office:value="24581" calcext:value-type="float">
            <text:p>24581.0</text:p>
          </table:table-cell>
          <table:table-cell office:value-type="float" office:value="27185" calcext:value-type="float">
            <text:p>27185.0</text:p>
          </table:table-cell>
          <table:table-cell office:value-type="float" office:value="116" calcext:value-type="float">
            <text:p>116.0</text:p>
          </table:table-cell>
          <table:table-cell office:value-type="float" office:value="0" calcext:value-type="float">
            <text:p>0</text:p>
          </table:table-cell>
          <table:table-cell office:value-type="float" office:value="691" calcext:value-type="float">
            <text:p>6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1"/>
          <table:table-cell office:value-type="float" office:value="15826" calcext:value-type="float">
            <text:p>15826.0</text:p>
          </table:table-cell>
          <table:table-cell office:value-type="float" office:value="23093" calcext:value-type="float">
            <text:p>23093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692" calcext:value-type="float">
            <text:p>6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ce1"/>
          <table:table-cell office:value-type="float" office:value="16713" calcext:value-type="float">
            <text:p>16713.0</text:p>
          </table:table-cell>
          <table:table-cell office:value-type="float" office:value="24687" calcext:value-type="float">
            <text:p>24687.0</text:p>
          </table:table-cell>
          <table:table-cell office:value-type="float" office:value="365" calcext:value-type="float">
            <text:p>365.0</text:p>
          </table:table-cell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1"/>
          <table:table-cell office:value-type="float" office:value="16960" calcext:value-type="float">
            <text:p>16960.0</text:p>
          </table:table-cell>
          <table:table-cell office:value-type="float" office:value="21945" calcext:value-type="float">
            <text:p>21945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1"/>
          <table:table-cell office:value-type="float" office:value="16018" calcext:value-type="float">
            <text:p>16018.0</text:p>
          </table:table-cell>
          <table:table-cell office:value-type="float" office:value="21745" calcext:value-type="float">
            <text:p>21745.0</text:p>
          </table:table-cell>
          <table:table-cell office:value-type="float" office:value="387" calcext:value-type="float">
            <text:p>387.0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1"/>
          <table:table-cell office:value-type="float" office:value="24591" calcext:value-type="float">
            <text:p>24591.0</text:p>
          </table:table-cell>
          <table:table-cell office:value-type="float" office:value="27206" calcext:value-type="float">
            <text:p>27206.0</text:p>
          </table:table-cell>
          <table:table-cell office:value-type="float" office:value="113" calcext:value-type="float">
            <text:p>113.0</text:p>
          </table:table-cell>
          <table:table-cell office:value-type="float" office:value="0" calcext:value-type="float">
            <text:p>0</text:p>
          </table:table-cell>
          <table:table-cell office:value-type="float" office:value="696" calcext:value-type="float">
            <text:p>6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1"/>
          <table:table-cell office:value-type="float" office:value="15813" calcext:value-type="float">
            <text:p>15813.0</text:p>
          </table:table-cell>
          <table:table-cell office:value-type="float" office:value="23091" calcext:value-type="float">
            <text:p>23091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ce1"/>
          <table:table-cell office:value-type="float" office:value="16695" calcext:value-type="float">
            <text:p>16695.0</text:p>
          </table:table-cell>
          <table:table-cell office:value-type="float" office:value="24687" calcext:value-type="float">
            <text:p>24687.0</text:p>
          </table:table-cell>
          <table:table-cell office:value-type="float" office:value="366" calcext:value-type="float">
            <text:p>366.0</text:p>
          </table:table-cell>
          <table:table-cell office:value-type="float" office:value="0" calcext:value-type="float">
            <text:p>0</text:p>
          </table:table-cell>
          <table:table-cell office:value-type="float" office:value="698" calcext:value-type="float">
            <text:p>6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ce1"/>
          <table:table-cell office:value-type="float" office:value="16962" calcext:value-type="float">
            <text:p>16962.0</text:p>
          </table:table-cell>
          <table:table-cell office:value-type="float" office:value="21935" calcext:value-type="float">
            <text:p>21935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ce1"/>
          <table:table-cell office:value-type="float" office:value="16038" calcext:value-type="float">
            <text:p>16038.0</text:p>
          </table:table-cell>
          <table:table-cell office:value-type="float" office:value="21650" calcext:value-type="float">
            <text:p>21650.0</text:p>
          </table:table-cell>
          <table:table-cell office:value-type="float" office:value="387" calcext:value-type="float">
            <text:p>387.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ce1"/>
          <table:table-cell office:value-type="float" office:value="15964" calcext:value-type="float">
            <text:p>15964.0</text:p>
          </table:table-cell>
          <table:table-cell office:value-type="float" office:value="21743" calcext:value-type="float">
            <text:p>21743.0</text:p>
          </table:table-cell>
          <table:table-cell office:value-type="float" office:value="388" calcext:value-type="float">
            <text:p>388.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1"/>
          <table:table-cell office:value-type="float" office:value="24612" calcext:value-type="float">
            <text:p>24612.0</text:p>
          </table:table-cell>
          <table:table-cell office:value-type="float" office:value="27240" calcext:value-type="float">
            <text:p>27240.0</text:p>
          </table:table-cell>
          <table:table-cell office:value-type="float" office:value="112" calcext:value-type="float">
            <text:p>112.0</text:p>
          </table:table-cell>
          <table:table-cell office:value-type="float" office:value="0" calcext:value-type="float">
            <text:p>0</text:p>
          </table:table-cell>
          <table:table-cell office:value-type="float" office:value="701" calcext:value-type="float">
            <text:p>7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ce1"/>
          <table:table-cell office:value-type="float" office:value="15788" calcext:value-type="float">
            <text:p>15788.0</text:p>
          </table:table-cell>
          <table:table-cell office:value-type="float" office:value="23099" calcext:value-type="float">
            <text:p>23099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702" calcext:value-type="float">
            <text:p>7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1"/>
          <table:table-cell office:value-type="float" office:value="16695" calcext:value-type="float">
            <text:p>16695.0</text:p>
          </table:table-cell>
          <table:table-cell office:value-type="float" office:value="24687" calcext:value-type="float">
            <text:p>24687.0</text:p>
          </table:table-cell>
          <table:table-cell office:value-type="float" office:value="368" calcext:value-type="float">
            <text:p>368.0</text:p>
          </table:table-cell>
          <table:table-cell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1"/>
          <table:table-cell office:value-type="float" office:value="16962" calcext:value-type="float">
            <text:p>16962.0</text:p>
          </table:table-cell>
          <table:table-cell office:value-type="float" office:value="21935" calcext:value-type="float">
            <text:p>21935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704" calcext:value-type="float">
            <text:p>7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ce1"/>
          <table:table-cell office:value-type="float" office:value="16080" calcext:value-type="float">
            <text:p>16080.0</text:p>
          </table:table-cell>
          <table:table-cell office:value-type="float" office:value="21585" calcext:value-type="float">
            <text:p>21585.0</text:p>
          </table:table-cell>
          <table:table-cell office:value-type="float" office:value="387" calcext:value-type="float">
            <text:p>387.0</text:p>
          </table:table-cell>
          <table:table-cell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ce1"/>
          <table:table-cell office:value-type="float" office:value="15932" calcext:value-type="float">
            <text:p>15932.0</text:p>
          </table:table-cell>
          <table:table-cell office:value-type="float" office:value="21739" calcext:value-type="float">
            <text:p>21739.0</text:p>
          </table:table-cell>
          <table:table-cell office:value-type="float" office:value="390" calcext:value-type="float">
            <text:p>390.0</text:p>
          </table:table-cell>
          <table:table-cell office:value-type="float" office:value="0" calcext:value-type="float">
            <text:p>0</text:p>
          </table:table-cell>
          <table:table-cell office:value-type="float" office:value="706" calcext:value-type="float">
            <text:p>7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ce1"/>
          <table:table-cell office:value-type="float" office:value="24615" calcext:value-type="float">
            <text:p>24615.0</text:p>
          </table:table-cell>
          <table:table-cell office:value-type="float" office:value="27255" calcext:value-type="float">
            <text:p>27255.0</text:p>
          </table:table-cell>
          <table:table-cell office:value-type="float" office:value="110" calcext:value-type="float">
            <text:p>110.0</text:p>
          </table:table-cell>
          <table:table-cell office:value-type="float" office:value="0" calcext:value-type="float">
            <text:p>0</text:p>
          </table:table-cell>
          <table:table-cell office:value-type="float" office:value="707" calcext:value-type="float">
            <text:p>7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ce1"/>
          <table:table-cell office:value-type="float" office:value="15773" calcext:value-type="float">
            <text:p>15773.0</text:p>
          </table:table-cell>
          <table:table-cell office:value-type="float" office:value="23101" calcext:value-type="float">
            <text:p>23101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708" calcext:value-type="float">
            <text:p>7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ce1"/>
          <table:table-cell office:value-type="float" office:value="16691" calcext:value-type="float">
            <text:p>16691.0</text:p>
          </table:table-cell>
          <table:table-cell office:value-type="float" office:value="24682" calcext:value-type="float">
            <text:p>24682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ce1"/>
          <table:table-cell office:value-type="float" office:value="16979" calcext:value-type="float">
            <text:p>16979.0</text:p>
          </table:table-cell>
          <table:table-cell office:value-type="float" office:value="21922" calcext:value-type="float">
            <text:p>21922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ce1"/>
          <table:table-cell office:value-type="float" office:value="16059" calcext:value-type="float">
            <text:p>16059.0</text:p>
          </table:table-cell>
          <table:table-cell office:value-type="float" office:value="21528" calcext:value-type="float">
            <text:p>21528.0</text:p>
          </table:table-cell>
          <table:table-cell office:value-type="float" office:value="387" calcext:value-type="float">
            <text:p>387.0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table:style-name="ce1"/>
          <table:table-cell office:value-type="float" office:value="16078" calcext:value-type="float">
            <text:p>16078.0</text:p>
          </table:table-cell>
          <table:table-cell office:value-type="float" office:value="21566" calcext:value-type="float">
            <text:p>21566.0</text:p>
          </table:table-cell>
          <table:table-cell office:value-type="float" office:value="388" calcext:value-type="float">
            <text:p>388.0</text:p>
          </table:table-cell>
          <table:table-cell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ce1"/>
          <table:table-cell office:value-type="float" office:value="15883" calcext:value-type="float">
            <text:p>15883.0</text:p>
          </table:table-cell>
          <table:table-cell office:value-type="float" office:value="21732" calcext:value-type="float">
            <text:p>21732.0</text:p>
          </table:table-cell>
          <table:table-cell office:value-type="float" office:value="391" calcext:value-type="float">
            <text:p>391.0</text:p>
          </table:table-cell>
          <table:table-cell office:value-type="float" office:value="0" calcext:value-type="float">
            <text:p>0</text:p>
          </table:table-cell>
          <table:table-cell office:value-type="float" office:value="712" calcext:value-type="float">
            <text:p>7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1"/>
          <table:table-cell office:value-type="float" office:value="24625" calcext:value-type="float">
            <text:p>24625.0</text:p>
          </table:table-cell>
          <table:table-cell office:value-type="float" office:value="27276" calcext:value-type="float">
            <text:p>27276.0</text:p>
          </table:table-cell>
          <table:table-cell office:value-type="float" office:value="109" calcext:value-type="float">
            <text:p>109.0</text:p>
          </table:table-cell>
          <table:table-cell office:value-type="float" office:value="0" calcext:value-type="float">
            <text:p>0</text:p>
          </table:table-cell>
          <table:table-cell office:value-type="float" office:value="713" calcext:value-type="float">
            <text:p>7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ce1"/>
          <table:table-cell office:value-type="float" office:value="15759" calcext:value-type="float">
            <text:p>15759.0</text:p>
          </table:table-cell>
          <table:table-cell office:value-type="float" office:value="23096" calcext:value-type="float">
            <text:p>23096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714" calcext:value-type="float">
            <text:p>7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ce1"/>
          <table:table-cell office:value-type="float" office:value="16685" calcext:value-type="float">
            <text:p>16685.0</text:p>
          </table:table-cell>
          <table:table-cell office:value-type="float" office:value="24667" calcext:value-type="float">
            <text:p>24667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ce1"/>
          <table:table-cell office:value-type="float" office:value="16980" calcext:value-type="float">
            <text:p>16980.0</text:p>
          </table:table-cell>
          <table:table-cell office:value-type="float" office:value="21922" calcext:value-type="float">
            <text:p>21922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716" calcext:value-type="float">
            <text:p>7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016" calcext:value-type="float">
            <text:p>16016.0</text:p>
          </table:table-cell>
          <table:table-cell office:value-type="float" office:value="21480" calcext:value-type="float">
            <text:p>21480.0</text:p>
          </table:table-cell>
          <table:table-cell office:value-type="float" office:value="387" calcext:value-type="float">
            <text:p>387.0</text:p>
          </table:table-cell>
          <table:table-cell office:value-type="float" office:value="0" calcext:value-type="float">
            <text:p>0</text:p>
          </table:table-cell>
          <table:table-cell office:value-type="float" office:value="717" calcext:value-type="float">
            <text:p>71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ce1"/>
          <table:table-cell office:value-type="float" office:value="16080" calcext:value-type="float">
            <text:p>16080.0</text:p>
          </table:table-cell>
          <table:table-cell office:value-type="float" office:value="21556" calcext:value-type="float">
            <text:p>21556.0</text:p>
          </table:table-cell>
          <table:table-cell office:value-type="float" office:value="389" calcext:value-type="float">
            <text:p>389.0</text:p>
          </table:table-cell>
          <table:table-cell office:value-type="float" office:value="0" calcext:value-type="float">
            <text:p>0</text:p>
          </table:table-cell>
          <table:table-cell office:value-type="float" office:value="718" calcext:value-type="float">
            <text:p>7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ce1"/>
          <table:table-cell office:value-type="float" office:value="15878" calcext:value-type="float">
            <text:p>15878.0</text:p>
          </table:table-cell>
          <table:table-cell office:value-type="float" office:value="21724" calcext:value-type="float">
            <text:p>21724.0</text:p>
          </table:table-cell>
          <table:table-cell office:value-type="float" office:value="392" calcext:value-type="float">
            <text:p>392.0</text:p>
          </table:table-cell>
          <table:table-cell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ce1"/>
          <table:table-cell office:value-type="float" office:value="24644" calcext:value-type="float">
            <text:p>24644.0</text:p>
          </table:table-cell>
          <table:table-cell office:value-type="float" office:value="27300" calcext:value-type="float">
            <text:p>27300.0</text:p>
          </table:table-cell>
          <table:table-cell office:value-type="float" office:value="106" calcext:value-type="float">
            <text:p>106.0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ce1"/>
          <table:table-cell office:value-type="float" office:value="15680" calcext:value-type="float">
            <text:p>15680.0</text:p>
          </table:table-cell>
          <table:table-cell office:value-type="float" office:value="23095" calcext:value-type="float">
            <text:p>23095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table:style-name="ce1"/>
          <table:table-cell office:value-type="float" office:value="15733" calcext:value-type="float">
            <text:p>15733.0</text:p>
          </table:table-cell>
          <table:table-cell office:value-type="float" office:value="23078" calcext:value-type="float">
            <text:p>23078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1"/>
          <table:table-cell office:value-type="float" office:value="16674" calcext:value-type="float">
            <text:p>16674.0</text:p>
          </table:table-cell>
          <table:table-cell office:value-type="float" office:value="24661" calcext:value-type="float">
            <text:p>24661.0</text:p>
          </table:table-cell>
          <table:table-cell office:value-type="float" office:value="371" calcext:value-type="float">
            <text:p>371.0</text:p>
          </table:table-cell>
          <table:table-cell office:value-type="float" office:value="0" calcext:value-type="float">
            <text:p>0</text:p>
          </table:table-cell>
          <table:table-cell office:value-type="float" office:value="722" calcext:value-type="float">
            <text:p>7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ce1"/>
          <table:table-cell office:value-type="float" office:value="16986" calcext:value-type="float">
            <text:p>16986.0</text:p>
          </table:table-cell>
          <table:table-cell office:value-type="float" office:value="21920" calcext:value-type="float">
            <text:p>21920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723" calcext:value-type="float">
            <text:p>7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1"/>
          <table:table-cell office:value-type="float" office:value="16013" calcext:value-type="float">
            <text:p>16013.0</text:p>
          </table:table-cell>
          <table:table-cell office:value-type="float" office:value="21480" calcext:value-type="float">
            <text:p>21480.0</text:p>
          </table:table-cell>
          <table:table-cell office:value-type="float" office:value="385" calcext:value-type="float">
            <text:p>385.0</text:p>
          </table:table-cell>
          <table:table-cell office:value-type="float" office:value="0" calcext:value-type="float">
            <text:p>0</text:p>
          </table:table-cell>
          <table:table-cell office:value-type="float" office:value="724" calcext:value-type="float">
            <text:p>7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ce1"/>
          <table:table-cell office:value-type="float" office:value="16075" calcext:value-type="float">
            <text:p>16075.0</text:p>
          </table:table-cell>
          <table:table-cell office:value-type="float" office:value="21542" calcext:value-type="float">
            <text:p>21542.0</text:p>
          </table:table-cell>
          <table:table-cell office:value-type="float" office:value="390" calcext:value-type="float">
            <text:p>390.0</text:p>
          </table:table-cell>
          <table:table-cell office:value-type="float" office:value="0" calcext:value-type="float">
            <text:p>0</text:p>
          </table:table-cell>
          <table:table-cell office:value-type="float" office:value="725" calcext:value-type="float">
            <text:p>7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ce1"/>
          <table:table-cell office:value-type="float" office:value="15853" calcext:value-type="float">
            <text:p>15853.0</text:p>
          </table:table-cell>
          <table:table-cell office:value-type="float" office:value="21711" calcext:value-type="float">
            <text:p>21711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726" calcext:value-type="float">
            <text:p>7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ce1"/>
          <table:table-cell office:value-type="float" office:value="24673" calcext:value-type="float">
            <text:p>24673.0</text:p>
          </table:table-cell>
          <table:table-cell office:value-type="float" office:value="27326" calcext:value-type="float">
            <text:p>27326.0</text:p>
          </table:table-cell>
          <table:table-cell office:value-type="float" office:value="105" calcext:value-type="float">
            <text:p>105.0</text:p>
          </table:table-cell>
          <table:table-cell office:value-type="float" office:value="0" calcext:value-type="float">
            <text:p>0</text:p>
          </table:table-cell>
          <table:table-cell office:value-type="float" office:value="727" calcext:value-type="float">
            <text:p>7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ce1"/>
          <table:table-cell office:value-type="float" office:value="15633" calcext:value-type="float">
            <text:p>15633.0</text:p>
          </table:table-cell>
          <table:table-cell office:value-type="float" office:value="23101" calcext:value-type="float">
            <text:p>23101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ce1"/>
          <table:table-cell office:value-type="float" office:value="15718" calcext:value-type="float">
            <text:p>15718.0</text:p>
          </table:table-cell>
          <table:table-cell office:value-type="float" office:value="23079" calcext:value-type="float">
            <text:p>23079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729" calcext:value-type="float">
            <text:p>7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ce1"/>
          <table:table-cell office:value-type="float" office:value="16657" calcext:value-type="float">
            <text:p>16657.0</text:p>
          </table:table-cell>
          <table:table-cell office:value-type="float" office:value="24667" calcext:value-type="float">
            <text:p>24667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ce1"/>
          <table:table-cell office:value-type="float" office:value="16986" calcext:value-type="float">
            <text:p>16986.0</text:p>
          </table:table-cell>
          <table:table-cell office:value-type="float" office:value="21920" calcext:value-type="float">
            <text:p>21920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1"/>
          <table:table-cell office:value-type="float" office:value="16000" calcext:value-type="float">
            <text:p>16000.0</text:p>
          </table:table-cell>
          <table:table-cell office:value-type="float" office:value="21469" calcext:value-type="float">
            <text:p>21469.0</text:p>
          </table:table-cell>
          <table:table-cell office:value-type="float" office:value="384" calcext:value-type="float">
            <text:p>384.0</text:p>
          </table:table-cell>
          <table:table-cell office:value-type="float" office:value="0" calcext:value-type="float">
            <text:p>0</text:p>
          </table:table-cell>
          <table:table-cell office:value-type="float" office:value="732" calcext:value-type="float">
            <text:p>7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ce1"/>
          <table:table-cell office:value-type="float" office:value="16075" calcext:value-type="float">
            <text:p>16075.0</text:p>
          </table:table-cell>
          <table:table-cell office:value-type="float" office:value="21542" calcext:value-type="float">
            <text:p>21542.0</text:p>
          </table:table-cell>
          <table:table-cell office:value-type="float" office:value="391" calcext:value-type="float">
            <text:p>391.0</text:p>
          </table:table-cell>
          <table:table-cell office:value-type="float" office:value="0" calcext:value-type="float">
            <text:p>0</text:p>
          </table:table-cell>
          <table:table-cell office:value-type="float" office:value="733" calcext:value-type="float">
            <text:p>7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ce1"/>
          <table:table-cell office:value-type="float" office:value="15817" calcext:value-type="float">
            <text:p>15817.0</text:p>
          </table:table-cell>
          <table:table-cell office:value-type="float" office:value="21707" calcext:value-type="float">
            <text:p>21707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734" calcext:value-type="float">
            <text:p>7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ce1"/>
          <table:table-cell office:value-type="float" office:value="24686" calcext:value-type="float">
            <text:p>24686.0</text:p>
          </table:table-cell>
          <table:table-cell office:value-type="float" office:value="27348" calcext:value-type="float">
            <text:p>27348.0</text:p>
          </table:table-cell>
          <table:table-cell office:value-type="float" office:value="104" calcext:value-type="float">
            <text:p>104.0</text:p>
          </table:table-cell>
          <table:table-cell office:value-type="float" office:value="0" calcext:value-type="float">
            <text:p>0</text:p>
          </table:table-cell>
          <table:table-cell office:value-type="float" office:value="735" calcext:value-type="float">
            <text:p>7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ce1"/>
          <table:table-cell office:value-type="float" office:value="15581" calcext:value-type="float">
            <text:p>15581.0</text:p>
          </table:table-cell>
          <table:table-cell office:value-type="float" office:value="23125" calcext:value-type="float">
            <text:p>23125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736" calcext:value-type="float">
            <text:p>7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table:style-name="ce1"/>
          <table:table-cell office:value-type="float" office:value="15703" calcext:value-type="float">
            <text:p>15703.0</text:p>
          </table:table-cell>
          <table:table-cell office:value-type="float" office:value="23075" calcext:value-type="float">
            <text:p>23075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737" calcext:value-type="float">
            <text:p>7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ce1"/>
          <table:table-cell office:value-type="float" office:value="16645" calcext:value-type="float">
            <text:p>16645.0</text:p>
          </table:table-cell>
          <table:table-cell office:value-type="float" office:value="24665" calcext:value-type="float">
            <text:p>24665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738" calcext:value-type="float">
            <text:p>7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table:style-name="ce1"/>
          <table:table-cell office:value-type="float" office:value="16987" calcext:value-type="float">
            <text:p>16987.0</text:p>
          </table:table-cell>
          <table:table-cell office:value-type="float" office:value="21917" calcext:value-type="float">
            <text:p>21917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739" calcext:value-type="float">
            <text:p>7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075" calcext:value-type="float">
            <text:p>16075.0</text:p>
          </table:table-cell>
          <table:table-cell office:value-type="float" office:value="21542" calcext:value-type="float">
            <text:p>21542.0</text:p>
          </table:table-cell>
          <table:table-cell office:value-type="float" office:value="392" calcext:value-type="float">
            <text:p>392.0</text:p>
          </table:table-cell>
          <table:table-cell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1"/>
          <table:table-cell office:value-type="float" office:value="15785" calcext:value-type="float">
            <text:p>15785.0</text:p>
          </table:table-cell>
          <table:table-cell office:value-type="float" office:value="21679" calcext:value-type="float">
            <text:p>21679.0</text:p>
          </table:table-cell>
          <table:table-cell office:value-type="float" office:value="394" calcext:value-type="float">
            <text:p>394.0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/>
          <table:table-cell office:value-type="float" office:value="24692" calcext:value-type="float">
            <text:p>24692.0</text:p>
          </table:table-cell>
          <table:table-cell office:value-type="float" office:value="27366" calcext:value-type="float">
            <text:p>27366.0</text:p>
          </table:table-cell>
          <table:table-cell office:value-type="float" office:value="102" calcext:value-type="float">
            <text:p>102.0</text:p>
          </table:table-cell>
          <table:table-cell office:value-type="float" office:value="0" calcext:value-type="float">
            <text:p>0</text:p>
          </table:table-cell>
          <table:table-cell office:value-type="float" office:value="743" calcext:value-type="float">
            <text:p>7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ce1"/>
          <table:table-cell office:value-type="float" office:value="15550" calcext:value-type="float">
            <text:p>15550.0</text:p>
          </table:table-cell>
          <table:table-cell office:value-type="float" office:value="23160" calcext:value-type="float">
            <text:p>23160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ce1"/>
          <table:table-cell office:value-type="float" office:value="15657" calcext:value-type="float">
            <text:p>15657.0</text:p>
          </table:table-cell>
          <table:table-cell office:value-type="float" office:value="23040" calcext:value-type="float">
            <text:p>23040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745" calcext:value-type="float">
            <text:p>7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table:style-name="ce1"/>
          <table:table-cell office:value-type="float" office:value="16636" calcext:value-type="float">
            <text:p>16636.0</text:p>
          </table:table-cell>
          <table:table-cell office:value-type="float" office:value="24663" calcext:value-type="float">
            <text:p>24663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ce1"/>
          <table:table-cell office:value-type="float" office:value="16988" calcext:value-type="float">
            <text:p>16988.0</text:p>
          </table:table-cell>
          <table:table-cell office:value-type="float" office:value="21918" calcext:value-type="float">
            <text:p>21918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ce1"/>
          <table:table-cell office:value-type="float" office:value="16075" calcext:value-type="float">
            <text:p>16075.0</text:p>
          </table:table-cell>
          <table:table-cell office:value-type="float" office:value="21542" calcext:value-type="float">
            <text:p>21542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table:style-name="ce1"/>
          <table:table-cell office:value-type="float" office:value="15760" calcext:value-type="float">
            <text:p>15760.0</text:p>
          </table:table-cell>
          <table:table-cell office:value-type="float" office:value="21662" calcext:value-type="float">
            <text:p>21662.0</text:p>
          </table:table-cell>
          <table:table-cell office:value-type="float" office:value="395" calcext:value-type="float">
            <text:p>395.0</text:p>
          </table:table-cell>
          <table:table-cell office:value-type="float" office:value="0" calcext:value-type="float">
            <text:p>0</text:p>
          </table:table-cell>
          <table:table-cell office:value-type="float" office:value="749" calcext:value-type="float">
            <text:p>7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table:style-name="ce1"/>
          <table:table-cell office:value-type="float" office:value="24699" calcext:value-type="float">
            <text:p>24699.0</text:p>
          </table:table-cell>
          <table:table-cell office:value-type="float" office:value="27377" calcext:value-type="float">
            <text:p>27377.0</text:p>
          </table:table-cell>
          <table:table-cell office:value-type="float" office:value="100" calcext:value-type="float">
            <text:p>100.0</text:p>
          </table:table-cell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ce1"/>
          <table:table-cell office:value-type="float" office:value="15556" calcext:value-type="float">
            <text:p>15556.0</text:p>
          </table:table-cell>
          <table:table-cell office:value-type="float" office:value="23197" calcext:value-type="float">
            <text:p>23197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751" calcext:value-type="float">
            <text:p>7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ce1"/>
          <table:table-cell office:value-type="float" office:value="15618" calcext:value-type="float">
            <text:p>15618.0</text:p>
          </table:table-cell>
          <table:table-cell office:value-type="float" office:value="23005" calcext:value-type="float">
            <text:p>23005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752" calcext:value-type="float">
            <text:p>7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1"/>
          <table:table-cell office:value-type="float" office:value="16624" calcext:value-type="float">
            <text:p>16624.0</text:p>
          </table:table-cell>
          <table:table-cell office:value-type="float" office:value="24667" calcext:value-type="float">
            <text:p>24667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753" calcext:value-type="float">
            <text:p>7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ce1"/>
          <table:table-cell office:value-type="float" office:value="16991" calcext:value-type="float">
            <text:p>16991.0</text:p>
          </table:table-cell>
          <table:table-cell office:value-type="float" office:value="21925" calcext:value-type="float">
            <text:p>21925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754" calcext:value-type="float">
            <text:p>7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ce1"/>
          <table:table-cell office:value-type="float" office:value="16075" calcext:value-type="float">
            <text:p>16075.0</text:p>
          </table:table-cell>
          <table:table-cell office:value-type="float" office:value="21542" calcext:value-type="float">
            <text:p>21542.0</text:p>
          </table:table-cell>
          <table:table-cell office:value-type="float" office:value="394" calcext:value-type="float">
            <text:p>394.0</text:p>
          </table:table-cell>
          <table:table-cell office:value-type="float" office:value="0" calcext:value-type="float">
            <text:p>0</text:p>
          </table:table-cell>
          <table:table-cell office:value-type="float" office:value="755" calcext:value-type="float">
            <text:p>7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ce1"/>
          <table:table-cell office:value-type="float" office:value="15734" calcext:value-type="float">
            <text:p>15734.0</text:p>
          </table:table-cell>
          <table:table-cell office:value-type="float" office:value="21648" calcext:value-type="float">
            <text:p>21648.0</text:p>
          </table:table-cell>
          <table:table-cell office:value-type="float" office:value="396" calcext:value-type="float">
            <text:p>396.0</text:p>
          </table:table-cell>
          <table:table-cell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ce1"/>
          <table:table-cell office:value-type="float" office:value="24723" calcext:value-type="float">
            <text:p>24723.0</text:p>
          </table:table-cell>
          <table:table-cell office:value-type="float" office:value="27406" calcext:value-type="float">
            <text:p>27406.0</text:p>
          </table:table-cell>
          <table:table-cell office:value-type="float" office:value="98" calcext:value-type="float">
            <text:p>98.0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1"/>
          <table:table-cell office:value-type="float" office:value="15557" calcext:value-type="float">
            <text:p>15557.0</text:p>
          </table:table-cell>
          <table:table-cell office:value-type="float" office:value="23228" calcext:value-type="float">
            <text:p>23228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758" calcext:value-type="float">
            <text:p>7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ce1"/>
          <table:table-cell office:value-type="float" office:value="15567" calcext:value-type="float">
            <text:p>15567.0</text:p>
          </table:table-cell>
          <table:table-cell office:value-type="float" office:value="22979" calcext:value-type="float">
            <text:p>22979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759" calcext:value-type="float">
            <text:p>7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ce1"/>
          <table:table-cell office:value-type="float" office:value="16623" calcext:value-type="float">
            <text:p>16623.0</text:p>
          </table:table-cell>
          <table:table-cell office:value-type="float" office:value="24666" calcext:value-type="float">
            <text:p>24666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1"/>
          <table:table-cell office:value-type="float" office:value="16991" calcext:value-type="float">
            <text:p>16991.0</text:p>
          </table:table-cell>
          <table:table-cell office:value-type="float" office:value="21932" calcext:value-type="float">
            <text:p>21932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761" calcext:value-type="float">
            <text:p>7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ce1"/>
          <table:table-cell office:value-type="float" office:value="16090" calcext:value-type="float">
            <text:p>16090.0</text:p>
          </table:table-cell>
          <table:table-cell office:value-type="float" office:value="21547" calcext:value-type="float">
            <text:p>21547.0</text:p>
          </table:table-cell>
          <table:table-cell office:value-type="float" office:value="395" calcext:value-type="float">
            <text:p>395.0</text:p>
          </table:table-cell>
          <table:table-cell office:value-type="float" office:value="0" calcext:value-type="float">
            <text:p>0</text:p>
          </table:table-cell>
          <table:table-cell office:value-type="float" office:value="762" calcext:value-type="float">
            <text:p>7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1"/>
          <table:table-cell office:value-type="float" office:value="15725" calcext:value-type="float">
            <text:p>15725.0</text:p>
          </table:table-cell>
          <table:table-cell office:value-type="float" office:value="21645" calcext:value-type="float">
            <text:p>21645.0</text:p>
          </table:table-cell>
          <table:table-cell office:value-type="float" office:value="397" calcext:value-type="float">
            <text:p>397.0</text:p>
          </table:table-cell>
          <table:table-cell office:value-type="float" office:value="0" calcext:value-type="float">
            <text:p>0</text:p>
          </table:table-cell>
          <table:table-cell office:value-type="float" office:value="763" calcext:value-type="float">
            <text:p>7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ce1"/>
          <table:table-cell office:value-type="float" office:value="24736" calcext:value-type="float">
            <text:p>24736.0</text:p>
          </table:table-cell>
          <table:table-cell office:value-type="float" office:value="27428" calcext:value-type="float">
            <text:p>27428.0</text:p>
          </table:table-cell>
          <table:table-cell office:value-type="float" office:value="97" calcext:value-type="float">
            <text:p>97.0</text:p>
          </table:table-cell>
          <table:table-cell office:value-type="float" office:value="0" calcext:value-type="float">
            <text:p>0</text:p>
          </table:table-cell>
          <table:table-cell office:value-type="float" office:value="764" calcext:value-type="float">
            <text:p>7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table:style-name="ce1"/>
          <table:table-cell office:value-type="float" office:value="15561" calcext:value-type="float">
            <text:p>15561.0</text:p>
          </table:table-cell>
          <table:table-cell office:value-type="float" office:value="23242" calcext:value-type="float">
            <text:p>23242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765" calcext:value-type="float">
            <text:p>7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table:style-name="ce1"/>
          <table:table-cell office:value-type="float" office:value="15532" calcext:value-type="float">
            <text:p>15532.0</text:p>
          </table:table-cell>
          <table:table-cell office:value-type="float" office:value="22955" calcext:value-type="float">
            <text:p>22955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766" calcext:value-type="float">
            <text:p>7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table:style-name="ce1"/>
          <table:table-cell office:value-type="float" office:value="16612" calcext:value-type="float">
            <text:p>16612.0</text:p>
          </table:table-cell>
          <table:table-cell office:value-type="float" office:value="24669" calcext:value-type="float">
            <text:p>24669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767" calcext:value-type="float">
            <text:p>7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ce1"/>
          <table:table-cell office:value-type="float" office:value="17010" calcext:value-type="float">
            <text:p>17010.0</text:p>
          </table:table-cell>
          <table:table-cell office:value-type="float" office:value="21941" calcext:value-type="float">
            <text:p>21941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table:style-name="ce1"/>
          <table:table-cell office:value-type="float" office:value="16100" calcext:value-type="float">
            <text:p>16100.0</text:p>
          </table:table-cell>
          <table:table-cell office:value-type="float" office:value="21548" calcext:value-type="float">
            <text:p>21548.0</text:p>
          </table:table-cell>
          <table:table-cell office:value-type="float" office:value="396" calcext:value-type="float">
            <text:p>396.0</text:p>
          </table:table-cell>
          <table:table-cell office:value-type="float" office:value="0" calcext:value-type="float">
            <text:p>0</text:p>
          </table:table-cell>
          <table:table-cell office:value-type="float" office:value="769" calcext:value-type="float">
            <text:p>7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table:style-name="ce1"/>
          <table:table-cell office:value-type="float" office:value="15714" calcext:value-type="float">
            <text:p>15714.0</text:p>
          </table:table-cell>
          <table:table-cell office:value-type="float" office:value="21632" calcext:value-type="float">
            <text:p>21632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770" calcext:value-type="float">
            <text:p>7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table:style-name="ce1"/>
          <table:table-cell office:value-type="float" office:value="24744" calcext:value-type="float">
            <text:p>24744.0</text:p>
          </table:table-cell>
          <table:table-cell office:value-type="float" office:value="27428" calcext:value-type="float">
            <text:p>27428.0</text:p>
          </table:table-cell>
          <table:table-cell office:value-type="float" office:value="96" calcext:value-type="float">
            <text:p>96.0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table:style-name="ce1"/>
          <table:table-cell office:value-type="float" office:value="15562" calcext:value-type="float">
            <text:p>15562.0</text:p>
          </table:table-cell>
          <table:table-cell office:value-type="float" office:value="23259" calcext:value-type="float">
            <text:p>23259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772" calcext:value-type="float">
            <text:p>7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1"/>
          <table:table-cell office:value-type="float" office:value="15468" calcext:value-type="float">
            <text:p>15468.0</text:p>
          </table:table-cell>
          <table:table-cell office:value-type="float" office:value="22895" calcext:value-type="float">
            <text:p>22895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773" calcext:value-type="float">
            <text:p>7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table:style-name="ce1"/>
          <table:table-cell office:value-type="float" office:value="16557" calcext:value-type="float">
            <text:p>16557.0</text:p>
          </table:table-cell>
          <table:table-cell office:value-type="float" office:value="24701" calcext:value-type="float">
            <text:p>24701.0</text:p>
          </table:table-cell>
          <table:table-cell office:value-type="float" office:value="379" calcext:value-type="float">
            <text:p>379.0</text:p>
          </table:table-cell>
          <table:table-cell office:value-type="float" office:value="0" calcext:value-type="float">
            <text:p>0</text:p>
          </table:table-cell>
          <table:table-cell office:value-type="float" office:value="774" calcext:value-type="float">
            <text:p>7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ce1"/>
          <table:table-cell office:value-type="float" office:value="17022" calcext:value-type="float">
            <text:p>17022.0</text:p>
          </table:table-cell>
          <table:table-cell office:value-type="float" office:value="21946" calcext:value-type="float">
            <text:p>21946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775" calcext:value-type="float">
            <text:p>7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table:style-name="ce1"/>
          <table:table-cell office:value-type="float" office:value="16117" calcext:value-type="float">
            <text:p>16117.0</text:p>
          </table:table-cell>
          <table:table-cell office:value-type="float" office:value="21537" calcext:value-type="float">
            <text:p>21537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776" calcext:value-type="float">
            <text:p>7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table:style-name="ce1"/>
          <table:table-cell office:value-type="float" office:value="15713" calcext:value-type="float">
            <text:p>15713.0</text:p>
          </table:table-cell>
          <table:table-cell office:value-type="float" office:value="21628" calcext:value-type="float">
            <text:p>21628.0</text:p>
          </table:table-cell>
          <table:table-cell office:value-type="float" office:value="399" calcext:value-type="float">
            <text:p>399.0</text:p>
          </table:table-cell>
          <table:table-cell office:value-type="float" office:value="0" calcext:value-type="float">
            <text:p>0</text:p>
          </table:table-cell>
          <table:table-cell office:value-type="float" office:value="777" calcext:value-type="float">
            <text:p>7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table:style-name="ce1"/>
          <table:table-cell office:value-type="float" office:value="24750" calcext:value-type="float">
            <text:p>24750.0</text:p>
          </table:table-cell>
          <table:table-cell office:value-type="float" office:value="27431" calcext:value-type="float">
            <text:p>27431.0</text:p>
          </table:table-cell>
          <table:table-cell office:value-type="float" office:value="95" calcext:value-type="float">
            <text:p>95.0</text:p>
          </table:table-cell>
          <table:table-cell office:value-type="float" office:value="0" calcext:value-type="float">
            <text:p>0</text:p>
          </table:table-cell>
          <table:table-cell office:value-type="float" office:value="778" calcext:value-type="float">
            <text:p>7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table:style-name="ce1"/>
          <table:table-cell office:value-type="float" office:value="15558" calcext:value-type="float">
            <text:p>15558.0</text:p>
          </table:table-cell>
          <table:table-cell office:value-type="float" office:value="23270" calcext:value-type="float">
            <text:p>23270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779" calcext:value-type="float">
            <text:p>7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433" calcext:value-type="float">
            <text:p>15433.0</text:p>
          </table:table-cell>
          <table:table-cell office:value-type="float" office:value="22865" calcext:value-type="float">
            <text:p>22865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1"/>
          <table:table-cell office:value-type="float" office:value="16529" calcext:value-type="float">
            <text:p>16529.0</text:p>
          </table:table-cell>
          <table:table-cell office:value-type="float" office:value="24730" calcext:value-type="float">
            <text:p>24730.0</text:p>
          </table:table-cell>
          <table:table-cell office:value-type="float" office:value="378" calcext:value-type="float">
            <text:p>378.0</text:p>
          </table:table-cell>
          <table:table-cell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table:style-name="ce1"/>
          <table:table-cell office:value-type="float" office:value="16559" calcext:value-type="float">
            <text:p>16559.0</text:p>
          </table:table-cell>
          <table:table-cell office:value-type="float" office:value="24701" calcext:value-type="float">
            <text:p>24701.0</text:p>
          </table:table-cell>
          <table:table-cell office:value-type="float" office:value="380" calcext:value-type="float">
            <text:p>380.0</text:p>
          </table:table-cell>
          <table:table-cell office:value-type="float" office:value="0" calcext:value-type="float">
            <text:p>0</text:p>
          </table:table-cell>
          <table:table-cell office:value-type="float" office:value="781" calcext:value-type="float">
            <text:p>7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1"/>
          <table:table-cell office:value-type="float" office:value="17036" calcext:value-type="float">
            <text:p>17036.0</text:p>
          </table:table-cell>
          <table:table-cell office:value-type="float" office:value="21944" calcext:value-type="float">
            <text:p>21944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782" calcext:value-type="float">
            <text:p>7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1"/>
          <table:table-cell office:value-type="float" office:value="16114" calcext:value-type="float">
            <text:p>16114.0</text:p>
          </table:table-cell>
          <table:table-cell office:value-type="float" office:value="21547" calcext:value-type="float">
            <text:p>21547.0</text:p>
          </table:table-cell>
          <table:table-cell office:value-type="float" office:value="399" calcext:value-type="float">
            <text:p>399.0</text:p>
          </table:table-cell>
          <table:table-cell office:value-type="float" office:value="0" calcext:value-type="float">
            <text:p>0</text:p>
          </table:table-cell>
          <table:table-cell office:value-type="float" office:value="783" calcext:value-type="float">
            <text:p>7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table:style-name="ce1"/>
          <table:table-cell office:value-type="float" office:value="15697" calcext:value-type="float">
            <text:p>15697.0</text:p>
          </table:table-cell>
          <table:table-cell office:value-type="float" office:value="21615" calcext:value-type="float">
            <text:p>21615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table:style-name="ce1"/>
          <table:table-cell office:value-type="float" office:value="24753" calcext:value-type="float">
            <text:p>24753.0</text:p>
          </table:table-cell>
          <table:table-cell office:value-type="float" office:value="27440" calcext:value-type="float">
            <text:p>27440.0</text:p>
          </table:table-cell>
          <table:table-cell office:value-type="float" office:value="93" calcext:value-type="float">
            <text:p>93.0</text:p>
          </table:table-cell>
          <table:table-cell office:value-type="float" office:value="0" calcext:value-type="float">
            <text:p>0</text:p>
          </table:table-cell>
          <table:table-cell office:value-type="float" office:value="785" calcext:value-type="float">
            <text:p>7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table:style-name="ce1"/>
          <table:table-cell office:value-type="float" office:value="15550" calcext:value-type="float">
            <text:p>15550.0</text:p>
          </table:table-cell>
          <table:table-cell office:value-type="float" office:value="23306" calcext:value-type="float">
            <text:p>23306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table:style-name="ce1"/>
          <table:table-cell office:value-type="float" office:value="15398" calcext:value-type="float">
            <text:p>15398.0</text:p>
          </table:table-cell>
          <table:table-cell office:value-type="float" office:value="22843" calcext:value-type="float">
            <text:p>22843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table:style-name="ce1"/>
          <table:table-cell office:value-type="float" office:value="16522" calcext:value-type="float">
            <text:p>16522.0</text:p>
          </table:table-cell>
          <table:table-cell office:value-type="float" office:value="24735" calcext:value-type="float">
            <text:p>24735.0</text:p>
          </table:table-cell>
          <table:table-cell office:value-type="float" office:value="377" calcext:value-type="float">
            <text:p>377.0</text:p>
          </table:table-cell>
          <table:table-cell office:value-type="float" office:value="0" calcext:value-type="float">
            <text:p>0</text:p>
          </table:table-cell>
          <table:table-cell office:value-type="float" office:value="788" calcext:value-type="float">
            <text:p>7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table:style-name="ce1"/>
          <table:table-cell office:value-type="float" office:value="16553" calcext:value-type="float">
            <text:p>16553.0</text:p>
          </table:table-cell>
          <table:table-cell office:value-type="float" office:value="24686" calcext:value-type="float">
            <text:p>24686.0</text:p>
          </table:table-cell>
          <table:table-cell office:value-type="float" office:value="381" calcext:value-type="float">
            <text:p>381.0</text:p>
          </table:table-cell>
          <table:table-cell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ce1"/>
          <table:table-cell office:value-type="float" office:value="17041" calcext:value-type="float">
            <text:p>17041.0</text:p>
          </table:table-cell>
          <table:table-cell office:value-type="float" office:value="21911" calcext:value-type="float">
            <text:p>21911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table:style-name="ce1"/>
          <table:table-cell office:value-type="float" office:value="16120" calcext:value-type="float">
            <text:p>16120.0</text:p>
          </table:table-cell>
          <table:table-cell office:value-type="float" office:value="21551" calcext:value-type="float">
            <text:p>21551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1"/>
          <table:table-cell office:value-type="float" office:value="15672" calcext:value-type="float">
            <text:p>15672.0</text:p>
          </table:table-cell>
          <table:table-cell office:value-type="float" office:value="21608" calcext:value-type="float">
            <text:p>21608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792" calcext:value-type="float">
            <text:p>7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ce1"/>
          <table:table-cell office:value-type="float" office:value="24772" calcext:value-type="float">
            <text:p>24772.0</text:p>
          </table:table-cell>
          <table:table-cell office:value-type="float" office:value="27459" calcext:value-type="float">
            <text:p>27459.0</text:p>
          </table:table-cell>
          <table:table-cell office:value-type="float" office:value="91" calcext:value-type="float">
            <text:p>91.0</text:p>
          </table:table-cell>
          <table:table-cell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ce1"/>
          <table:table-cell office:value-type="float" office:value="15553" calcext:value-type="float">
            <text:p>15553.0</text:p>
          </table:table-cell>
          <table:table-cell office:value-type="float" office:value="23324" calcext:value-type="float">
            <text:p>23324.0</text:p>
          </table:table-cell>
          <table:table-cell office:value-type="float" office:value="313" calcext:value-type="float">
            <text:p>313.0</text:p>
          </table:table-cell>
          <table:table-cell office:value-type="float" office:value="0" calcext:value-type="float">
            <text:p>0</text:p>
          </table:table-cell>
          <table:table-cell office:value-type="float" office:value="794" calcext:value-type="float">
            <text:p>7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table:style-name="ce1"/>
          <table:table-cell office:value-type="float" office:value="15354" calcext:value-type="float">
            <text:p>15354.0</text:p>
          </table:table-cell>
          <table:table-cell office:value-type="float" office:value="22786" calcext:value-type="float">
            <text:p>22786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795" calcext:value-type="float">
            <text:p>7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table:style-name="ce1"/>
          <table:table-cell office:value-type="float" office:value="16519" calcext:value-type="float">
            <text:p>16519.0</text:p>
          </table:table-cell>
          <table:table-cell office:value-type="float" office:value="24738" calcext:value-type="float">
            <text:p>24738.0</text:p>
          </table:table-cell>
          <table:table-cell office:value-type="float" office:value="376" calcext:value-type="float">
            <text:p>376.0</text:p>
          </table:table-cell>
          <table:table-cell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table:style-name="ce1"/>
          <table:table-cell office:value-type="float" office:value="16548" calcext:value-type="float">
            <text:p>16548.0</text:p>
          </table:table-cell>
          <table:table-cell office:value-type="float" office:value="24673" calcext:value-type="float">
            <text:p>24673.0</text:p>
          </table:table-cell>
          <table:table-cell office:value-type="float" office:value="383" calcext:value-type="float">
            <text:p>383.0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059" calcext:value-type="float">
            <text:p>17059.0</text:p>
          </table:table-cell>
          <table:table-cell office:value-type="float" office:value="21878" calcext:value-type="float">
            <text:p>21878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798" calcext:value-type="float">
            <text:p>79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807" calcext:value-type="float">
            <text:p>807</text:p>
          </table:table-cell>
          <table:table-cell table:style-name="ce1"/>
          <table:table-cell office:value-type="float" office:value="16121" calcext:value-type="float">
            <text:p>16121.0</text:p>
          </table:table-cell>
          <table:table-cell office:value-type="float" office:value="21574" calcext:value-type="float">
            <text:p>21574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table:style-name="ce1"/>
          <table:table-cell office:value-type="float" office:value="15657" calcext:value-type="float">
            <text:p>15657.0</text:p>
          </table:table-cell>
          <table:table-cell office:value-type="float" office:value="21599" calcext:value-type="float">
            <text:p>21599.0</text:p>
          </table:table-cell>
          <table:table-cell office:value-type="float" office:value="402" calcext:value-type="float">
            <text:p>402.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table:style-name="ce1"/>
          <table:table-cell office:value-type="float" office:value="24788" calcext:value-type="float">
            <text:p>24788.0</text:p>
          </table:table-cell>
          <table:table-cell office:value-type="float" office:value="27473" calcext:value-type="float">
            <text:p>27473.0</text:p>
          </table:table-cell>
          <table:table-cell office:value-type="float" office:value="90" calcext:value-type="float">
            <text:p>90.0</text:p>
          </table:table-cell>
          <table:table-cell office:value-type="float" office:value="0" calcext:value-type="float">
            <text:p>0</text:p>
          </table:table-cell>
          <table:table-cell office:value-type="float" office:value="801" calcext:value-type="float">
            <text:p>8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1"/>
          <table:table-cell office:value-type="float" office:value="15553" calcext:value-type="float">
            <text:p>15553.0</text:p>
          </table:table-cell>
          <table:table-cell office:value-type="float" office:value="23333" calcext:value-type="float">
            <text:p>23333.0</text:p>
          </table:table-cell>
          <table:table-cell office:value-type="float" office:value="312" calcext:value-type="float">
            <text:p>312.0</text:p>
          </table:table-cell>
          <table:table-cell office:value-type="float" office:value="0" calcext:value-type="float">
            <text:p>0</text:p>
          </table:table-cell>
          <table:table-cell office:value-type="float" office:value="802" calcext:value-type="float">
            <text:p>8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table:style-name="ce1"/>
          <table:table-cell office:value-type="float" office:value="15330" calcext:value-type="float">
            <text:p>15330.0</text:p>
          </table:table-cell>
          <table:table-cell office:value-type="float" office:value="22752" calcext:value-type="float">
            <text:p>22752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803" calcext:value-type="float">
            <text:p>8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table:style-name="ce1"/>
          <table:table-cell office:value-type="float" office:value="16529" calcext:value-type="float">
            <text:p>16529.0</text:p>
          </table:table-cell>
          <table:table-cell office:value-type="float" office:value="24744" calcext:value-type="float">
            <text:p>24744.0</text:p>
          </table:table-cell>
          <table:table-cell office:value-type="float" office:value="375" calcext:value-type="float">
            <text:p>375.0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6543" calcext:value-type="float">
            <text:p>16543.0</text:p>
          </table:table-cell>
          <table:table-cell office:value-type="float" office:value="24656" calcext:value-type="float">
            <text:p>24656.0</text:p>
          </table:table-cell>
          <table:table-cell office:value-type="float" office:value="384" calcext:value-type="float">
            <text:p>384.0</text:p>
          </table:table-cell>
          <table:table-cell office:value-type="float" office:value="0" calcext:value-type="float">
            <text:p>0</text:p>
          </table:table-cell>
          <table:table-cell office:value-type="float" office:value="805" calcext:value-type="float">
            <text:p>80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814" calcext:value-type="float">
            <text:p>814</text:p>
          </table:table-cell>
          <table:table-cell table:style-name="ce1"/>
          <table:table-cell office:value-type="float" office:value="17064" calcext:value-type="float">
            <text:p>17064.0</text:p>
          </table:table-cell>
          <table:table-cell office:value-type="float" office:value="21883" calcext:value-type="float">
            <text:p>21883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table:style-name="ce1"/>
          <table:table-cell office:value-type="float" office:value="16126" calcext:value-type="float">
            <text:p>16126.0</text:p>
          </table:table-cell>
          <table:table-cell office:value-type="float" office:value="21573" calcext:value-type="float">
            <text:p>21573.0</text:p>
          </table:table-cell>
          <table:table-cell office:value-type="float" office:value="402" calcext:value-type="float">
            <text:p>402.0</text:p>
          </table:table-cell>
          <table:table-cell office:value-type="float" office:value="0" calcext:value-type="float">
            <text:p>0</text:p>
          </table:table-cell>
          <table:table-cell office:value-type="float" office:value="807" calcext:value-type="float">
            <text:p>8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table:style-name="ce1"/>
          <table:table-cell office:value-type="float" office:value="15637" calcext:value-type="float">
            <text:p>15637.0</text:p>
          </table:table-cell>
          <table:table-cell office:value-type="float" office:value="21585" calcext:value-type="float">
            <text:p>21585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808" calcext:value-type="float">
            <text:p>8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table:style-name="ce1"/>
          <table:table-cell office:value-type="float" office:value="24820" calcext:value-type="float">
            <text:p>24820.0</text:p>
          </table:table-cell>
          <table:table-cell office:value-type="float" office:value="27505" calcext:value-type="float">
            <text:p>27505.0</text:p>
          </table:table-cell>
          <table:table-cell office:value-type="float" office:value="89" calcext:value-type="float">
            <text:p>89.0</text:p>
          </table:table-cell>
          <table:table-cell office:value-type="float" office:value="0" calcext:value-type="float">
            <text:p>0</text:p>
          </table:table-cell>
          <table:table-cell office:value-type="float" office:value="809" calcext:value-type="float">
            <text:p>8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ce1"/>
          <table:table-cell office:value-type="float" office:value="15549" calcext:value-type="float">
            <text:p>15549.0</text:p>
          </table:table-cell>
          <table:table-cell office:value-type="float" office:value="23353" calcext:value-type="float">
            <text:p>23353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table:style-name="ce1"/>
          <table:table-cell office:value-type="float" office:value="15265" calcext:value-type="float">
            <text:p>15265.0</text:p>
          </table:table-cell>
          <table:table-cell office:value-type="float" office:value="22717" calcext:value-type="float">
            <text:p>22717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811" calcext:value-type="float">
            <text:p>8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1"/>
          <table:table-cell office:value-type="float" office:value="16529" calcext:value-type="float">
            <text:p>16529.0</text:p>
          </table:table-cell>
          <table:table-cell office:value-type="float" office:value="24744" calcext:value-type="float">
            <text:p>24744.0</text:p>
          </table:table-cell>
          <table:table-cell office:value-type="float" office:value="374" calcext:value-type="float">
            <text:p>374.0</text:p>
          </table:table-cell>
          <table:table-cell office:value-type="float" office:value="0" calcext:value-type="float">
            <text:p>0</text:p>
          </table:table-cell>
          <table:table-cell office:value-type="float" office:value="812" calcext:value-type="float">
            <text:p>8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table:style-name="ce1"/>
          <table:table-cell office:value-type="float" office:value="16537" calcext:value-type="float">
            <text:p>16537.0</text:p>
          </table:table-cell>
          <table:table-cell office:value-type="float" office:value="24653" calcext:value-type="float">
            <text:p>24653.0</text:p>
          </table:table-cell>
          <table:table-cell office:value-type="float" office:value="385" calcext:value-type="float">
            <text:p>385.0</text:p>
          </table:table-cell>
          <table:table-cell office:value-type="float" office:value="0" calcext:value-type="float">
            <text:p>0</text:p>
          </table:table-cell>
          <table:table-cell office:value-type="float" office:value="813" calcext:value-type="float">
            <text:p>8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ce1"/>
          <table:table-cell office:value-type="float" office:value="17062" calcext:value-type="float">
            <text:p>17062.0</text:p>
          </table:table-cell>
          <table:table-cell office:value-type="float" office:value="21880" calcext:value-type="float">
            <text:p>21880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table:style-name="ce1"/>
          <table:table-cell office:value-type="float" office:value="16150" calcext:value-type="float">
            <text:p>16150.0</text:p>
          </table:table-cell>
          <table:table-cell office:value-type="float" office:value="21588" calcext:value-type="float">
            <text:p>21588.0</text:p>
          </table:table-cell>
          <table:table-cell office:value-type="float" office:value="404" calcext:value-type="float">
            <text:p>404.0</text:p>
          </table:table-cell>
          <table:table-cell office:value-type="float" office:value="0" calcext:value-type="float">
            <text:p>0</text:p>
          </table:table-cell>
          <table:table-cell office:value-type="float" office:value="815" calcext:value-type="float">
            <text:p>8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table:style-name="ce1"/>
          <table:table-cell office:value-type="float" office:value="15603" calcext:value-type="float">
            <text:p>15603.0</text:p>
          </table:table-cell>
          <table:table-cell office:value-type="float" office:value="21576" calcext:value-type="float">
            <text:p>21576.0</text:p>
          </table:table-cell>
          <table:table-cell office:value-type="float" office:value="405" calcext:value-type="float">
            <text:p>405.0</text:p>
          </table:table-cell>
          <table:table-cell office:value-type="float" office:value="0" calcext:value-type="float">
            <text:p>0</text:p>
          </table:table-cell>
          <table:table-cell office:value-type="float" office:value="816" calcext:value-type="float">
            <text:p>8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table:style-name="ce1"/>
          <table:table-cell office:value-type="float" office:value="24836" calcext:value-type="float">
            <text:p>24836.0</text:p>
          </table:table-cell>
          <table:table-cell office:value-type="float" office:value="27527" calcext:value-type="float">
            <text:p>27527.0</text:p>
          </table:table-cell>
          <table:table-cell office:value-type="float" office:value="88" calcext:value-type="float">
            <text:p>88.0</text:p>
          </table:table-cell>
          <table:table-cell office:value-type="float" office:value="0" calcext:value-type="float">
            <text:p>0</text:p>
          </table:table-cell>
          <table:table-cell office:value-type="float" office:value="817" calcext:value-type="float">
            <text:p>8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table:style-name="ce1"/>
          <table:table-cell office:value-type="float" office:value="15552" calcext:value-type="float">
            <text:p>15552.0</text:p>
          </table:table-cell>
          <table:table-cell office:value-type="float" office:value="23369" calcext:value-type="float">
            <text:p>23369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table:style-name="ce1"/>
          <table:table-cell office:value-type="float" office:value="15223" calcext:value-type="float">
            <text:p>15223.0</text:p>
          </table:table-cell>
          <table:table-cell office:value-type="float" office:value="22688" calcext:value-type="float">
            <text:p>22688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819" calcext:value-type="float">
            <text:p>8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table:style-name="ce1"/>
          <table:table-cell office:value-type="float" office:value="16532" calcext:value-type="float">
            <text:p>16532.0</text:p>
          </table:table-cell>
          <table:table-cell office:value-type="float" office:value="24744" calcext:value-type="float">
            <text:p>24744.0</text:p>
          </table:table-cell>
          <table:table-cell office:value-type="float" office:value="373" calcext:value-type="float">
            <text:p>373.0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table:style-name="ce1"/>
          <table:table-cell office:value-type="float" office:value="16537" calcext:value-type="float">
            <text:p>16537.0</text:p>
          </table:table-cell>
          <table:table-cell office:value-type="float" office:value="24647" calcext:value-type="float">
            <text:p>24647.0</text:p>
          </table:table-cell>
          <table:table-cell office:value-type="float" office:value="387" calcext:value-type="float">
            <text:p>387.0</text:p>
          </table:table-cell>
          <table:table-cell office:value-type="float" office:value="0" calcext:value-type="float">
            <text:p>0</text:p>
          </table:table-cell>
          <table:table-cell office:value-type="float" office:value="821" calcext:value-type="float">
            <text:p>8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1"/>
          <table:table-cell office:value-type="float" office:value="17062" calcext:value-type="float">
            <text:p>17062.0</text:p>
          </table:table-cell>
          <table:table-cell office:value-type="float" office:value="21880" calcext:value-type="float">
            <text:p>21880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table:style-name="ce1"/>
          <table:table-cell office:value-type="float" office:value="15579" calcext:value-type="float">
            <text:p>15579.0</text:p>
          </table:table-cell>
          <table:table-cell office:value-type="float" office:value="21572" calcext:value-type="float">
            <text:p>21572.0</text:p>
          </table:table-cell>
          <table:table-cell office:value-type="float" office:value="407" calcext:value-type="float">
            <text:p>407.0</text:p>
          </table:table-cell>
          <table:table-cell office:value-type="float" office:value="0" calcext:value-type="float">
            <text:p>0</text:p>
          </table:table-cell>
          <table:table-cell office:value-type="float" office:value="824" calcext:value-type="float">
            <text:p>8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ce1"/>
          <table:table-cell office:value-type="float" office:value="24855" calcext:value-type="float">
            <text:p>24855.0</text:p>
          </table:table-cell>
          <table:table-cell office:value-type="float" office:value="27544" calcext:value-type="float">
            <text:p>27544.0</text:p>
          </table:table-cell>
          <table:table-cell office:value-type="float" office:value="86" calcext:value-type="float">
            <text:p>86.0</text:p>
          </table:table-cell>
          <table:table-cell office:value-type="float" office:value="0" calcext:value-type="float">
            <text:p>0</text:p>
          </table:table-cell>
          <table:table-cell office:value-type="float" office:value="825" calcext:value-type="float">
            <text:p>8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table:style-name="ce1"/>
          <table:table-cell office:value-type="float" office:value="15554" calcext:value-type="float">
            <text:p>15554.0</text:p>
          </table:table-cell>
          <table:table-cell office:value-type="float" office:value="23384" calcext:value-type="float">
            <text:p>23384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826" calcext:value-type="float">
            <text:p>8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table:style-name="ce1"/>
          <table:table-cell office:value-type="float" office:value="15216" calcext:value-type="float">
            <text:p>15216.0</text:p>
          </table:table-cell>
          <table:table-cell office:value-type="float" office:value="22695" calcext:value-type="float">
            <text:p>22695.0</text:p>
          </table:table-cell>
          <table:table-cell office:value-type="float" office:value="316" calcext:value-type="float">
            <text:p>316.0</text:p>
          </table:table-cell>
          <table:table-cell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table:style-name="ce1"/>
          <table:table-cell office:value-type="float" office:value="15183" calcext:value-type="float">
            <text:p>15183.0</text:p>
          </table:table-cell>
          <table:table-cell office:value-type="float" office:value="22643" calcext:value-type="float">
            <text:p>22643.0</text:p>
          </table:table-cell>
          <table:table-cell office:value-type="float" office:value="317" calcext:value-type="float">
            <text:p>317.0</text:p>
          </table:table-cell>
          <table:table-cell office:value-type="float" office:value="0" calcext:value-type="float">
            <text:p>0</text:p>
          </table:table-cell>
          <table:table-cell office:value-type="float" office:value="827" calcext:value-type="float">
            <text:p>8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1"/>
          <table:table-cell office:value-type="float" office:value="16548" calcext:value-type="float">
            <text:p>16548.0</text:p>
          </table:table-cell>
          <table:table-cell office:value-type="float" office:value="24745" calcext:value-type="float">
            <text:p>24745.0</text:p>
          </table:table-cell>
          <table:table-cell office:value-type="float" office:value="372" calcext:value-type="float">
            <text:p>372.0</text:p>
          </table:table-cell>
          <table:table-cell office:value-type="float" office:value="0" calcext:value-type="float">
            <text:p>0</text:p>
          </table:table-cell>
          <table:table-cell office:value-type="float" office:value="828" calcext:value-type="float">
            <text:p>8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ce1"/>
          <table:table-cell office:value-type="float" office:value="16536" calcext:value-type="float">
            <text:p>16536.0</text:p>
          </table:table-cell>
          <table:table-cell office:value-type="float" office:value="24640" calcext:value-type="float">
            <text:p>24640.0</text:p>
          </table:table-cell>
          <table:table-cell office:value-type="float" office:value="389" calcext:value-type="float">
            <text:p>389.0</text:p>
          </table:table-cell>
          <table:table-cell office:value-type="float" office:value="0" calcext:value-type="float">
            <text:p>0</text:p>
          </table:table-cell>
          <table:table-cell office:value-type="float" office:value="829" calcext:value-type="float">
            <text:p>8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1"/>
          <table:table-cell office:value-type="float" office:value="17058" calcext:value-type="float">
            <text:p>17058.0</text:p>
          </table:table-cell>
          <table:table-cell office:value-type="float" office:value="21889" calcext:value-type="float">
            <text:p>21889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1"/>
          <table:table-cell office:value-type="float" office:value="15552" calcext:value-type="float">
            <text:p>15552.0</text:p>
          </table:table-cell>
          <table:table-cell office:value-type="float" office:value="21545" calcext:value-type="float">
            <text:p>21545.0</text:p>
          </table:table-cell>
          <table:table-cell office:value-type="float" office:value="409" calcext:value-type="float">
            <text:p>409.0</text:p>
          </table:table-cell>
          <table:table-cell office:value-type="float" office:value="0" calcext:value-type="float">
            <text:p>0</text:p>
          </table:table-cell>
          <table:table-cell office:value-type="float" office:value="831" calcext:value-type="float">
            <text:p>8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1"/>
          <table:table-cell office:value-type="float" office:value="24874" calcext:value-type="float">
            <text:p>24874.0</text:p>
          </table:table-cell>
          <table:table-cell office:value-type="float" office:value="27564" calcext:value-type="float">
            <text:p>27564.0</text:p>
          </table:table-cell>
          <table:table-cell office:value-type="float" office:value="84" calcext:value-type="float">
            <text:p>84.0</text:p>
          </table:table-cell>
          <table:table-cell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table:style-name="ce1"/>
          <table:table-cell office:value-type="float" office:value="15550" calcext:value-type="float">
            <text:p>15550.0</text:p>
          </table:table-cell>
          <table:table-cell office:value-type="float" office:value="23392" calcext:value-type="float">
            <text:p>23392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833" calcext:value-type="float">
            <text:p>8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1"/>
          <table:table-cell office:value-type="float" office:value="15209" calcext:value-type="float">
            <text:p>15209.0</text:p>
          </table:table-cell>
          <table:table-cell office:value-type="float" office:value="22698" calcext:value-type="float">
            <text:p>22698.0</text:p>
          </table:table-cell>
          <table:table-cell office:value-type="float" office:value="315" calcext:value-type="float">
            <text:p>315.0</text:p>
          </table:table-cell>
          <table:table-cell office:value-type="float" office:value="0" calcext:value-type="float">
            <text:p>0</text:p>
          </table:table-cell>
          <table:table-cell office:value-type="float" office:value="834" calcext:value-type="float">
            <text:p>8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table:style-name="ce1"/>
          <table:table-cell office:value-type="float" office:value="15174" calcext:value-type="float">
            <text:p>15174.0</text:p>
          </table:table-cell>
          <table:table-cell office:value-type="float" office:value="22621" calcext:value-type="float">
            <text:p>22621.0</text:p>
          </table:table-cell>
          <table:table-cell office:value-type="float" office:value="318" calcext:value-type="float">
            <text:p>318.0</text:p>
          </table:table-cell>
          <table:table-cell office:value-type="float" office:value="0" calcext:value-type="float">
            <text:p>0</text:p>
          </table:table-cell>
          <table:table-cell office:value-type="float" office:value="835" calcext:value-type="float">
            <text:p>8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1"/>
          <table:table-cell office:value-type="float" office:value="16560" calcext:value-type="float">
            <text:p>16560.0</text:p>
          </table:table-cell>
          <table:table-cell office:value-type="float" office:value="24752" calcext:value-type="float">
            <text:p>24752.0</text:p>
          </table:table-cell>
          <table:table-cell office:value-type="float" office:value="370" calcext:value-type="float">
            <text:p>370.0</text:p>
          </table:table-cell>
          <table:table-cell office:value-type="float" office:value="0" calcext:value-type="float">
            <text:p>0</text:p>
          </table:table-cell>
          <table:table-cell office:value-type="float" office:value="836" calcext:value-type="float">
            <text:p>8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1"/>
          <table:table-cell office:value-type="float" office:value="16561" calcext:value-type="float">
            <text:p>16561.0</text:p>
          </table:table-cell>
          <table:table-cell office:value-type="float" office:value="24612" calcext:value-type="float">
            <text:p>24612.0</text:p>
          </table:table-cell>
          <table:table-cell office:value-type="float" office:value="389" calcext:value-type="float">
            <text:p>389.0</text:p>
          </table:table-cell>
          <table:table-cell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table:style-name="ce1"/>
          <table:table-cell office:value-type="float" office:value="16517" calcext:value-type="float">
            <text:p>16517.0</text:p>
          </table:table-cell>
          <table:table-cell office:value-type="float" office:value="24636" calcext:value-type="float">
            <text:p>24636.0</text:p>
          </table:table-cell>
          <table:table-cell office:value-type="float" office:value="390" calcext:value-type="float">
            <text:p>390.0</text:p>
          </table:table-cell>
          <table:table-cell office:value-type="float" office:value="0" calcext:value-type="float">
            <text:p>0</text:p>
          </table:table-cell>
          <table:table-cell office:value-type="float" office:value="837" calcext:value-type="float">
            <text:p>8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ce1"/>
          <table:table-cell office:value-type="float" office:value="17105" calcext:value-type="float">
            <text:p>17105.0</text:p>
          </table:table-cell>
          <table:table-cell office:value-type="float" office:value="21913" calcext:value-type="float">
            <text:p>21913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1"/>
          <table:table-cell office:value-type="float" office:value="17055" calcext:value-type="float">
            <text:p>17055.0</text:p>
          </table:table-cell>
          <table:table-cell office:value-type="float" office:value="21881" calcext:value-type="float">
            <text:p>21881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table:style-name="ce1"/>
          <table:table-cell office:value-type="float" office:value="15536" calcext:value-type="float">
            <text:p>15536.0</text:p>
          </table:table-cell>
          <table:table-cell office:value-type="float" office:value="21536" calcext:value-type="float">
            <text:p>21536.0</text:p>
          </table:table-cell>
          <table:table-cell office:value-type="float" office:value="410" calcext:value-type="float">
            <text:p>410.0</text:p>
          </table:table-cell>
          <table:table-cell office:value-type="float" office:value="0" calcext:value-type="float">
            <text:p>0</text:p>
          </table:table-cell>
          <table:table-cell office:value-type="float" office:value="839" calcext:value-type="float">
            <text:p>8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1"/>
          <table:table-cell office:value-type="float" office:value="24888" calcext:value-type="float">
            <text:p>24888.0</text:p>
          </table:table-cell>
          <table:table-cell office:value-type="float" office:value="27585" calcext:value-type="float">
            <text:p>27585.0</text:p>
          </table:table-cell>
          <table:table-cell office:value-type="float" office:value="82" calcext:value-type="float">
            <text:p>82.0</text:p>
          </table:table-cell>
          <table:table-cell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1"/>
          <table:table-cell office:value-type="float" office:value="15550" calcext:value-type="float">
            <text:p>15550.0</text:p>
          </table:table-cell>
          <table:table-cell office:value-type="float" office:value="23392" calcext:value-type="float">
            <text:p>23392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841" calcext:value-type="float">
            <text:p>8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ce1"/>
          <table:table-cell office:value-type="float" office:value="15201" calcext:value-type="float">
            <text:p>15201.0</text:p>
          </table:table-cell>
          <table:table-cell office:value-type="float" office:value="22707" calcext:value-type="float">
            <text:p>22707.0</text:p>
          </table:table-cell>
          <table:table-cell office:value-type="float" office:value="314" calcext:value-type="float">
            <text:p>314.0</text:p>
          </table:table-cell>
          <table:table-cell office:value-type="float" office:value="0" calcext:value-type="float">
            <text:p>0</text:p>
          </table:table-cell>
          <table:table-cell office:value-type="float" office:value="842" calcext:value-type="float">
            <text:p>8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table:style-name="ce1"/>
          <table:table-cell office:value-type="float" office:value="15167" calcext:value-type="float">
            <text:p>15167.0</text:p>
          </table:table-cell>
          <table:table-cell office:value-type="float" office:value="22605" calcext:value-type="float">
            <text:p>22605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2" office:value-type="string" calcext:value-type="string">
            <text:p>Spine</text:p>
          </table:table-cell>
          <table:table-cell office:value-type="float" office:value="16603" calcext:value-type="float">
            <text:p>16603.0</text:p>
          </table:table-cell>
          <table:table-cell office:value-type="float" office:value="24798" calcext:value-type="float">
            <text:p>24798.0</text:p>
          </table:table-cell>
          <table:table-cell office:value-type="float" office:value="369" calcext:value-type="float">
            <text:p>369.0</text:p>
          </table:table-cell>
          <table:table-cell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855" calcext:value-type="float">
            <text:p>855</text:p>
          </table:table-cell>
          <table:table-cell table:style-name="ce1"/>
          <table:table-cell office:value-type="float" office:value="16612" calcext:value-type="float">
            <text:p>16612.0</text:p>
          </table:table-cell>
          <table:table-cell office:value-type="float" office:value="24589" calcext:value-type="float">
            <text:p>24589.0</text:p>
          </table:table-cell>
          <table:table-cell office:value-type="float" office:value="389" calcext:value-type="float">
            <text:p>389.0</text:p>
          </table:table-cell>
          <table:table-cell office:value-type="float" office:value="0" calcext:value-type="float">
            <text:p>0</text:p>
          </table:table-cell>
          <table:table-cell office:value-type="float" office:value="845" calcext:value-type="float">
            <text:p>8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table:style-name="ce1"/>
          <table:table-cell office:value-type="float" office:value="16517" calcext:value-type="float">
            <text:p>16517.0</text:p>
          </table:table-cell>
          <table:table-cell office:value-type="float" office:value="24636" calcext:value-type="float">
            <text:p>24636.0</text:p>
          </table:table-cell>
          <table:table-cell office:value-type="float" office:value="392" calcext:value-type="float">
            <text:p>392.0</text:p>
          </table:table-cell>
          <table:table-cell office:value-type="float" office:value="0" calcext:value-type="float">
            <text:p>0</text:p>
          </table:table-cell>
          <table:table-cell office:value-type="float" office:value="846" calcext:value-type="float">
            <text:p>8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1"/>
          <table:table-cell office:value-type="float" office:value="17136" calcext:value-type="float">
            <text:p>17136.0</text:p>
          </table:table-cell>
          <table:table-cell office:value-type="float" office:value="21921" calcext:value-type="float">
            <text:p>21921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847" calcext:value-type="float">
            <text:p>8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ce1"/>
          <table:table-cell office:value-type="float" office:value="17059" calcext:value-type="float">
            <text:p>17059.0</text:p>
          </table:table-cell>
          <table:table-cell office:value-type="float" office:value="21886" calcext:value-type="float">
            <text:p>21886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848" calcext:value-type="float">
            <text:p>8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510" calcext:value-type="float">
            <text:p>15510.0</text:p>
          </table:table-cell>
          <table:table-cell office:value-type="float" office:value="21524" calcext:value-type="float">
            <text:p>21524.0</text:p>
          </table:table-cell>
          <table:table-cell office:value-type="float" office:value="412" calcext:value-type="float">
            <text:p>412.0</text:p>
          </table:table-cell>
          <table:table-cell office:value-type="float" office:value="0" calcext:value-type="float">
            <text:p>0</text:p>
          </table:table-cell>
          <table:table-cell office:value-type="float" office:value="849" calcext:value-type="float">
            <text:p>849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ce1"/>
          <table:table-cell office:value-type="float" office:value="24915" calcext:value-type="float">
            <text:p>24915.0</text:p>
          </table:table-cell>
          <table:table-cell office:value-type="float" office:value="27601" calcext:value-type="float">
            <text:p>27601.0</text:p>
          </table:table-cell>
          <table:table-cell office:value-type="float" office:value="80" calcext:value-type="float">
            <text:p>80.0</text:p>
          </table:table-cell>
          <table:table-cell office:value-type="float" office:value="0" calcext:value-type="float">
            <text:p>0</text:p>
          </table:table-cell>
          <table:table-cell office:value-type="float" office:value="850" calcext:value-type="float">
            <text:p>8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1"/>
          <table:table-cell office:value-type="float" office:value="15550" calcext:value-type="float">
            <text:p>15550.0</text:p>
          </table:table-cell>
          <table:table-cell office:value-type="float" office:value="23392" calcext:value-type="float">
            <text:p>23392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851" calcext:value-type="float">
            <text:p>8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table:style-name="ce1"/>
          <table:table-cell office:value-type="float" office:value="15140" calcext:value-type="float">
            <text:p>15140.0</text:p>
          </table:table-cell>
          <table:table-cell office:value-type="float" office:value="22581" calcext:value-type="float">
            <text:p>22581.0</text:p>
          </table:table-cell>
          <table:table-cell office:value-type="float" office:value="319" calcext:value-type="float">
            <text:p>319.0</text:p>
          </table:table-cell>
          <table:table-cell office:value-type="float" office:value="0" calcext:value-type="float">
            <text:p>0</text:p>
          </table:table-cell>
          <table:table-cell office:value-type="float" office:value="853" calcext:value-type="float">
            <text:p>8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1"/>
          <table:table-cell office:value-type="float" office:value="16635" calcext:value-type="float">
            <text:p>16635.0</text:p>
          </table:table-cell>
          <table:table-cell office:value-type="float" office:value="24572" calcext:value-type="float">
            <text:p>24572.0</text:p>
          </table:table-cell>
          <table:table-cell office:value-type="float" office:value="389" calcext:value-type="float">
            <text:p>389.0</text:p>
          </table:table-cell>
          <table:table-cell office:value-type="float" office:value="0" calcext:value-type="float">
            <text:p>0</text:p>
          </table:table-cell>
          <table:table-cell office:value-type="float" office:value="855" calcext:value-type="float">
            <text:p>8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table:style-name="ce1"/>
          <table:table-cell office:value-type="float" office:value="16516" calcext:value-type="float">
            <text:p>16516.0</text:p>
          </table:table-cell>
          <table:table-cell office:value-type="float" office:value="24637" calcext:value-type="float">
            <text:p>24637.0</text:p>
          </table:table-cell>
          <table:table-cell office:value-type="float" office:value="394" calcext:value-type="float">
            <text:p>394.0</text:p>
          </table:table-cell>
          <table:table-cell office:value-type="float" office:value="0" calcext:value-type="float">
            <text:p>0</text:p>
          </table:table-cell>
          <table:table-cell office:value-type="float" office:value="856" calcext:value-type="float">
            <text:p>8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ce1"/>
          <table:table-cell office:value-type="float" office:value="17193" calcext:value-type="float">
            <text:p>17193.0</text:p>
          </table:table-cell>
          <table:table-cell office:value-type="float" office:value="21900" calcext:value-type="float">
            <text:p>21900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table:style-name="ce1"/>
          <table:table-cell office:value-type="float" office:value="17061" calcext:value-type="float">
            <text:p>17061.0</text:p>
          </table:table-cell>
          <table:table-cell office:value-type="float" office:value="21890" calcext:value-type="float">
            <text:p>21890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858" calcext:value-type="float">
            <text:p>8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table:style-name="ce1"/>
          <table:table-cell office:value-type="float" office:value="15472" calcext:value-type="float">
            <text:p>15472.0</text:p>
          </table:table-cell>
          <table:table-cell office:value-type="float" office:value="21518" calcext:value-type="float">
            <text:p>21518.0</text:p>
          </table:table-cell>
          <table:table-cell office:value-type="float" office:value="412" calcext:value-type="float">
            <text:p>412.0</text:p>
          </table:table-cell>
          <table:table-cell office:value-type="float" office:value="0" calcext:value-type="float">
            <text:p>0</text:p>
          </table:table-cell>
          <table:table-cell office:value-type="float" office:value="859" calcext:value-type="float">
            <text:p>8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1"/>
          <table:table-cell office:value-type="float" office:value="24930" calcext:value-type="float">
            <text:p>24930.0</text:p>
          </table:table-cell>
          <table:table-cell office:value-type="float" office:value="27616" calcext:value-type="float">
            <text:p>27616.0</text:p>
          </table:table-cell>
          <table:table-cell office:value-type="float" office:value="79" calcext:value-type="float">
            <text:p>79.0</text:p>
          </table:table-cell>
          <table:table-cell office:value-type="float" office:value="0" calcext:value-type="float">
            <text:p>0</text:p>
          </table:table-cell>
          <table:table-cell office:value-type="float" office:value="860" calcext:value-type="float">
            <text:p>8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table:style-name="ce1"/>
          <table:table-cell office:value-type="float" office:value="15548" calcext:value-type="float">
            <text:p>15548.0</text:p>
          </table:table-cell>
          <table:table-cell office:value-type="float" office:value="23398" calcext:value-type="float">
            <text:p>23398.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</text:p>
          </table:table-cell>
          <table:table-cell office:value-type="float" office:value="861" calcext:value-type="float">
            <text:p>8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ce1"/>
          <table:table-cell office:value-type="float" office:value="15131" calcext:value-type="float">
            <text:p>15131.0</text:p>
          </table:table-cell>
          <table:table-cell office:value-type="float" office:value="22551" calcext:value-type="float">
            <text:p>22551.0</text:p>
          </table:table-cell>
          <table:table-cell office:value-type="float" office:value="320" calcext:value-type="float">
            <text:p>320.0</text:p>
          </table:table-cell>
          <table:table-cell office:value-type="float" office:value="0" calcext:value-type="float">
            <text:p>0</text:p>
          </table:table-cell>
          <table:table-cell office:value-type="float" office:value="862" calcext:value-type="float">
            <text:p>8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1"/>
          <table:table-cell office:value-type="float" office:value="16656" calcext:value-type="float">
            <text:p>16656.0</text:p>
          </table:table-cell>
          <table:table-cell office:value-type="float" office:value="24563" calcext:value-type="float">
            <text:p>24563.0</text:p>
          </table:table-cell>
          <table:table-cell office:value-type="float" office:value="390" calcext:value-type="float">
            <text:p>390.0</text:p>
          </table:table-cell>
          <table:table-cell office:value-type="float" office:value="0" calcext:value-type="float">
            <text:p>0</text:p>
          </table:table-cell>
          <table:table-cell office:value-type="float" office:value="863" calcext:value-type="float">
            <text:p>8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table:style-name="ce1"/>
          <table:table-cell office:value-type="float" office:value="16505" calcext:value-type="float">
            <text:p>16505.0</text:p>
          </table:table-cell>
          <table:table-cell office:value-type="float" office:value="24637" calcext:value-type="float">
            <text:p>24637.0</text:p>
          </table:table-cell>
          <table:table-cell office:value-type="float" office:value="396" calcext:value-type="float">
            <text:p>396.0</text:p>
          </table:table-cell>
          <table:table-cell office:value-type="float" office:value="0" calcext:value-type="float">
            <text:p>0</text:p>
          </table:table-cell>
          <table:table-cell office:value-type="float" office:value="864" calcext:value-type="float">
            <text:p>8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ce1"/>
          <table:table-cell office:value-type="float" office:value="17222" calcext:value-type="float">
            <text:p>17222.0</text:p>
          </table:table-cell>
          <table:table-cell office:value-type="float" office:value="21896" calcext:value-type="float">
            <text:p>21896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865" calcext:value-type="float">
            <text:p>8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table:style-name="ce1"/>
          <table:table-cell office:value-type="float" office:value="17070" calcext:value-type="float">
            <text:p>17070.0</text:p>
          </table:table-cell>
          <table:table-cell office:value-type="float" office:value="21886" calcext:value-type="float">
            <text:p>21886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table:style-name="ce1"/>
          <table:table-cell office:value-type="float" office:value="15437" calcext:value-type="float">
            <text:p>15437.0</text:p>
          </table:table-cell>
          <table:table-cell office:value-type="float" office:value="21507" calcext:value-type="float">
            <text:p>21507.0</text:p>
          </table:table-cell>
          <table:table-cell office:value-type="float" office:value="413" calcext:value-type="float">
            <text:p>413.0</text:p>
          </table:table-cell>
          <table:table-cell office:value-type="float" office:value="0" calcext:value-type="float">
            <text:p>0</text:p>
          </table:table-cell>
          <table:table-cell office:value-type="float" office:value="867" calcext:value-type="float">
            <text:p>8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ce1"/>
          <table:table-cell office:value-type="float" office:value="24938" calcext:value-type="float">
            <text:p>24938.0</text:p>
          </table:table-cell>
          <table:table-cell office:value-type="float" office:value="27623" calcext:value-type="float">
            <text:p>27623.0</text:p>
          </table:table-cell>
          <table:table-cell office:value-type="float" office:value="77" calcext:value-type="float">
            <text:p>77.0</text:p>
          </table:table-cell>
          <table:table-cell office:value-type="float" office:value="0" calcext:value-type="float">
            <text:p>0</text:p>
          </table:table-cell>
          <table:table-cell office:value-type="float" office:value="868" calcext:value-type="float">
            <text:p>8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ce1"/>
          <table:table-cell office:value-type="float" office:value="15545" calcext:value-type="float">
            <text:p>15545.0</text:p>
          </table:table-cell>
          <table:table-cell office:value-type="float" office:value="23402" calcext:value-type="float">
            <text:p>23402.0</text:p>
          </table:table-cell>
          <table:table-cell office:value-type="float" office:value="297" calcext:value-type="float">
            <text:p>297.0</text:p>
          </table:table-cell>
          <table:table-cell office:value-type="float" office:value="0" calcext:value-type="float">
            <text:p>0</text:p>
          </table:table-cell>
          <table:table-cell office:value-type="float" office:value="869" calcext:value-type="float">
            <text:p>8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table:style-name="ce1"/>
          <table:table-cell office:value-type="float" office:value="15111" calcext:value-type="float">
            <text:p>15111.0</text:p>
          </table:table-cell>
          <table:table-cell office:value-type="float" office:value="22520" calcext:value-type="float">
            <text:p>22520.0</text:p>
          </table:table-cell>
          <table:table-cell office:value-type="float" office:value="321" calcext:value-type="float">
            <text:p>321.0</text:p>
          </table:table-cell>
          <table:table-cell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1"/>
          <table:table-cell office:value-type="float" office:value="16680" calcext:value-type="float">
            <text:p>16680.0</text:p>
          </table:table-cell>
          <table:table-cell office:value-type="float" office:value="24555" calcext:value-type="float">
            <text:p>24555.0</text:p>
          </table:table-cell>
          <table:table-cell office:value-type="float" office:value="391" calcext:value-type="float">
            <text:p>391.0</text:p>
          </table:table-cell>
          <table:table-cell office:value-type="float" office:value="0" calcext:value-type="float">
            <text:p>0</text:p>
          </table:table-cell>
          <table:table-cell office:value-type="float" office:value="871" calcext:value-type="float">
            <text:p>8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1"/>
          <table:table-cell office:value-type="float" office:value="16494" calcext:value-type="float">
            <text:p>16494.0</text:p>
          </table:table-cell>
          <table:table-cell office:value-type="float" office:value="24631" calcext:value-type="float">
            <text:p>24631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872" calcext:value-type="float">
            <text:p>8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table:style-name="ce1"/>
          <table:table-cell office:value-type="float" office:value="17251" calcext:value-type="float">
            <text:p>17251.0</text:p>
          </table:table-cell>
          <table:table-cell office:value-type="float" office:value="21876" calcext:value-type="float">
            <text:p>21876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873" calcext:value-type="float">
            <text:p>8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ce1"/>
          <table:table-cell office:value-type="float" office:value="17079" calcext:value-type="float">
            <text:p>17079.0</text:p>
          </table:table-cell>
          <table:table-cell office:value-type="float" office:value="21878" calcext:value-type="float">
            <text:p>21878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874" calcext:value-type="float">
            <text:p>8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table:style-name="ce1"/>
          <table:table-cell office:value-type="float" office:value="15382" calcext:value-type="float">
            <text:p>15382.0</text:p>
          </table:table-cell>
          <table:table-cell office:value-type="float" office:value="21505" calcext:value-type="float">
            <text:p>21505.0</text:p>
          </table:table-cell>
          <table:table-cell office:value-type="float" office:value="413" calcext:value-type="float">
            <text:p>413.0</text:p>
          </table:table-cell>
          <table:table-cell office:value-type="float" office:value="0" calcext:value-type="float">
            <text:p>0</text:p>
          </table:table-cell>
          <table:table-cell office:value-type="float" office:value="875" calcext:value-type="float">
            <text:p>8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table:style-name="ce1"/>
          <table:table-cell office:value-type="float" office:value="24962" calcext:value-type="float">
            <text:p>24962.0</text:p>
          </table:table-cell>
          <table:table-cell office:value-type="float" office:value="27639" calcext:value-type="float">
            <text:p>27639.0</text:p>
          </table:table-cell>
          <table:table-cell office:value-type="float" office:value="76" calcext:value-type="float">
            <text:p>76.0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1"/>
          <table:table-cell office:value-type="float" office:value="15542" calcext:value-type="float">
            <text:p>15542.0</text:p>
          </table:table-cell>
          <table:table-cell office:value-type="float" office:value="23398" calcext:value-type="float">
            <text:p>23398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877" calcext:value-type="float">
            <text:p>8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table:style-name="ce1"/>
          <table:table-cell office:value-type="float" office:value="15093" calcext:value-type="float">
            <text:p>15093.0</text:p>
          </table:table-cell>
          <table:table-cell office:value-type="float" office:value="22493" calcext:value-type="float">
            <text:p>22493.0</text:p>
          </table:table-cell>
          <table:table-cell office:value-type="float" office:value="322" calcext:value-type="float">
            <text:p>322.0</text:p>
          </table:table-cell>
          <table:table-cell office:value-type="float" office:value="0" calcext:value-type="float">
            <text:p>0</text:p>
          </table:table-cell>
          <table:table-cell office:value-type="float" office:value="878" calcext:value-type="float">
            <text:p>8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table:style-name="ce1"/>
          <table:table-cell office:value-type="float" office:value="16697" calcext:value-type="float">
            <text:p>16697.0</text:p>
          </table:table-cell>
          <table:table-cell office:value-type="float" office:value="24540" calcext:value-type="float">
            <text:p>24540.0</text:p>
          </table:table-cell>
          <table:table-cell office:value-type="float" office:value="392" calcext:value-type="float">
            <text:p>392.0</text:p>
          </table:table-cell>
          <table:table-cell office:value-type="float" office:value="0" calcext:value-type="float">
            <text:p>0</text:p>
          </table:table-cell>
          <table:table-cell office:value-type="float" office:value="879" calcext:value-type="float">
            <text:p>8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1"/>
          <table:table-cell office:value-type="float" office:value="16492" calcext:value-type="float">
            <text:p>16492.0</text:p>
          </table:table-cell>
          <table:table-cell office:value-type="float" office:value="24632" calcext:value-type="float">
            <text:p>24632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table:style-name="ce1"/>
          <table:table-cell office:value-type="float" office:value="17261" calcext:value-type="float">
            <text:p>17261.0</text:p>
          </table:table-cell>
          <table:table-cell office:value-type="float" office:value="21878" calcext:value-type="float">
            <text:p>21878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881" calcext:value-type="float">
            <text:p>8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1"/>
          <table:table-cell office:value-type="float" office:value="17101" calcext:value-type="float">
            <text:p>17101.0</text:p>
          </table:table-cell>
          <table:table-cell office:value-type="float" office:value="21866" calcext:value-type="float">
            <text:p>21866.0</text:p>
          </table:table-cell>
          <table:table-cell office:value-type="float" office:value="300" calcext:value-type="float">
            <text:p>300.0</text:p>
          </table:table-cell>
          <table:table-cell office:value-type="float" office:value="0" calcext:value-type="float">
            <text:p>0</text:p>
          </table:table-cell>
          <table:table-cell office:value-type="float" office:value="882" calcext:value-type="float">
            <text:p>8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table:style-name="ce1"/>
          <table:table-cell office:value-type="float" office:value="15312" calcext:value-type="float">
            <text:p>15312.0</text:p>
          </table:table-cell>
          <table:table-cell office:value-type="float" office:value="21513" calcext:value-type="float">
            <text:p>21513.0</text:p>
          </table:table-cell>
          <table:table-cell office:value-type="float" office:value="413" calcext:value-type="float">
            <text:p>413.0</text:p>
          </table:table-cell>
          <table:table-cell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1"/>
          <table:table-cell office:value-type="float" office:value="24977" calcext:value-type="float">
            <text:p>24977.0</text:p>
          </table:table-cell>
          <table:table-cell office:value-type="float" office:value="27657" calcext:value-type="float">
            <text:p>27657.0</text:p>
          </table:table-cell>
          <table:table-cell office:value-type="float" office:value="74" calcext:value-type="float">
            <text:p>74.0</text:p>
          </table:table-cell>
          <table:table-cell office:value-type="float" office:value="0" calcext:value-type="float">
            <text:p>0</text:p>
          </table:table-cell>
          <table:table-cell office:value-type="float" office:value="884" calcext:value-type="float">
            <text:p>8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ce1"/>
          <table:table-cell office:value-type="float" office:value="15567" calcext:value-type="float">
            <text:p>15567.0</text:p>
          </table:table-cell>
          <table:table-cell office:value-type="float" office:value="23397" calcext:value-type="float">
            <text:p>23397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885" calcext:value-type="float">
            <text:p>8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table:style-name="ce1"/>
          <table:table-cell office:value-type="float" office:value="15073" calcext:value-type="float">
            <text:p>15073.0</text:p>
          </table:table-cell>
          <table:table-cell office:value-type="float" office:value="22469" calcext:value-type="float">
            <text:p>22469.0</text:p>
          </table:table-cell>
          <table:table-cell office:value-type="float" office:value="323" calcext:value-type="float">
            <text:p>323.0</text:p>
          </table:table-cell>
          <table:table-cell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1"/>
          <table:table-cell office:value-type="float" office:value="16717" calcext:value-type="float">
            <text:p>16717.0</text:p>
          </table:table-cell>
          <table:table-cell office:value-type="float" office:value="24534" calcext:value-type="float">
            <text:p>24534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887" calcext:value-type="float">
            <text:p>8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table:style-name="ce1"/>
          <table:table-cell office:value-type="float" office:value="16483" calcext:value-type="float">
            <text:p>16483.0</text:p>
          </table:table-cell>
          <table:table-cell office:value-type="float" office:value="24641" calcext:value-type="float">
            <text:p>24641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table:style-name="ce1"/>
          <table:table-cell office:value-type="float" office:value="17297" calcext:value-type="float">
            <text:p>17297.0</text:p>
          </table:table-cell>
          <table:table-cell office:value-type="float" office:value="21873" calcext:value-type="float">
            <text:p>21873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889" calcext:value-type="float">
            <text:p>8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1"/>
          <table:table-cell office:value-type="float" office:value="17113" calcext:value-type="float">
            <text:p>17113.0</text:p>
          </table:table-cell>
          <table:table-cell office:value-type="float" office:value="21864" calcext:value-type="float">
            <text:p>21864.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table:style-name="ce1"/>
          <table:table-cell office:value-type="float" office:value="15317" calcext:value-type="float">
            <text:p>15317.0</text:p>
          </table:table-cell>
          <table:table-cell office:value-type="float" office:value="21508" calcext:value-type="float">
            <text:p>21508.0</text:p>
          </table:table-cell>
          <table:table-cell office:value-type="float" office:value="414" calcext:value-type="float">
            <text:p>414.0</text:p>
          </table:table-cell>
          <table:table-cell office:value-type="float" office:value="0" calcext:value-type="float">
            <text:p>0</text:p>
          </table:table-cell>
          <table:table-cell office:value-type="float" office:value="891" calcext:value-type="float">
            <text:p>8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1"/>
          <table:table-cell office:value-type="float" office:value="24984" calcext:value-type="float">
            <text:p>24984.0</text:p>
          </table:table-cell>
          <table:table-cell office:value-type="float" office:value="27662" calcext:value-type="float">
            <text:p>27662.0</text:p>
          </table:table-cell>
          <table:table-cell office:value-type="float" office:value="73" calcext:value-type="float">
            <text:p>73.0</text:p>
          </table:table-cell>
          <table:table-cell office:value-type="float" office:value="0" calcext:value-type="float">
            <text:p>0</text:p>
          </table:table-cell>
          <table:table-cell office:value-type="float" office:value="892" calcext:value-type="float">
            <text:p>8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1"/>
          <table:table-cell office:value-type="float" office:value="15572" calcext:value-type="float">
            <text:p>15572.0</text:p>
          </table:table-cell>
          <table:table-cell office:value-type="float" office:value="23401" calcext:value-type="float">
            <text:p>23401.0</text:p>
          </table:table-cell>
          <table:table-cell office:value-type="float" office:value="294" calcext:value-type="float">
            <text:p>294.0</text:p>
          </table:table-cell>
          <table:table-cell office:value-type="float" office:value="0" calcext:value-type="float">
            <text:p>0</text:p>
          </table:table-cell>
          <table:table-cell office:value-type="float" office:value="893" calcext:value-type="float">
            <text:p>8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1"/>
          <table:table-cell office:value-type="float" office:value="15052" calcext:value-type="float">
            <text:p>15052.0</text:p>
          </table:table-cell>
          <table:table-cell office:value-type="float" office:value="22450" calcext:value-type="float">
            <text:p>22450.0</text:p>
          </table:table-cell>
          <table:table-cell office:value-type="float" office:value="324" calcext:value-type="float">
            <text:p>324.0</text:p>
          </table:table-cell>
          <table:table-cell office:value-type="float" office:value="0" calcext:value-type="float">
            <text:p>0</text:p>
          </table:table-cell>
          <table:table-cell office:value-type="float" office:value="894" calcext:value-type="float">
            <text:p>8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table:style-name="ce1"/>
          <table:table-cell office:value-type="float" office:value="16729" calcext:value-type="float">
            <text:p>16729.0</text:p>
          </table:table-cell>
          <table:table-cell office:value-type="float" office:value="24524" calcext:value-type="float">
            <text:p>24524.0</text:p>
          </table:table-cell>
          <table:table-cell office:value-type="float" office:value="394" calcext:value-type="float">
            <text:p>394.0</text:p>
          </table:table-cell>
          <table:table-cell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table:style-name="ce1"/>
          <table:table-cell office:value-type="float" office:value="16463" calcext:value-type="float">
            <text:p>16463.0</text:p>
          </table:table-cell>
          <table:table-cell office:value-type="float" office:value="24652" calcext:value-type="float">
            <text:p>24652.0</text:p>
          </table:table-cell>
          <table:table-cell office:value-type="float" office:value="405" calcext:value-type="float">
            <text:p>405.0</text:p>
          </table:table-cell>
          <table:table-cell office:value-type="float" office:value="0" calcext:value-type="float">
            <text:p>0</text:p>
          </table:table-cell>
          <table:table-cell office:value-type="float" office:value="896" calcext:value-type="float">
            <text:p>8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table:style-name="ce1"/>
          <table:table-cell office:value-type="float" office:value="17330" calcext:value-type="float">
            <text:p>17330.0</text:p>
          </table:table-cell>
          <table:table-cell office:value-type="float" office:value="21858" calcext:value-type="float">
            <text:p>21858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1"/>
          <table:table-cell office:value-type="float" office:value="17113" calcext:value-type="float">
            <text:p>17113.0</text:p>
          </table:table-cell>
          <table:table-cell office:value-type="float" office:value="21864" calcext:value-type="float">
            <text:p>21864.0</text:p>
          </table:table-cell>
          <table:table-cell office:value-type="float" office:value="298" calcext:value-type="float">
            <text:p>298.0</text:p>
          </table:table-cell>
          <table:table-cell office:value-type="float" office:value="0" calcext:value-type="float">
            <text:p>0</text:p>
          </table:table-cell>
          <table:table-cell office:value-type="float" office:value="898" calcext:value-type="float">
            <text:p>8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table:style-name="ce1"/>
          <table:table-cell office:value-type="float" office:value="15381" calcext:value-type="float">
            <text:p>15381.0</text:p>
          </table:table-cell>
          <table:table-cell office:value-type="float" office:value="21493" calcext:value-type="float">
            <text:p>21493.0</text:p>
          </table:table-cell>
          <table:table-cell office:value-type="float" office:value="414" calcext:value-type="float">
            <text:p>414.0</text:p>
          </table:table-cell>
          <table:table-cell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1"/>
          <table:table-cell office:value-type="float" office:value="15245" calcext:value-type="float">
            <text:p>15245.0</text:p>
          </table:table-cell>
          <table:table-cell office:value-type="float" office:value="21516" calcext:value-type="float">
            <text:p>21516.0</text:p>
          </table:table-cell>
          <table:table-cell office:value-type="float" office:value="414" calcext:value-type="float">
            <text:p>414.0</text:p>
          </table:table-cell>
          <table:table-cell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table:style-name="ce1"/>
          <table:table-cell office:value-type="float" office:value="24995" calcext:value-type="float">
            <text:p>24995.0</text:p>
          </table:table-cell>
          <table:table-cell office:value-type="float" office:value="27673" calcext:value-type="float">
            <text:p>27673.0</text:p>
          </table:table-cell>
          <table:table-cell office:value-type="float" office:value="71" calcext:value-type="float">
            <text:p>71.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ce1"/>
          <table:table-cell office:value-type="float" office:value="15576" calcext:value-type="float">
            <text:p>15576.0</text:p>
          </table:table-cell>
          <table:table-cell office:value-type="float" office:value="23402" calcext:value-type="float">
            <text:p>23402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ce1"/>
          <table:table-cell office:value-type="float" office:value="15038" calcext:value-type="float">
            <text:p>15038.0</text:p>
          </table:table-cell>
          <table:table-cell office:value-type="float" office:value="22441" calcext:value-type="float">
            <text:p>22441.0</text:p>
          </table:table-cell>
          <table:table-cell office:value-type="float" office:value="325" calcext:value-type="float">
            <text:p>325.0</text:p>
          </table:table-cell>
          <table:table-cell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table:style-name="ce1"/>
          <table:table-cell office:value-type="float" office:value="16751" calcext:value-type="float">
            <text:p>16751.0</text:p>
          </table:table-cell>
          <table:table-cell office:value-type="float" office:value="24516" calcext:value-type="float">
            <text:p>24516.0</text:p>
          </table:table-cell>
          <table:table-cell office:value-type="float" office:value="395" calcext:value-type="float">
            <text:p>395.0</text:p>
          </table:table-cell>
          <table:table-cell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1"/>
          <table:table-cell office:value-type="float" office:value="16446" calcext:value-type="float">
            <text:p>16446.0</text:p>
          </table:table-cell>
          <table:table-cell office:value-type="float" office:value="24662" calcext:value-type="float">
            <text:p>24662.0</text:p>
          </table:table-cell>
          <table:table-cell office:value-type="float" office:value="406" calcext:value-type="float">
            <text:p>406.0</text:p>
          </table:table-cell>
          <table:table-cell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table:style-name="ce1"/>
          <table:table-cell office:value-type="float" office:value="17332" calcext:value-type="float">
            <text:p>17332.0</text:p>
          </table:table-cell>
          <table:table-cell office:value-type="float" office:value="21856" calcext:value-type="float">
            <text:p>21856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1"/>
          <table:table-cell office:value-type="float" office:value="17129" calcext:value-type="float">
            <text:p>17129.0</text:p>
          </table:table-cell>
          <table:table-cell office:value-type="float" office:value="21849" calcext:value-type="float">
            <text:p>21849.0</text:p>
          </table:table-cell>
          <table:table-cell office:value-type="float" office:value="296" calcext:value-type="float">
            <text:p>296.0</text:p>
          </table:table-cell>
          <table:table-cell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1"/>
          <table:table-cell office:value-type="float" office:value="15425" calcext:value-type="float">
            <text:p>15425.0</text:p>
          </table:table-cell>
          <table:table-cell office:value-type="float" office:value="21495" calcext:value-type="float">
            <text:p>21495.0</text:p>
          </table:table-cell>
          <table:table-cell office:value-type="float" office:value="415" calcext:value-type="float">
            <text:p>415.0</text:p>
          </table:table-cell>
          <table:table-cell office:value-type="float" office:value="0" calcext:value-type="float">
            <text:p>0</text:p>
          </table:table-cell>
          <table:table-cell office:value-type="float" office:value="907" calcext:value-type="float">
            <text:p>9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table:style-name="ce1"/>
          <table:table-cell office:value-type="float" office:value="15223" calcext:value-type="float">
            <text:p>15223.0</text:p>
          </table:table-cell>
          <table:table-cell office:value-type="float" office:value="21514" calcext:value-type="float">
            <text:p>21514.0</text:p>
          </table:table-cell>
          <table:table-cell office:value-type="float" office:value="415" calcext:value-type="float">
            <text:p>415.0</text:p>
          </table:table-cell>
          <table:table-cell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table:style-name="ce1"/>
          <table:table-cell office:value-type="float" office:value="25008" calcext:value-type="float">
            <text:p>25008.0</text:p>
          </table:table-cell>
          <table:table-cell office:value-type="float" office:value="27681" calcext:value-type="float">
            <text:p>27681.0</text:p>
          </table:table-cell>
          <table:table-cell office:value-type="float" office:value="70" calcext:value-type="float">
            <text:p>70.0</text:p>
          </table:table-cell>
          <table:table-cell office:value-type="float" office:value="0" calcext:value-type="float">
            <text:p>0</text:p>
          </table:table-cell>
          <table:table-cell office:value-type="float" office:value="909" calcext:value-type="float">
            <text:p>9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1"/>
          <table:table-cell office:value-type="float" office:value="15578" calcext:value-type="float">
            <text:p>15578.0</text:p>
          </table:table-cell>
          <table:table-cell office:value-type="float" office:value="23406" calcext:value-type="float">
            <text:p>23406.0</text:p>
          </table:table-cell>
          <table:table-cell office:value-type="float" office:value="292" calcext:value-type="float">
            <text:p>292.0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ce1"/>
          <table:table-cell office:value-type="float" office:value="15013" calcext:value-type="float">
            <text:p>15013.0</text:p>
          </table:table-cell>
          <table:table-cell office:value-type="float" office:value="22432" calcext:value-type="float">
            <text:p>22432.0</text:p>
          </table:table-cell>
          <table:table-cell office:value-type="float" office:value="326" calcext:value-type="float">
            <text:p>326.0</text:p>
          </table:table-cell>
          <table:table-cell office:value-type="float" office:value="0" calcext:value-type="float">
            <text:p>0</text:p>
          </table:table-cell>
          <table:table-cell office:value-type="float" office:value="911" calcext:value-type="float">
            <text:p>9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ce1"/>
          <table:table-cell office:value-type="float" office:value="16758" calcext:value-type="float">
            <text:p>16758.0</text:p>
          </table:table-cell>
          <table:table-cell office:value-type="float" office:value="24510" calcext:value-type="float">
            <text:p>24510.0</text:p>
          </table:table-cell>
          <table:table-cell office:value-type="float" office:value="396" calcext:value-type="float">
            <text:p>396.0</text:p>
          </table:table-cell>
          <table:table-cell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table:style-name="ce1"/>
          <table:table-cell office:value-type="float" office:value="16430" calcext:value-type="float">
            <text:p>16430.0</text:p>
          </table:table-cell>
          <table:table-cell office:value-type="float" office:value="24652" calcext:value-type="float">
            <text:p>24652.0</text:p>
          </table:table-cell>
          <table:table-cell office:value-type="float" office:value="408" calcext:value-type="float">
            <text:p>408.0</text:p>
          </table:table-cell>
          <table:table-cell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ce1"/>
          <table:table-cell office:value-type="float" office:value="17327" calcext:value-type="float">
            <text:p>17327.0</text:p>
          </table:table-cell>
          <table:table-cell office:value-type="float" office:value="21861" calcext:value-type="float">
            <text:p>21861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914" calcext:value-type="float">
            <text:p>9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table:style-name="ce1"/>
          <table:table-cell office:value-type="float" office:value="17125" calcext:value-type="float">
            <text:p>17125.0</text:p>
          </table:table-cell>
          <table:table-cell office:value-type="float" office:value="21834" calcext:value-type="float">
            <text:p>21834.0</text:p>
          </table:table-cell>
          <table:table-cell office:value-type="float" office:value="295" calcext:value-type="float">
            <text:p>295.0</text:p>
          </table:table-cell>
          <table:table-cell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1"/>
          <table:table-cell office:value-type="float" office:value="15450" calcext:value-type="float">
            <text:p>15450.0</text:p>
          </table:table-cell>
          <table:table-cell office:value-type="float" office:value="21500" calcext:value-type="float">
            <text:p>21500.0</text:p>
          </table:table-cell>
          <table:table-cell office:value-type="float" office:value="416" calcext:value-type="float">
            <text:p>416.0</text:p>
          </table:table-cell>
          <table:table-cell office:value-type="float" office:value="0" calcext:value-type="float">
            <text:p>0</text:p>
          </table:table-cell>
          <table:table-cell office:value-type="float" office:value="916" calcext:value-type="float">
            <text:p>9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table:style-name="ce1"/>
          <table:table-cell office:value-type="float" office:value="15181" calcext:value-type="float">
            <text:p>15181.0</text:p>
          </table:table-cell>
          <table:table-cell office:value-type="float" office:value="21518" calcext:value-type="float">
            <text:p>21518.0</text:p>
          </table:table-cell>
          <table:table-cell office:value-type="float" office:value="415" calcext:value-type="float">
            <text:p>415.0</text:p>
          </table:table-cell>
          <table:table-cell office:value-type="float" office:value="0" calcext:value-type="float">
            <text:p>0</text:p>
          </table:table-cell>
          <table:table-cell office:value-type="float" office:value="917" calcext:value-type="float">
            <text:p>9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table:style-name="ce1"/>
          <table:table-cell office:value-type="float" office:value="25042" calcext:value-type="float">
            <text:p>25042.0</text:p>
          </table:table-cell>
          <table:table-cell office:value-type="float" office:value="27713" calcext:value-type="float">
            <text:p>27713.0</text:p>
          </table:table-cell>
          <table:table-cell office:value-type="float" office:value="69" calcext:value-type="float">
            <text:p>69.0</text:p>
          </table:table-cell>
          <table:table-cell office:value-type="float" office:value="0" calcext:value-type="float">
            <text:p>0</text:p>
          </table:table-cell>
          <table:table-cell office:value-type="float" office:value="918" calcext:value-type="float">
            <text:p>9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1"/>
          <table:table-cell office:value-type="float" office:value="15578" calcext:value-type="float">
            <text:p>15578.0</text:p>
          </table:table-cell>
          <table:table-cell office:value-type="float" office:value="23407" calcext:value-type="float">
            <text:p>23407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table:style-name="ce1"/>
          <table:table-cell office:value-type="float" office:value="15001" calcext:value-type="float">
            <text:p>15001.0</text:p>
          </table:table-cell>
          <table:table-cell office:value-type="float" office:value="22417" calcext:value-type="float">
            <text:p>22417.0</text:p>
          </table:table-cell>
          <table:table-cell office:value-type="float" office:value="327" calcext:value-type="float">
            <text:p>327.0</text:p>
          </table:table-cell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1"/>
          <table:table-cell office:value-type="float" office:value="16776" calcext:value-type="float">
            <text:p>16776.0</text:p>
          </table:table-cell>
          <table:table-cell office:value-type="float" office:value="24503" calcext:value-type="float">
            <text:p>24503.0</text:p>
          </table:table-cell>
          <table:table-cell office:value-type="float" office:value="397" calcext:value-type="float">
            <text:p>397.0</text:p>
          </table:table-cell>
          <table:table-cell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table:style-name="ce1"/>
          <table:table-cell office:value-type="float" office:value="16412" calcext:value-type="float">
            <text:p>16412.0</text:p>
          </table:table-cell>
          <table:table-cell office:value-type="float" office:value="24651" calcext:value-type="float">
            <text:p>24651.0</text:p>
          </table:table-cell>
          <table:table-cell office:value-type="float" office:value="410" calcext:value-type="float">
            <text:p>410.0</text:p>
          </table:table-cell>
          <table:table-cell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table:style-name="ce1"/>
          <table:table-cell office:value-type="float" office:value="17327" calcext:value-type="float">
            <text:p>17327.0</text:p>
          </table:table-cell>
          <table:table-cell office:value-type="float" office:value="21871" calcext:value-type="float">
            <text:p>21871.0</text:p>
          </table:table-cell>
          <table:table-cell office:value-type="float" office:value="303" calcext:value-type="float">
            <text:p>303.0</text:p>
          </table:table-cell>
          <table:table-cell office:value-type="float" office:value="0" calcext:value-type="float">
            <text:p>0</text:p>
          </table:table-cell>
          <table:table-cell office:value-type="float" office:value="923" calcext:value-type="float">
            <text:p>9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table:style-name="ce1"/>
          <table:table-cell office:value-type="float" office:value="17122" calcext:value-type="float">
            <text:p>17122.0</text:p>
          </table:table-cell>
          <table:table-cell office:value-type="float" office:value="21832" calcext:value-type="float">
            <text:p>21832.0</text:p>
          </table:table-cell>
          <table:table-cell office:value-type="float" office:value="293" calcext:value-type="float">
            <text:p>293.0</text:p>
          </table:table-cell>
          <table:table-cell office:value-type="float" office:value="0" calcext:value-type="float">
            <text:p>0</text:p>
          </table:table-cell>
          <table:table-cell office:value-type="float" office:value="924" calcext:value-type="float">
            <text:p>9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1"/>
          <table:table-cell office:value-type="float" office:value="15448" calcext:value-type="float">
            <text:p>15448.0</text:p>
          </table:table-cell>
          <table:table-cell office:value-type="float" office:value="21490" calcext:value-type="float">
            <text:p>21490.0</text:p>
          </table:table-cell>
          <table:table-cell office:value-type="float" office:value="417" calcext:value-type="float">
            <text:p>417.0</text:p>
          </table:table-cell>
          <table:table-cell office:value-type="float" office:value="0" calcext:value-type="float">
            <text:p>0</text:p>
          </table:table-cell>
          <table:table-cell office:value-type="float" office:value="925" calcext:value-type="float">
            <text:p>9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table:style-name="ce1"/>
          <table:table-cell office:value-type="float" office:value="15152" calcext:value-type="float">
            <text:p>15152.0</text:p>
          </table:table-cell>
          <table:table-cell office:value-type="float" office:value="21516" calcext:value-type="float">
            <text:p>21516.0</text:p>
          </table:table-cell>
          <table:table-cell office:value-type="float" office:value="416" calcext:value-type="float">
            <text:p>416.0</text:p>
          </table:table-cell>
          <table:table-cell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ce1"/>
          <table:table-cell office:value-type="float" office:value="25049" calcext:value-type="float">
            <text:p>25049.0</text:p>
          </table:table-cell>
          <table:table-cell office:value-type="float" office:value="27715" calcext:value-type="float">
            <text:p>27715.0</text:p>
          </table:table-cell>
          <table:table-cell office:value-type="float" office:value="68" calcext:value-type="float">
            <text:p>68.0</text:p>
          </table:table-cell>
          <table:table-cell office:value-type="float" office:value="0" calcext:value-type="float">
            <text:p>0</text:p>
          </table:table-cell>
          <table:table-cell office:value-type="float" office:value="927" calcext:value-type="float">
            <text:p>9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ce1"/>
          <table:table-cell office:value-type="float" office:value="15574" calcext:value-type="float">
            <text:p>15574.0</text:p>
          </table:table-cell>
          <table:table-cell office:value-type="float" office:value="23413" calcext:value-type="float">
            <text:p>23413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928" calcext:value-type="float">
            <text:p>9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1"/>
          <table:table-cell office:value-type="float" office:value="14987" calcext:value-type="float">
            <text:p>14987.0</text:p>
          </table:table-cell>
          <table:table-cell office:value-type="float" office:value="22407" calcext:value-type="float">
            <text:p>22407.0</text:p>
          </table:table-cell>
          <table:table-cell office:value-type="float" office:value="328" calcext:value-type="float">
            <text:p>328.0</text:p>
          </table:table-cell>
          <table:table-cell office:value-type="float" office:value="0" calcext:value-type="float">
            <text:p>0</text:p>
          </table:table-cell>
          <table:table-cell office:value-type="float" office:value="929" calcext:value-type="float">
            <text:p>9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table:style-name="ce1"/>
          <table:table-cell office:value-type="float" office:value="16794" calcext:value-type="float">
            <text:p>16794.0</text:p>
          </table:table-cell>
          <table:table-cell office:value-type="float" office:value="24499" calcext:value-type="float">
            <text:p>24499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ce1"/>
          <table:table-cell office:value-type="float" office:value="16384" calcext:value-type="float">
            <text:p>16384.0</text:p>
          </table:table-cell>
          <table:table-cell office:value-type="float" office:value="24660" calcext:value-type="float">
            <text:p>24660.0</text:p>
          </table:table-cell>
          <table:table-cell office:value-type="float" office:value="412" calcext:value-type="float">
            <text:p>412.0</text:p>
          </table:table-cell>
          <table:table-cell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1"/>
          <table:table-cell office:value-type="float" office:value="17359" calcext:value-type="float">
            <text:p>17359.0</text:p>
          </table:table-cell>
          <table:table-cell office:value-type="float" office:value="21839" calcext:value-type="float">
            <text:p>21839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table:style-name="ce1"/>
          <table:table-cell office:value-type="float" office:value="17122" calcext:value-type="float">
            <text:p>17122.0</text:p>
          </table:table-cell>
          <table:table-cell office:value-type="float" office:value="21831" calcext:value-type="float">
            <text:p>21831.0</text:p>
          </table:table-cell>
          <table:table-cell office:value-type="float" office:value="291" calcext:value-type="float">
            <text:p>291.0</text:p>
          </table:table-cell>
          <table:table-cell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1"/>
          <table:table-cell office:value-type="float" office:value="15441" calcext:value-type="float">
            <text:p>15441.0</text:p>
          </table:table-cell>
          <table:table-cell office:value-type="float" office:value="21485" calcext:value-type="float">
            <text:p>21485.0</text:p>
          </table:table-cell>
          <table:table-cell office:value-type="float" office:value="418" calcext:value-type="float">
            <text:p>418.0</text:p>
          </table:table-cell>
          <table:table-cell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table:style-name="ce1"/>
          <table:table-cell office:value-type="float" office:value="15127" calcext:value-type="float">
            <text:p>15127.0</text:p>
          </table:table-cell>
          <table:table-cell office:value-type="float" office:value="21520" calcext:value-type="float">
            <text:p>21520.0</text:p>
          </table:table-cell>
          <table:table-cell office:value-type="float" office:value="417" calcext:value-type="float">
            <text:p>417.0</text:p>
          </table:table-cell>
          <table:table-cell office:value-type="float" office:value="0" calcext:value-type="float">
            <text:p>0</text:p>
          </table:table-cell>
          <table:table-cell office:value-type="float" office:value="935" calcext:value-type="float">
            <text:p>9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1"/>
          <table:table-cell office:value-type="float" office:value="25066" calcext:value-type="float">
            <text:p>25066.0</text:p>
          </table:table-cell>
          <table:table-cell office:value-type="float" office:value="27725" calcext:value-type="float">
            <text:p>27725.0</text:p>
          </table:table-cell>
          <table:table-cell office:value-type="float" office:value="66" calcext:value-type="float">
            <text:p>66.0</text:p>
          </table:table-cell>
          <table:table-cell office:value-type="float" office:value="0" calcext:value-type="float">
            <text:p>0</text:p>
          </table:table-cell>
          <table:table-cell office:value-type="float" office:value="936" calcext:value-type="float">
            <text:p>9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table:style-name="ce1"/>
          <table:table-cell office:value-type="float" office:value="15584" calcext:value-type="float">
            <text:p>15584.0</text:p>
          </table:table-cell>
          <table:table-cell office:value-type="float" office:value="23420" calcext:value-type="float">
            <text:p>23420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ce1"/>
          <table:table-cell office:value-type="float" office:value="14971" calcext:value-type="float">
            <text:p>14971.0</text:p>
          </table:table-cell>
          <table:table-cell office:value-type="float" office:value="22390" calcext:value-type="float">
            <text:p>22390.0</text:p>
          </table:table-cell>
          <table:table-cell office:value-type="float" office:value="329" calcext:value-type="float">
            <text:p>329.0</text:p>
          </table:table-cell>
          <table:table-cell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ce1"/>
          <table:table-cell office:value-type="float" office:value="16807" calcext:value-type="float">
            <text:p>16807.0</text:p>
          </table:table-cell>
          <table:table-cell office:value-type="float" office:value="24486" calcext:value-type="float">
            <text:p>24486.0</text:p>
          </table:table-cell>
          <table:table-cell office:value-type="float" office:value="399" calcext:value-type="float">
            <text:p>399.0</text:p>
          </table:table-cell>
          <table:table-cell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table:style-name="ce1"/>
          <table:table-cell office:value-type="float" office:value="16380" calcext:value-type="float">
            <text:p>16380.0</text:p>
          </table:table-cell>
          <table:table-cell office:value-type="float" office:value="24660" calcext:value-type="float">
            <text:p>24660.0</text:p>
          </table:table-cell>
          <table:table-cell office:value-type="float" office:value="414" calcext:value-type="float">
            <text:p>414.0</text:p>
          </table:table-cell>
          <table:table-cell office:value-type="float" office:value="0" calcext:value-type="float">
            <text:p>0</text:p>
          </table:table-cell>
          <table:table-cell office:value-type="float" office:value="940" calcext:value-type="float">
            <text:p>9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1"/>
          <table:table-cell office:value-type="float" office:value="17373" calcext:value-type="float">
            <text:p>17373.0</text:p>
          </table:table-cell>
          <table:table-cell office:value-type="float" office:value="21823" calcext:value-type="float">
            <text:p>21823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941" calcext:value-type="float">
            <text:p>9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table:style-name="ce1"/>
          <table:table-cell office:value-type="float" office:value="17127" calcext:value-type="float">
            <text:p>17127.0</text:p>
          </table:table-cell>
          <table:table-cell office:value-type="float" office:value="21821" calcext:value-type="float">
            <text:p>21821.0</text:p>
          </table:table-cell>
          <table:table-cell office:value-type="float" office:value="290" calcext:value-type="float">
            <text:p>290.0</text:p>
          </table:table-cell>
          <table:table-cell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ce1"/>
          <table:table-cell office:value-type="float" office:value="15441" calcext:value-type="float">
            <text:p>15441.0</text:p>
          </table:table-cell>
          <table:table-cell office:value-type="float" office:value="21485" calcext:value-type="float">
            <text:p>21485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table:style-name="ce1"/>
          <table:table-cell office:value-type="float" office:value="15088" calcext:value-type="float">
            <text:p>15088.0</text:p>
          </table:table-cell>
          <table:table-cell office:value-type="float" office:value="21519" calcext:value-type="float">
            <text:p>21519.0</text:p>
          </table:table-cell>
          <table:table-cell office:value-type="float" office:value="417" calcext:value-type="float">
            <text:p>417.0</text:p>
          </table:table-cell>
          <table:table-cell office:value-type="float" office:value="0" calcext:value-type="float">
            <text:p>0</text:p>
          </table:table-cell>
          <table:table-cell office:value-type="float" office:value="944" calcext:value-type="float">
            <text:p>9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table:style-name="ce1"/>
          <table:table-cell office:value-type="float" office:value="25072" calcext:value-type="float">
            <text:p>25072.0</text:p>
          </table:table-cell>
          <table:table-cell office:value-type="float" office:value="27738" calcext:value-type="float">
            <text:p>27738.0</text:p>
          </table:table-cell>
          <table:table-cell office:value-type="float" office:value="65" calcext:value-type="float">
            <text:p>65.0</text:p>
          </table:table-cell>
          <table:table-cell office:value-type="float" office:value="0" calcext:value-type="float">
            <text:p>0</text:p>
          </table:table-cell>
          <table:table-cell office:value-type="float" office:value="945" calcext:value-type="float">
            <text:p>9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ce1"/>
          <table:table-cell office:value-type="float" office:value="14945" calcext:value-type="float">
            <text:p>14945.0</text:p>
          </table:table-cell>
          <table:table-cell office:value-type="float" office:value="22376" calcext:value-type="float">
            <text:p>22376.0</text:p>
          </table:table-cell>
          <table:table-cell office:value-type="float" office:value="330" calcext:value-type="float">
            <text:p>330.0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table:style-name="ce1"/>
          <table:table-cell office:value-type="float" office:value="16813" calcext:value-type="float">
            <text:p>16813.0</text:p>
          </table:table-cell>
          <table:table-cell office:value-type="float" office:value="24477" calcext:value-type="float">
            <text:p>24477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table:style-name="ce1"/>
          <table:table-cell office:value-type="float" office:value="16370" calcext:value-type="float">
            <text:p>16370.0</text:p>
          </table:table-cell>
          <table:table-cell office:value-type="float" office:value="24665" calcext:value-type="float">
            <text:p>24665.0</text:p>
          </table:table-cell>
          <table:table-cell office:value-type="float" office:value="415" calcext:value-type="float">
            <text:p>415.0</text:p>
          </table:table-cell>
          <table:table-cell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ce1"/>
          <table:table-cell office:value-type="float" office:value="17391" calcext:value-type="float">
            <text:p>17391.0</text:p>
          </table:table-cell>
          <table:table-cell office:value-type="float" office:value="21813" calcext:value-type="float">
            <text:p>21813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ce1"/>
          <table:table-cell office:value-type="float" office:value="17127" calcext:value-type="float">
            <text:p>17127.0</text:p>
          </table:table-cell>
          <table:table-cell office:value-type="float" office:value="21814" calcext:value-type="float">
            <text:p>21814.0</text:p>
          </table:table-cell>
          <table:table-cell office:value-type="float" office:value="289" calcext:value-type="float">
            <text:p>289.0</text:p>
          </table:table-cell>
          <table:table-cell office:value-type="float" office:value="0" calcext:value-type="float">
            <text:p>0</text:p>
          </table:table-cell>
          <table:table-cell office:value-type="float" office:value="951" calcext:value-type="float">
            <text:p>9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1"/>
          <table:table-cell office:value-type="float" office:value="15430" calcext:value-type="float">
            <text:p>15430.0</text:p>
          </table:table-cell>
          <table:table-cell office:value-type="float" office:value="21481" calcext:value-type="float">
            <text:p>21481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ce1"/>
          <table:table-cell office:value-type="float" office:value="15071" calcext:value-type="float">
            <text:p>15071.0</text:p>
          </table:table-cell>
          <table:table-cell office:value-type="float" office:value="21513" calcext:value-type="float">
            <text:p>21513.0</text:p>
          </table:table-cell>
          <table:table-cell office:value-type="float" office:value="418" calcext:value-type="float">
            <text:p>418.0</text:p>
          </table:table-cell>
          <table:table-cell office:value-type="float" office:value="0" calcext:value-type="float">
            <text:p>0</text:p>
          </table:table-cell>
          <table:table-cell office:value-type="float" office:value="953" calcext:value-type="float">
            <text:p>9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table:style-name="ce1"/>
          <table:table-cell office:value-type="float" office:value="25083" calcext:value-type="float">
            <text:p>25083.0</text:p>
          </table:table-cell>
          <table:table-cell office:value-type="float" office:value="27758" calcext:value-type="float">
            <text:p>27758.0</text:p>
          </table:table-cell>
          <table:table-cell office:value-type="float" office:value="63" calcext:value-type="float">
            <text:p>63.0</text:p>
          </table:table-cell>
          <table:table-cell office:value-type="float" office:value="0" calcext:value-type="float">
            <text:p>0</text:p>
          </table:table-cell>
          <table:table-cell office:value-type="float" office:value="954" calcext:value-type="float">
            <text:p>9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1"/>
          <table:table-cell office:value-type="float" office:value="14939" calcext:value-type="float">
            <text:p>14939.0</text:p>
          </table:table-cell>
          <table:table-cell office:value-type="float" office:value="22374" calcext:value-type="float">
            <text:p>22374.0</text:p>
          </table:table-cell>
          <table:table-cell office:value-type="float" office:value="331" calcext:value-type="float">
            <text:p>331.0</text:p>
          </table:table-cell>
          <table:table-cell office:value-type="float" office:value="0" calcext:value-type="float">
            <text:p>0</text:p>
          </table:table-cell>
          <table:table-cell office:value-type="float" office:value="955" calcext:value-type="float">
            <text:p>9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table:style-name="ce1"/>
          <table:table-cell office:value-type="float" office:value="16824" calcext:value-type="float">
            <text:p>16824.0</text:p>
          </table:table-cell>
          <table:table-cell office:value-type="float" office:value="24473" calcext:value-type="float">
            <text:p>24473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956" calcext:value-type="float">
            <text:p>9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ce1"/>
          <table:table-cell office:value-type="float" office:value="16359" calcext:value-type="float">
            <text:p>16359.0</text:p>
          </table:table-cell>
          <table:table-cell office:value-type="float" office:value="24669" calcext:value-type="float">
            <text:p>24669.0</text:p>
          </table:table-cell>
          <table:table-cell office:value-type="float" office:value="416" calcext:value-type="float">
            <text:p>416.0</text:p>
          </table:table-cell>
          <table:table-cell office:value-type="float" office:value="0" calcext:value-type="float">
            <text:p>0</text:p>
          </table:table-cell>
          <table:table-cell office:value-type="float" office:value="957" calcext:value-type="float">
            <text:p>9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ce1"/>
          <table:table-cell office:value-type="float" office:value="17421" calcext:value-type="float">
            <text:p>17421.0</text:p>
          </table:table-cell>
          <table:table-cell office:value-type="float" office:value="21789" calcext:value-type="float">
            <text:p>21789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958" calcext:value-type="float">
            <text:p>9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table:style-name="ce1"/>
          <table:table-cell office:value-type="float" office:value="17135" calcext:value-type="float">
            <text:p>17135.0</text:p>
          </table:table-cell>
          <table:table-cell office:value-type="float" office:value="21789" calcext:value-type="float">
            <text:p>21789.0</text:p>
          </table:table-cell>
          <table:table-cell office:value-type="float" office:value="288" calcext:value-type="float">
            <text:p>288.0</text:p>
          </table:table-cell>
          <table:table-cell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ce1"/>
          <table:table-cell office:value-type="float" office:value="15438" calcext:value-type="float">
            <text:p>15438.0</text:p>
          </table:table-cell>
          <table:table-cell office:value-type="float" office:value="21246" calcext:value-type="float">
            <text:p>21246.0</text:p>
          </table:table-cell>
          <table:table-cell office:value-type="float" office:value="421" calcext:value-type="float">
            <text:p>421.0</text:p>
          </table:table-cell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table:style-name="ce1"/>
          <table:table-cell office:value-type="float" office:value="15042" calcext:value-type="float">
            <text:p>15042.0</text:p>
          </table:table-cell>
          <table:table-cell office:value-type="float" office:value="21510" calcext:value-type="float">
            <text:p>21510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961" calcext:value-type="float">
            <text:p>9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1"/>
          <table:table-cell office:value-type="float" office:value="25092" calcext:value-type="float">
            <text:p>25092.0</text:p>
          </table:table-cell>
          <table:table-cell office:value-type="float" office:value="27775" calcext:value-type="float">
            <text:p>27775.0</text:p>
          </table:table-cell>
          <table:table-cell office:value-type="float" office:value="61" calcext:value-type="float">
            <text:p>61.0</text:p>
          </table:table-cell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table:style-name="ce1"/>
          <table:table-cell office:value-type="float" office:value="14929" calcext:value-type="float">
            <text:p>14929.0</text:p>
          </table:table-cell>
          <table:table-cell office:value-type="float" office:value="22366" calcext:value-type="float">
            <text:p>22366.0</text:p>
          </table:table-cell>
          <table:table-cell office:value-type="float" office:value="332" calcext:value-type="float">
            <text:p>332.0</text:p>
          </table:table-cell>
          <table:table-cell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1"/>
          <table:table-cell office:value-type="float" office:value="16838" calcext:value-type="float">
            <text:p>16838.0</text:p>
          </table:table-cell>
          <table:table-cell office:value-type="float" office:value="24463" calcext:value-type="float">
            <text:p>24463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964" calcext:value-type="float">
            <text:p>9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table:style-name="ce1"/>
          <table:table-cell office:value-type="float" office:value="16351" calcext:value-type="float">
            <text:p>16351.0</text:p>
          </table:table-cell>
          <table:table-cell office:value-type="float" office:value="24675" calcext:value-type="float">
            <text:p>24675.0</text:p>
          </table:table-cell>
          <table:table-cell office:value-type="float" office:value="418" calcext:value-type="float">
            <text:p>418.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table:style-name="ce1"/>
          <table:table-cell office:value-type="float" office:value="17447" calcext:value-type="float">
            <text:p>17447.0</text:p>
          </table:table-cell>
          <table:table-cell office:value-type="float" office:value="21769" calcext:value-type="float">
            <text:p>21769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table:style-name="ce1"/>
          <table:table-cell office:value-type="float" office:value="17141" calcext:value-type="float">
            <text:p>17141.0</text:p>
          </table:table-cell>
          <table:table-cell office:value-type="float" office:value="21774" calcext:value-type="float">
            <text:p>21774.0</text:p>
          </table:table-cell>
          <table:table-cell office:value-type="float" office:value="287" calcext:value-type="float">
            <text:p>287.0</text:p>
          </table:table-cell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1"/>
          <table:table-cell office:value-type="float" office:value="15437" calcext:value-type="float">
            <text:p>15437.0</text:p>
          </table:table-cell>
          <table:table-cell office:value-type="float" office:value="21248" calcext:value-type="float">
            <text:p>21248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table:style-name="ce1"/>
          <table:table-cell office:value-type="float" office:value="15010" calcext:value-type="float">
            <text:p>15010.0</text:p>
          </table:table-cell>
          <table:table-cell office:value-type="float" office:value="21520" calcext:value-type="float">
            <text:p>21520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969" calcext:value-type="float">
            <text:p>9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table:style-name="ce1"/>
          <table:table-cell office:value-type="float" office:value="25095" calcext:value-type="float">
            <text:p>25095.0</text:p>
          </table:table-cell>
          <table:table-cell office:value-type="float" office:value="27784" calcext:value-type="float">
            <text:p>27784.0</text:p>
          </table:table-cell>
          <table:table-cell office:value-type="float" office:value="60" calcext:value-type="float">
            <text:p>60.0</text:p>
          </table:table-cell>
          <table:table-cell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1"/>
          <table:table-cell office:value-type="float" office:value="14922" calcext:value-type="float">
            <text:p>14922.0</text:p>
          </table:table-cell>
          <table:table-cell office:value-type="float" office:value="22354" calcext:value-type="float">
            <text:p>22354.0</text:p>
          </table:table-cell>
          <table:table-cell office:value-type="float" office:value="333" calcext:value-type="float">
            <text:p>333.0</text:p>
          </table:table-cell>
          <table:table-cell office:value-type="float" office:value="0" calcext:value-type="float">
            <text:p>0</text:p>
          </table:table-cell>
          <table:table-cell office:value-type="float" office:value="971" calcext:value-type="float">
            <text:p>9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table:style-name="ce1"/>
          <table:table-cell office:value-type="float" office:value="16846" calcext:value-type="float">
            <text:p>16846.0</text:p>
          </table:table-cell>
          <table:table-cell office:value-type="float" office:value="24458" calcext:value-type="float">
            <text:p>24458.0</text:p>
          </table:table-cell>
          <table:table-cell office:value-type="float" office:value="404" calcext:value-type="float">
            <text:p>404.0</text:p>
          </table:table-cell>
          <table:table-cell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1"/>
          <table:table-cell office:value-type="float" office:value="16336" calcext:value-type="float">
            <text:p>16336.0</text:p>
          </table:table-cell>
          <table:table-cell office:value-type="float" office:value="24679" calcext:value-type="float">
            <text:p>24679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table:style-name="ce1"/>
          <table:table-cell office:value-type="float" office:value="17467" calcext:value-type="float">
            <text:p>17467.0</text:p>
          </table:table-cell>
          <table:table-cell office:value-type="float" office:value="21755" calcext:value-type="float">
            <text:p>21755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table:style-name="ce1"/>
          <table:table-cell office:value-type="float" office:value="17141" calcext:value-type="float">
            <text:p>17141.0</text:p>
          </table:table-cell>
          <table:table-cell office:value-type="float" office:value="21767" calcext:value-type="float">
            <text:p>21767.0</text:p>
          </table:table-cell>
          <table:table-cell office:value-type="float" office:value="286" calcext:value-type="float">
            <text:p>286.0</text:p>
          </table:table-cell>
          <table:table-cell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1"/>
          <table:table-cell office:value-type="float" office:value="15437" calcext:value-type="float">
            <text:p>15437.0</text:p>
          </table:table-cell>
          <table:table-cell office:value-type="float" office:value="21237" calcext:value-type="float">
            <text:p>21237.0</text:p>
          </table:table-cell>
          <table:table-cell office:value-type="float" office:value="424" calcext:value-type="float">
            <text:p>424.0</text:p>
          </table:table-cell>
          <table:table-cell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table:style-name="ce1"/>
          <table:table-cell office:value-type="float" office:value="14987" calcext:value-type="float">
            <text:p>14987.0</text:p>
          </table:table-cell>
          <table:table-cell office:value-type="float" office:value="21524" calcext:value-type="float">
            <text:p>21524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977" calcext:value-type="float">
            <text:p>9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table:style-name="ce1"/>
          <table:table-cell office:value-type="float" office:value="25105" calcext:value-type="float">
            <text:p>25105.0</text:p>
          </table:table-cell>
          <table:table-cell office:value-type="float" office:value="27813" calcext:value-type="float">
            <text:p>27813.0</text:p>
          </table:table-cell>
          <table:table-cell office:value-type="float" office:value="58" calcext:value-type="float">
            <text:p>58.0</text:p>
          </table:table-cell>
          <table:table-cell office:value-type="float" office:value="0" calcext:value-type="float">
            <text:p>0</text:p>
          </table:table-cell>
          <table:table-cell office:value-type="float" office:value="978" calcext:value-type="float">
            <text:p>9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ce1"/>
          <table:table-cell office:value-type="float" office:value="14912" calcext:value-type="float">
            <text:p>14912.0</text:p>
          </table:table-cell>
          <table:table-cell office:value-type="float" office:value="22336" calcext:value-type="float">
            <text:p>22336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979" calcext:value-type="float">
            <text:p>9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ce1"/>
          <table:table-cell office:value-type="float" office:value="16872" calcext:value-type="float">
            <text:p>16872.0</text:p>
          </table:table-cell>
          <table:table-cell office:value-type="float" office:value="24458" calcext:value-type="float">
            <text:p>24458.0</text:p>
          </table:table-cell>
          <table:table-cell office:value-type="float" office:value="405" calcext:value-type="float">
            <text:p>405.0</text:p>
          </table:table-cell>
          <table:table-cell office:value-type="float" office:value="0" calcext:value-type="float">
            <text:p>0</text:p>
          </table:table-cell>
          <table:table-cell office:value-type="float" office:value="980" calcext:value-type="float">
            <text:p>9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table:style-name="ce1"/>
          <table:table-cell office:value-type="float" office:value="16311" calcext:value-type="float">
            <text:p>16311.0</text:p>
          </table:table-cell>
          <table:table-cell office:value-type="float" office:value="24688" calcext:value-type="float">
            <text:p>24688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1"/>
          <table:table-cell office:value-type="float" office:value="17478" calcext:value-type="float">
            <text:p>17478.0</text:p>
          </table:table-cell>
          <table:table-cell office:value-type="float" office:value="21739" calcext:value-type="float">
            <text:p>21739.0</text:p>
          </table:table-cell>
          <table:table-cell office:value-type="float" office:value="311" calcext:value-type="float">
            <text:p>311.0</text:p>
          </table:table-cell>
          <table:table-cell office:value-type="float" office:value="0" calcext:value-type="float">
            <text:p>0</text:p>
          </table:table-cell>
          <table:table-cell office:value-type="float" office:value="982" calcext:value-type="float">
            <text:p>9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table:style-name="ce1"/>
          <table:table-cell office:value-type="float" office:value="17141" calcext:value-type="float">
            <text:p>17141.0</text:p>
          </table:table-cell>
          <table:table-cell office:value-type="float" office:value="21733" calcext:value-type="float">
            <text:p>21733.0</text:p>
          </table:table-cell>
          <table:table-cell office:value-type="float" office:value="285" calcext:value-type="float">
            <text:p>285.0</text:p>
          </table:table-cell>
          <table:table-cell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ce1"/>
          <table:table-cell office:value-type="float" office:value="15436" calcext:value-type="float">
            <text:p>15436.0</text:p>
          </table:table-cell>
          <table:table-cell office:value-type="float" office:value="21234" calcext:value-type="float">
            <text:p>21234.0</text:p>
          </table:table-cell>
          <table:table-cell office:value-type="float" office:value="425" calcext:value-type="float">
            <text:p>425.0</text:p>
          </table:table-cell>
          <table:table-cell office:value-type="float" office:value="0" calcext:value-type="float">
            <text:p>0</text:p>
          </table:table-cell>
          <table:table-cell office:value-type="float" office:value="984" calcext:value-type="float">
            <text:p>9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table:style-name="ce1"/>
          <table:table-cell office:value-type="float" office:value="14921" calcext:value-type="float">
            <text:p>14921.0</text:p>
          </table:table-cell>
          <table:table-cell office:value-type="float" office:value="21273" calcext:value-type="float">
            <text:p>21273.0</text:p>
          </table:table-cell>
          <table:table-cell office:value-type="float" office:value="421" calcext:value-type="float">
            <text:p>421.0</text:p>
          </table:table-cell>
          <table:table-cell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table:style-name="ce1"/>
          <table:table-cell office:value-type="float" office:value="25109" calcext:value-type="float">
            <text:p>25109.0</text:p>
          </table:table-cell>
          <table:table-cell office:value-type="float" office:value="27820" calcext:value-type="float">
            <text:p>27820.0</text:p>
          </table:table-cell>
          <table:table-cell office:value-type="float" office:value="56" calcext:value-type="float">
            <text:p>56.0</text:p>
          </table:table-cell>
          <table:table-cell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1"/>
          <table:table-cell office:value-type="float" office:value="14871" calcext:value-type="float">
            <text:p>14871.0</text:p>
          </table:table-cell>
          <table:table-cell office:value-type="float" office:value="22318" calcext:value-type="float">
            <text:p>22318.0</text:p>
          </table:table-cell>
          <table:table-cell office:value-type="float" office:value="334" calcext:value-type="float">
            <text:p>334.0</text:p>
          </table:table-cell>
          <table:table-cell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ce1"/>
          <table:table-cell office:value-type="float" office:value="16883" calcext:value-type="float">
            <text:p>16883.0</text:p>
          </table:table-cell>
          <table:table-cell office:value-type="float" office:value="24432" calcext:value-type="float">
            <text:p>24432.0</text:p>
          </table:table-cell>
          <table:table-cell office:value-type="float" office:value="406" calcext:value-type="float">
            <text:p>406.0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ce1"/>
          <table:table-cell office:value-type="float" office:value="16267" calcext:value-type="float">
            <text:p>16267.0</text:p>
          </table:table-cell>
          <table:table-cell office:value-type="float" office:value="24415" calcext:value-type="float">
            <text:p>24415.0</text:p>
          </table:table-cell>
          <table:table-cell office:value-type="float" office:value="421" calcext:value-type="float">
            <text:p>421.0</text:p>
          </table:table-cell>
          <table:table-cell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ce1"/>
          <table:table-cell office:value-type="float" office:value="17480" calcext:value-type="float">
            <text:p>17480.0</text:p>
          </table:table-cell>
          <table:table-cell office:value-type="float" office:value="21738" calcext:value-type="float">
            <text:p>21738.0</text:p>
          </table:table-cell>
          <table:table-cell office:value-type="float" office:value="310" calcext:value-type="float">
            <text:p>310.0</text:p>
          </table:table-cell>
          <table:table-cell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1"/>
          <table:table-cell office:value-type="float" office:value="17143" calcext:value-type="float">
            <text:p>17143.0</text:p>
          </table:table-cell>
          <table:table-cell office:value-type="float" office:value="21727" calcext:value-type="float">
            <text:p>21727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/>
          <table:table-cell office:value-type="float" office:value="15438" calcext:value-type="float">
            <text:p>15438.0</text:p>
          </table:table-cell>
          <table:table-cell office:value-type="float" office:value="21229" calcext:value-type="float">
            <text:p>21229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992" calcext:value-type="float">
            <text:p>9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1"/>
          <table:table-cell office:value-type="float" office:value="14883" calcext:value-type="float">
            <text:p>14883.0</text:p>
          </table:table-cell>
          <table:table-cell office:value-type="float" office:value="21268" calcext:value-type="float">
            <text:p>21268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1"/>
          <table:table-cell office:value-type="float" office:value="25113" calcext:value-type="float">
            <text:p>25113.0</text:p>
          </table:table-cell>
          <table:table-cell office:value-type="float" office:value="27830" calcext:value-type="float">
            <text:p>27830.0</text:p>
          </table:table-cell>
          <table:table-cell office:value-type="float" office:value="54" calcext:value-type="float">
            <text:p>54.0</text:p>
          </table:table-cell>
          <table:table-cell office:value-type="float" office:value="0" calcext:value-type="float">
            <text:p>0</text:p>
          </table:table-cell>
          <table:table-cell office:value-type="float" office:value="994" calcext:value-type="float">
            <text:p>9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style-name="ce1"/>
          <table:table-cell office:value-type="float" office:value="14865" calcext:value-type="float">
            <text:p>14865.0</text:p>
          </table:table-cell>
          <table:table-cell office:value-type="float" office:value="22311" calcext:value-type="float">
            <text:p>22311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995" calcext:value-type="float">
            <text:p>9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style-name="ce1"/>
          <table:table-cell office:value-type="float" office:value="16894" calcext:value-type="float">
            <text:p>16894.0</text:p>
          </table:table-cell>
          <table:table-cell office:value-type="float" office:value="24422" calcext:value-type="float">
            <text:p>24422.0</text:p>
          </table:table-cell>
          <table:table-cell office:value-type="float" office:value="407" calcext:value-type="float">
            <text:p>407.0</text:p>
          </table:table-cell>
          <table:table-cell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1"/>
          <table:table-cell office:value-type="float" office:value="16258" calcext:value-type="float">
            <text:p>16258.0</text:p>
          </table:table-cell>
          <table:table-cell office:value-type="float" office:value="24424" calcext:value-type="float">
            <text:p>24424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style-name="ce1"/>
          <table:table-cell office:value-type="float" office:value="17480" calcext:value-type="float">
            <text:p>17480.0</text:p>
          </table:table-cell>
          <table:table-cell office:value-type="float" office:value="21738" calcext:value-type="float">
            <text:p>21738.0</text:p>
          </table:table-cell>
          <table:table-cell office:value-type="float" office:value="309" calcext:value-type="float">
            <text:p>309.0</text:p>
          </table:table-cell>
          <table:table-cell office:value-type="float" office:value="0" calcext:value-type="float">
            <text:p>0</text:p>
          </table:table-cell>
          <table:table-cell office:value-type="float" office:value="998" calcext:value-type="float">
            <text:p>9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style-name="ce1"/>
          <table:table-cell office:value-type="float" office:value="17145" calcext:value-type="float">
            <text:p>17145.0</text:p>
          </table:table-cell>
          <table:table-cell office:value-type="float" office:value="21705" calcext:value-type="float">
            <text:p>21705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style-name="ce1"/>
          <table:table-cell office:value-type="float" office:value="15424" calcext:value-type="float">
            <text:p>15424.0</text:p>
          </table:table-cell>
          <table:table-cell office:value-type="float" office:value="21220" calcext:value-type="float">
            <text:p>21220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style-name="ce1"/>
          <table:table-cell office:value-type="float" office:value="14838" calcext:value-type="float">
            <text:p>14838.0</text:p>
          </table:table-cell>
          <table:table-cell office:value-type="float" office:value="21263" calcext:value-type="float">
            <text:p>21263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1"/>
          <table:table-cell office:value-type="float" office:value="25113" calcext:value-type="float">
            <text:p>25113.0</text:p>
          </table:table-cell>
          <table:table-cell office:value-type="float" office:value="27846" calcext:value-type="float">
            <text:p>27846.0</text:p>
          </table:table-cell>
          <table:table-cell office:value-type="float" office:value="52" calcext:value-type="float">
            <text:p>52.0</text:p>
          </table:table-cell>
          <table:table-cell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822" calcext:value-type="float">
            <text:p>14822.0</text:p>
          </table:table-cell>
          <table:table-cell office:value-type="float" office:value="22301" calcext:value-type="float">
            <text:p>22301.0</text:p>
          </table:table-cell>
          <table:table-cell office:value-type="float" office:value="335" calcext:value-type="float">
            <text:p>335.0</text:p>
          </table:table-cell>
          <table:table-cell office:value-type="float" office:value="0" calcext:value-type="float">
            <text:p>0</text:p>
          </table:table-cell>
          <table:table-cell office:value-type="float" office:value="1003" calcext:value-type="float">
            <text:p>100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style-name="ce1"/>
          <table:table-cell office:value-type="float" office:value="16907" calcext:value-type="float">
            <text:p>16907.0</text:p>
          </table:table-cell>
          <table:table-cell office:value-type="float" office:value="24410" calcext:value-type="float">
            <text:p>24410.0</text:p>
          </table:table-cell>
          <table:table-cell office:value-type="float" office:value="408" calcext:value-type="float">
            <text:p>408.0</text:p>
          </table:table-cell>
          <table:table-cell office:value-type="float" office:value="0" calcext:value-type="float">
            <text:p>0</text:p>
          </table:table-cell>
          <table:table-cell office:value-type="float" office:value="1004" calcext:value-type="float">
            <text:p>10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style-name="ce1"/>
          <table:table-cell office:value-type="float" office:value="16238" calcext:value-type="float">
            <text:p>16238.0</text:p>
          </table:table-cell>
          <table:table-cell office:value-type="float" office:value="24433" calcext:value-type="float">
            <text:p>24433.0</text:p>
          </table:table-cell>
          <table:table-cell office:value-type="float" office:value="425" calcext:value-type="float">
            <text:p>425.0</text:p>
          </table:table-cell>
          <table:table-cell office:value-type="float" office:value="0" calcext:value-type="float">
            <text:p>0</text:p>
          </table:table-cell>
          <table:table-cell office:value-type="float" office:value="1005" calcext:value-type="float">
            <text:p>10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style-name="ce1"/>
          <table:table-cell office:value-type="float" office:value="17479" calcext:value-type="float">
            <text:p>17479.0</text:p>
          </table:table-cell>
          <table:table-cell office:value-type="float" office:value="21749" calcext:value-type="float">
            <text:p>21749.0</text:p>
          </table:table-cell>
          <table:table-cell office:value-type="float" office:value="308" calcext:value-type="float">
            <text:p>308.0</text:p>
          </table:table-cell>
          <table:table-cell office:value-type="float" office:value="0" calcext:value-type="float">
            <text:p>0</text:p>
          </table:table-cell>
          <table:table-cell office:value-type="float" office:value="1006" calcext:value-type="float">
            <text:p>10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style-name="ce1"/>
          <table:table-cell office:value-type="float" office:value="17152" calcext:value-type="float">
            <text:p>17152.0</text:p>
          </table:table-cell>
          <table:table-cell office:value-type="float" office:value="21689" calcext:value-type="float">
            <text:p>21689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style-name="ce1"/>
          <table:table-cell office:value-type="float" office:value="17104" calcext:value-type="float">
            <text:p>17104.0</text:p>
          </table:table-cell>
          <table:table-cell office:value-type="float" office:value="21709" calcext:value-type="float">
            <text:p>21709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style-name="ce1"/>
          <table:table-cell office:value-type="float" office:value="15408" calcext:value-type="float">
            <text:p>15408.0</text:p>
          </table:table-cell>
          <table:table-cell office:value-type="float" office:value="21219" calcext:value-type="float">
            <text:p>21219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style-name="ce1"/>
          <table:table-cell office:value-type="float" office:value="14774" calcext:value-type="float">
            <text:p>14774.0</text:p>
          </table:table-cell>
          <table:table-cell office:value-type="float" office:value="21263" calcext:value-type="float">
            <text:p>21263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1009" calcext:value-type="float">
            <text:p>10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style-name="ce1"/>
          <table:table-cell office:value-type="float" office:value="25112" calcext:value-type="float">
            <text:p>25112.0</text:p>
          </table:table-cell>
          <table:table-cell office:value-type="float" office:value="27862" calcext:value-type="float">
            <text:p>27862.0</text:p>
          </table:table-cell>
          <table:table-cell office:value-type="float" office:value="50" calcext:value-type="float">
            <text:p>50.0</text:p>
          </table:table-cell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1"/>
          <table:table-cell office:value-type="float" office:value="14818" calcext:value-type="float">
            <text:p>14818.0</text:p>
          </table:table-cell>
          <table:table-cell office:value-type="float" office:value="22282" calcext:value-type="float">
            <text:p>22282.0</text:p>
          </table:table-cell>
          <table:table-cell office:value-type="float" office:value="336" calcext:value-type="float">
            <text:p>336.0</text:p>
          </table:table-cell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style-name="ce1"/>
          <table:table-cell office:value-type="float" office:value="16919" calcext:value-type="float">
            <text:p>16919.0</text:p>
          </table:table-cell>
          <table:table-cell office:value-type="float" office:value="24399" calcext:value-type="float">
            <text:p>24399.0</text:p>
          </table:table-cell>
          <table:table-cell office:value-type="float" office:value="409" calcext:value-type="float">
            <text:p>409.0</text:p>
          </table:table-cell>
          <table:table-cell office:value-type="float" office:value="0" calcext:value-type="float">
            <text:p>0</text:p>
          </table:table-cell>
          <table:table-cell office:value-type="float" office:value="1012" calcext:value-type="float">
            <text:p>10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style-name="ce1"/>
          <table:table-cell office:value-type="float" office:value="16197" calcext:value-type="float">
            <text:p>16197.0</text:p>
          </table:table-cell>
          <table:table-cell office:value-type="float" office:value="24452" calcext:value-type="float">
            <text:p>24452.0</text:p>
          </table:table-cell>
          <table:table-cell office:value-type="float" office:value="425" calcext:value-type="float">
            <text:p>425.0</text:p>
          </table:table-cell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style-name="ce1"/>
          <table:table-cell office:value-type="float" office:value="17478" calcext:value-type="float">
            <text:p>17478.0</text:p>
          </table:table-cell>
          <table:table-cell office:value-type="float" office:value="21756" calcext:value-type="float">
            <text:p>21756.0</text:p>
          </table:table-cell>
          <table:table-cell office:value-type="float" office:value="307" calcext:value-type="float">
            <text:p>307.0</text:p>
          </table:table-cell>
          <table:table-cell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1"/>
          <table:table-cell office:value-type="float" office:value="17172" calcext:value-type="float">
            <text:p>17172.0</text:p>
          </table:table-cell>
          <table:table-cell office:value-type="float" office:value="21642" calcext:value-type="float">
            <text:p>21642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style-name="ce1"/>
          <table:table-cell office:value-type="float" office:value="17100" calcext:value-type="float">
            <text:p>17100.0</text:p>
          </table:table-cell>
          <table:table-cell office:value-type="float" office:value="21709" calcext:value-type="float">
            <text:p>21709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style-name="ce1"/>
          <table:table-cell office:value-type="float" office:value="15396" calcext:value-type="float">
            <text:p>15396.0</text:p>
          </table:table-cell>
          <table:table-cell office:value-type="float" office:value="21213" calcext:value-type="float">
            <text:p>21213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style-name="ce1"/>
          <table:table-cell office:value-type="float" office:value="14746" calcext:value-type="float">
            <text:p>14746.0</text:p>
          </table:table-cell>
          <table:table-cell office:value-type="float" office:value="21262" calcext:value-type="float">
            <text:p>21262.0</text:p>
          </table:table-cell>
          <table:table-cell office:value-type="float" office:value="424" calcext:value-type="float">
            <text:p>424.0</text:p>
          </table:table-cell>
          <table:table-cell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style-name="ce1"/>
          <table:table-cell office:value-type="float" office:value="25112" calcext:value-type="float">
            <text:p>25112.0</text:p>
          </table:table-cell>
          <table:table-cell office:value-type="float" office:value="27879" calcext:value-type="float">
            <text:p>27879.0</text:p>
          </table:table-cell>
          <table:table-cell office:value-type="float" office:value="49" calcext:value-type="float">
            <text:p>49.0</text:p>
          </table:table-cell>
          <table:table-cell office:value-type="float" office:value="0" calcext:value-type="float">
            <text:p>0</text:p>
          </table:table-cell>
          <table:table-cell office:value-type="float" office:value="1019" calcext:value-type="float">
            <text:p>10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style-name="ce1"/>
          <table:table-cell office:value-type="float" office:value="14805" calcext:value-type="float">
            <text:p>14805.0</text:p>
          </table:table-cell>
          <table:table-cell office:value-type="float" office:value="22266" calcext:value-type="float">
            <text:p>22266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style-name="ce1"/>
          <table:table-cell office:value-type="float" office:value="16930" calcext:value-type="float">
            <text:p>16930.0</text:p>
          </table:table-cell>
          <table:table-cell office:value-type="float" office:value="24384" calcext:value-type="float">
            <text:p>24384.0</text:p>
          </table:table-cell>
          <table:table-cell office:value-type="float" office:value="410" calcext:value-type="float">
            <text:p>410.0</text:p>
          </table:table-cell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style-name="ce1"/>
          <table:table-cell office:value-type="float" office:value="16195" calcext:value-type="float">
            <text:p>16195.0</text:p>
          </table:table-cell>
          <table:table-cell office:value-type="float" office:value="24452" calcext:value-type="float">
            <text:p>24452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483" calcext:value-type="float">
            <text:p>17483.0</text:p>
          </table:table-cell>
          <table:table-cell office:value-type="float" office:value="21761" calcext:value-type="float">
            <text:p>21761.0</text:p>
          </table:table-cell>
          <table:table-cell office:value-type="float" office:value="306" calcext:value-type="float">
            <text:p>306.0</text:p>
          </table:table-cell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style-name="ce1"/>
          <table:table-cell office:value-type="float" office:value="17191" calcext:value-type="float">
            <text:p>17191.0</text:p>
          </table:table-cell>
          <table:table-cell office:value-type="float" office:value="21631" calcext:value-type="float">
            <text:p>21631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style-name="ce1"/>
          <table:table-cell office:value-type="float" office:value="17093" calcext:value-type="float">
            <text:p>17093.0</text:p>
          </table:table-cell>
          <table:table-cell office:value-type="float" office:value="21709" calcext:value-type="float">
            <text:p>21709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1025" calcext:value-type="float">
            <text:p>10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style-name="ce1"/>
          <table:table-cell office:value-type="float" office:value="15388" calcext:value-type="float">
            <text:p>15388.0</text:p>
          </table:table-cell>
          <table:table-cell office:value-type="float" office:value="21202" calcext:value-type="float">
            <text:p>21202.0</text:p>
          </table:table-cell>
          <table:table-cell office:value-type="float" office:value="435" calcext:value-type="float">
            <text:p>435.0</text:p>
          </table:table-cell>
          <table:table-cell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style-name="ce1"/>
          <table:table-cell office:value-type="float" office:value="14671" calcext:value-type="float">
            <text:p>14671.0</text:p>
          </table:table-cell>
          <table:table-cell office:value-type="float" office:value="21263" calcext:value-type="float">
            <text:p>21263.0</text:p>
          </table:table-cell>
          <table:table-cell office:value-type="float" office:value="424" calcext:value-type="float">
            <text:p>424.0</text:p>
          </table:table-cell>
          <table:table-cell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style-name="ce1"/>
          <table:table-cell office:value-type="float" office:value="25113" calcext:value-type="float">
            <text:p>25113.0</text:p>
          </table:table-cell>
          <table:table-cell office:value-type="float" office:value="27892" calcext:value-type="float">
            <text:p>27892.0</text:p>
          </table:table-cell>
          <table:table-cell office:value-type="float" office:value="47" calcext:value-type="float">
            <text:p>47.0</text:p>
          </table:table-cell>
          <table:table-cell office:value-type="float" office:value="0" calcext:value-type="float">
            <text:p>0</text:p>
          </table:table-cell>
          <table:table-cell office:value-type="float" office:value="1028" calcext:value-type="float">
            <text:p>10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style-name="ce1"/>
          <table:table-cell office:value-type="float" office:value="14780" calcext:value-type="float">
            <text:p>14780.0</text:p>
          </table:table-cell>
          <table:table-cell office:value-type="float" office:value="22242" calcext:value-type="float">
            <text:p>22242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style-name="ce1"/>
          <table:table-cell office:value-type="float" office:value="16949" calcext:value-type="float">
            <text:p>16949.0</text:p>
          </table:table-cell>
          <table:table-cell office:value-type="float" office:value="24369" calcext:value-type="float">
            <text:p>24369.0</text:p>
          </table:table-cell>
          <table:table-cell office:value-type="float" office:value="411" calcext:value-type="float">
            <text:p>411.0</text:p>
          </table:table-cell>
          <table:table-cell office:value-type="float" office:value="0" calcext:value-type="float">
            <text:p>0</text:p>
          </table:table-cell>
          <table:table-cell office:value-type="float" office:value="1030" calcext:value-type="float">
            <text:p>10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style-name="ce1"/>
          <table:table-cell office:value-type="float" office:value="16163" calcext:value-type="float">
            <text:p>16163.0</text:p>
          </table:table-cell>
          <table:table-cell office:value-type="float" office:value="24460" calcext:value-type="float">
            <text:p>24460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style-name="ce1"/>
          <table:table-cell office:value-type="float" office:value="17473" calcext:value-type="float">
            <text:p>17473.0</text:p>
          </table:table-cell>
          <table:table-cell office:value-type="float" office:value="21771" calcext:value-type="float">
            <text:p>21771.0</text:p>
          </table:table-cell>
          <table:table-cell office:value-type="float" office:value="305" calcext:value-type="float">
            <text:p>305.0</text:p>
          </table:table-cell>
          <table:table-cell office:value-type="float" office:value="0" calcext:value-type="float">
            <text:p>0</text:p>
          </table:table-cell>
          <table:table-cell office:value-type="float" office:value="1032" calcext:value-type="float">
            <text:p>10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style-name="ce1"/>
          <table:table-cell office:value-type="float" office:value="17195" calcext:value-type="float">
            <text:p>17195.0</text:p>
          </table:table-cell>
          <table:table-cell office:value-type="float" office:value="21618" calcext:value-type="float">
            <text:p>21618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1033" calcext:value-type="float">
            <text:p>10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style-name="ce1"/>
          <table:table-cell office:value-type="float" office:value="17093" calcext:value-type="float">
            <text:p>17093.0</text:p>
          </table:table-cell>
          <table:table-cell office:value-type="float" office:value="21709" calcext:value-type="float">
            <text:p>21709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1034" calcext:value-type="float">
            <text:p>10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style-name="ce1"/>
          <table:table-cell office:value-type="float" office:value="15380" calcext:value-type="float">
            <text:p>15380.0</text:p>
          </table:table-cell>
          <table:table-cell office:value-type="float" office:value="21195" calcext:value-type="float">
            <text:p>21195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style-name="ce1"/>
          <table:table-cell office:value-type="float" office:value="14627" calcext:value-type="float">
            <text:p>14627.0</text:p>
          </table:table-cell>
          <table:table-cell office:value-type="float" office:value="21267" calcext:value-type="float">
            <text:p>21267.0</text:p>
          </table:table-cell>
          <table:table-cell office:value-type="float" office:value="425" calcext:value-type="float">
            <text:p>425.0</text:p>
          </table:table-cell>
          <table:table-cell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style-name="ce1"/>
          <table:table-cell office:value-type="float" office:value="25111" calcext:value-type="float">
            <text:p>25111.0</text:p>
          </table:table-cell>
          <table:table-cell office:value-type="float" office:value="27903" calcext:value-type="float">
            <text:p>27903.0</text:p>
          </table:table-cell>
          <table:table-cell office:value-type="float" office:value="45" calcext:value-type="float">
            <text:p>45.0</text:p>
          </table:table-cell>
          <table:table-cell office:value-type="float" office:value="0" calcext:value-type="float">
            <text:p>0</text:p>
          </table:table-cell>
          <table:table-cell office:value-type="float" office:value="1037" calcext:value-type="float">
            <text:p>10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style-name="ce1"/>
          <table:table-cell office:value-type="float" office:value="14748" calcext:value-type="float">
            <text:p>14748.0</text:p>
          </table:table-cell>
          <table:table-cell office:value-type="float" office:value="22205" calcext:value-type="float">
            <text:p>22205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038" calcext:value-type="float">
            <text:p>10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style-name="ce1"/>
          <table:table-cell office:value-type="float" office:value="16958" calcext:value-type="float">
            <text:p>16958.0</text:p>
          </table:table-cell>
          <table:table-cell office:value-type="float" office:value="24361" calcext:value-type="float">
            <text:p>24361.0</text:p>
          </table:table-cell>
          <table:table-cell office:value-type="float" office:value="412" calcext:value-type="float">
            <text:p>412.0</text:p>
          </table:table-cell>
          <table:table-cell office:value-type="float" office:value="0" calcext:value-type="float">
            <text:p>0</text:p>
          </table:table-cell>
          <table:table-cell office:value-type="float" office:value="1039" calcext:value-type="float">
            <text:p>10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style-name="ce1"/>
          <table:table-cell office:value-type="float" office:value="16118" calcext:value-type="float">
            <text:p>16118.0</text:p>
          </table:table-cell>
          <table:table-cell office:value-type="float" office:value="24475" calcext:value-type="float">
            <text:p>24475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471" calcext:value-type="float">
            <text:p>17471.0</text:p>
          </table:table-cell>
          <table:table-cell office:value-type="float" office:value="21773" calcext:value-type="float">
            <text:p>21773.0</text:p>
          </table:table-cell>
          <table:table-cell office:value-type="float" office:value="304" calcext:value-type="float">
            <text:p>304.0</text:p>
          </table:table-cell>
          <table:table-cell office:value-type="float" office:value="0" calcext:value-type="float">
            <text:p>0</text:p>
          </table:table-cell>
          <table:table-cell office:value-type="float" office:value="1041" calcext:value-type="float">
            <text:p>104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style-name="ce1"/>
          <table:table-cell office:value-type="float" office:value="17197" calcext:value-type="float">
            <text:p>17197.0</text:p>
          </table:table-cell>
          <table:table-cell office:value-type="float" office:value="21601" calcext:value-type="float">
            <text:p>21601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1042" calcext:value-type="float">
            <text:p>10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089" calcext:value-type="float">
            <text:p>17089.0</text:p>
          </table:table-cell>
          <table:table-cell office:value-type="float" office:value="21708" calcext:value-type="float">
            <text:p>21708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1043" calcext:value-type="float">
            <text:p>104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style-name="ce1"/>
          <table:table-cell office:value-type="float" office:value="15359" calcext:value-type="float">
            <text:p>15359.0</text:p>
          </table:table-cell>
          <table:table-cell office:value-type="float" office:value="21186" calcext:value-type="float">
            <text:p>21186.0</text:p>
          </table:table-cell>
          <table:table-cell office:value-type="float" office:value="439" calcext:value-type="float">
            <text:p>439.0</text:p>
          </table:table-cell>
          <table:table-cell office:value-type="float" office:value="0" calcext:value-type="float">
            <text:p>0</text:p>
          </table:table-cell>
          <table:table-cell office:value-type="float" office:value="1044" calcext:value-type="float">
            <text:p>10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style-name="ce1"/>
          <table:table-cell office:value-type="float" office:value="14601" calcext:value-type="float">
            <text:p>14601.0</text:p>
          </table:table-cell>
          <table:table-cell office:value-type="float" office:value="21263" calcext:value-type="float">
            <text:p>21263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1045" calcext:value-type="float">
            <text:p>10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style-name="ce1"/>
          <table:table-cell office:value-type="float" office:value="25114" calcext:value-type="float">
            <text:p>25114.0</text:p>
          </table:table-cell>
          <table:table-cell office:value-type="float" office:value="27919" calcext:value-type="float">
            <text:p>27919.0</text:p>
          </table:table-cell>
          <table:table-cell office:value-type="float" office:value="44" calcext:value-type="float">
            <text:p>44.0</text:p>
          </table:table-cell>
          <table:table-cell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style-name="ce1"/>
          <table:table-cell office:value-type="float" office:value="14738" calcext:value-type="float">
            <text:p>14738.0</text:p>
          </table:table-cell>
          <table:table-cell office:value-type="float" office:value="22197" calcext:value-type="float">
            <text:p>22197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1047" calcext:value-type="float">
            <text:p>10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style-name="ce1"/>
          <table:table-cell office:value-type="float" office:value="16073" calcext:value-type="float">
            <text:p>16073.0</text:p>
          </table:table-cell>
          <table:table-cell office:value-type="float" office:value="24484" calcext:value-type="float">
            <text:p>24484.0</text:p>
          </table:table-cell>
          <table:table-cell office:value-type="float" office:value="427" calcext:value-type="float">
            <text:p>427.0</text:p>
          </table:table-cell>
          <table:table-cell office:value-type="float" office:value="0" calcext:value-type="float">
            <text:p>0</text:p>
          </table:table-cell>
          <table:table-cell office:value-type="float" office:value="1049" calcext:value-type="float">
            <text:p>10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style-name="ce1"/>
          <table:table-cell office:value-type="float" office:value="17470" calcext:value-type="float">
            <text:p>17470.0</text:p>
          </table:table-cell>
          <table:table-cell office:value-type="float" office:value="21787" calcext:value-type="float">
            <text:p>21787.0</text:p>
          </table:table-cell>
          <table:table-cell office:value-type="float" office:value="302" calcext:value-type="float">
            <text:p>302.0</text:p>
          </table:table-cell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195" calcext:value-type="float">
            <text:p>17195.0</text:p>
          </table:table-cell>
          <table:table-cell office:value-type="float" office:value="21561" calcext:value-type="float">
            <text:p>21561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1051" calcext:value-type="float">
            <text:p>105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style-name="ce1"/>
          <table:table-cell office:value-type="float" office:value="17084" calcext:value-type="float">
            <text:p>17084.0</text:p>
          </table:table-cell>
          <table:table-cell office:value-type="float" office:value="21705" calcext:value-type="float">
            <text:p>21705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1052" calcext:value-type="float">
            <text:p>10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style-name="ce1"/>
          <table:table-cell office:value-type="float" office:value="15351" calcext:value-type="float">
            <text:p>15351.0</text:p>
          </table:table-cell>
          <table:table-cell office:value-type="float" office:value="21186" calcext:value-type="float">
            <text:p>21186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1053" calcext:value-type="float">
            <text:p>10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style-name="ce1"/>
          <table:table-cell office:value-type="float" office:value="14479" calcext:value-type="float">
            <text:p>14479.0</text:p>
          </table:table-cell>
          <table:table-cell office:value-type="float" office:value="21251" calcext:value-type="float">
            <text:p>21251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1054" calcext:value-type="float">
            <text:p>10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style-name="ce1"/>
          <table:table-cell office:value-type="float" office:value="25116" calcext:value-type="float">
            <text:p>25116.0</text:p>
          </table:table-cell>
          <table:table-cell office:value-type="float" office:value="27937" calcext:value-type="float">
            <text:p>27937.0</text:p>
          </table:table-cell>
          <table:table-cell office:value-type="float" office:value="43" calcext:value-type="float">
            <text:p>43.0</text:p>
          </table:table-cell>
          <table:table-cell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style-name="ce1"/>
          <table:table-cell office:value-type="float" office:value="14726" calcext:value-type="float">
            <text:p>14726.0</text:p>
          </table:table-cell>
          <table:table-cell office:value-type="float" office:value="22185" calcext:value-type="float">
            <text:p>22185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style-name="ce1"/>
          <table:table-cell office:value-type="float" office:value="16059" calcext:value-type="float">
            <text:p>16059.0</text:p>
          </table:table-cell>
          <table:table-cell office:value-type="float" office:value="24504" calcext:value-type="float">
            <text:p>24504.0</text:p>
          </table:table-cell>
          <table:table-cell office:value-type="float" office:value="428" calcext:value-type="float">
            <text:p>428.0</text:p>
          </table:table-cell>
          <table:table-cell office:value-type="float" office:value="0" calcext:value-type="float">
            <text:p>0</text:p>
          </table:table-cell>
          <table:table-cell office:value-type="float" office:value="1057" calcext:value-type="float">
            <text:p>10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style-name="ce1"/>
          <table:table-cell office:value-type="float" office:value="17472" calcext:value-type="float">
            <text:p>17472.0</text:p>
          </table:table-cell>
          <table:table-cell office:value-type="float" office:value="21806" calcext:value-type="float">
            <text:p>21806.0</text:p>
          </table:table-cell>
          <table:table-cell office:value-type="float" office:value="299" calcext:value-type="float">
            <text:p>299.0</text:p>
          </table:table-cell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style-name="ce1"/>
          <table:table-cell office:value-type="float" office:value="17206" calcext:value-type="float">
            <text:p>17206.0</text:p>
          </table:table-cell>
          <table:table-cell office:value-type="float" office:value="21563" calcext:value-type="float">
            <text:p>21563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1059" calcext:value-type="float">
            <text:p>10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style-name="ce1"/>
          <table:table-cell office:value-type="float" office:value="17068" calcext:value-type="float">
            <text:p>17068.0</text:p>
          </table:table-cell>
          <table:table-cell office:value-type="float" office:value="21705" calcext:value-type="float">
            <text:p>21705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1060" calcext:value-type="float">
            <text:p>10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style-name="ce1"/>
          <table:table-cell office:value-type="float" office:value="15343" calcext:value-type="float">
            <text:p>15343.0</text:p>
          </table:table-cell>
          <table:table-cell office:value-type="float" office:value="21183" calcext:value-type="float">
            <text:p>21183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1061" calcext:value-type="float">
            <text:p>10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style-name="ce1"/>
          <table:table-cell office:value-type="float" office:value="14440" calcext:value-type="float">
            <text:p>14440.0</text:p>
          </table:table-cell>
          <table:table-cell office:value-type="float" office:value="21252" calcext:value-type="float">
            <text:p>21252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1062" calcext:value-type="float">
            <text:p>10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style-name="ce1"/>
          <table:table-cell office:value-type="float" office:value="25114" calcext:value-type="float">
            <text:p>25114.0</text:p>
          </table:table-cell>
          <table:table-cell office:value-type="float" office:value="27945" calcext:value-type="float">
            <text:p>27945.0</text:p>
          </table:table-cell>
          <table:table-cell office:value-type="float" office:value="41" calcext:value-type="float">
            <text:p>41.0</text:p>
          </table:table-cell>
          <table:table-cell office:value-type="float" office:value="0" calcext:value-type="float">
            <text:p>0</text:p>
          </table:table-cell>
          <table:table-cell office:value-type="float" office:value="1063" calcext:value-type="float">
            <text:p>10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style-name="ce1"/>
          <table:table-cell office:value-type="float" office:value="14688" calcext:value-type="float">
            <text:p>14688.0</text:p>
          </table:table-cell>
          <table:table-cell office:value-type="float" office:value="22156" calcext:value-type="float">
            <text:p>22156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1064" calcext:value-type="float">
            <text:p>10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style-name="ce1"/>
          <table:table-cell office:value-type="float" office:value="16050" calcext:value-type="float">
            <text:p>16050.0</text:p>
          </table:table-cell>
          <table:table-cell office:value-type="float" office:value="24506" calcext:value-type="float">
            <text:p>24506.0</text:p>
          </table:table-cell>
          <table:table-cell office:value-type="float" office:value="429" calcext:value-type="float">
            <text:p>429.0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style-name="ce1"/>
          <table:table-cell office:value-type="float" office:value="17213" calcext:value-type="float">
            <text:p>17213.0</text:p>
          </table:table-cell>
          <table:table-cell office:value-type="float" office:value="21540" calcext:value-type="float">
            <text:p>21540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1067" calcext:value-type="float">
            <text:p>10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style-name="ce1"/>
          <table:table-cell office:value-type="float" office:value="17064" calcext:value-type="float">
            <text:p>17064.0</text:p>
          </table:table-cell>
          <table:table-cell office:value-type="float" office:value="21693" calcext:value-type="float">
            <text:p>21693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style-name="ce1"/>
          <table:table-cell office:value-type="float" office:value="15339" calcext:value-type="float">
            <text:p>15339.0</text:p>
          </table:table-cell>
          <table:table-cell office:value-type="float" office:value="21179" calcext:value-type="float">
            <text:p>21179.0</text:p>
          </table:table-cell>
          <table:table-cell office:value-type="float" office:value="442" calcext:value-type="float">
            <text:p>442.0</text:p>
          </table:table-cell>
          <table:table-cell office:value-type="float" office:value="0" calcext:value-type="float">
            <text:p>0</text:p>
          </table:table-cell>
          <table:table-cell office:value-type="float" office:value="1069" calcext:value-type="float">
            <text:p>10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style-name="ce1"/>
          <table:table-cell office:value-type="float" office:value="14342" calcext:value-type="float">
            <text:p>14342.0</text:p>
          </table:table-cell>
          <table:table-cell office:value-type="float" office:value="21282" calcext:value-type="float">
            <text:p>21282.0</text:p>
          </table:table-cell>
          <table:table-cell office:value-type="float" office:value="426" calcext:value-type="float">
            <text:p>426.0</text:p>
          </table:table-cell>
          <table:table-cell office:value-type="float" office:value="0" calcext:value-type="float">
            <text:p>0</text:p>
          </table:table-cell>
          <table:table-cell office:value-type="float" office:value="1070" calcext:value-type="float">
            <text:p>10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style-name="ce1"/>
          <table:table-cell office:value-type="float" office:value="25119" calcext:value-type="float">
            <text:p>25119.0</text:p>
          </table:table-cell>
          <table:table-cell office:value-type="float" office:value="27959" calcext:value-type="float">
            <text:p>27959.0</text:p>
          </table:table-cell>
          <table:table-cell office:value-type="float" office:value="39" calcext:value-type="float">
            <text:p>39.0</text:p>
          </table:table-cell>
          <table:table-cell office:value-type="float" office:value="0" calcext:value-type="float">
            <text:p>0</text:p>
          </table:table-cell>
          <table:table-cell office:value-type="float" office:value="1071" calcext:value-type="float">
            <text:p>10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style-name="ce1"/>
          <table:table-cell office:value-type="float" office:value="14686" calcext:value-type="float">
            <text:p>14686.0</text:p>
          </table:table-cell>
          <table:table-cell office:value-type="float" office:value="22150" calcext:value-type="float">
            <text:p>22150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style-name="ce1"/>
          <table:table-cell office:value-type="float" office:value="16042" calcext:value-type="float">
            <text:p>16042.0</text:p>
          </table:table-cell>
          <table:table-cell office:value-type="float" office:value="24499" calcext:value-type="float">
            <text:p>24499.0</text:p>
          </table:table-cell>
          <table:table-cell office:value-type="float" office:value="430" calcext:value-type="float">
            <text:p>430.0</text:p>
          </table:table-cell>
          <table:table-cell office:value-type="float" office:value="0" calcext:value-type="float">
            <text:p>0</text:p>
          </table:table-cell>
          <table:table-cell office:value-type="float" office:value="1073" calcext:value-type="float">
            <text:p>10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style-name="ce1"/>
          <table:table-cell office:value-type="float" office:value="17262" calcext:value-type="float">
            <text:p>17262.0</text:p>
          </table:table-cell>
          <table:table-cell office:value-type="float" office:value="21541" calcext:value-type="float">
            <text:p>21541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1074" calcext:value-type="float">
            <text:p>10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style-name="ce1"/>
          <table:table-cell office:value-type="float" office:value="17206" calcext:value-type="float">
            <text:p>17206.0</text:p>
          </table:table-cell>
          <table:table-cell office:value-type="float" office:value="21481" calcext:value-type="float">
            <text:p>21481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1074" calcext:value-type="float">
            <text:p>10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style-name="ce1"/>
          <table:table-cell office:value-type="float" office:value="17050" calcext:value-type="float">
            <text:p>17050.0</text:p>
          </table:table-cell>
          <table:table-cell office:value-type="float" office:value="21678" calcext:value-type="float">
            <text:p>21678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1075" calcext:value-type="float">
            <text:p>10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style-name="ce1"/>
          <table:table-cell office:value-type="float" office:value="15333" calcext:value-type="float">
            <text:p>15333.0</text:p>
          </table:table-cell>
          <table:table-cell office:value-type="float" office:value="21169" calcext:value-type="float">
            <text:p>21169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1076" calcext:value-type="float">
            <text:p>10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4336" calcext:value-type="float">
            <text:p>14336.0</text:p>
          </table:table-cell>
          <table:table-cell office:value-type="float" office:value="21290" calcext:value-type="float">
            <text:p>21290.0</text:p>
          </table:table-cell>
          <table:table-cell office:value-type="float" office:value="425" calcext:value-type="float">
            <text:p>425.0</text:p>
          </table:table-cell>
          <table:table-cell office:value-type="float" office:value="0" calcext:value-type="float">
            <text:p>0</text:p>
          </table:table-cell>
          <table:table-cell office:value-type="float" office:value="1077" calcext:value-type="float">
            <text:p>1077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style-name="ce1"/>
          <table:table-cell office:value-type="float" office:value="25121" calcext:value-type="float">
            <text:p>25121.0</text:p>
          </table:table-cell>
          <table:table-cell office:value-type="float" office:value="27972" calcext:value-type="float">
            <text:p>27972.0</text:p>
          </table:table-cell>
          <table:table-cell office:value-type="float" office:value="38" calcext:value-type="float">
            <text:p>38.0</text:p>
          </table:table-cell>
          <table:table-cell office:value-type="float" office:value="0" calcext:value-type="float">
            <text:p>0</text:p>
          </table:table-cell>
          <table:table-cell office:value-type="float" office:value="1078" calcext:value-type="float">
            <text:p>10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style-name="ce1"/>
          <table:table-cell office:value-type="float" office:value="14684" calcext:value-type="float">
            <text:p>14684.0</text:p>
          </table:table-cell>
          <table:table-cell office:value-type="float" office:value="22147" calcext:value-type="float">
            <text:p>22147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1079" calcext:value-type="float">
            <text:p>10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style-name="ce1"/>
          <table:table-cell office:value-type="float" office:value="14590" calcext:value-type="float">
            <text:p>14590.0</text:p>
          </table:table-cell>
          <table:table-cell office:value-type="float" office:value="22084" calcext:value-type="float">
            <text:p>22084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1079" calcext:value-type="float">
            <text:p>10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style-name="ce1"/>
          <table:table-cell office:value-type="float" office:value="16021" calcext:value-type="float">
            <text:p>16021.0</text:p>
          </table:table-cell>
          <table:table-cell office:value-type="float" office:value="24483" calcext:value-type="float">
            <text:p>24483.0</text:p>
          </table:table-cell>
          <table:table-cell office:value-type="float" office:value="431" calcext:value-type="float">
            <text:p>431.0</text:p>
          </table:table-cell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style-name="ce1"/>
          <table:table-cell office:value-type="float" office:value="17288" calcext:value-type="float">
            <text:p>17288.0</text:p>
          </table:table-cell>
          <table:table-cell office:value-type="float" office:value="21530" calcext:value-type="float">
            <text:p>21530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1081" calcext:value-type="float">
            <text:p>10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1"/>
          <table:table-cell office:value-type="float" office:value="17193" calcext:value-type="float">
            <text:p>17193.0</text:p>
          </table:table-cell>
          <table:table-cell office:value-type="float" office:value="21385" calcext:value-type="float">
            <text:p>21385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1082" calcext:value-type="float">
            <text:p>10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style-name="ce1"/>
          <table:table-cell office:value-type="float" office:value="15327" calcext:value-type="float">
            <text:p>15327.0</text:p>
          </table:table-cell>
          <table:table-cell office:value-type="float" office:value="21153" calcext:value-type="float">
            <text:p>21153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style-name="ce1"/>
          <table:table-cell office:value-type="float" office:value="14337" calcext:value-type="float">
            <text:p>14337.0</text:p>
          </table:table-cell>
          <table:table-cell office:value-type="float" office:value="21296" calcext:value-type="float">
            <text:p>21296.0</text:p>
          </table:table-cell>
          <table:table-cell office:value-type="float" office:value="424" calcext:value-type="float">
            <text:p>424.0</text:p>
          </table:table-cell>
          <table:table-cell office:value-type="float" office:value="0" calcext:value-type="float">
            <text:p>0</text:p>
          </table:table-cell>
          <table:table-cell office:value-type="float" office:value="1085" calcext:value-type="float">
            <text:p>10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style-name="ce1"/>
          <table:table-cell office:value-type="float" office:value="25126" calcext:value-type="float">
            <text:p>25126.0</text:p>
          </table:table-cell>
          <table:table-cell office:value-type="float" office:value="27997" calcext:value-type="float">
            <text:p>27997.0</text:p>
          </table:table-cell>
          <table:table-cell office:value-type="float" office:value="36" calcext:value-type="float">
            <text:p>36.0</text:p>
          </table:table-cell>
          <table:table-cell office:value-type="float" office:value="0" calcext:value-type="float">
            <text:p>0</text:p>
          </table:table-cell>
          <table:table-cell office:value-type="float" office:value="1086" calcext:value-type="float">
            <text:p>10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style-name="ce1"/>
          <table:table-cell office:value-type="float" office:value="14684" calcext:value-type="float">
            <text:p>14684.0</text:p>
          </table:table-cell>
          <table:table-cell office:value-type="float" office:value="22143" calcext:value-type="float">
            <text:p>22143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style-name="ce1"/>
          <table:table-cell office:value-type="float" office:value="14569" calcext:value-type="float">
            <text:p>14569.0</text:p>
          </table:table-cell>
          <table:table-cell office:value-type="float" office:value="22081" calcext:value-type="float">
            <text:p>22081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style-name="ce1"/>
          <table:table-cell office:value-type="float" office:value="16003" calcext:value-type="float">
            <text:p>16003.0</text:p>
          </table:table-cell>
          <table:table-cell office:value-type="float" office:value="24490" calcext:value-type="float">
            <text:p>24490.0</text:p>
          </table:table-cell>
          <table:table-cell office:value-type="float" office:value="432" calcext:value-type="float">
            <text:p>432.0</text:p>
          </table:table-cell>
          <table:table-cell office:value-type="float" office:value="0" calcext:value-type="float">
            <text:p>0</text:p>
          </table:table-cell>
          <table:table-cell office:value-type="float" office:value="1089" calcext:value-type="float">
            <text:p>10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style-name="ce1"/>
          <table:table-cell office:value-type="float" office:value="17341" calcext:value-type="float">
            <text:p>17341.0</text:p>
          </table:table-cell>
          <table:table-cell office:value-type="float" office:value="21520" calcext:value-type="float">
            <text:p>21520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style-name="ce1"/>
          <table:table-cell office:value-type="float" office:value="17171" calcext:value-type="float">
            <text:p>17171.0</text:p>
          </table:table-cell>
          <table:table-cell office:value-type="float" office:value="21263" calcext:value-type="float">
            <text:p>21263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1091" calcext:value-type="float">
            <text:p>10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1"/>
          <table:table-cell office:value-type="float" office:value="15326" calcext:value-type="float">
            <text:p>15326.0</text:p>
          </table:table-cell>
          <table:table-cell office:value-type="float" office:value="21167" calcext:value-type="float">
            <text:p>21167.0</text:p>
          </table:table-cell>
          <table:table-cell office:value-type="float" office:value="446" calcext:value-type="float">
            <text:p>446.0</text:p>
          </table:table-cell>
          <table:table-cell office:value-type="float" office:value="0" calcext:value-type="float">
            <text:p>0</text:p>
          </table:table-cell>
          <table:table-cell office:value-type="float" office:value="1092" calcext:value-type="float">
            <text:p>10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1"/>
          <table:table-cell office:value-type="float" office:value="14337" calcext:value-type="float">
            <text:p>14337.0</text:p>
          </table:table-cell>
          <table:table-cell office:value-type="float" office:value="21296" calcext:value-type="float">
            <text:p>21296.0</text:p>
          </table:table-cell>
          <table:table-cell office:value-type="float" office:value="422" calcext:value-type="float">
            <text:p>422.0</text:p>
          </table:table-cell>
          <table:table-cell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style-name="ce1"/>
          <table:table-cell office:value-type="float" office:value="25124" calcext:value-type="float">
            <text:p>25124.0</text:p>
          </table:table-cell>
          <table:table-cell office:value-type="float" office:value="28000" calcext:value-type="float">
            <text:p>28000.0</text:p>
          </table:table-cell>
          <table:table-cell office:value-type="float" office:value="34" calcext:value-type="float">
            <text:p>34.0</text:p>
          </table:table-cell>
          <table:table-cell office:value-type="float" office:value="0" calcext:value-type="float">
            <text:p>0</text:p>
          </table:table-cell>
          <table:table-cell office:value-type="float" office:value="1094" calcext:value-type="float">
            <text:p>10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style-name="ce1"/>
          <table:table-cell office:value-type="float" office:value="14706" calcext:value-type="float">
            <text:p>14706.0</text:p>
          </table:table-cell>
          <table:table-cell office:value-type="float" office:value="22121" calcext:value-type="float">
            <text:p>22121.0</text:p>
          </table:table-cell>
          <table:table-cell office:value-type="float" office:value="347" calcext:value-type="float">
            <text:p>347.0</text:p>
          </table:table-cell>
          <table:table-cell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style-name="ce1"/>
          <table:table-cell office:value-type="float" office:value="14554" calcext:value-type="float">
            <text:p>14554.0</text:p>
          </table:table-cell>
          <table:table-cell office:value-type="float" office:value="22062" calcext:value-type="float">
            <text:p>22062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style-name="ce1"/>
          <table:table-cell office:value-type="float" office:value="15958" calcext:value-type="float">
            <text:p>15958.0</text:p>
          </table:table-cell>
          <table:table-cell office:value-type="float" office:value="24507" calcext:value-type="float">
            <text:p>24507.0</text:p>
          </table:table-cell>
          <table:table-cell office:value-type="float" office:value="433" calcext:value-type="float">
            <text:p>433.0</text:p>
          </table:table-cell>
          <table:table-cell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7359" calcext:value-type="float">
            <text:p>17359.0</text:p>
          </table:table-cell>
          <table:table-cell office:value-type="float" office:value="21477" calcext:value-type="float">
            <text:p>21477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1098" calcext:value-type="float">
            <text:p>1098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style-name="ce1"/>
          <table:table-cell office:value-type="float" office:value="17158" calcext:value-type="float">
            <text:p>17158.0</text:p>
          </table:table-cell>
          <table:table-cell office:value-type="float" office:value="21232" calcext:value-type="float">
            <text:p>21232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style-name="ce1"/>
          <table:table-cell office:value-type="float" office:value="15321" calcext:value-type="float">
            <text:p>15321.0</text:p>
          </table:table-cell>
          <table:table-cell office:value-type="float" office:value="21157" calcext:value-type="float">
            <text:p>21157.0</text:p>
          </table:table-cell>
          <table:table-cell office:value-type="float" office:value="447" calcext:value-type="float">
            <text:p>447.0</text:p>
          </table:table-cell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style-name="ce1"/>
          <table:table-cell office:value-type="float" office:value="14309" calcext:value-type="float">
            <text:p>14309.0</text:p>
          </table:table-cell>
          <table:table-cell office:value-type="float" office:value="21303" calcext:value-type="float">
            <text:p>21303.0</text:p>
          </table:table-cell>
          <table:table-cell office:value-type="float" office:value="421" calcext:value-type="float">
            <text:p>421.0</text:p>
          </table:table-cell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style-name="ce1"/>
          <table:table-cell office:value-type="float" office:value="25122" calcext:value-type="float">
            <text:p>25122.0</text:p>
          </table:table-cell>
          <table:table-cell office:value-type="float" office:value="28025" calcext:value-type="float">
            <text:p>28025.0</text:p>
          </table:table-cell>
          <table:table-cell office:value-type="float" office:value="32" calcext:value-type="float">
            <text:p>32.0</text:p>
          </table:table-cell>
          <table:table-cell office:value-type="float" office:value="0" calcext:value-type="float">
            <text:p>0</text:p>
          </table:table-cell>
          <table:table-cell office:value-type="float" office:value="1102" calcext:value-type="float">
            <text:p>11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style-name="ce1"/>
          <table:table-cell office:value-type="float" office:value="14541" calcext:value-type="float">
            <text:p>14541.0</text:p>
          </table:table-cell>
          <table:table-cell office:value-type="float" office:value="22058" calcext:value-type="float">
            <text:p>22058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style-name="ce1"/>
          <table:table-cell office:value-type="float" office:value="15921" calcext:value-type="float">
            <text:p>15921.0</text:p>
          </table:table-cell>
          <table:table-cell office:value-type="float" office:value="24523" calcext:value-type="float">
            <text:p>24523.0</text:p>
          </table:table-cell>
          <table:table-cell office:value-type="float" office:value="434" calcext:value-type="float">
            <text:p>434.0</text:p>
          </table:table-cell>
          <table:table-cell office:value-type="float" office:value="0" calcext:value-type="float">
            <text:p>0</text:p>
          </table:table-cell>
          <table:table-cell office:value-type="float" office:value="1105" calcext:value-type="float">
            <text:p>11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style-name="ce1"/>
          <table:table-cell office:value-type="float" office:value="17146" calcext:value-type="float">
            <text:p>17146.0</text:p>
          </table:table-cell>
          <table:table-cell office:value-type="float" office:value="21188" calcext:value-type="float">
            <text:p>21188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1107" calcext:value-type="float">
            <text:p>11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style-name="ce1"/>
          <table:table-cell office:value-type="float" office:value="15324" calcext:value-type="float">
            <text:p>15324.0</text:p>
          </table:table-cell>
          <table:table-cell office:value-type="float" office:value="21168" calcext:value-type="float">
            <text:p>21168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style-name="ce1"/>
          <table:table-cell office:value-type="float" office:value="14269" calcext:value-type="float">
            <text:p>14269.0</text:p>
          </table:table-cell>
          <table:table-cell office:value-type="float" office:value="21588" calcext:value-type="float">
            <text:p>21588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style-name="ce1"/>
          <table:table-cell office:value-type="float" office:value="25118" calcext:value-type="float">
            <text:p>25118.0</text:p>
          </table:table-cell>
          <table:table-cell office:value-type="float" office:value="28036" calcext:value-type="float">
            <text:p>28036.0</text:p>
          </table:table-cell>
          <table:table-cell office:value-type="float" office:value="30" calcext:value-type="float">
            <text:p>30.0</text:p>
          </table:table-cell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style-name="ce1"/>
          <table:table-cell office:value-type="float" office:value="14527" calcext:value-type="float">
            <text:p>14527.0</text:p>
          </table:table-cell>
          <table:table-cell office:value-type="float" office:value="22051" calcext:value-type="float">
            <text:p>22051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style-name="ce1"/>
          <table:table-cell office:value-type="float" office:value="15896" calcext:value-type="float">
            <text:p>15896.0</text:p>
          </table:table-cell>
          <table:table-cell office:value-type="float" office:value="24523" calcext:value-type="float">
            <text:p>24523.0</text:p>
          </table:table-cell>
          <table:table-cell office:value-type="float" office:value="436" calcext:value-type="float">
            <text:p>436.0</text:p>
          </table:table-cell>
          <table:table-cell office:value-type="float" office:value="0" calcext:value-type="float">
            <text:p>0</text:p>
          </table:table-cell>
          <table:table-cell office:value-type="float" office:value="1112" calcext:value-type="float">
            <text:p>11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style-name="ce1"/>
          <table:table-cell office:value-type="float" office:value="17111" calcext:value-type="float">
            <text:p>17111.0</text:p>
          </table:table-cell>
          <table:table-cell office:value-type="float" office:value="21100" calcext:value-type="float">
            <text:p>21100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style-name="ce1"/>
          <table:table-cell office:value-type="float" office:value="15322" calcext:value-type="float">
            <text:p>15322.0</text:p>
          </table:table-cell>
          <table:table-cell office:value-type="float" office:value="21140" calcext:value-type="float">
            <text:p>21140.0</text:p>
          </table:table-cell>
          <table:table-cell office:value-type="float" office:value="450" calcext:value-type="float">
            <text:p>450.0</text:p>
          </table:table-cell>
          <table:table-cell office:value-type="float" office:value="0" calcext:value-type="float">
            <text:p>0</text:p>
          </table:table-cell>
          <table:table-cell office:value-type="float" office:value="1114" calcext:value-type="float">
            <text:p>11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1"/>
          <table:table-cell office:value-type="float" office:value="14183" calcext:value-type="float">
            <text:p>14183.0</text:p>
          </table:table-cell>
          <table:table-cell office:value-type="float" office:value="21608" calcext:value-type="float">
            <text:p>21608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style-name="ce1"/>
          <table:table-cell office:value-type="float" office:value="25124" calcext:value-type="float">
            <text:p>25124.0</text:p>
          </table:table-cell>
          <table:table-cell office:value-type="float" office:value="28058" calcext:value-type="float">
            <text:p>28058.0</text:p>
          </table:table-cell>
          <table:table-cell office:value-type="float" office:value="28" calcext:value-type="float">
            <text:p>28.0</text:p>
          </table:table-cell>
          <table:table-cell office:value-type="float" office:value="0" calcext:value-type="float">
            <text:p>0</text:p>
          </table:table-cell>
          <table:table-cell office:value-type="float" office:value="1116" calcext:value-type="float">
            <text:p>11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style-name="ce1"/>
          <table:table-cell office:value-type="float" office:value="14442" calcext:value-type="float">
            <text:p>14442.0</text:p>
          </table:table-cell>
          <table:table-cell office:value-type="float" office:value="22006" calcext:value-type="float">
            <text:p>22006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117" calcext:value-type="float">
            <text:p>11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style-name="ce1"/>
          <table:table-cell office:value-type="float" office:value="15866" calcext:value-type="float">
            <text:p>15866.0</text:p>
          </table:table-cell>
          <table:table-cell office:value-type="float" office:value="24528" calcext:value-type="float">
            <text:p>24528.0</text:p>
          </table:table-cell>
          <table:table-cell office:value-type="float" office:value="437" calcext:value-type="float">
            <text:p>437.0</text:p>
          </table:table-cell>
          <table:table-cell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style-name="ce1"/>
          <table:table-cell office:value-type="float" office:value="17075" calcext:value-type="float">
            <text:p>17075.0</text:p>
          </table:table-cell>
          <table:table-cell office:value-type="float" office:value="20999" calcext:value-type="float">
            <text:p>20999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1119" calcext:value-type="float">
            <text:p>11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style-name="ce1"/>
          <table:table-cell office:value-type="float" office:value="15300" calcext:value-type="float">
            <text:p>15300.0</text:p>
          </table:table-cell>
          <table:table-cell office:value-type="float" office:value="21120" calcext:value-type="float">
            <text:p>21120.0</text:p>
          </table:table-cell>
          <table:table-cell office:value-type="float" office:value="452" calcext:value-type="float">
            <text:p>452.0</text:p>
          </table:table-cell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style-name="ce1"/>
          <table:table-cell office:value-type="float" office:value="14137" calcext:value-type="float">
            <text:p>14137.0</text:p>
          </table:table-cell>
          <table:table-cell office:value-type="float" office:value="21608" calcext:value-type="float">
            <text:p>21608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style-name="ce1"/>
          <table:table-cell office:value-type="float" office:value="25138" calcext:value-type="float">
            <text:p>25138.0</text:p>
          </table:table-cell>
          <table:table-cell office:value-type="float" office:value="28081" calcext:value-type="float">
            <text:p>28081.0</text:p>
          </table:table-cell>
          <table:table-cell office:value-type="float" office:value="26" calcext:value-type="float">
            <text:p>26.0</text:p>
          </table:table-cell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style-name="ce1"/>
          <table:table-cell office:value-type="float" office:value="14387" calcext:value-type="float">
            <text:p>14387.0</text:p>
          </table:table-cell>
          <table:table-cell office:value-type="float" office:value="21953" calcext:value-type="float">
            <text:p>21953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123" calcext:value-type="float">
            <text:p>11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style-name="ce1"/>
          <table:table-cell office:value-type="float" office:value="15859" calcext:value-type="float">
            <text:p>15859.0</text:p>
          </table:table-cell>
          <table:table-cell office:value-type="float" office:value="24526" calcext:value-type="float">
            <text:p>24526.0</text:p>
          </table:table-cell>
          <table:table-cell office:value-type="float" office:value="438" calcext:value-type="float">
            <text:p>438.0</text:p>
          </table:table-cell>
          <table:table-cell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1"/>
          <table:table-cell office:value-type="float" office:value="17053" calcext:value-type="float">
            <text:p>17053.0</text:p>
          </table:table-cell>
          <table:table-cell office:value-type="float" office:value="20978" calcext:value-type="float">
            <text:p>20978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296" calcext:value-type="float">
            <text:p>15296.0</text:p>
          </table:table-cell>
          <table:table-cell office:value-type="float" office:value="21121" calcext:value-type="float">
            <text:p>21121.0</text:p>
          </table:table-cell>
          <table:table-cell office:value-type="float" office:value="453" calcext:value-type="float">
            <text:p>453.0</text:p>
          </table:table-cell>
          <table:table-cell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style-name="ce1"/>
          <table:table-cell office:value-type="float" office:value="14092" calcext:value-type="float">
            <text:p>14092.0</text:p>
          </table:table-cell>
          <table:table-cell office:value-type="float" office:value="21618" calcext:value-type="float">
            <text:p>21618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1127" calcext:value-type="float">
            <text:p>11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style-name="ce1"/>
          <table:table-cell office:value-type="float" office:value="25153" calcext:value-type="float">
            <text:p>25153.0</text:p>
          </table:table-cell>
          <table:table-cell office:value-type="float" office:value="28102" calcext:value-type="float">
            <text:p>28102.0</text:p>
          </table:table-cell>
          <table:table-cell office:value-type="float" office:value="24" calcext:value-type="float">
            <text:p>24.0</text:p>
          </table:table-cell>
          <table:table-cell office:value-type="float" office:value="0" calcext:value-type="float">
            <text:p>0</text:p>
          </table:table-cell>
          <table:table-cell office:value-type="float" office:value="1128" calcext:value-type="float">
            <text:p>11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style-name="ce1"/>
          <table:table-cell office:value-type="float" office:value="14336" calcext:value-type="float">
            <text:p>14336.0</text:p>
          </table:table-cell>
          <table:table-cell office:value-type="float" office:value="21905" calcext:value-type="float">
            <text:p>21905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1129" calcext:value-type="float">
            <text:p>11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style-name="ce1"/>
          <table:table-cell office:value-type="float" office:value="15843" calcext:value-type="float">
            <text:p>15843.0</text:p>
          </table:table-cell>
          <table:table-cell office:value-type="float" office:value="24528" calcext:value-type="float">
            <text:p>24528.0</text:p>
          </table:table-cell>
          <table:table-cell office:value-type="float" office:value="440" calcext:value-type="float">
            <text:p>440.0</text:p>
          </table:table-cell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style-name="ce1"/>
          <table:table-cell office:value-type="float" office:value="17050" calcext:value-type="float">
            <text:p>17050.0</text:p>
          </table:table-cell>
          <table:table-cell office:value-type="float" office:value="20953" calcext:value-type="float">
            <text:p>20953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1131" calcext:value-type="float">
            <text:p>11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style-name="ce1"/>
          <table:table-cell office:value-type="float" office:value="15280" calcext:value-type="float">
            <text:p>15280.0</text:p>
          </table:table-cell>
          <table:table-cell office:value-type="float" office:value="21113" calcext:value-type="float">
            <text:p>21113.0</text:p>
          </table:table-cell>
          <table:table-cell office:value-type="float" office:value="455" calcext:value-type="float">
            <text:p>455.0</text:p>
          </table:table-cell>
          <table:table-cell office:value-type="float" office:value="0" calcext:value-type="float">
            <text:p>0</text:p>
          </table:table-cell>
          <table:table-cell office:value-type="float" office:value="1132" calcext:value-type="float">
            <text:p>11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style-name="ce1"/>
          <table:table-cell office:value-type="float" office:value="14018" calcext:value-type="float">
            <text:p>14018.0</text:p>
          </table:table-cell>
          <table:table-cell office:value-type="float" office:value="21639" calcext:value-type="float">
            <text:p>21639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1133" calcext:value-type="float">
            <text:p>11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style-name="ce1"/>
          <table:table-cell office:value-type="float" office:value="25153" calcext:value-type="float">
            <text:p>25153.0</text:p>
          </table:table-cell>
          <table:table-cell office:value-type="float" office:value="28110" calcext:value-type="float">
            <text:p>28110.0</text:p>
          </table:table-cell>
          <table:table-cell office:value-type="float" office:value="23" calcext:value-type="float">
            <text:p>23.0</text:p>
          </table:table-cell>
          <table:table-cell office:value-type="float" office:value="0" calcext:value-type="float">
            <text:p>0</text:p>
          </table:table-cell>
          <table:table-cell office:value-type="float" office:value="1134" calcext:value-type="float">
            <text:p>11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1"/>
          <table:table-cell office:value-type="float" office:value="14291" calcext:value-type="float">
            <text:p>14291.0</text:p>
          </table:table-cell>
          <table:table-cell office:value-type="float" office:value="21879" calcext:value-type="float">
            <text:p>21879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style-name="ce1"/>
          <table:table-cell office:value-type="float" office:value="15809" calcext:value-type="float">
            <text:p>15809.0</text:p>
          </table:table-cell>
          <table:table-cell office:value-type="float" office:value="24535" calcext:value-type="float">
            <text:p>24535.0</text:p>
          </table:table-cell>
          <table:table-cell office:value-type="float" office:value="441" calcext:value-type="float">
            <text:p>441.0</text:p>
          </table:table-cell>
          <table:table-cell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style-name="ce1"/>
          <table:table-cell office:value-type="float" office:value="17042" calcext:value-type="float">
            <text:p>17042.0</text:p>
          </table:table-cell>
          <table:table-cell office:value-type="float" office:value="20932" calcext:value-type="float">
            <text:p>20932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1137" calcext:value-type="float">
            <text:p>11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style-name="ce1"/>
          <table:table-cell office:value-type="float" office:value="15281" calcext:value-type="float">
            <text:p>15281.0</text:p>
          </table:table-cell>
          <table:table-cell office:value-type="float" office:value="21110" calcext:value-type="float">
            <text:p>21110.0</text:p>
          </table:table-cell>
          <table:table-cell office:value-type="float" office:value="457" calcext:value-type="float">
            <text:p>457.0</text:p>
          </table:table-cell>
          <table:table-cell office:value-type="float" office:value="0" calcext:value-type="float">
            <text:p>0</text:p>
          </table:table-cell>
          <table:table-cell office:value-type="float" office:value="1138" calcext:value-type="float">
            <text:p>11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style-name="ce1"/>
          <table:table-cell office:value-type="float" office:value="13948" calcext:value-type="float">
            <text:p>13948.0</text:p>
          </table:table-cell>
          <table:table-cell office:value-type="float" office:value="21634" calcext:value-type="float">
            <text:p>21634.0</text:p>
          </table:table-cell>
          <table:table-cell office:value-type="float" office:value="420" calcext:value-type="float">
            <text:p>420.0</text:p>
          </table:table-cell>
          <table:table-cell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style-name="ce1"/>
          <table:table-cell office:value-type="float" office:value="25144" calcext:value-type="float">
            <text:p>25144.0</text:p>
          </table:table-cell>
          <table:table-cell office:value-type="float" office:value="28123" calcext:value-type="float">
            <text:p>28123.0</text:p>
          </table:table-cell>
          <table:table-cell office:value-type="float" office:value="21" calcext:value-type="float">
            <text:p>21.0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style-name="ce1"/>
          <table:table-cell office:value-type="float" office:value="14256" calcext:value-type="float">
            <text:p>14256.0</text:p>
          </table:table-cell>
          <table:table-cell office:value-type="float" office:value="21861" calcext:value-type="float">
            <text:p>21861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1141" calcext:value-type="float">
            <text:p>11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style-name="ce1"/>
          <table:table-cell office:value-type="float" office:value="15809" calcext:value-type="float">
            <text:p>15809.0</text:p>
          </table:table-cell>
          <table:table-cell office:value-type="float" office:value="24540" calcext:value-type="float">
            <text:p>24540.0</text:p>
          </table:table-cell>
          <table:table-cell office:value-type="float" office:value="442" calcext:value-type="float">
            <text:p>442.0</text:p>
          </table:table-cell>
          <table:table-cell office:value-type="float" office:value="0" calcext:value-type="float">
            <text:p>0</text:p>
          </table:table-cell>
          <table:table-cell office:value-type="float" office:value="1142" calcext:value-type="float">
            <text:p>11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style-name="ce1"/>
          <table:table-cell office:value-type="float" office:value="17036" calcext:value-type="float">
            <text:p>17036.0</text:p>
          </table:table-cell>
          <table:table-cell office:value-type="float" office:value="20923" calcext:value-type="float">
            <text:p>20923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1143" calcext:value-type="float">
            <text:p>11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style-name="ce1"/>
          <table:table-cell office:value-type="float" office:value="15257" calcext:value-type="float">
            <text:p>15257.0</text:p>
          </table:table-cell>
          <table:table-cell office:value-type="float" office:value="21106" calcext:value-type="float">
            <text:p>21106.0</text:p>
          </table:table-cell>
          <table:table-cell office:value-type="float" office:value="458" calcext:value-type="float">
            <text:p>458.0</text:p>
          </table:table-cell>
          <table:table-cell office:value-type="float" office:value="0" calcext:value-type="float">
            <text:p>0</text:p>
          </table:table-cell>
          <table:table-cell office:value-type="float" office:value="1144" calcext:value-type="float">
            <text:p>11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1"/>
          <table:table-cell office:value-type="float" office:value="13939" calcext:value-type="float">
            <text:p>13939.0</text:p>
          </table:table-cell>
          <table:table-cell office:value-type="float" office:value="21630" calcext:value-type="float">
            <text:p>21630.0</text:p>
          </table:table-cell>
          <table:table-cell office:value-type="float" office:value="419" calcext:value-type="float">
            <text:p>419.0</text:p>
          </table:table-cell>
          <table:table-cell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style-name="ce1"/>
          <table:table-cell office:value-type="float" office:value="25131" calcext:value-type="float">
            <text:p>25131.0</text:p>
          </table:table-cell>
          <table:table-cell office:value-type="float" office:value="28140" calcext:value-type="float">
            <text:p>28140.0</text:p>
          </table:table-cell>
          <table:table-cell office:value-type="float" office:value="19" calcext:value-type="float">
            <text:p>19.0</text:p>
          </table:table-cell>
          <table:table-cell office:value-type="float" office:value="0" calcext:value-type="float">
            <text:p>0</text:p>
          </table:table-cell>
          <table:table-cell office:value-type="float" office:value="1146" calcext:value-type="float">
            <text:p>11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style-name="ce1"/>
          <table:table-cell office:value-type="float" office:value="14220" calcext:value-type="float">
            <text:p>14220.0</text:p>
          </table:table-cell>
          <table:table-cell office:value-type="float" office:value="21847" calcext:value-type="float">
            <text:p>21847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147" calcext:value-type="float">
            <text:p>11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style-name="ce1"/>
          <table:table-cell office:value-type="float" office:value="15780" calcext:value-type="float">
            <text:p>15780.0</text:p>
          </table:table-cell>
          <table:table-cell office:value-type="float" office:value="24548" calcext:value-type="float">
            <text:p>24548.0</text:p>
          </table:table-cell>
          <table:table-cell office:value-type="float" office:value="444" calcext:value-type="float">
            <text:p>444.0</text:p>
          </table:table-cell>
          <table:table-cell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style-name="ce1"/>
          <table:table-cell office:value-type="float" office:value="17069" calcext:value-type="float">
            <text:p>17069.0</text:p>
          </table:table-cell>
          <table:table-cell office:value-type="float" office:value="20847" calcext:value-type="float">
            <text:p>20847.0</text:p>
          </table:table-cell>
          <table:table-cell office:value-type="float" office:value="280" calcext:value-type="float">
            <text:p>280.0</text:p>
          </table:table-cell>
          <table:table-cell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234" calcext:value-type="float">
            <text:p>15234.0</text:p>
          </table:table-cell>
          <table:table-cell office:value-type="float" office:value="21090" calcext:value-type="float">
            <text:p>21090.0</text:p>
          </table:table-cell>
          <table:table-cell office:value-type="float" office:value="460" calcext:value-type="float">
            <text:p>460.0</text:p>
          </table:table-cell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style-name="ce1"/>
          <table:table-cell office:value-type="float" office:value="13907" calcext:value-type="float">
            <text:p>13907.0</text:p>
          </table:table-cell>
          <table:table-cell office:value-type="float" office:value="21616" calcext:value-type="float">
            <text:p>21616.0</text:p>
          </table:table-cell>
          <table:table-cell office:value-type="float" office:value="418" calcext:value-type="float">
            <text:p>418.0</text:p>
          </table:table-cell>
          <table:table-cell office:value-type="float" office:value="0" calcext:value-type="float">
            <text:p>0</text:p>
          </table:table-cell>
          <table:table-cell office:value-type="float" office:value="1151" calcext:value-type="float">
            <text:p>11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style-name="ce1"/>
          <table:table-cell office:value-type="float" office:value="25125" calcext:value-type="float">
            <text:p>25125.0</text:p>
          </table:table-cell>
          <table:table-cell office:value-type="float" office:value="28142" calcext:value-type="float">
            <text:p>28142.0</text:p>
          </table:table-cell>
          <table:table-cell office:value-type="float" office:value="17" calcext:value-type="float">
            <text:p>17.0</text:p>
          </table:table-cell>
          <table:table-cell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style-name="ce1"/>
          <table:table-cell office:value-type="float" office:value="14173" calcext:value-type="float">
            <text:p>14173.0</text:p>
          </table:table-cell>
          <table:table-cell office:value-type="float" office:value="21818" calcext:value-type="float">
            <text:p>21818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765" calcext:value-type="float">
            <text:p>15765.0</text:p>
          </table:table-cell>
          <table:table-cell office:value-type="float" office:value="24563" calcext:value-type="float">
            <text:p>24563.0</text:p>
          </table:table-cell>
          <table:table-cell office:value-type="float" office:value="445" calcext:value-type="float">
            <text:p>445.0</text:p>
          </table:table-cell>
          <table:table-cell office:value-type="float" office:value="0" calcext:value-type="float">
            <text:p>0</text:p>
          </table:table-cell>
          <table:table-cell office:value-type="float" office:value="1154" calcext:value-type="float">
            <text:p>1154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style-name="ce1"/>
          <table:table-cell office:value-type="float" office:value="17069" calcext:value-type="float">
            <text:p>17069.0</text:p>
          </table:table-cell>
          <table:table-cell office:value-type="float" office:value="20816" calcext:value-type="float">
            <text:p>20816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1155" calcext:value-type="float">
            <text:p>11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style-name="ce1"/>
          <table:table-cell office:value-type="float" office:value="15233" calcext:value-type="float">
            <text:p>15233.0</text:p>
          </table:table-cell>
          <table:table-cell office:value-type="float" office:value="21087" calcext:value-type="float">
            <text:p>21087.0</text:p>
          </table:table-cell>
          <table:table-cell office:value-type="float" office:value="462" calcext:value-type="float">
            <text:p>462.0</text:p>
          </table:table-cell>
          <table:table-cell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style-name="ce1"/>
          <table:table-cell office:value-type="float" office:value="13893" calcext:value-type="float">
            <text:p>13893.0</text:p>
          </table:table-cell>
          <table:table-cell office:value-type="float" office:value="21614" calcext:value-type="float">
            <text:p>21614.0</text:p>
          </table:table-cell>
          <table:table-cell office:value-type="float" office:value="417" calcext:value-type="float">
            <text:p>417.0</text:p>
          </table:table-cell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style-name="ce1"/>
          <table:table-cell office:value-type="float" office:value="25123" calcext:value-type="float">
            <text:p>25123.0</text:p>
          </table:table-cell>
          <table:table-cell office:value-type="float" office:value="28143" calcext:value-type="float">
            <text:p>28143.0</text:p>
          </table:table-cell>
          <table:table-cell office:value-type="float" office:value="16" calcext:value-type="float">
            <text:p>16.0</text:p>
          </table:table-cell>
          <table:table-cell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style-name="ce1"/>
          <table:table-cell office:value-type="float" office:value="14141" calcext:value-type="float">
            <text:p>14141.0</text:p>
          </table:table-cell>
          <table:table-cell office:value-type="float" office:value="21806" calcext:value-type="float">
            <text:p>21806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1159" calcext:value-type="float">
            <text:p>11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style-name="ce1"/>
          <table:table-cell office:value-type="float" office:value="15765" calcext:value-type="float">
            <text:p>15765.0</text:p>
          </table:table-cell>
          <table:table-cell office:value-type="float" office:value="24560" calcext:value-type="float">
            <text:p>24560.0</text:p>
          </table:table-cell>
          <table:table-cell office:value-type="float" office:value="447" calcext:value-type="float">
            <text:p>447.0</text:p>
          </table:table-cell>
          <table:table-cell office:value-type="float" office:value="0" calcext:value-type="float">
            <text:p>0</text:p>
          </table:table-cell>
          <table:table-cell office:value-type="float" office:value="1160" calcext:value-type="float">
            <text:p>11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style-name="ce1"/>
          <table:table-cell office:value-type="float" office:value="17072" calcext:value-type="float">
            <text:p>17072.0</text:p>
          </table:table-cell>
          <table:table-cell office:value-type="float" office:value="20809" calcext:value-type="float">
            <text:p>20809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style-name="ce1"/>
          <table:table-cell office:value-type="float" office:value="15217" calcext:value-type="float">
            <text:p>15217.0</text:p>
          </table:table-cell>
          <table:table-cell office:value-type="float" office:value="21065" calcext:value-type="float">
            <text:p>21065.0</text:p>
          </table:table-cell>
          <table:table-cell office:value-type="float" office:value="463" calcext:value-type="float">
            <text:p>463.0</text:p>
          </table:table-cell>
          <table:table-cell office:value-type="float" office:value="0" calcext:value-type="float">
            <text:p>0</text:p>
          </table:table-cell>
          <table:table-cell office:value-type="float" office:value="1162" calcext:value-type="float">
            <text:p>11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style-name="ce1"/>
          <table:table-cell office:value-type="float" office:value="13863" calcext:value-type="float">
            <text:p>13863.0</text:p>
          </table:table-cell>
          <table:table-cell office:value-type="float" office:value="21611" calcext:value-type="float">
            <text:p>21611.0</text:p>
          </table:table-cell>
          <table:table-cell office:value-type="float" office:value="416" calcext:value-type="float">
            <text:p>416.0</text:p>
          </table:table-cell>
          <table:table-cell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style-name="ce1"/>
          <table:table-cell office:value-type="float" office:value="25151" calcext:value-type="float">
            <text:p>25151.0</text:p>
          </table:table-cell>
          <table:table-cell office:value-type="float" office:value="28126" calcext:value-type="float">
            <text:p>28126.0</text:p>
          </table:table-cell>
          <table:table-cell office:value-type="float" office:value="15" calcext:value-type="float">
            <text:p>15.0</text:p>
          </table:table-cell>
          <table:table-cell office:value-type="float" office:value="0" calcext:value-type="float">
            <text:p>0</text:p>
          </table:table-cell>
          <table:table-cell office:value-type="float" office:value="1164" calcext:value-type="float">
            <text:p>11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style-name="ce1"/>
          <table:table-cell office:value-type="float" office:value="14115" calcext:value-type="float">
            <text:p>14115.0</text:p>
          </table:table-cell>
          <table:table-cell office:value-type="float" office:value="21782" calcext:value-type="float">
            <text:p>21782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1165" calcext:value-type="float">
            <text:p>11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style-name="ce1"/>
          <table:table-cell office:value-type="float" office:value="15770" calcext:value-type="float">
            <text:p>15770.0</text:p>
          </table:table-cell>
          <table:table-cell office:value-type="float" office:value="24534" calcext:value-type="float">
            <text:p>24534.0</text:p>
          </table:table-cell>
          <table:table-cell office:value-type="float" office:value="448" calcext:value-type="float">
            <text:p>448.0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style-name="ce1"/>
          <table:table-cell office:value-type="float" office:value="17085" calcext:value-type="float">
            <text:p>17085.0</text:p>
          </table:table-cell>
          <table:table-cell office:value-type="float" office:value="20792" calcext:value-type="float">
            <text:p>20792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1167" calcext:value-type="float">
            <text:p>11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style-name="ce1"/>
          <table:table-cell office:value-type="float" office:value="15214" calcext:value-type="float">
            <text:p>15214.0</text:p>
          </table:table-cell>
          <table:table-cell office:value-type="float" office:value="21057" calcext:value-type="float">
            <text:p>21057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style-name="ce1"/>
          <table:table-cell office:value-type="float" office:value="13847" calcext:value-type="float">
            <text:p>13847.0</text:p>
          </table:table-cell>
          <table:table-cell office:value-type="float" office:value="21616" calcext:value-type="float">
            <text:p>21616.0</text:p>
          </table:table-cell>
          <table:table-cell office:value-type="float" office:value="415" calcext:value-type="float">
            <text:p>415.0</text:p>
          </table:table-cell>
          <table:table-cell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style-name="ce1"/>
          <table:table-cell office:value-type="float" office:value="25144" calcext:value-type="float">
            <text:p>25144.0</text:p>
          </table:table-cell>
          <table:table-cell office:value-type="float" office:value="28123" calcext:value-type="float">
            <text:p>28123.0</text:p>
          </table:table-cell>
          <table:table-cell office:value-type="float" office:value="14" calcext:value-type="float">
            <text:p>14.0</text:p>
          </table:table-cell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style-name="ce1"/>
          <table:table-cell office:value-type="float" office:value="14092" calcext:value-type="float">
            <text:p>14092.0</text:p>
          </table:table-cell>
          <table:table-cell office:value-type="float" office:value="21773" calcext:value-type="float">
            <text:p>21773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style-name="ce1"/>
          <table:table-cell office:value-type="float" office:value="15762" calcext:value-type="float">
            <text:p>15762.0</text:p>
          </table:table-cell>
          <table:table-cell office:value-type="float" office:value="24534" calcext:value-type="float">
            <text:p>24534.0</text:p>
          </table:table-cell>
          <table:table-cell office:value-type="float" office:value="449" calcext:value-type="float">
            <text:p>449.0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style-name="ce1"/>
          <table:table-cell office:value-type="float" office:value="17081" calcext:value-type="float">
            <text:p>17081.0</text:p>
          </table:table-cell>
          <table:table-cell office:value-type="float" office:value="20760" calcext:value-type="float">
            <text:p>20760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1173" calcext:value-type="float">
            <text:p>11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style-name="ce1"/>
          <table:table-cell office:value-type="float" office:value="15192" calcext:value-type="float">
            <text:p>15192.0</text:p>
          </table:table-cell>
          <table:table-cell office:value-type="float" office:value="21035" calcext:value-type="float">
            <text:p>21035.0</text:p>
          </table:table-cell>
          <table:table-cell office:value-type="float" office:value="468" calcext:value-type="float">
            <text:p>468.0</text:p>
          </table:table-cell>
          <table:table-cell office:value-type="float" office:value="0" calcext:value-type="float">
            <text:p>0</text:p>
          </table:table-cell>
          <table:table-cell office:value-type="float" office:value="1174" calcext:value-type="float">
            <text:p>11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style-name="ce1"/>
          <table:table-cell office:value-type="float" office:value="13842" calcext:value-type="float">
            <text:p>13842.0</text:p>
          </table:table-cell>
          <table:table-cell office:value-type="float" office:value="21625" calcext:value-type="float">
            <text:p>21625.0</text:p>
          </table:table-cell>
          <table:table-cell office:value-type="float" office:value="414" calcext:value-type="float">
            <text:p>414.0</text:p>
          </table:table-cell>
          <table:table-cell office:value-type="float" office:value="0" calcext:value-type="float">
            <text:p>0</text:p>
          </table:table-cell>
          <table:table-cell office:value-type="float" office:value="1175" calcext:value-type="float">
            <text:p>11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style-name="ce1"/>
          <table:table-cell office:value-type="float" office:value="25133" calcext:value-type="float">
            <text:p>25133.0</text:p>
          </table:table-cell>
          <table:table-cell office:value-type="float" office:value="28089" calcext:value-type="float">
            <text:p>28089.0</text:p>
          </table:table-cell>
          <table:table-cell office:value-type="float" office:value="12" calcext:value-type="float">
            <text:p>12.0</text:p>
          </table:table-cell>
          <table:table-cell office:value-type="float" office:value="0" calcext:value-type="float">
            <text:p>0</text:p>
          </table:table-cell>
          <table:table-cell office:value-type="float" office:value="1176" calcext:value-type="float">
            <text:p>11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style-name="ce1"/>
          <table:table-cell office:value-type="float" office:value="14055" calcext:value-type="float">
            <text:p>14055.0</text:p>
          </table:table-cell>
          <table:table-cell office:value-type="float" office:value="21754" calcext:value-type="float">
            <text:p>21754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1177" calcext:value-type="float">
            <text:p>11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style-name="ce1"/>
          <table:table-cell office:value-type="float" office:value="15745" calcext:value-type="float">
            <text:p>15745.0</text:p>
          </table:table-cell>
          <table:table-cell office:value-type="float" office:value="24532" calcext:value-type="float">
            <text:p>24532.0</text:p>
          </table:table-cell>
          <table:table-cell office:value-type="float" office:value="451" calcext:value-type="float">
            <text:p>451.0</text:p>
          </table:table-cell>
          <table:table-cell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style-name="ce1"/>
          <table:table-cell office:value-type="float" office:value="17079" calcext:value-type="float">
            <text:p>17079.0</text:p>
          </table:table-cell>
          <table:table-cell office:value-type="float" office:value="20723" calcext:value-type="float">
            <text:p>20723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1179" calcext:value-type="float">
            <text:p>11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style-name="ce1"/>
          <table:table-cell office:value-type="float" office:value="15176" calcext:value-type="float">
            <text:p>15176.0</text:p>
          </table:table-cell>
          <table:table-cell office:value-type="float" office:value="21026" calcext:value-type="float">
            <text:p>21026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style-name="ce1"/>
          <table:table-cell office:value-type="float" office:value="13824" calcext:value-type="float">
            <text:p>13824.0</text:p>
          </table:table-cell>
          <table:table-cell office:value-type="float" office:value="21636" calcext:value-type="float">
            <text:p>21636.0</text:p>
          </table:table-cell>
          <table:table-cell office:value-type="float" office:value="413" calcext:value-type="float">
            <text:p>413.0</text:p>
          </table:table-cell>
          <table:table-cell office:value-type="float" office:value="0" calcext:value-type="float">
            <text:p>0</text:p>
          </table:table-cell>
          <table:table-cell office:value-type="float" office:value="1181" calcext:value-type="float">
            <text:p>11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style-name="ce1"/>
          <table:table-cell office:value-type="float" office:value="25136" calcext:value-type="float">
            <text:p>25136.0</text:p>
          </table:table-cell>
          <table:table-cell office:value-type="float" office:value="28095" calcext:value-type="float">
            <text:p>28095.0</text:p>
          </table:table-cell>
          <table:table-cell office:value-type="float" office:value="10" calcext:value-type="float">
            <text:p>10.0</text:p>
          </table:table-cell>
          <table:table-cell office:value-type="float" office:value="0" calcext:value-type="float">
            <text:p>0</text:p>
          </table:table-cell>
          <table:table-cell office:value-type="float" office:value="1182" calcext:value-type="float">
            <text:p>11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style-name="ce1"/>
          <table:table-cell office:value-type="float" office:value="14038" calcext:value-type="float">
            <text:p>14038.0</text:p>
          </table:table-cell>
          <table:table-cell office:value-type="float" office:value="21734" calcext:value-type="float">
            <text:p>21734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1183" calcext:value-type="float">
            <text:p>11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style-name="ce1"/>
          <table:table-cell office:value-type="float" office:value="15737" calcext:value-type="float">
            <text:p>15737.0</text:p>
          </table:table-cell>
          <table:table-cell office:value-type="float" office:value="24533" calcext:value-type="float">
            <text:p>24533.0</text:p>
          </table:table-cell>
          <table:table-cell office:value-type="float" office:value="453" calcext:value-type="float">
            <text:p>453.0</text:p>
          </table:table-cell>
          <table:table-cell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style-name="ce1"/>
          <table:table-cell office:value-type="float" office:value="17083" calcext:value-type="float">
            <text:p>17083.0</text:p>
          </table:table-cell>
          <table:table-cell office:value-type="float" office:value="20667" calcext:value-type="float">
            <text:p>20667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style-name="ce1"/>
          <table:table-cell office:value-type="float" office:value="15160" calcext:value-type="float">
            <text:p>15160.0</text:p>
          </table:table-cell>
          <table:table-cell office:value-type="float" office:value="21025" calcext:value-type="float">
            <text:p>21025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style-name="ce1"/>
          <table:table-cell office:value-type="float" office:value="13815" calcext:value-type="float">
            <text:p>13815.0</text:p>
          </table:table-cell>
          <table:table-cell office:value-type="float" office:value="21645" calcext:value-type="float">
            <text:p>21645.0</text:p>
          </table:table-cell>
          <table:table-cell office:value-type="float" office:value="412" calcext:value-type="float">
            <text:p>412.0</text:p>
          </table:table-cell>
          <table:table-cell office:value-type="float" office:value="0" calcext:value-type="float">
            <text:p>0</text:p>
          </table:table-cell>
          <table:table-cell office:value-type="float" office:value="1187" calcext:value-type="float">
            <text:p>11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style-name="ce1"/>
          <table:table-cell office:value-type="float" office:value="25166" calcext:value-type="float">
            <text:p>25166.0</text:p>
          </table:table-cell>
          <table:table-cell office:value-type="float" office:value="28098" calcext:value-type="float">
            <text:p>28098.0</text:p>
          </table:table-cell>
          <table:table-cell office:value-type="float" office:value="8" calcext:value-type="float">
            <text:p>8.0</text:p>
          </table:table-cell>
          <table:table-cell office:value-type="float" office:value="0" calcext:value-type="float">
            <text:p>0</text:p>
          </table:table-cell>
          <table:table-cell office:value-type="float" office:value="1188" calcext:value-type="float">
            <text:p>11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style-name="ce1"/>
          <table:table-cell office:value-type="float" office:value="14021" calcext:value-type="float">
            <text:p>14021.0</text:p>
          </table:table-cell>
          <table:table-cell office:value-type="float" office:value="21726" calcext:value-type="float">
            <text:p>21726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style-name="ce1"/>
          <table:table-cell office:value-type="float" office:value="15720" calcext:value-type="float">
            <text:p>15720.0</text:p>
          </table:table-cell>
          <table:table-cell office:value-type="float" office:value="24533" calcext:value-type="float">
            <text:p>24533.0</text:p>
          </table:table-cell>
          <table:table-cell office:value-type="float" office:value="454" calcext:value-type="float">
            <text:p>454.0</text:p>
          </table:table-cell>
          <table:table-cell office:value-type="float" office:value="0" calcext:value-type="float">
            <text:p>0</text:p>
          </table:table-cell>
          <table:table-cell office:value-type="float" office:value="1190" calcext:value-type="float">
            <text:p>11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style-name="ce1"/>
          <table:table-cell office:value-type="float" office:value="17112" calcext:value-type="float">
            <text:p>17112.0</text:p>
          </table:table-cell>
          <table:table-cell office:value-type="float" office:value="20623" calcext:value-type="float">
            <text:p>20623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1191" calcext:value-type="float">
            <text:p>11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style-name="ce1"/>
          <table:table-cell office:value-type="float" office:value="15151" calcext:value-type="float">
            <text:p>15151.0</text:p>
          </table:table-cell>
          <table:table-cell office:value-type="float" office:value="21024" calcext:value-type="float">
            <text:p>21024.0</text:p>
          </table:table-cell>
          <table:table-cell office:value-type="float" office:value="471" calcext:value-type="float">
            <text:p>471.0</text:p>
          </table:table-cell>
          <table:table-cell office:value-type="float" office:value="0" calcext:value-type="float">
            <text:p>0</text:p>
          </table:table-cell>
          <table:table-cell office:value-type="float" office:value="1192" calcext:value-type="float">
            <text:p>11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style-name="ce1"/>
          <table:table-cell office:value-type="float" office:value="13806" calcext:value-type="float">
            <text:p>13806.0</text:p>
          </table:table-cell>
          <table:table-cell office:value-type="float" office:value="21652" calcext:value-type="float">
            <text:p>21652.0</text:p>
          </table:table-cell>
          <table:table-cell office:value-type="float" office:value="411" calcext:value-type="float">
            <text:p>411.0</text:p>
          </table:table-cell>
          <table:table-cell office:value-type="float" office:value="0" calcext:value-type="float">
            <text:p>0</text:p>
          </table:table-cell>
          <table:table-cell office:value-type="float" office:value="1193" calcext:value-type="float">
            <text:p>11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1"/>
          <table:table-cell office:value-type="float" office:value="25147" calcext:value-type="float">
            <text:p>25147.0</text:p>
          </table:table-cell>
          <table:table-cell office:value-type="float" office:value="28110" calcext:value-type="float">
            <text:p>28110.0</text:p>
          </table:table-cell>
          <table:table-cell office:value-type="float" office:value="6" calcext:value-type="float">
            <text:p>6.0</text:p>
          </table:table-cell>
          <table:table-cell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style-name="ce1"/>
          <table:table-cell office:value-type="float" office:value="13972" calcext:value-type="float">
            <text:p>13972.0</text:p>
          </table:table-cell>
          <table:table-cell office:value-type="float" office:value="21674" calcext:value-type="float">
            <text:p>21674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1195" calcext:value-type="float">
            <text:p>11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style-name="ce1"/>
          <table:table-cell office:value-type="float" office:value="15682" calcext:value-type="float">
            <text:p>15682.0</text:p>
          </table:table-cell>
          <table:table-cell office:value-type="float" office:value="24556" calcext:value-type="float">
            <text:p>24556.0</text:p>
          </table:table-cell>
          <table:table-cell office:value-type="float" office:value="454" calcext:value-type="float">
            <text:p>454.0</text:p>
          </table:table-cell>
          <table:table-cell office:value-type="float" office:value="0" calcext:value-type="float">
            <text:p>0</text:p>
          </table:table-cell>
          <table:table-cell office:value-type="float" office:value="1196" calcext:value-type="float">
            <text:p>11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style-name="ce1"/>
          <table:table-cell office:value-type="float" office:value="17137" calcext:value-type="float">
            <text:p>17137.0</text:p>
          </table:table-cell>
          <table:table-cell office:value-type="float" office:value="20569" calcext:value-type="float">
            <text:p>20569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1197" calcext:value-type="float">
            <text:p>11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style-name="ce1"/>
          <table:table-cell office:value-type="float" office:value="15139" calcext:value-type="float">
            <text:p>15139.0</text:p>
          </table:table-cell>
          <table:table-cell office:value-type="float" office:value="21021" calcext:value-type="float">
            <text:p>21021.0</text:p>
          </table:table-cell>
          <table:table-cell office:value-type="float" office:value="472" calcext:value-type="float">
            <text:p>472.0</text:p>
          </table:table-cell>
          <table:table-cell office:value-type="float" office:value="0" calcext:value-type="float">
            <text:p>0</text:p>
          </table:table-cell>
          <table:table-cell office:value-type="float" office:value="1198" calcext:value-type="float">
            <text:p>11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style-name="ce1"/>
          <table:table-cell office:value-type="float" office:value="13804" calcext:value-type="float">
            <text:p>13804.0</text:p>
          </table:table-cell>
          <table:table-cell office:value-type="float" office:value="21657" calcext:value-type="float">
            <text:p>21657.0</text:p>
          </table:table-cell>
          <table:table-cell office:value-type="float" office:value="410" calcext:value-type="float">
            <text:p>410.0</text:p>
          </table:table-cell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style-name="ce1"/>
          <table:table-cell office:value-type="float" office:value="25144" calcext:value-type="float">
            <text:p>25144.0</text:p>
          </table:table-cell>
          <table:table-cell office:value-type="float" office:value="28129" calcext:value-type="float">
            <text:p>28129.0</text:p>
          </table:table-cell>
          <table:table-cell office:value-type="float" office:value="4" calcext:value-type="float">
            <text:p>4.0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style-name="ce1"/>
          <table:table-cell office:value-type="float" office:value="13943" calcext:value-type="float">
            <text:p>13943.0</text:p>
          </table:table-cell>
          <table:table-cell office:value-type="float" office:value="21653" calcext:value-type="float">
            <text:p>21653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1201" calcext:value-type="float">
            <text:p>12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647" calcext:value-type="float">
            <text:p>15647.0</text:p>
          </table:table-cell>
          <table:table-cell office:value-type="float" office:value="24567" calcext:value-type="float">
            <text:p>24567.0</text:p>
          </table:table-cell>
          <table:table-cell office:value-type="float" office:value="454" calcext:value-type="float">
            <text:p>454.0</text:p>
          </table:table-cell>
          <table:table-cell office:value-type="float" office:value="0" calcext:value-type="float">
            <text:p>0</text:p>
          </table:table-cell>
          <table:table-cell office:value-type="float" office:value="1202" calcext:value-type="float">
            <text:p>120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style-name="ce1"/>
          <table:table-cell office:value-type="float" office:value="17141" calcext:value-type="float">
            <text:p>17141.0</text:p>
          </table:table-cell>
          <table:table-cell office:value-type="float" office:value="20498" calcext:value-type="float">
            <text:p>20498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style-name="ce1"/>
          <table:table-cell office:value-type="float" office:value="15134" calcext:value-type="float">
            <text:p>15134.0</text:p>
          </table:table-cell>
          <table:table-cell office:value-type="float" office:value="21020" calcext:value-type="float">
            <text:p>21020.0</text:p>
          </table:table-cell>
          <table:table-cell office:value-type="float" office:value="473" calcext:value-type="float">
            <text:p>473.0</text:p>
          </table:table-cell>
          <table:table-cell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style-name="ce1"/>
          <table:table-cell office:value-type="float" office:value="13798" calcext:value-type="float">
            <text:p>13798.0</text:p>
          </table:table-cell>
          <table:table-cell office:value-type="float" office:value="21669" calcext:value-type="float">
            <text:p>21669.0</text:p>
          </table:table-cell>
          <table:table-cell office:value-type="float" office:value="409" calcext:value-type="float">
            <text:p>409.0</text:p>
          </table:table-cell>
          <table:table-cell office:value-type="float" office:value="0" calcext:value-type="float">
            <text:p>0</text:p>
          </table:table-cell>
          <table:table-cell office:value-type="float" office:value="1205" calcext:value-type="float">
            <text:p>12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style-name="ce1"/>
          <table:table-cell office:value-type="float" office:value="25137" calcext:value-type="float">
            <text:p>25137.0</text:p>
          </table:table-cell>
          <table:table-cell office:value-type="float" office:value="28142" calcext:value-type="float">
            <text:p>28142.0</text:p>
          </table:table-cell>
          <table:table-cell office:value-type="float" office:value="2" calcext:value-type="float">
            <text:p>2.0</text:p>
          </table:table-cell>
          <table:table-cell office:value-type="float" office:value="0" calcext:value-type="float">
            <text:p>0</text:p>
          </table:table-cell>
          <table:table-cell office:value-type="float" office:value="1206" calcext:value-type="float">
            <text:p>12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style-name="ce1"/>
          <table:table-cell office:value-type="float" office:value="13913" calcext:value-type="float">
            <text:p>13913.0</text:p>
          </table:table-cell>
          <table:table-cell office:value-type="float" office:value="21623" calcext:value-type="float">
            <text:p>21623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style-name="ce1"/>
          <table:table-cell office:value-type="float" office:value="15658" calcext:value-type="float">
            <text:p>15658.0</text:p>
          </table:table-cell>
          <table:table-cell office:value-type="float" office:value="24559" calcext:value-type="float">
            <text:p>24559.0</text:p>
          </table:table-cell>
          <table:table-cell office:value-type="float" office:value="455" calcext:value-type="float">
            <text:p>455.0</text:p>
          </table:table-cell>
          <table:table-cell office:value-type="float" office:value="0" calcext:value-type="float">
            <text:p>0</text:p>
          </table:table-cell>
          <table:table-cell office:value-type="float" office:value="1208" calcext:value-type="float">
            <text:p>12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style-name="ce1"/>
          <table:table-cell office:value-type="float" office:value="17142" calcext:value-type="float">
            <text:p>17142.0</text:p>
          </table:table-cell>
          <table:table-cell office:value-type="float" office:value="20459" calcext:value-type="float">
            <text:p>20459.0</text:p>
          </table:table-cell>
          <table:table-cell office:value-type="float" office:value="284" calcext:value-type="float">
            <text:p>284.0</text:p>
          </table:table-cell>
          <table:table-cell office:value-type="float" office:value="0" calcext:value-type="float">
            <text:p>0</text:p>
          </table:table-cell>
          <table:table-cell office:value-type="float" office:value="1209" calcext:value-type="float">
            <text:p>12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style-name="ce1"/>
          <table:table-cell office:value-type="float" office:value="15128" calcext:value-type="float">
            <text:p>15128.0</text:p>
          </table:table-cell>
          <table:table-cell office:value-type="float" office:value="21011" calcext:value-type="float">
            <text:p>21011.0</text:p>
          </table:table-cell>
          <table:table-cell office:value-type="float" office:value="474" calcext:value-type="float">
            <text:p>474.0</text:p>
          </table:table-cell>
          <table:table-cell office:value-type="float" office:value="0" calcext:value-type="float">
            <text:p>0</text:p>
          </table:table-cell>
          <table:table-cell office:value-type="float" office:value="1210" calcext:value-type="float">
            <text:p>12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style-name="ce1"/>
          <table:table-cell office:value-type="float" office:value="13794" calcext:value-type="float">
            <text:p>13794.0</text:p>
          </table:table-cell>
          <table:table-cell office:value-type="float" office:value="21667" calcext:value-type="float">
            <text:p>21667.0</text:p>
          </table:table-cell>
          <table:table-cell office:value-type="float" office:value="407" calcext:value-type="float">
            <text:p>407.0</text:p>
          </table:table-cell>
          <table:table-cell office:value-type="float" office:value="0" calcext:value-type="float">
            <text:p>0</text:p>
          </table:table-cell>
          <table:table-cell office:value-type="float" office:value="1211" calcext:value-type="float">
            <text:p>12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style-name="ce2" office:value-type="string" calcext:value-type="string">
            <text:p>End</text:p>
          </table:table-cell>
          <table:table-cell office:value-type="float" office:value="25151" calcext:value-type="float">
            <text:p>25151.0</text:p>
          </table:table-cell>
          <table:table-cell office:value-type="float" office:value="28147" calcext:value-type="float">
            <text:p>28147.0</text:p>
          </table:table-cell>
          <table:table-cell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 office:value-type="float" office:value="1212" calcext:value-type="float">
            <text:p>121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style-name="ce1"/>
          <table:table-cell office:value-type="float" office:value="13872" calcext:value-type="float">
            <text:p>13872.0</text:p>
          </table:table-cell>
          <table:table-cell office:value-type="float" office:value="21593" calcext:value-type="float">
            <text:p>21593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1213" calcext:value-type="float">
            <text:p>12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style-name="ce1"/>
          <table:table-cell office:value-type="float" office:value="15664" calcext:value-type="float">
            <text:p>15664.0</text:p>
          </table:table-cell>
          <table:table-cell office:value-type="float" office:value="24554" calcext:value-type="float">
            <text:p>24554.0</text:p>
          </table:table-cell>
          <table:table-cell office:value-type="float" office:value="457" calcext:value-type="float">
            <text:p>457.0</text:p>
          </table:table-cell>
          <table:table-cell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style-name="ce1"/>
          <table:table-cell office:value-type="float" office:value="17145" calcext:value-type="float">
            <text:p>17145.0</text:p>
          </table:table-cell>
          <table:table-cell office:value-type="float" office:value="20429" calcext:value-type="float">
            <text:p>20429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1215" calcext:value-type="float">
            <text:p>12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style-name="ce1"/>
          <table:table-cell office:value-type="float" office:value="15114" calcext:value-type="float">
            <text:p>15114.0</text:p>
          </table:table-cell>
          <table:table-cell office:value-type="float" office:value="20990" calcext:value-type="float">
            <text:p>20990.0</text:p>
          </table:table-cell>
          <table:table-cell office:value-type="float" office:value="475" calcext:value-type="float">
            <text:p>475.0</text:p>
          </table:table-cell>
          <table:table-cell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style-name="ce1"/>
          <table:table-cell office:value-type="float" office:value="13784" calcext:value-type="float">
            <text:p>13784.0</text:p>
          </table:table-cell>
          <table:table-cell office:value-type="float" office:value="21673" calcext:value-type="float">
            <text:p>21673.0</text:p>
          </table:table-cell>
          <table:table-cell office:value-type="float" office:value="406" calcext:value-type="float">
            <text:p>406.0</text:p>
          </table:table-cell>
          <table:table-cell office:value-type="float" office:value="0" calcext:value-type="float">
            <text:p>0</text:p>
          </table:table-cell>
          <table:table-cell office:value-type="float" office:value="1217" calcext:value-type="float">
            <text:p>12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style-name="ce1"/>
          <table:table-cell office:value-type="float" office:value="13862" calcext:value-type="float">
            <text:p>13862.0</text:p>
          </table:table-cell>
          <table:table-cell office:value-type="float" office:value="21596" calcext:value-type="float">
            <text:p>21596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style-name="ce1"/>
          <table:table-cell office:value-type="float" office:value="15689" calcext:value-type="float">
            <text:p>15689.0</text:p>
          </table:table-cell>
          <table:table-cell office:value-type="float" office:value="24532" calcext:value-type="float">
            <text:p>24532.0</text:p>
          </table:table-cell>
          <table:table-cell office:value-type="float" office:value="459" calcext:value-type="float">
            <text:p>459.0</text:p>
          </table:table-cell>
          <table:table-cell office:value-type="float" office:value="0" calcext:value-type="float">
            <text:p>0</text:p>
          </table:table-cell>
          <table:table-cell office:value-type="float" office:value="1220" calcext:value-type="float">
            <text:p>12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style-name="ce1"/>
          <table:table-cell office:value-type="float" office:value="17139" calcext:value-type="float">
            <text:p>17139.0</text:p>
          </table:table-cell>
          <table:table-cell office:value-type="float" office:value="20361" calcext:value-type="float">
            <text:p>20361.0</text:p>
          </table:table-cell>
          <table:table-cell office:value-type="float" office:value="283" calcext:value-type="float">
            <text:p>283.0</text:p>
          </table:table-cell>
          <table:table-cell office:value-type="float" office:value="0" calcext:value-type="float">
            <text:p>0</text:p>
          </table:table-cell>
          <table:table-cell office:value-type="float" office:value="1221" calcext:value-type="float">
            <text:p>12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style-name="ce1"/>
          <table:table-cell office:value-type="float" office:value="15090" calcext:value-type="float">
            <text:p>15090.0</text:p>
          </table:table-cell>
          <table:table-cell office:value-type="float" office:value="20975" calcext:value-type="float">
            <text:p>20975.0</text:p>
          </table:table-cell>
          <table:table-cell office:value-type="float" office:value="476" calcext:value-type="float">
            <text:p>476.0</text:p>
          </table:table-cell>
          <table:table-cell office:value-type="float" office:value="0" calcext:value-type="float">
            <text:p>0</text:p>
          </table:table-cell>
          <table:table-cell office:value-type="float" office:value="1222" calcext:value-type="float">
            <text:p>12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style-name="ce1"/>
          <table:table-cell office:value-type="float" office:value="13768" calcext:value-type="float">
            <text:p>13768.0</text:p>
          </table:table-cell>
          <table:table-cell office:value-type="float" office:value="21676" calcext:value-type="float">
            <text:p>21676.0</text:p>
          </table:table-cell>
          <table:table-cell office:value-type="float" office:value="404" calcext:value-type="float">
            <text:p>404.0</text:p>
          </table:table-cell>
          <table:table-cell office:value-type="float" office:value="0" calcext:value-type="float">
            <text:p>0</text:p>
          </table:table-cell>
          <table:table-cell office:value-type="float" office:value="1223" calcext:value-type="float">
            <text:p>12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style-name="ce1"/>
          <table:table-cell office:value-type="float" office:value="13849" calcext:value-type="float">
            <text:p>13849.0</text:p>
          </table:table-cell>
          <table:table-cell office:value-type="float" office:value="21592" calcext:value-type="float">
            <text:p>21592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709" calcext:value-type="float">
            <text:p>15709.0</text:p>
          </table:table-cell>
          <table:table-cell office:value-type="float" office:value="24510" calcext:value-type="float">
            <text:p>24510.0</text:p>
          </table:table-cell>
          <table:table-cell office:value-type="float" office:value="461" calcext:value-type="float">
            <text:p>461.0</text:p>
          </table:table-cell>
          <table:table-cell office:value-type="float" office:value="0" calcext:value-type="float">
            <text:p>0</text:p>
          </table:table-cell>
          <table:table-cell office:value-type="float" office:value="1225" calcext:value-type="float">
            <text:p>122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style-name="ce1"/>
          <table:table-cell office:value-type="float" office:value="15757" calcext:value-type="float">
            <text:p>15757.0</text:p>
          </table:table-cell>
          <table:table-cell office:value-type="float" office:value="24538" calcext:value-type="float">
            <text:p>24538.0</text:p>
          </table:table-cell>
          <table:table-cell office:value-type="float" office:value="459" calcext:value-type="float">
            <text:p>459.0</text:p>
          </table:table-cell>
          <table:table-cell office:value-type="float" office:value="0" calcext:value-type="float">
            <text:p>0</text:p>
          </table:table-cell>
          <table:table-cell office:value-type="float" office:value="1225" calcext:value-type="float">
            <text:p>12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style-name="ce1"/>
          <table:table-cell office:value-type="float" office:value="17131" calcext:value-type="float">
            <text:p>17131.0</text:p>
          </table:table-cell>
          <table:table-cell office:value-type="float" office:value="20314" calcext:value-type="float">
            <text:p>20314.0</text:p>
          </table:table-cell>
          <table:table-cell office:value-type="float" office:value="282" calcext:value-type="float">
            <text:p>282.0</text:p>
          </table:table-cell>
          <table:table-cell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style-name="ce1"/>
          <table:table-cell office:value-type="float" office:value="15088" calcext:value-type="float">
            <text:p>15088.0</text:p>
          </table:table-cell>
          <table:table-cell office:value-type="float" office:value="20966" calcext:value-type="float">
            <text:p>20966.0</text:p>
          </table:table-cell>
          <table:table-cell office:value-type="float" office:value="477" calcext:value-type="float">
            <text:p>477.0</text:p>
          </table:table-cell>
          <table:table-cell office:value-type="float" office:value="0" calcext:value-type="float">
            <text:p>0</text:p>
          </table:table-cell>
          <table:table-cell office:value-type="float" office:value="1227" calcext:value-type="float">
            <text:p>122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style-name="ce1"/>
          <table:table-cell office:value-type="float" office:value="13758" calcext:value-type="float">
            <text:p>13758.0</text:p>
          </table:table-cell>
          <table:table-cell office:value-type="float" office:value="21678" calcext:value-type="float">
            <text:p>21678.0</text:p>
          </table:table-cell>
          <table:table-cell office:value-type="float" office:value="402" calcext:value-type="float">
            <text:p>402.0</text:p>
          </table:table-cell>
          <table:table-cell office:value-type="float" office:value="0" calcext:value-type="float">
            <text:p>0</text:p>
          </table:table-cell>
          <table:table-cell office:value-type="float" office:value="1228" calcext:value-type="float">
            <text:p>12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style-name="ce1"/>
          <table:table-cell office:value-type="float" office:value="13831" calcext:value-type="float">
            <text:p>13831.0</text:p>
          </table:table-cell>
          <table:table-cell office:value-type="float" office:value="21611" calcext:value-type="float">
            <text:p>21611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1229" calcext:value-type="float">
            <text:p>12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style-name="ce1"/>
          <table:table-cell office:value-type="float" office:value="15712" calcext:value-type="float">
            <text:p>15712.0</text:p>
          </table:table-cell>
          <table:table-cell office:value-type="float" office:value="24509" calcext:value-type="float">
            <text:p>24509.0</text:p>
          </table:table-cell>
          <table:table-cell office:value-type="float" office:value="463" calcext:value-type="float">
            <text:p>463.0</text:p>
          </table:table-cell>
          <table:table-cell office:value-type="float" office:value="0" calcext:value-type="float">
            <text:p>0</text:p>
          </table:table-cell>
          <table:table-cell office:value-type="float" office:value="1230" calcext:value-type="float">
            <text:p>12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style-name="ce1"/>
          <table:table-cell office:value-type="float" office:value="15774" calcext:value-type="float">
            <text:p>15774.0</text:p>
          </table:table-cell>
          <table:table-cell office:value-type="float" office:value="24550" calcext:value-type="float">
            <text:p>24550.0</text:p>
          </table:table-cell>
          <table:table-cell office:value-type="float" office:value="460" calcext:value-type="float">
            <text:p>460.0</text:p>
          </table:table-cell>
          <table:table-cell office:value-type="float" office:value="0" calcext:value-type="float">
            <text:p>0</text:p>
          </table:table-cell>
          <table:table-cell office:value-type="float" office:value="1231" calcext:value-type="float">
            <text:p>12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style-name="ce1"/>
          <table:table-cell office:value-type="float" office:value="17118" calcext:value-type="float">
            <text:p>17118.0</text:p>
          </table:table-cell>
          <table:table-cell office:value-type="float" office:value="20289" calcext:value-type="float">
            <text:p>20289.0</text:p>
          </table:table-cell>
          <table:table-cell office:value-type="float" office:value="281" calcext:value-type="float">
            <text:p>281.0</text:p>
          </table:table-cell>
          <table:table-cell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style-name="ce1"/>
          <table:table-cell office:value-type="float" office:value="13747" calcext:value-type="float">
            <text:p>13747.0</text:p>
          </table:table-cell>
          <table:table-cell office:value-type="float" office:value="21684" calcext:value-type="float">
            <text:p>21684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1234" calcext:value-type="float">
            <text:p>12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style-name="ce1"/>
          <table:table-cell office:value-type="float" office:value="13821" calcext:value-type="float">
            <text:p>13821.0</text:p>
          </table:table-cell>
          <table:table-cell office:value-type="float" office:value="21607" calcext:value-type="float">
            <text:p>21607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235" calcext:value-type="float">
            <text:p>123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style-name="ce1"/>
          <table:table-cell office:value-type="float" office:value="15708" calcext:value-type="float">
            <text:p>15708.0</text:p>
          </table:table-cell>
          <table:table-cell office:value-type="float" office:value="24506" calcext:value-type="float">
            <text:p>24506.0</text:p>
          </table:table-cell>
          <table:table-cell office:value-type="float" office:value="466" calcext:value-type="float">
            <text:p>466.0</text:p>
          </table:table-cell>
          <table:table-cell office:value-type="float" office:value="0" calcext:value-type="float">
            <text:p>0</text:p>
          </table:table-cell>
          <table:table-cell office:value-type="float" office:value="1236" calcext:value-type="float">
            <text:p>12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style-name="ce1"/>
          <table:table-cell office:value-type="float" office:value="15777" calcext:value-type="float">
            <text:p>15777.0</text:p>
          </table:table-cell>
          <table:table-cell office:value-type="float" office:value="24551" calcext:value-type="float">
            <text:p>24551.0</text:p>
          </table:table-cell>
          <table:table-cell office:value-type="float" office:value="461" calcext:value-type="float">
            <text:p>461.0</text:p>
          </table:table-cell>
          <table:table-cell office:value-type="float" office:value="0" calcext:value-type="float">
            <text:p>0</text:p>
          </table:table-cell>
          <table:table-cell office:value-type="float" office:value="1237" calcext:value-type="float">
            <text:p>12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style-name="ce1"/>
          <table:table-cell office:value-type="float" office:value="17122" calcext:value-type="float">
            <text:p>17122.0</text:p>
          </table:table-cell>
          <table:table-cell office:value-type="float" office:value="20298" calcext:value-type="float">
            <text:p>20298.0</text:p>
          </table:table-cell>
          <table:table-cell office:value-type="float" office:value="279" calcext:value-type="float">
            <text:p>279.0</text:p>
          </table:table-cell>
          <table:table-cell office:value-type="float" office:value="0" calcext:value-type="float">
            <text:p>0</text:p>
          </table:table-cell>
          <table:table-cell office:value-type="float" office:value="1238" calcext:value-type="float">
            <text:p>123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style-name="ce1"/>
          <table:table-cell office:value-type="float" office:value="13737" calcext:value-type="float">
            <text:p>13737.0</text:p>
          </table:table-cell>
          <table:table-cell office:value-type="float" office:value="21694" calcext:value-type="float">
            <text:p>21694.0</text:p>
          </table:table-cell>
          <table:table-cell office:value-type="float" office:value="399" calcext:value-type="float">
            <text:p>399.0</text:p>
          </table:table-cell>
          <table:table-cell office:value-type="float" office:value="0" calcext:value-type="float">
            <text:p>0</text:p>
          </table:table-cell>
          <table:table-cell office:value-type="float" office:value="1239" calcext:value-type="float">
            <text:p>123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style-name="ce1"/>
          <table:table-cell office:value-type="float" office:value="13808" calcext:value-type="float">
            <text:p>13808.0</text:p>
          </table:table-cell>
          <table:table-cell office:value-type="float" office:value="21597" calcext:value-type="float">
            <text:p>21597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style-name="ce1"/>
          <table:table-cell office:value-type="float" office:value="15711" calcext:value-type="float">
            <text:p>15711.0</text:p>
          </table:table-cell>
          <table:table-cell office:value-type="float" office:value="24493" calcext:value-type="float">
            <text:p>24493.0</text:p>
          </table:table-cell>
          <table:table-cell office:value-type="float" office:value="467" calcext:value-type="float">
            <text:p>467.0</text:p>
          </table:table-cell>
          <table:table-cell office:value-type="float" office:value="0" calcext:value-type="float">
            <text:p>0</text:p>
          </table:table-cell>
          <table:table-cell office:value-type="float" office:value="1241" calcext:value-type="float">
            <text:p>12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style-name="ce1"/>
          <table:table-cell office:value-type="float" office:value="17121" calcext:value-type="float">
            <text:p>17121.0</text:p>
          </table:table-cell>
          <table:table-cell office:value-type="float" office:value="20271" calcext:value-type="float">
            <text:p>20271.0</text:p>
          </table:table-cell>
          <table:table-cell office:value-type="float" office:value="278" calcext:value-type="float">
            <text:p>278.0</text:p>
          </table:table-cell>
          <table:table-cell office:value-type="float" office:value="0" calcext:value-type="float">
            <text:p>0</text:p>
          </table:table-cell>
          <table:table-cell office:value-type="float" office:value="1243" calcext:value-type="float">
            <text:p>12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style-name="ce1"/>
          <table:table-cell office:value-type="float" office:value="13711" calcext:value-type="float">
            <text:p>13711.0</text:p>
          </table:table-cell>
          <table:table-cell office:value-type="float" office:value="21696" calcext:value-type="float">
            <text:p>21696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1244" calcext:value-type="float">
            <text:p>12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style-name="ce1"/>
          <table:table-cell office:value-type="float" office:value="13799" calcext:value-type="float">
            <text:p>13799.0</text:p>
          </table:table-cell>
          <table:table-cell office:value-type="float" office:value="21592" calcext:value-type="float">
            <text:p>21592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style-name="ce1"/>
          <table:table-cell office:value-type="float" office:value="15699" calcext:value-type="float">
            <text:p>15699.0</text:p>
          </table:table-cell>
          <table:table-cell office:value-type="float" office:value="24498" calcext:value-type="float">
            <text:p>24498.0</text:p>
          </table:table-cell>
          <table:table-cell office:value-type="float" office:value="468" calcext:value-type="float">
            <text:p>468.0</text:p>
          </table:table-cell>
          <table:table-cell office:value-type="float" office:value="0" calcext:value-type="float">
            <text:p>0</text:p>
          </table:table-cell>
          <table:table-cell office:value-type="float" office:value="1246" calcext:value-type="float">
            <text:p>12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style-name="ce1"/>
          <table:table-cell office:value-type="float" office:value="17124" calcext:value-type="float">
            <text:p>17124.0</text:p>
          </table:table-cell>
          <table:table-cell office:value-type="float" office:value="20245" calcext:value-type="float">
            <text:p>20245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1247" calcext:value-type="float">
            <text:p>12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style-name="ce1"/>
          <table:table-cell office:value-type="float" office:value="13677" calcext:value-type="float">
            <text:p>13677.0</text:p>
          </table:table-cell>
          <table:table-cell office:value-type="float" office:value="21700" calcext:value-type="float">
            <text:p>21700.0</text:p>
          </table:table-cell>
          <table:table-cell office:value-type="float" office:value="397" calcext:value-type="float">
            <text:p>397.0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style-name="ce1"/>
          <table:table-cell office:value-type="float" office:value="13767" calcext:value-type="float">
            <text:p>13767.0</text:p>
          </table:table-cell>
          <table:table-cell office:value-type="float" office:value="21570" calcext:value-type="float">
            <text:p>21570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249" calcext:value-type="float">
            <text:p>12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style-name="ce1"/>
          <table:table-cell office:value-type="float" office:value="15696" calcext:value-type="float">
            <text:p>15696.0</text:p>
          </table:table-cell>
          <table:table-cell office:value-type="float" office:value="24494" calcext:value-type="float">
            <text:p>24494.0</text:p>
          </table:table-cell>
          <table:table-cell office:value-type="float" office:value="469" calcext:value-type="float">
            <text:p>469.0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style-name="ce1"/>
          <table:table-cell office:value-type="float" office:value="17122" calcext:value-type="float">
            <text:p>17122.0</text:p>
          </table:table-cell>
          <table:table-cell office:value-type="float" office:value="20191" calcext:value-type="float">
            <text:p>20191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1251" calcext:value-type="float">
            <text:p>12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style-name="ce1"/>
          <table:table-cell office:value-type="float" office:value="13652" calcext:value-type="float">
            <text:p>13652.0</text:p>
          </table:table-cell>
          <table:table-cell office:value-type="float" office:value="21725" calcext:value-type="float">
            <text:p>21725.0</text:p>
          </table:table-cell>
          <table:table-cell office:value-type="float" office:value="397" calcext:value-type="float">
            <text:p>397.0</text:p>
          </table:table-cell>
          <table:table-cell office:value-type="float" office:value="0" calcext:value-type="float">
            <text:p>0</text:p>
          </table:table-cell>
          <table:table-cell office:value-type="float" office:value="1252" calcext:value-type="float">
            <text:p>12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style-name="ce1"/>
          <table:table-cell office:value-type="float" office:value="13730" calcext:value-type="float">
            <text:p>13730.0</text:p>
          </table:table-cell>
          <table:table-cell office:value-type="float" office:value="21539" calcext:value-type="float">
            <text:p>21539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253" calcext:value-type="float">
            <text:p>12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style-name="ce1"/>
          <table:table-cell office:value-type="float" office:value="15696" calcext:value-type="float">
            <text:p>15696.0</text:p>
          </table:table-cell>
          <table:table-cell office:value-type="float" office:value="24494" calcext:value-type="float">
            <text:p>24494.0</text:p>
          </table:table-cell>
          <table:table-cell office:value-type="float" office:value="470" calcext:value-type="float">
            <text:p>470.0</text:p>
          </table:table-cell>
          <table:table-cell office:value-type="float" office:value="0" calcext:value-type="float">
            <text:p>0</text:p>
          </table:table-cell>
          <table:table-cell office:value-type="float" office:value="1254" calcext:value-type="float">
            <text:p>12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style-name="ce1"/>
          <table:table-cell office:value-type="float" office:value="17125" calcext:value-type="float">
            <text:p>17125.0</text:p>
          </table:table-cell>
          <table:table-cell office:value-type="float" office:value="20100" calcext:value-type="float">
            <text:p>20100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1255" calcext:value-type="float">
            <text:p>12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style-name="ce1"/>
          <table:table-cell office:value-type="float" office:value="13614" calcext:value-type="float">
            <text:p>13614.0</text:p>
          </table:table-cell>
          <table:table-cell office:value-type="float" office:value="21758" calcext:value-type="float">
            <text:p>21758.0</text:p>
          </table:table-cell>
          <table:table-cell office:value-type="float" office:value="397" calcext:value-type="float">
            <text:p>397.0</text:p>
          </table:table-cell>
          <table:table-cell office:value-type="float" office:value="0" calcext:value-type="float">
            <text:p>0</text:p>
          </table:table-cell>
          <table:table-cell office:value-type="float" office:value="1256" calcext:value-type="float">
            <text:p>12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style-name="ce1"/>
          <table:table-cell office:value-type="float" office:value="13662" calcext:value-type="float">
            <text:p>13662.0</text:p>
          </table:table-cell>
          <table:table-cell office:value-type="float" office:value="21525" calcext:value-type="float">
            <text:p>21525.0</text:p>
          </table:table-cell>
          <table:table-cell office:value-type="float" office:value="337" calcext:value-type="float">
            <text:p>337.0</text:p>
          </table:table-cell>
          <table:table-cell office:value-type="float" office:value="0" calcext:value-type="float">
            <text:p>0</text:p>
          </table:table-cell>
          <table:table-cell office:value-type="float" office:value="1257" calcext:value-type="float">
            <text:p>12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style-name="ce1"/>
          <table:table-cell office:value-type="float" office:value="15689" calcext:value-type="float">
            <text:p>15689.0</text:p>
          </table:table-cell>
          <table:table-cell office:value-type="float" office:value="24488" calcext:value-type="float">
            <text:p>24488.0</text:p>
          </table:table-cell>
          <table:table-cell office:value-type="float" office:value="472" calcext:value-type="float">
            <text:p>472.0</text:p>
          </table:table-cell>
          <table:table-cell office:value-type="float" office:value="0" calcext:value-type="float">
            <text:p>0</text:p>
          </table:table-cell>
          <table:table-cell office:value-type="float" office:value="1258" calcext:value-type="float">
            <text:p>12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style-name="ce1"/>
          <table:table-cell office:value-type="float" office:value="17125" calcext:value-type="float">
            <text:p>17125.0</text:p>
          </table:table-cell>
          <table:table-cell office:value-type="float" office:value="20002" calcext:value-type="float">
            <text:p>20002.0</text:p>
          </table:table-cell>
          <table:table-cell office:value-type="float" office:value="277" calcext:value-type="float">
            <text:p>277.0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style-name="ce1"/>
          <table:table-cell office:value-type="float" office:value="13600" calcext:value-type="float">
            <text:p>13600.0</text:p>
          </table:table-cell>
          <table:table-cell office:value-type="float" office:value="21795" calcext:value-type="float">
            <text:p>21795.0</text:p>
          </table:table-cell>
          <table:table-cell office:value-type="float" office:value="397" calcext:value-type="float">
            <text:p>397.0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style-name="ce1"/>
          <table:table-cell office:value-type="float" office:value="13591" calcext:value-type="float">
            <text:p>13591.0</text:p>
          </table:table-cell>
          <table:table-cell office:value-type="float" office:value="21753" calcext:value-type="float">
            <text:p>21753.0</text:p>
          </table:table-cell>
          <table:table-cell office:value-type="float" office:value="398" calcext:value-type="float">
            <text:p>398.0</text:p>
          </table:table-cell>
          <table:table-cell office:value-type="float" office:value="0" calcext:value-type="float">
            <text:p>0</text:p>
          </table:table-cell>
          <table:table-cell office:value-type="float" office:value="1260" calcext:value-type="float">
            <text:p>12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style-name="ce1"/>
          <table:table-cell office:value-type="float" office:value="13618" calcext:value-type="float">
            <text:p>13618.0</text:p>
          </table:table-cell>
          <table:table-cell office:value-type="float" office:value="21488" calcext:value-type="float">
            <text:p>21488.0</text:p>
          </table:table-cell>
          <table:table-cell office:value-type="float" office:value="338" calcext:value-type="float">
            <text:p>338.0</text:p>
          </table:table-cell>
          <table:table-cell office:value-type="float" office:value="0" calcext:value-type="float">
            <text:p>0</text:p>
          </table:table-cell>
          <table:table-cell office:value-type="float" office:value="1261" calcext:value-type="float">
            <text:p>126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style-name="ce1"/>
          <table:table-cell office:value-type="float" office:value="15662" calcext:value-type="float">
            <text:p>15662.0</text:p>
          </table:table-cell>
          <table:table-cell office:value-type="float" office:value="24489" calcext:value-type="float">
            <text:p>24489.0</text:p>
          </table:table-cell>
          <table:table-cell office:value-type="float" office:value="473" calcext:value-type="float">
            <text:p>473.0</text:p>
          </table:table-cell>
          <table:table-cell office:value-type="float" office:value="0" calcext:value-type="float">
            <text:p>0</text:p>
          </table:table-cell>
          <table:table-cell office:value-type="float" office:value="1262" calcext:value-type="float">
            <text:p>12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style-name="ce1"/>
          <table:table-cell office:value-type="float" office:value="17120" calcext:value-type="float">
            <text:p>17120.0</text:p>
          </table:table-cell>
          <table:table-cell office:value-type="float" office:value="19952" calcext:value-type="float">
            <text:p>19952.0</text:p>
          </table:table-cell>
          <table:table-cell office:value-type="float" office:value="276" calcext:value-type="float">
            <text:p>276.0</text:p>
          </table:table-cell>
          <table:table-cell office:value-type="float" office:value="0" calcext:value-type="float">
            <text:p>0</text:p>
          </table:table-cell>
          <table:table-cell office:value-type="float" office:value="1263" calcext:value-type="float">
            <text:p>12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style-name="ce1"/>
          <table:table-cell office:value-type="float" office:value="13592" calcext:value-type="float">
            <text:p>13592.0</text:p>
          </table:table-cell>
          <table:table-cell office:value-type="float" office:value="21820" calcext:value-type="float">
            <text:p>21820.0</text:p>
          </table:table-cell>
          <table:table-cell office:value-type="float" office:value="396" calcext:value-type="float">
            <text:p>396.0</text:p>
          </table:table-cell>
          <table:table-cell office:value-type="float" office:value="0" calcext:value-type="float">
            <text:p>0</text:p>
          </table:table-cell>
          <table:table-cell office:value-type="float" office:value="1264" calcext:value-type="float">
            <text:p>12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3578" calcext:value-type="float">
            <text:p>13578.0</text:p>
          </table:table-cell>
          <table:table-cell office:value-type="float" office:value="21738" calcext:value-type="float">
            <text:p>21738.0</text:p>
          </table:table-cell>
          <table:table-cell office:value-type="float" office:value="399" calcext:value-type="float">
            <text:p>399.0</text:p>
          </table:table-cell>
          <table:table-cell office:value-type="float" office:value="0" calcext:value-type="float">
            <text:p>0</text:p>
          </table:table-cell>
          <table:table-cell office:value-type="float" office:value="1265" calcext:value-type="float">
            <text:p>126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style-name="ce1"/>
          <table:table-cell office:value-type="float" office:value="13606" calcext:value-type="float">
            <text:p>13606.0</text:p>
          </table:table-cell>
          <table:table-cell office:value-type="float" office:value="21470" calcext:value-type="float">
            <text:p>21470.0</text:p>
          </table:table-cell>
          <table:table-cell office:value-type="float" office:value="339" calcext:value-type="float">
            <text:p>339.0</text:p>
          </table:table-cell>
          <table:table-cell office:value-type="float" office:value="0" calcext:value-type="float">
            <text:p>0</text:p>
          </table:table-cell>
          <table:table-cell office:value-type="float" office:value="1266" calcext:value-type="float">
            <text:p>126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style-name="ce1"/>
          <table:table-cell office:value-type="float" office:value="15641" calcext:value-type="float">
            <text:p>15641.0</text:p>
          </table:table-cell>
          <table:table-cell office:value-type="float" office:value="24482" calcext:value-type="float">
            <text:p>24482.0</text:p>
          </table:table-cell>
          <table:table-cell office:value-type="float" office:value="475" calcext:value-type="float">
            <text:p>475.0</text:p>
          </table:table-cell>
          <table:table-cell office:value-type="float" office:value="0" calcext:value-type="float">
            <text:p>0</text:p>
          </table:table-cell>
          <table:table-cell office:value-type="float" office:value="1267" calcext:value-type="float">
            <text:p>12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style-name="ce1"/>
          <table:table-cell office:value-type="float" office:value="17120" calcext:value-type="float">
            <text:p>17120.0</text:p>
          </table:table-cell>
          <table:table-cell office:value-type="float" office:value="19940" calcext:value-type="float">
            <text:p>19940.0</text:p>
          </table:table-cell>
          <table:table-cell office:value-type="float" office:value="275" calcext:value-type="float">
            <text:p>275.0</text:p>
          </table:table-cell>
          <table:table-cell office:value-type="float" office:value="0" calcext:value-type="float">
            <text:p>0</text:p>
          </table:table-cell>
          <table:table-cell office:value-type="float" office:value="1268" calcext:value-type="float">
            <text:p>12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style-name="ce1"/>
          <table:table-cell office:value-type="float" office:value="13585" calcext:value-type="float">
            <text:p>13585.0</text:p>
          </table:table-cell>
          <table:table-cell office:value-type="float" office:value="21843" calcext:value-type="float">
            <text:p>21843.0</text:p>
          </table:table-cell>
          <table:table-cell office:value-type="float" office:value="395" calcext:value-type="float">
            <text:p>395.0</text:p>
          </table:table-cell>
          <table:table-cell office:value-type="float" office:value="0" calcext:value-type="float">
            <text:p>0</text:p>
          </table:table-cell>
          <table:table-cell office:value-type="float" office:value="1269" calcext:value-type="float">
            <text:p>12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style-name="ce1"/>
          <table:table-cell office:value-type="float" office:value="13576" calcext:value-type="float">
            <text:p>13576.0</text:p>
          </table:table-cell>
          <table:table-cell office:value-type="float" office:value="21737" calcext:value-type="float">
            <text:p>21737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style-name="ce1"/>
          <table:table-cell office:value-type="float" office:value="13578" calcext:value-type="float">
            <text:p>13578.0</text:p>
          </table:table-cell>
          <table:table-cell office:value-type="float" office:value="21451" calcext:value-type="float">
            <text:p>21451.0</text:p>
          </table:table-cell>
          <table:table-cell office:value-type="float" office:value="340" calcext:value-type="float">
            <text:p>340.0</text:p>
          </table:table-cell>
          <table:table-cell office:value-type="float" office:value="0" calcext:value-type="float">
            <text:p>0</text:p>
          </table:table-cell>
          <table:table-cell office:value-type="float" office:value="1271" calcext:value-type="float">
            <text:p>12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style-name="ce1"/>
          <table:table-cell office:value-type="float" office:value="15620" calcext:value-type="float">
            <text:p>15620.0</text:p>
          </table:table-cell>
          <table:table-cell office:value-type="float" office:value="24478" calcext:value-type="float">
            <text:p>24478.0</text:p>
          </table:table-cell>
          <table:table-cell office:value-type="float" office:value="476" calcext:value-type="float">
            <text:p>476.0</text:p>
          </table:table-cell>
          <table:table-cell office:value-type="float" office:value="0" calcext:value-type="float">
            <text:p>0</text:p>
          </table:table-cell>
          <table:table-cell office:value-type="float" office:value="1272" calcext:value-type="float">
            <text:p>12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style-name="ce1"/>
          <table:table-cell office:value-type="float" office:value="17112" calcext:value-type="float">
            <text:p>17112.0</text:p>
          </table:table-cell>
          <table:table-cell office:value-type="float" office:value="19950" calcext:value-type="float">
            <text:p>19950.0</text:p>
          </table:table-cell>
          <table:table-cell office:value-type="float" office:value="274" calcext:value-type="float">
            <text:p>274.0</text:p>
          </table:table-cell>
          <table:table-cell office:value-type="float" office:value="0" calcext:value-type="float">
            <text:p>0</text:p>
          </table:table-cell>
          <table:table-cell office:value-type="float" office:value="1273" calcext:value-type="float">
            <text:p>12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style-name="ce1"/>
          <table:table-cell office:value-type="float" office:value="13567" calcext:value-type="float">
            <text:p>13567.0</text:p>
          </table:table-cell>
          <table:table-cell office:value-type="float" office:value="21887" calcext:value-type="float">
            <text:p>21887.0</text:p>
          </table:table-cell>
          <table:table-cell office:value-type="float" office:value="395" calcext:value-type="float">
            <text:p>395.0</text:p>
          </table:table-cell>
          <table:table-cell office:value-type="float" office:value="0" calcext:value-type="float">
            <text:p>0</text:p>
          </table:table-cell>
          <table:table-cell office:value-type="float" office:value="1274" calcext:value-type="float">
            <text:p>12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style-name="ce1"/>
          <table:table-cell office:value-type="float" office:value="13569" calcext:value-type="float">
            <text:p>13569.0</text:p>
          </table:table-cell>
          <table:table-cell office:value-type="float" office:value="21740" calcext:value-type="float">
            <text:p>21740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1275" calcext:value-type="float">
            <text:p>12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style-name="ce1"/>
          <table:table-cell office:value-type="float" office:value="13556" calcext:value-type="float">
            <text:p>13556.0</text:p>
          </table:table-cell>
          <table:table-cell office:value-type="float" office:value="21431" calcext:value-type="float">
            <text:p>21431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1276" calcext:value-type="float">
            <text:p>12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style-name="ce1"/>
          <table:table-cell office:value-type="float" office:value="15603" calcext:value-type="float">
            <text:p>15603.0</text:p>
          </table:table-cell>
          <table:table-cell office:value-type="float" office:value="24471" calcext:value-type="float">
            <text:p>24471.0</text:p>
          </table:table-cell>
          <table:table-cell office:value-type="float" office:value="477" calcext:value-type="float">
            <text:p>477.0</text:p>
          </table:table-cell>
          <table:table-cell office:value-type="float" office:value="0" calcext:value-type="float">
            <text:p>0</text:p>
          </table:table-cell>
          <table:table-cell office:value-type="float" office:value="1277" calcext:value-type="float">
            <text:p>12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style-name="ce1"/>
          <table:table-cell office:value-type="float" office:value="17112" calcext:value-type="float">
            <text:p>17112.0</text:p>
          </table:table-cell>
          <table:table-cell office:value-type="float" office:value="19950" calcext:value-type="float">
            <text:p>19950.0</text:p>
          </table:table-cell>
          <table:table-cell office:value-type="float" office:value="273" calcext:value-type="float">
            <text:p>273.0</text:p>
          </table:table-cell>
          <table:table-cell office:value-type="float" office:value="0" calcext:value-type="float">
            <text:p>0</text:p>
          </table:table-cell>
          <table:table-cell office:value-type="float" office:value="1278" calcext:value-type="float">
            <text:p>12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style-name="ce1"/>
          <table:table-cell office:value-type="float" office:value="13569" calcext:value-type="float">
            <text:p>13569.0</text:p>
          </table:table-cell>
          <table:table-cell office:value-type="float" office:value="21902" calcext:value-type="float">
            <text:p>21902.0</text:p>
          </table:table-cell>
          <table:table-cell office:value-type="float" office:value="394" calcext:value-type="float">
            <text:p>394.0</text:p>
          </table:table-cell>
          <table:table-cell office:value-type="float" office:value="0" calcext:value-type="float">
            <text:p>0</text:p>
          </table:table-cell>
          <table:table-cell office:value-type="float" office:value="1279" calcext:value-type="float">
            <text:p>12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style-name="ce1"/>
          <table:table-cell office:value-type="float" office:value="13559" calcext:value-type="float">
            <text:p>13559.0</text:p>
          </table:table-cell>
          <table:table-cell office:value-type="float" office:value="21746" calcext:value-type="float">
            <text:p>21746.0</text:p>
          </table:table-cell>
          <table:table-cell office:value-type="float" office:value="402" calcext:value-type="float">
            <text:p>402.0</text:p>
          </table:table-cell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style-name="ce1"/>
          <table:table-cell office:value-type="float" office:value="13519" calcext:value-type="float">
            <text:p>13519.0</text:p>
          </table:table-cell>
          <table:table-cell office:value-type="float" office:value="21411" calcext:value-type="float">
            <text:p>21411.0</text:p>
          </table:table-cell>
          <table:table-cell office:value-type="float" office:value="341" calcext:value-type="float">
            <text:p>341.0</text:p>
          </table:table-cell>
          <table:table-cell office:value-type="float" office:value="0" calcext:value-type="float">
            <text:p>0</text:p>
          </table:table-cell>
          <table:table-cell office:value-type="float" office:value="1281" calcext:value-type="float">
            <text:p>12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style-name="ce1"/>
          <table:table-cell office:value-type="float" office:value="15592" calcext:value-type="float">
            <text:p>15592.0</text:p>
          </table:table-cell>
          <table:table-cell office:value-type="float" office:value="24464" calcext:value-type="float">
            <text:p>24464.0</text:p>
          </table:table-cell>
          <table:table-cell office:value-type="float" office:value="478" calcext:value-type="float">
            <text:p>478.0</text:p>
          </table:table-cell>
          <table:table-cell office:value-type="float" office:value="0" calcext:value-type="float">
            <text:p>0</text:p>
          </table:table-cell>
          <table:table-cell office:value-type="float" office:value="1282" calcext:value-type="float">
            <text:p>128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style-name="ce1"/>
          <table:table-cell office:value-type="float" office:value="17109" calcext:value-type="float">
            <text:p>17109.0</text:p>
          </table:table-cell>
          <table:table-cell office:value-type="float" office:value="19940" calcext:value-type="float">
            <text:p>19940.0</text:p>
          </table:table-cell>
          <table:table-cell office:value-type="float" office:value="272" calcext:value-type="float">
            <text:p>272.0</text:p>
          </table:table-cell>
          <table:table-cell office:value-type="float" office:value="0" calcext:value-type="float">
            <text:p>0</text:p>
          </table:table-cell>
          <table:table-cell office:value-type="float" office:value="1283" calcext:value-type="float">
            <text:p>128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style-name="ce1"/>
          <table:table-cell office:value-type="float" office:value="13569" calcext:value-type="float">
            <text:p>13569.0</text:p>
          </table:table-cell>
          <table:table-cell office:value-type="float" office:value="21907" calcext:value-type="float">
            <text:p>21907.0</text:p>
          </table:table-cell>
          <table:table-cell office:value-type="float" office:value="393" calcext:value-type="float">
            <text:p>393.0</text:p>
          </table:table-cell>
          <table:table-cell office:value-type="float" office:value="0" calcext:value-type="float">
            <text:p>0</text:p>
          </table:table-cell>
          <table:table-cell office:value-type="float" office:value="1284" calcext:value-type="float">
            <text:p>12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style-name="ce1"/>
          <table:table-cell office:value-type="float" office:value="13535" calcext:value-type="float">
            <text:p>13535.0</text:p>
          </table:table-cell>
          <table:table-cell office:value-type="float" office:value="21732" calcext:value-type="float">
            <text:p>21732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1285" calcext:value-type="float">
            <text:p>12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style-name="ce1"/>
          <table:table-cell office:value-type="float" office:value="13503" calcext:value-type="float">
            <text:p>13503.0</text:p>
          </table:table-cell>
          <table:table-cell office:value-type="float" office:value="21354" calcext:value-type="float">
            <text:p>21354.0</text:p>
          </table:table-cell>
          <table:table-cell office:value-type="float" office:value="342" calcext:value-type="float">
            <text:p>342.0</text:p>
          </table:table-cell>
          <table:table-cell office:value-type="float" office:value="0" calcext:value-type="float">
            <text:p>0</text:p>
          </table:table-cell>
          <table:table-cell office:value-type="float" office:value="1286" calcext:value-type="float">
            <text:p>12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style-name="ce1"/>
          <table:table-cell office:value-type="float" office:value="15579" calcext:value-type="float">
            <text:p>15579.0</text:p>
          </table:table-cell>
          <table:table-cell office:value-type="float" office:value="24462" calcext:value-type="float">
            <text:p>24462.0</text:p>
          </table:table-cell>
          <table:table-cell office:value-type="float" office:value="479" calcext:value-type="float">
            <text:p>479.0</text:p>
          </table:table-cell>
          <table:table-cell office:value-type="float" office:value="0" calcext:value-type="float">
            <text:p>0</text:p>
          </table:table-cell>
          <table:table-cell office:value-type="float" office:value="1287" calcext:value-type="float">
            <text:p>12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style-name="ce1"/>
          <table:table-cell office:value-type="float" office:value="17109" calcext:value-type="float">
            <text:p>17109.0</text:p>
          </table:table-cell>
          <table:table-cell office:value-type="float" office:value="19936" calcext:value-type="float">
            <text:p>19936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1288" calcext:value-type="float">
            <text:p>12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style-name="ce1"/>
          <table:table-cell office:value-type="float" office:value="13561" calcext:value-type="float">
            <text:p>13561.0</text:p>
          </table:table-cell>
          <table:table-cell office:value-type="float" office:value="21912" calcext:value-type="float">
            <text:p>21912.0</text:p>
          </table:table-cell>
          <table:table-cell office:value-type="float" office:value="392" calcext:value-type="float">
            <text:p>392.0</text:p>
          </table:table-cell>
          <table:table-cell office:value-type="float" office:value="0" calcext:value-type="float">
            <text:p>0</text:p>
          </table:table-cell>
          <table:table-cell office:value-type="float" office:value="1289" calcext:value-type="float">
            <text:p>12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style-name="ce1"/>
          <table:table-cell office:value-type="float" office:value="13520" calcext:value-type="float">
            <text:p>13520.0</text:p>
          </table:table-cell>
          <table:table-cell office:value-type="float" office:value="21806" calcext:value-type="float">
            <text:p>21806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1290" calcext:value-type="float">
            <text:p>12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style-name="ce1"/>
          <table:table-cell office:value-type="float" office:value="13518" calcext:value-type="float">
            <text:p>13518.0</text:p>
          </table:table-cell>
          <table:table-cell office:value-type="float" office:value="21734" calcext:value-type="float">
            <text:p>21734.0</text:p>
          </table:table-cell>
          <table:table-cell office:value-type="float" office:value="404" calcext:value-type="float">
            <text:p>404.0</text:p>
          </table:table-cell>
          <table:table-cell office:value-type="float" office:value="0" calcext:value-type="float">
            <text:p>0</text:p>
          </table:table-cell>
          <table:table-cell office:value-type="float" office:value="1290" calcext:value-type="float">
            <text:p>12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style-name="ce1"/>
          <table:table-cell office:value-type="float" office:value="13471" calcext:value-type="float">
            <text:p>13471.0</text:p>
          </table:table-cell>
          <table:table-cell office:value-type="float" office:value="21334" calcext:value-type="float">
            <text:p>21334.0</text:p>
          </table:table-cell>
          <table:table-cell office:value-type="float" office:value="343" calcext:value-type="float">
            <text:p>343.0</text:p>
          </table:table-cell>
          <table:table-cell office:value-type="float" office:value="0" calcext:value-type="float">
            <text:p>0</text:p>
          </table:table-cell>
          <table:table-cell office:value-type="float" office:value="1291" calcext:value-type="float">
            <text:p>12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style-name="ce1"/>
          <table:table-cell office:value-type="float" office:value="15576" calcext:value-type="float">
            <text:p>15576.0</text:p>
          </table:table-cell>
          <table:table-cell office:value-type="float" office:value="24454" calcext:value-type="float">
            <text:p>24454.0</text:p>
          </table:table-cell>
          <table:table-cell office:value-type="float" office:value="480" calcext:value-type="float">
            <text:p>480.0</text:p>
          </table:table-cell>
          <table:table-cell office:value-type="float" office:value="0" calcext:value-type="float">
            <text:p>0</text:p>
          </table:table-cell>
          <table:table-cell office:value-type="float" office:value="1292" calcext:value-type="float">
            <text:p>12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style-name="ce1"/>
          <table:table-cell office:value-type="float" office:value="17093" calcext:value-type="float">
            <text:p>17093.0</text:p>
          </table:table-cell>
          <table:table-cell office:value-type="float" office:value="19899" calcext:value-type="float">
            <text:p>19899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1293" calcext:value-type="float">
            <text:p>12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ce1"/>
          <table:table-cell office:value-type="float" office:value="13556" calcext:value-type="float">
            <text:p>13556.0</text:p>
          </table:table-cell>
          <table:table-cell office:value-type="float" office:value="21917" calcext:value-type="float">
            <text:p>21917.0</text:p>
          </table:table-cell>
          <table:table-cell office:value-type="float" office:value="391" calcext:value-type="float">
            <text:p>391.0</text:p>
          </table:table-cell>
          <table:table-cell office:value-type="float" office:value="0" calcext:value-type="float">
            <text:p>0</text:p>
          </table:table-cell>
          <table:table-cell office:value-type="float" office:value="1294" calcext:value-type="float">
            <text:p>12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style-name="ce1"/>
          <table:table-cell office:value-type="float" office:value="13473" calcext:value-type="float">
            <text:p>13473.0</text:p>
          </table:table-cell>
          <table:table-cell office:value-type="float" office:value="21856" calcext:value-type="float">
            <text:p>21856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1295" calcext:value-type="float">
            <text:p>12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style-name="ce1"/>
          <table:table-cell office:value-type="float" office:value="13509" calcext:value-type="float">
            <text:p>13509.0</text:p>
          </table:table-cell>
          <table:table-cell office:value-type="float" office:value="21736" calcext:value-type="float">
            <text:p>21736.0</text:p>
          </table:table-cell>
          <table:table-cell office:value-type="float" office:value="405" calcext:value-type="float">
            <text:p>405.0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style-name="ce1"/>
          <table:table-cell office:value-type="float" office:value="13445" calcext:value-type="float">
            <text:p>13445.0</text:p>
          </table:table-cell>
          <table:table-cell office:value-type="float" office:value="21315" calcext:value-type="float">
            <text:p>21315.0</text:p>
          </table:table-cell>
          <table:table-cell office:value-type="float" office:value="344" calcext:value-type="float">
            <text:p>344.0</text:p>
          </table:table-cell>
          <table:table-cell office:value-type="float" office:value="0" calcext:value-type="float">
            <text:p>0</text:p>
          </table:table-cell>
          <table:table-cell office:value-type="float" office:value="1297" calcext:value-type="float">
            <text:p>12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style-name="ce1"/>
          <table:table-cell office:value-type="float" office:value="15573" calcext:value-type="float">
            <text:p>15573.0</text:p>
          </table:table-cell>
          <table:table-cell office:value-type="float" office:value="24449" calcext:value-type="float">
            <text:p>24449.0</text:p>
          </table:table-cell>
          <table:table-cell office:value-type="float" office:value="481" calcext:value-type="float">
            <text:p>481.0</text:p>
          </table:table-cell>
          <table:table-cell office:value-type="float" office:value="0" calcext:value-type="float">
            <text:p>0</text:p>
          </table:table-cell>
          <table:table-cell office:value-type="float" office:value="1298" calcext:value-type="float">
            <text:p>12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style-name="ce1"/>
          <table:table-cell office:value-type="float" office:value="17074" calcext:value-type="float">
            <text:p>17074.0</text:p>
          </table:table-cell>
          <table:table-cell office:value-type="float" office:value="19840" calcext:value-type="float">
            <text:p>19840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1299" calcext:value-type="float">
            <text:p>12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style-name="ce1"/>
          <table:table-cell office:value-type="float" office:value="13553" calcext:value-type="float">
            <text:p>13553.0</text:p>
          </table:table-cell>
          <table:table-cell office:value-type="float" office:value="21923" calcext:value-type="float">
            <text:p>21923.0</text:p>
          </table:table-cell>
          <table:table-cell office:value-type="float" office:value="390" calcext:value-type="float">
            <text:p>390.0</text:p>
          </table:table-cell>
          <table:table-cell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style-name="ce1"/>
          <table:table-cell office:value-type="float" office:value="13394" calcext:value-type="float">
            <text:p>13394.0</text:p>
          </table:table-cell>
          <table:table-cell office:value-type="float" office:value="21820" calcext:value-type="float">
            <text:p>21820.0</text:p>
          </table:table-cell>
          <table:table-cell office:value-type="float" office:value="403" calcext:value-type="float">
            <text:p>403.0</text:p>
          </table:table-cell>
          <table:table-cell office:value-type="float" office:value="0" calcext:value-type="float">
            <text:p>0</text:p>
          </table:table-cell>
          <table:table-cell office:value-type="float" office:value="1301" calcext:value-type="float">
            <text:p>13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style-name="ce1"/>
          <table:table-cell office:value-type="float" office:value="13496" calcext:value-type="float">
            <text:p>13496.0</text:p>
          </table:table-cell>
          <table:table-cell office:value-type="float" office:value="21748" calcext:value-type="float">
            <text:p>21748.0</text:p>
          </table:table-cell>
          <table:table-cell office:value-type="float" office:value="406" calcext:value-type="float">
            <text:p>406.0</text:p>
          </table:table-cell>
          <table:table-cell office:value-type="float" office:value="0" calcext:value-type="float">
            <text:p>0</text:p>
          </table:table-cell>
          <table:table-cell office:value-type="float" office:value="1302" calcext:value-type="float">
            <text:p>13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style-name="ce2" office:value-type="string" calcext:value-type="string">
            <text:p>re-check</text:p>
          </table:table-cell>
          <table:table-cell office:value-type="float" office:value="13422" calcext:value-type="float">
            <text:p>13422.0</text:p>
          </table:table-cell>
          <table:table-cell office:value-type="float" office:value="21286" calcext:value-type="float">
            <text:p>21286.0</text:p>
          </table:table-cell>
          <table:table-cell office:value-type="float" office:value="345" calcext:value-type="float">
            <text:p>345.0</text:p>
          </table:table-cell>
          <table:table-cell office:value-type="float" office:value="0" calcext:value-type="float">
            <text:p>0</text:p>
          </table:table-cell>
          <table:table-cell office:value-type="float" office:value="1303" calcext:value-type="float">
            <text:p>1303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style-name="ce1"/>
          <table:table-cell office:value-type="float" office:value="15557" calcext:value-type="float">
            <text:p>15557.0</text:p>
          </table:table-cell>
          <table:table-cell office:value-type="float" office:value="24440" calcext:value-type="float">
            <text:p>24440.0</text:p>
          </table:table-cell>
          <table:table-cell office:value-type="float" office:value="482" calcext:value-type="float">
            <text:p>482.0</text:p>
          </table:table-cell>
          <table:table-cell office:value-type="float" office:value="0" calcext:value-type="float">
            <text:p>0</text:p>
          </table:table-cell>
          <table:table-cell office:value-type="float" office:value="1304" calcext:value-type="float">
            <text:p>13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style-name="ce1"/>
          <table:table-cell office:value-type="float" office:value="17043" calcext:value-type="float">
            <text:p>17043.0</text:p>
          </table:table-cell>
          <table:table-cell office:value-type="float" office:value="19794" calcext:value-type="float">
            <text:p>19794.0</text:p>
          </table:table-cell>
          <table:table-cell office:value-type="float" office:value="271" calcext:value-type="float">
            <text:p>271.0</text:p>
          </table:table-cell>
          <table:table-cell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style-name="ce1"/>
          <table:table-cell office:value-type="float" office:value="13545" calcext:value-type="float">
            <text:p>13545.0</text:p>
          </table:table-cell>
          <table:table-cell office:value-type="float" office:value="21933" calcext:value-type="float">
            <text:p>21933.0</text:p>
          </table:table-cell>
          <table:table-cell office:value-type="float" office:value="389" calcext:value-type="float">
            <text:p>389.0</text:p>
          </table:table-cell>
          <table:table-cell office:value-type="float" office:value="0" calcext:value-type="float">
            <text:p>0</text:p>
          </table:table-cell>
          <table:table-cell office:value-type="float" office:value="1306" calcext:value-type="float">
            <text:p>13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style-name="ce1"/>
          <table:table-cell office:value-type="float" office:value="13356" calcext:value-type="float">
            <text:p>13356.0</text:p>
          </table:table-cell>
          <table:table-cell office:value-type="float" office:value="21820" calcext:value-type="float">
            <text:p>21820.0</text:p>
          </table:table-cell>
          <table:table-cell office:value-type="float" office:value="402" calcext:value-type="float">
            <text:p>402.0</text:p>
          </table:table-cell>
          <table:table-cell office:value-type="float" office:value="0" calcext:value-type="float">
            <text:p>0</text:p>
          </table:table-cell>
          <table:table-cell office:value-type="float" office:value="1307" calcext:value-type="float">
            <text:p>13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style-name="ce1"/>
          <table:table-cell office:value-type="float" office:value="13512" calcext:value-type="float">
            <text:p>13512.0</text:p>
          </table:table-cell>
          <table:table-cell office:value-type="float" office:value="21758" calcext:value-type="float">
            <text:p>21758.0</text:p>
          </table:table-cell>
          <table:table-cell office:value-type="float" office:value="407" calcext:value-type="float">
            <text:p>407.0</text:p>
          </table:table-cell>
          <table:table-cell office:value-type="float" office:value="0" calcext:value-type="float">
            <text:p>0</text:p>
          </table:table-cell>
          <table:table-cell office:value-type="float" office:value="1308" calcext:value-type="float">
            <text:p>13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style-name="ce1"/>
          <table:table-cell office:value-type="float" office:value="15552" calcext:value-type="float">
            <text:p>15552.0</text:p>
          </table:table-cell>
          <table:table-cell office:value-type="float" office:value="24433" calcext:value-type="float">
            <text:p>24433.0</text:p>
          </table:table-cell>
          <table:table-cell office:value-type="float" office:value="483" calcext:value-type="float">
            <text:p>483.0</text:p>
          </table:table-cell>
          <table:table-cell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style-name="ce1"/>
          <table:table-cell office:value-type="float" office:value="17028" calcext:value-type="float">
            <text:p>17028.0</text:p>
          </table:table-cell>
          <table:table-cell office:value-type="float" office:value="19726" calcext:value-type="float">
            <text:p>19726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1311" calcext:value-type="float">
            <text:p>13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style-name="ce1"/>
          <table:table-cell office:value-type="float" office:value="13528" calcext:value-type="float">
            <text:p>13528.0</text:p>
          </table:table-cell>
          <table:table-cell office:value-type="float" office:value="21939" calcext:value-type="float">
            <text:p>21939.0</text:p>
          </table:table-cell>
          <table:table-cell office:value-type="float" office:value="388" calcext:value-type="float">
            <text:p>388.0</text:p>
          </table:table-cell>
          <table:table-cell office:value-type="float" office:value="0" calcext:value-type="float">
            <text:p>0</text:p>
          </table:table-cell>
          <table:table-cell office:value-type="float" office:value="1312" calcext:value-type="float">
            <text:p>13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style-name="ce1"/>
          <table:table-cell office:value-type="float" office:value="13321" calcext:value-type="float">
            <text:p>13321.0</text:p>
          </table:table-cell>
          <table:table-cell office:value-type="float" office:value="21829" calcext:value-type="float">
            <text:p>21829.0</text:p>
          </table:table-cell>
          <table:table-cell office:value-type="float" office:value="401" calcext:value-type="float">
            <text:p>401.0</text:p>
          </table:table-cell>
          <table:table-cell office:value-type="float" office:value="0" calcext:value-type="float">
            <text:p>0</text:p>
          </table:table-cell>
          <table:table-cell office:value-type="float" office:value="1313" calcext:value-type="float">
            <text:p>13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style-name="ce1"/>
          <table:table-cell office:value-type="float" office:value="13525" calcext:value-type="float">
            <text:p>13525.0</text:p>
          </table:table-cell>
          <table:table-cell office:value-type="float" office:value="21756" calcext:value-type="float">
            <text:p>21756.0</text:p>
          </table:table-cell>
          <table:table-cell office:value-type="float" office:value="408" calcext:value-type="float">
            <text:p>408.0</text:p>
          </table:table-cell>
          <table:table-cell office:value-type="float" office:value="0" calcext:value-type="float">
            <text:p>0</text:p>
          </table:table-cell>
          <table:table-cell office:value-type="float" office:value="1314" calcext:value-type="float">
            <text:p>13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style-name="ce1"/>
          <table:table-cell office:value-type="float" office:value="15551" calcext:value-type="float">
            <text:p>15551.0</text:p>
          </table:table-cell>
          <table:table-cell office:value-type="float" office:value="24431" calcext:value-type="float">
            <text:p>24431.0</text:p>
          </table:table-cell>
          <table:table-cell office:value-type="float" office:value="484" calcext:value-type="float">
            <text:p>484.0</text:p>
          </table:table-cell>
          <table:table-cell office:value-type="float" office:value="0" calcext:value-type="float">
            <text:p>0</text:p>
          </table:table-cell>
          <table:table-cell office:value-type="float" office:value="1315" calcext:value-type="float">
            <text:p>13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style-name="ce1"/>
          <table:table-cell office:value-type="float" office:value="17016" calcext:value-type="float">
            <text:p>17016.0</text:p>
          </table:table-cell>
          <table:table-cell office:value-type="float" office:value="19624" calcext:value-type="float">
            <text:p>19624.0</text:p>
          </table:table-cell>
          <table:table-cell office:value-type="float" office:value="270" calcext:value-type="float">
            <text:p>270.0</text:p>
          </table:table-cell>
          <table:table-cell office:value-type="float" office:value="0" calcext:value-type="float">
            <text:p>0</text:p>
          </table:table-cell>
          <table:table-cell office:value-type="float" office:value="1316" calcext:value-type="float">
            <text:p>13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style-name="ce1"/>
          <table:table-cell office:value-type="float" office:value="13522" calcext:value-type="float">
            <text:p>13522.0</text:p>
          </table:table-cell>
          <table:table-cell office:value-type="float" office:value="21947" calcext:value-type="float">
            <text:p>21947.0</text:p>
          </table:table-cell>
          <table:table-cell office:value-type="float" office:value="387" calcext:value-type="float">
            <text:p>387.0</text:p>
          </table:table-cell>
          <table:table-cell office:value-type="float" office:value="0" calcext:value-type="float">
            <text:p>0</text:p>
          </table:table-cell>
          <table:table-cell office:value-type="float" office:value="1317" calcext:value-type="float">
            <text:p>13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style-name="ce1"/>
          <table:table-cell office:value-type="float" office:value="13316" calcext:value-type="float">
            <text:p>13316.0</text:p>
          </table:table-cell>
          <table:table-cell office:value-type="float" office:value="21834" calcext:value-type="float">
            <text:p>21834.0</text:p>
          </table:table-cell>
          <table:table-cell office:value-type="float" office:value="400" calcext:value-type="float">
            <text:p>400.0</text:p>
          </table:table-cell>
          <table:table-cell office:value-type="float" office:value="0" calcext:value-type="float">
            <text:p>0</text:p>
          </table:table-cell>
          <table:table-cell office:value-type="float" office:value="1318" calcext:value-type="float">
            <text:p>13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style-name="ce1"/>
          <table:table-cell office:value-type="float" office:value="15549" calcext:value-type="float">
            <text:p>15549.0</text:p>
          </table:table-cell>
          <table:table-cell office:value-type="float" office:value="24424" calcext:value-type="float">
            <text:p>24424.0</text:p>
          </table:table-cell>
          <table:table-cell office:value-type="float" office:value="485" calcext:value-type="float">
            <text:p>485.0</text:p>
          </table:table-cell>
          <table:table-cell office:value-type="float" office:value="0" calcext:value-type="float">
            <text:p>0</text:p>
          </table:table-cell>
          <table:table-cell office:value-type="float" office:value="1320" calcext:value-type="float">
            <text:p>13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style-name="ce1"/>
          <table:table-cell office:value-type="float" office:value="17004" calcext:value-type="float">
            <text:p>17004.0</text:p>
          </table:table-cell>
          <table:table-cell office:value-type="float" office:value="19587" calcext:value-type="float">
            <text:p>19587.0</text:p>
          </table:table-cell>
          <table:table-cell office:value-type="float" office:value="269" calcext:value-type="float">
            <text:p>269.0</text:p>
          </table:table-cell>
          <table:table-cell office:value-type="float" office:value="0" calcext:value-type="float">
            <text:p>0</text:p>
          </table:table-cell>
          <table:table-cell office:value-type="float" office:value="1321" calcext:value-type="float">
            <text:p>132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style-name="ce1"/>
          <table:table-cell office:value-type="float" office:value="13516" calcext:value-type="float">
            <text:p>13516.0</text:p>
          </table:table-cell>
          <table:table-cell office:value-type="float" office:value="21953" calcext:value-type="float">
            <text:p>21953.0</text:p>
          </table:table-cell>
          <table:table-cell office:value-type="float" office:value="386" calcext:value-type="float">
            <text:p>386.0</text:p>
          </table:table-cell>
          <table:table-cell office:value-type="float" office:value="0" calcext:value-type="float">
            <text:p>0</text:p>
          </table:table-cell>
          <table:table-cell office:value-type="float" office:value="1322" calcext:value-type="float">
            <text:p>13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style-name="ce1"/>
          <table:table-cell office:value-type="float" office:value="13318" calcext:value-type="float">
            <text:p>13318.0</text:p>
          </table:table-cell>
          <table:table-cell office:value-type="float" office:value="21843" calcext:value-type="float">
            <text:p>21843.0</text:p>
          </table:table-cell>
          <table:table-cell office:value-type="float" office:value="399" calcext:value-type="float">
            <text:p>399.0</text:p>
          </table:table-cell>
          <table:table-cell office:value-type="float" office:value="0" calcext:value-type="float">
            <text:p>0</text:p>
          </table:table-cell>
          <table:table-cell office:value-type="float" office:value="1323" calcext:value-type="float">
            <text:p>132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style-name="ce1"/>
          <table:table-cell office:value-type="float" office:value="15542" calcext:value-type="float">
            <text:p>15542.0</text:p>
          </table:table-cell>
          <table:table-cell office:value-type="float" office:value="24419" calcext:value-type="float">
            <text:p>24419.0</text:p>
          </table:table-cell>
          <table:table-cell office:value-type="float" office:value="486" calcext:value-type="float">
            <text:p>486.0</text:p>
          </table:table-cell>
          <table:table-cell office:value-type="float" office:value="0" calcext:value-type="float">
            <text:p>0</text:p>
          </table:table-cell>
          <table:table-cell office:value-type="float" office:value="1324" calcext:value-type="float">
            <text:p>13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style-name="ce1"/>
          <table:table-cell office:value-type="float" office:value="16993" calcext:value-type="float">
            <text:p>16993.0</text:p>
          </table:table-cell>
          <table:table-cell office:value-type="float" office:value="19569" calcext:value-type="float">
            <text:p>19569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1325" calcext:value-type="float">
            <text:p>13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style-name="ce1"/>
          <table:table-cell office:value-type="float" office:value="15510" calcext:value-type="float">
            <text:p>15510.0</text:p>
          </table:table-cell>
          <table:table-cell office:value-type="float" office:value="24445" calcext:value-type="float">
            <text:p>24445.0</text:p>
          </table:table-cell>
          <table:table-cell office:value-type="float" office:value="486" calcext:value-type="float">
            <text:p>486.0</text:p>
          </table:table-cell>
          <table:table-cell office:value-type="float" office:value="0" calcext:value-type="float">
            <text:p>0</text:p>
          </table:table-cell>
          <table:table-cell office:value-type="float" office:value="1328" calcext:value-type="float">
            <text:p>13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style-name="ce1"/>
          <table:table-cell office:value-type="float" office:value="15535" calcext:value-type="float">
            <text:p>15535.0</text:p>
          </table:table-cell>
          <table:table-cell office:value-type="float" office:value="24404" calcext:value-type="float">
            <text:p>24404.0</text:p>
          </table:table-cell>
          <table:table-cell office:value-type="float" office:value="487" calcext:value-type="float">
            <text:p>487.0</text:p>
          </table:table-cell>
          <table:table-cell office:value-type="float" office:value="0" calcext:value-type="float">
            <text:p>0</text:p>
          </table:table-cell>
          <table:table-cell office:value-type="float" office:value="1328" calcext:value-type="float">
            <text:p>132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style-name="ce1"/>
          <table:table-cell office:value-type="float" office:value="16964" calcext:value-type="float">
            <text:p>16964.0</text:p>
          </table:table-cell>
          <table:table-cell office:value-type="float" office:value="19474" calcext:value-type="float">
            <text:p>19474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1329" calcext:value-type="float">
            <text:p>132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style-name="ce1"/>
          <table:table-cell office:value-type="float" office:value="15424" calcext:value-type="float">
            <text:p>15424.0</text:p>
          </table:table-cell>
          <table:table-cell office:value-type="float" office:value="24446" calcext:value-type="float">
            <text:p>24446.0</text:p>
          </table:table-cell>
          <table:table-cell office:value-type="float" office:value="486" calcext:value-type="float">
            <text:p>486.0</text:p>
          </table:table-cell>
          <table:table-cell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style-name="ce1"/>
          <table:table-cell office:value-type="float" office:value="15521" calcext:value-type="float">
            <text:p>15521.0</text:p>
          </table:table-cell>
          <table:table-cell office:value-type="float" office:value="24398" calcext:value-type="float">
            <text:p>24398.0</text:p>
          </table:table-cell>
          <table:table-cell office:value-type="float" office:value="488" calcext:value-type="float">
            <text:p>488.0</text:p>
          </table:table-cell>
          <table:table-cell office:value-type="float" office:value="0" calcext:value-type="float">
            <text:p>0</text:p>
          </table:table-cell>
          <table:table-cell office:value-type="float" office:value="1331" calcext:value-type="float">
            <text:p>133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style-name="ce1"/>
          <table:table-cell office:value-type="float" office:value="16932" calcext:value-type="float">
            <text:p>16932.0</text:p>
          </table:table-cell>
          <table:table-cell office:value-type="float" office:value="19413" calcext:value-type="float">
            <text:p>19413.0</text:p>
          </table:table-cell>
          <table:table-cell office:value-type="float" office:value="268" calcext:value-type="float">
            <text:p>268.0</text:p>
          </table:table-cell>
          <table:table-cell office:value-type="float" office:value="0" calcext:value-type="float">
            <text:p>0</text:p>
          </table:table-cell>
          <table:table-cell office:value-type="float" office:value="1332" calcext:value-type="float">
            <text:p>133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style-name="ce1"/>
          <table:table-cell office:value-type="float" office:value="15385" calcext:value-type="float">
            <text:p>15385.0</text:p>
          </table:table-cell>
          <table:table-cell office:value-type="float" office:value="24449" calcext:value-type="float">
            <text:p>24449.0</text:p>
          </table:table-cell>
          <table:table-cell office:value-type="float" office:value="486" calcext:value-type="float">
            <text:p>486.0</text:p>
          </table:table-cell>
          <table:table-cell office:value-type="float" office:value="0" calcext:value-type="float">
            <text:p>0</text:p>
          </table:table-cell>
          <table:table-cell office:value-type="float" office:value="1333" calcext:value-type="float">
            <text:p>133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style-name="ce1"/>
          <table:table-cell office:value-type="float" office:value="15521" calcext:value-type="float">
            <text:p>15521.0</text:p>
          </table:table-cell>
          <table:table-cell office:value-type="float" office:value="24391" calcext:value-type="float">
            <text:p>24391.0</text:p>
          </table:table-cell>
          <table:table-cell office:value-type="float" office:value="489" calcext:value-type="float">
            <text:p>489.0</text:p>
          </table:table-cell>
          <table:table-cell office:value-type="float" office:value="0" calcext:value-type="float">
            <text:p>0</text:p>
          </table:table-cell>
          <table:table-cell office:value-type="float" office:value="1334" calcext:value-type="float">
            <text:p>133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2">
          <table:table-cell office:value-type="float" office:value="1338" calcext:value-type="float">
            <text:p>1338</text:p>
          </table:table-cell>
          <table:table-cell table:style-name="ce2" office:value-type="string" calcext:value-type="string">
            <text:p>re-check, post synapse</text:p>
          </table:table-cell>
          <table:table-cell office:value-type="float" office:value="16948" calcext:value-type="float">
            <text:p>16948.0</text:p>
          </table:table-cell>
          <table:table-cell office:value-type="float" office:value="19425" calcext:value-type="float">
            <text:p>19425.0</text:p>
          </table:table-cell>
          <table:table-cell office:value-type="float" office:value="267" calcext:value-type="float">
            <text:p>267.0</text:p>
          </table:table-cell>
          <table:table-cell office:value-type="float" office:value="0" calcext:value-type="float">
            <text:p>0</text:p>
          </table:table-cell>
          <table:table-cell office:value-type="float" office:value="1335" calcext:value-type="float">
            <text:p>1335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style-name="ce1"/>
          <table:table-cell office:value-type="float" office:value="15377" calcext:value-type="float">
            <text:p>15377.0</text:p>
          </table:table-cell>
          <table:table-cell office:value-type="float" office:value="24440" calcext:value-type="float">
            <text:p>24440.0</text:p>
          </table:table-cell>
          <table:table-cell office:value-type="float" office:value="487" calcext:value-type="float">
            <text:p>487.0</text:p>
          </table:table-cell>
          <table:table-cell office:value-type="float" office:value="0" calcext:value-type="float">
            <text:p>0</text:p>
          </table:table-cell>
          <table:table-cell office:value-type="float" office:value="1336" calcext:value-type="float">
            <text:p>133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style-name="ce1"/>
          <table:table-cell office:value-type="float" office:value="15512" calcext:value-type="float">
            <text:p>15512.0</text:p>
          </table:table-cell>
          <table:table-cell office:value-type="float" office:value="24381" calcext:value-type="float">
            <text:p>24381.0</text:p>
          </table:table-cell>
          <table:table-cell office:value-type="float" office:value="490" calcext:value-type="float">
            <text:p>490.0</text:p>
          </table:table-cell>
          <table:table-cell office:value-type="float" office:value="0" calcext:value-type="float">
            <text:p>0</text:p>
          </table:table-cell>
          <table:table-cell office:value-type="float" office:value="1337" calcext:value-type="float">
            <text:p>133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style-name="ce1"/>
          <table:table-cell office:value-type="float" office:value="15498" calcext:value-type="float">
            <text:p>15498.0</text:p>
          </table:table-cell>
          <table:table-cell office:value-type="float" office:value="24368" calcext:value-type="float">
            <text:p>24368.0</text:p>
          </table:table-cell>
          <table:table-cell office:value-type="float" office:value="492" calcext:value-type="float">
            <text:p>492.0</text:p>
          </table:table-cell>
          <table:table-cell office:value-type="float" office:value="0" calcext:value-type="float">
            <text:p>0</text:p>
          </table:table-cell>
          <table:table-cell office:value-type="float" office:value="1340" calcext:value-type="float">
            <text:p>134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style-name="ce1"/>
          <table:table-cell office:value-type="float" office:value="15492" calcext:value-type="float">
            <text:p>15492.0</text:p>
          </table:table-cell>
          <table:table-cell office:value-type="float" office:value="24362" calcext:value-type="float">
            <text:p>24362.0</text:p>
          </table:table-cell>
          <table:table-cell office:value-type="float" office:value="493" calcext:value-type="float">
            <text:p>493.0</text:p>
          </table:table-cell>
          <table:table-cell office:value-type="float" office:value="0" calcext:value-type="float">
            <text:p>0</text:p>
          </table:table-cell>
          <table:table-cell office:value-type="float" office:value="1341" calcext:value-type="float">
            <text:p>134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style-name="ce1"/>
          <table:table-cell office:value-type="float" office:value="15488" calcext:value-type="float">
            <text:p>15488.0</text:p>
          </table:table-cell>
          <table:table-cell office:value-type="float" office:value="24351" calcext:value-type="float">
            <text:p>24351.0</text:p>
          </table:table-cell>
          <table:table-cell office:value-type="float" office:value="495" calcext:value-type="float">
            <text:p>495.0</text:p>
          </table:table-cell>
          <table:table-cell office:value-type="float" office:value="0" calcext:value-type="float">
            <text:p>0</text:p>
          </table:table-cell>
          <table:table-cell office:value-type="float" office:value="1342" calcext:value-type="float">
            <text:p>134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style-name="ce1"/>
          <table:table-cell office:value-type="float" office:value="15474" calcext:value-type="float">
            <text:p>15474.0</text:p>
          </table:table-cell>
          <table:table-cell office:value-type="float" office:value="24319" calcext:value-type="float">
            <text:p>24319.0</text:p>
          </table:table-cell>
          <table:table-cell office:value-type="float" office:value="496" calcext:value-type="float">
            <text:p>496.0</text:p>
          </table:table-cell>
          <table:table-cell office:value-type="float" office:value="0" calcext:value-type="float">
            <text:p>0</text:p>
          </table:table-cell>
          <table:table-cell office:value-type="float" office:value="1343" calcext:value-type="float">
            <text:p>134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style-name="ce1"/>
          <table:table-cell office:value-type="float" office:value="15446" calcext:value-type="float">
            <text:p>15446.0</text:p>
          </table:table-cell>
          <table:table-cell office:value-type="float" office:value="24287" calcext:value-type="float">
            <text:p>24287.0</text:p>
          </table:table-cell>
          <table:table-cell office:value-type="float" office:value="498" calcext:value-type="float">
            <text:p>498.0</text:p>
          </table:table-cell>
          <table:table-cell office:value-type="float" office:value="0" calcext:value-type="float">
            <text:p>0</text:p>
          </table:table-cell>
          <table:table-cell office:value-type="float" office:value="1344" calcext:value-type="float">
            <text:p>134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style-name="ce1"/>
          <table:table-cell office:value-type="float" office:value="15439" calcext:value-type="float">
            <text:p>15439.0</text:p>
          </table:table-cell>
          <table:table-cell office:value-type="float" office:value="24277" calcext:value-type="float">
            <text:p>24277.0</text:p>
          </table:table-cell>
          <table:table-cell office:value-type="float" office:value="499" calcext:value-type="float">
            <text:p>499.0</text:p>
          </table:table-cell>
          <table:table-cell office:value-type="float" office:value="0" calcext:value-type="float">
            <text:p>0</text:p>
          </table:table-cell>
          <table:table-cell office:value-type="float" office:value="1345" calcext:value-type="float">
            <text:p>134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style-name="ce1"/>
          <table:table-cell office:value-type="float" office:value="15433" calcext:value-type="float">
            <text:p>15433.0</text:p>
          </table:table-cell>
          <table:table-cell office:value-type="float" office:value="24263" calcext:value-type="float">
            <text:p>24263.0</text:p>
          </table:table-cell>
          <table:table-cell office:value-type="float" office:value="500" calcext:value-type="float">
            <text:p>500.0</text:p>
          </table:table-cell>
          <table:table-cell office:value-type="float" office:value="0" calcext:value-type="float">
            <text:p>0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style-name="ce1"/>
          <table:table-cell office:value-type="float" office:value="15432" calcext:value-type="float">
            <text:p>15432.0</text:p>
          </table:table-cell>
          <table:table-cell office:value-type="float" office:value="24259" calcext:value-type="float">
            <text:p>24259.0</text:p>
          </table:table-cell>
          <table:table-cell office:value-type="float" office:value="501" calcext:value-type="float">
            <text:p>501.0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style-name="ce1"/>
          <table:table-cell office:value-type="float" office:value="15432" calcext:value-type="float">
            <text:p>15432.0</text:p>
          </table:table-cell>
          <table:table-cell office:value-type="float" office:value="24259" calcext:value-type="float">
            <text:p>24259.0</text:p>
          </table:table-cell>
          <table:table-cell office:value-type="float" office:value="503" calcext:value-type="float">
            <text:p>503.0</text:p>
          </table:table-cell>
          <table:table-cell office:value-type="float" office:value="0" calcext:value-type="float">
            <text:p>0</text:p>
          </table:table-cell>
          <table:table-cell office:value-type="float" office:value="1348" calcext:value-type="float">
            <text:p>134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style-name="ce1"/>
          <table:table-cell office:value-type="float" office:value="15421" calcext:value-type="float">
            <text:p>15421.0</text:p>
          </table:table-cell>
          <table:table-cell office:value-type="float" office:value="24246" calcext:value-type="float">
            <text:p>24246.0</text:p>
          </table:table-cell>
          <table:table-cell office:value-type="float" office:value="505" calcext:value-type="float">
            <text:p>505.0</text:p>
          </table:table-cell>
          <table:table-cell office:value-type="float" office:value="0" calcext:value-type="float">
            <text:p>0</text:p>
          </table:table-cell>
          <table:table-cell office:value-type="float" office:value="1349" calcext:value-type="float">
            <text:p>134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style-name="ce1"/>
          <table:table-cell office:value-type="float" office:value="15398" calcext:value-type="float">
            <text:p>15398.0</text:p>
          </table:table-cell>
          <table:table-cell office:value-type="float" office:value="24232" calcext:value-type="float">
            <text:p>24232.0</text:p>
          </table:table-cell>
          <table:table-cell office:value-type="float" office:value="506" calcext:value-type="float">
            <text:p>506.0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style-name="ce1"/>
          <table:table-cell office:value-type="float" office:value="15388" calcext:value-type="float">
            <text:p>15388.0</text:p>
          </table:table-cell>
          <table:table-cell office:value-type="float" office:value="24231" calcext:value-type="float">
            <text:p>24231.0</text:p>
          </table:table-cell>
          <table:table-cell office:value-type="float" office:value="507" calcext:value-type="float">
            <text:p>507.0</text:p>
          </table:table-cell>
          <table:table-cell office:value-type="float" office:value="0" calcext:value-type="float">
            <text:p>0</text:p>
          </table:table-cell>
          <table:table-cell office:value-type="float" office:value="1351" calcext:value-type="float">
            <text:p>135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style-name="ce1"/>
          <table:table-cell office:value-type="float" office:value="15385" calcext:value-type="float">
            <text:p>15385.0</text:p>
          </table:table-cell>
          <table:table-cell office:value-type="float" office:value="24227" calcext:value-type="float">
            <text:p>24227.0</text:p>
          </table:table-cell>
          <table:table-cell office:value-type="float" office:value="508" calcext:value-type="float">
            <text:p>508.0</text:p>
          </table:table-cell>
          <table:table-cell office:value-type="float" office:value="0" calcext:value-type="float">
            <text:p>0</text:p>
          </table:table-cell>
          <table:table-cell office:value-type="float" office:value="1352" calcext:value-type="float">
            <text:p>135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style-name="ce1"/>
          <table:table-cell office:value-type="float" office:value="15381" calcext:value-type="float">
            <text:p>15381.0</text:p>
          </table:table-cell>
          <table:table-cell office:value-type="float" office:value="24223" calcext:value-type="float">
            <text:p>24223.0</text:p>
          </table:table-cell>
          <table:table-cell office:value-type="float" office:value="509" calcext:value-type="float">
            <text:p>509.0</text:p>
          </table:table-cell>
          <table:table-cell office:value-type="float" office:value="0" calcext:value-type="float">
            <text:p>0</text:p>
          </table:table-cell>
          <table:table-cell office:value-type="float" office:value="1353" calcext:value-type="float">
            <text:p>135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style-name="ce1"/>
          <table:table-cell office:value-type="float" office:value="15376" calcext:value-type="float">
            <text:p>15376.0</text:p>
          </table:table-cell>
          <table:table-cell office:value-type="float" office:value="24227" calcext:value-type="float">
            <text:p>24227.0</text:p>
          </table:table-cell>
          <table:table-cell office:value-type="float" office:value="511" calcext:value-type="float">
            <text:p>511.0</text:p>
          </table:table-cell>
          <table:table-cell office:value-type="float" office:value="0" calcext:value-type="float">
            <text:p>0</text:p>
          </table:table-cell>
          <table:table-cell office:value-type="float" office:value="1354" calcext:value-type="float">
            <text:p>135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style-name="ce1"/>
          <table:table-cell office:value-type="float" office:value="15366" calcext:value-type="float">
            <text:p>15366.0</text:p>
          </table:table-cell>
          <table:table-cell office:value-type="float" office:value="24211" calcext:value-type="float">
            <text:p>24211.0</text:p>
          </table:table-cell>
          <table:table-cell office:value-type="float" office:value="512" calcext:value-type="float">
            <text:p>512.0</text:p>
          </table:table-cell>
          <table:table-cell office:value-type="float" office:value="0" calcext:value-type="float">
            <text:p>0</text:p>
          </table:table-cell>
          <table:table-cell office:value-type="float" office:value="1355" calcext:value-type="float">
            <text:p>135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style-name="ce1"/>
          <table:table-cell office:value-type="float" office:value="15360" calcext:value-type="float">
            <text:p>15360.0</text:p>
          </table:table-cell>
          <table:table-cell office:value-type="float" office:value="24207" calcext:value-type="float">
            <text:p>24207.0</text:p>
          </table:table-cell>
          <table:table-cell office:value-type="float" office:value="513" calcext:value-type="float">
            <text:p>513.0</text:p>
          </table:table-cell>
          <table:table-cell office:value-type="float" office:value="0" calcext:value-type="float">
            <text:p>0</text:p>
          </table:table-cell>
          <table:table-cell office:value-type="float" office:value="1356" calcext:value-type="float">
            <text:p>135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style-name="ce1"/>
          <table:table-cell office:value-type="float" office:value="15342" calcext:value-type="float">
            <text:p>15342.0</text:p>
          </table:table-cell>
          <table:table-cell office:value-type="float" office:value="24203" calcext:value-type="float">
            <text:p>24203.0</text:p>
          </table:table-cell>
          <table:table-cell office:value-type="float" office:value="514" calcext:value-type="float">
            <text:p>514.0</text:p>
          </table:table-cell>
          <table:table-cell office:value-type="float" office:value="0" calcext:value-type="float">
            <text:p>0</text:p>
          </table:table-cell>
          <table:table-cell office:value-type="float" office:value="1357" calcext:value-type="float">
            <text:p>135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style-name="ce1"/>
          <table:table-cell office:value-type="float" office:value="15315" calcext:value-type="float">
            <text:p>15315.0</text:p>
          </table:table-cell>
          <table:table-cell office:value-type="float" office:value="24201" calcext:value-type="float">
            <text:p>24201.0</text:p>
          </table:table-cell>
          <table:table-cell office:value-type="float" office:value="515" calcext:value-type="float">
            <text:p>515.0</text:p>
          </table:table-cell>
          <table:table-cell office:value-type="float" office:value="0" calcext:value-type="float">
            <text:p>0</text:p>
          </table:table-cell>
          <table:table-cell office:value-type="float" office:value="1358" calcext:value-type="float">
            <text:p>135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style-name="ce1"/>
          <table:table-cell office:value-type="float" office:value="15314" calcext:value-type="float">
            <text:p>15314.0</text:p>
          </table:table-cell>
          <table:table-cell office:value-type="float" office:value="24257" calcext:value-type="float">
            <text:p>24257.0</text:p>
          </table:table-cell>
          <table:table-cell office:value-type="float" office:value="515" calcext:value-type="float">
            <text:p>515.0</text:p>
          </table:table-cell>
          <table:table-cell office:value-type="float" office:value="0" calcext:value-type="float">
            <text:p>0</text:p>
          </table:table-cell>
          <table:table-cell office:value-type="float" office:value="1359" calcext:value-type="float">
            <text:p>13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style-name="ce1"/>
          <table:table-cell office:value-type="float" office:value="15296" calcext:value-type="float">
            <text:p>15296.0</text:p>
          </table:table-cell>
          <table:table-cell office:value-type="float" office:value="24187" calcext:value-type="float">
            <text:p>24187.0</text:p>
          </table:table-cell>
          <table:table-cell office:value-type="float" office:value="516" calcext:value-type="float">
            <text:p>516.0</text:p>
          </table:table-cell>
          <table:table-cell office:value-type="float" office:value="0" calcext:value-type="float">
            <text:p>0</text:p>
          </table:table-cell>
          <table:table-cell office:value-type="float" office:value="1359" calcext:value-type="float">
            <text:p>135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style-name="ce1"/>
          <table:table-cell office:value-type="float" office:value="15317" calcext:value-type="float">
            <text:p>15317.0</text:p>
          </table:table-cell>
          <table:table-cell office:value-type="float" office:value="24301" calcext:value-type="float">
            <text:p>24301.0</text:p>
          </table:table-cell>
          <table:table-cell office:value-type="float" office:value="515" calcext:value-type="float">
            <text:p>515.0</text:p>
          </table:table-cell>
          <table:table-cell office:value-type="float" office:value="0" calcext:value-type="float">
            <text:p>0</text:p>
          </table:table-cell>
          <table:table-cell office:value-type="float" office:value="1360" calcext:value-type="float">
            <text:p>136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291" calcext:value-type="float">
            <text:p>15291.0</text:p>
          </table:table-cell>
          <table:table-cell office:value-type="float" office:value="24203" calcext:value-type="float">
            <text:p>24203.0</text:p>
          </table:table-cell>
          <table:table-cell office:value-type="float" office:value="517" calcext:value-type="float">
            <text:p>517.0</text:p>
          </table:table-cell>
          <table:table-cell office:value-type="float" office:value="0" calcext:value-type="float">
            <text:p>0</text:p>
          </table:table-cell>
          <table:table-cell office:value-type="float" office:value="1361" calcext:value-type="float">
            <text:p>1361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style-name="ce1"/>
          <table:table-cell office:value-type="float" office:value="15319" calcext:value-type="float">
            <text:p>15319.0</text:p>
          </table:table-cell>
          <table:table-cell office:value-type="float" office:value="24308" calcext:value-type="float">
            <text:p>24308.0</text:p>
          </table:table-cell>
          <table:table-cell office:value-type="float" office:value="514" calcext:value-type="float">
            <text:p>514.0</text:p>
          </table:table-cell>
          <table:table-cell office:value-type="float" office:value="0" calcext:value-type="float">
            <text:p>0</text:p>
          </table:table-cell>
          <table:table-cell office:value-type="float" office:value="1362" calcext:value-type="float">
            <text:p>136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style-name="ce1"/>
          <table:table-cell office:value-type="float" office:value="15280" calcext:value-type="float">
            <text:p>15280.0</text:p>
          </table:table-cell>
          <table:table-cell office:value-type="float" office:value="24202" calcext:value-type="float">
            <text:p>24202.0</text:p>
          </table:table-cell>
          <table:table-cell office:value-type="float" office:value="519" calcext:value-type="float">
            <text:p>519.0</text:p>
          </table:table-cell>
          <table:table-cell office:value-type="float" office:value="0" calcext:value-type="float">
            <text:p>0</text:p>
          </table:table-cell>
          <table:table-cell office:value-type="float" office:value="1363" calcext:value-type="float">
            <text:p>136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style-name="ce1"/>
          <table:table-cell office:value-type="float" office:value="15316" calcext:value-type="float">
            <text:p>15316.0</text:p>
          </table:table-cell>
          <table:table-cell office:value-type="float" office:value="24313" calcext:value-type="float">
            <text:p>24313.0</text:p>
          </table:table-cell>
          <table:table-cell office:value-type="float" office:value="513" calcext:value-type="float">
            <text:p>513.0</text:p>
          </table:table-cell>
          <table:table-cell office:value-type="float" office:value="0" calcext:value-type="float">
            <text:p>0</text:p>
          </table:table-cell>
          <table:table-cell office:value-type="float" office:value="1364" calcext:value-type="float">
            <text:p>136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style-name="ce1"/>
          <table:table-cell office:value-type="float" office:value="15266" calcext:value-type="float">
            <text:p>15266.0</text:p>
          </table:table-cell>
          <table:table-cell office:value-type="float" office:value="24193" calcext:value-type="float">
            <text:p>24193.0</text:p>
          </table:table-cell>
          <table:table-cell office:value-type="float" office:value="520" calcext:value-type="float">
            <text:p>520.0</text:p>
          </table:table-cell>
          <table:table-cell office:value-type="float" office:value="0" calcext:value-type="float">
            <text:p>0</text:p>
          </table:table-cell>
          <table:table-cell office:value-type="float" office:value="1365" calcext:value-type="float">
            <text:p>13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style-name="ce1"/>
          <table:table-cell office:value-type="float" office:value="15246" calcext:value-type="float">
            <text:p>15246.0</text:p>
          </table:table-cell>
          <table:table-cell office:value-type="float" office:value="24151" calcext:value-type="float">
            <text:p>24151.0</text:p>
          </table:table-cell>
          <table:table-cell office:value-type="float" office:value="519" calcext:value-type="float">
            <text:p>519.0</text:p>
          </table:table-cell>
          <table:table-cell office:value-type="float" office:value="0" calcext:value-type="float">
            <text:p>0</text:p>
          </table:table-cell>
          <table:table-cell office:value-type="float" office:value="1365" calcext:value-type="float">
            <text:p>136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style-name="ce1"/>
          <table:table-cell office:value-type="float" office:value="15255" calcext:value-type="float">
            <text:p>15255.0</text:p>
          </table:table-cell>
          <table:table-cell office:value-type="float" office:value="24202" calcext:value-type="float">
            <text:p>24202.0</text:p>
          </table:table-cell>
          <table:table-cell office:value-type="float" office:value="521" calcext:value-type="float">
            <text:p>521.0</text:p>
          </table:table-cell>
          <table:table-cell office:value-type="float" office:value="0" calcext:value-type="float">
            <text:p>0</text:p>
          </table:table-cell>
          <table:table-cell office:value-type="float" office:value="1367" calcext:value-type="float">
            <text:p>136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style-name="ce1"/>
          <table:table-cell office:value-type="float" office:value="15240" calcext:value-type="float">
            <text:p>15240.0</text:p>
          </table:table-cell>
          <table:table-cell office:value-type="float" office:value="24142" calcext:value-type="float">
            <text:p>24142.0</text:p>
          </table:table-cell>
          <table:table-cell office:value-type="float" office:value="518" calcext:value-type="float">
            <text:p>518.0</text:p>
          </table:table-cell>
          <table:table-cell office:value-type="float" office:value="0" calcext:value-type="float">
            <text:p>0</text:p>
          </table:table-cell>
          <table:table-cell office:value-type="float" office:value="1368" calcext:value-type="float">
            <text:p>136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style-name="ce1"/>
          <table:table-cell office:value-type="float" office:value="15255" calcext:value-type="float">
            <text:p>15255.0</text:p>
          </table:table-cell>
          <table:table-cell office:value-type="float" office:value="24202" calcext:value-type="float">
            <text:p>24202.0</text:p>
          </table:table-cell>
          <table:table-cell office:value-type="float" office:value="522" calcext:value-type="float">
            <text:p>522.0</text:p>
          </table:table-cell>
          <table:table-cell office:value-type="float" office:value="0" calcext:value-type="float">
            <text:p>0</text:p>
          </table:table-cell>
          <table:table-cell office:value-type="float" office:value="1369" calcext:value-type="float">
            <text:p>136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style-name="ce1"/>
          <table:table-cell office:value-type="float" office:value="15238" calcext:value-type="float">
            <text:p>15238.0</text:p>
          </table:table-cell>
          <table:table-cell office:value-type="float" office:value="24135" calcext:value-type="float">
            <text:p>24135.0</text:p>
          </table:table-cell>
          <table:table-cell office:value-type="float" office:value="517" calcext:value-type="float">
            <text:p>517.0</text:p>
          </table:table-cell>
          <table:table-cell office:value-type="float" office:value="0" calcext:value-type="float">
            <text:p>0</text:p>
          </table:table-cell>
          <table:table-cell office:value-type="float" office:value="1370" calcext:value-type="float">
            <text:p>137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style-name="ce1"/>
          <table:table-cell office:value-type="float" office:value="15248" calcext:value-type="float">
            <text:p>15248.0</text:p>
          </table:table-cell>
          <table:table-cell office:value-type="float" office:value="24210" calcext:value-type="float">
            <text:p>24210.0</text:p>
          </table:table-cell>
          <table:table-cell office:value-type="float" office:value="523" calcext:value-type="float">
            <text:p>523.0</text:p>
          </table:table-cell>
          <table:table-cell office:value-type="float" office:value="0" calcext:value-type="float">
            <text:p>0</text:p>
          </table:table-cell>
          <table:table-cell office:value-type="float" office:value="1371" calcext:value-type="float">
            <text:p>137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style-name="ce1"/>
          <table:table-cell office:value-type="float" office:value="15235" calcext:value-type="float">
            <text:p>15235.0</text:p>
          </table:table-cell>
          <table:table-cell office:value-type="float" office:value="24133" calcext:value-type="float">
            <text:p>24133.0</text:p>
          </table:table-cell>
          <table:table-cell office:value-type="float" office:value="516" calcext:value-type="float">
            <text:p>516.0</text:p>
          </table:table-cell>
          <table:table-cell office:value-type="float" office:value="0" calcext:value-type="float">
            <text:p>0</text:p>
          </table:table-cell>
          <table:table-cell office:value-type="float" office:value="1372" calcext:value-type="float">
            <text:p>137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style-name="ce1"/>
          <table:table-cell office:value-type="float" office:value="15192" calcext:value-type="float">
            <text:p>15192.0</text:p>
          </table:table-cell>
          <table:table-cell office:value-type="float" office:value="24197" calcext:value-type="float">
            <text:p>24197.0</text:p>
          </table:table-cell>
          <table:table-cell office:value-type="float" office:value="523" calcext:value-type="float">
            <text:p>523.0</text:p>
          </table:table-cell>
          <table:table-cell office:value-type="float" office:value="0" calcext:value-type="float">
            <text:p>0</text:p>
          </table:table-cell>
          <table:table-cell office:value-type="float" office:value="1373" calcext:value-type="float">
            <text:p>13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style-name="ce1"/>
          <table:table-cell office:value-type="float" office:value="15265" calcext:value-type="float">
            <text:p>15265.0</text:p>
          </table:table-cell>
          <table:table-cell office:value-type="float" office:value="24231" calcext:value-type="float">
            <text:p>24231.0</text:p>
          </table:table-cell>
          <table:table-cell office:value-type="float" office:value="524" calcext:value-type="float">
            <text:p>524.0</text:p>
          </table:table-cell>
          <table:table-cell office:value-type="float" office:value="0" calcext:value-type="float">
            <text:p>0</text:p>
          </table:table-cell>
          <table:table-cell office:value-type="float" office:value="1373" calcext:value-type="float">
            <text:p>137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style-name="ce1"/>
          <table:table-cell office:value-type="float" office:value="15242" calcext:value-type="float">
            <text:p>15242.0</text:p>
          </table:table-cell>
          <table:table-cell office:value-type="float" office:value="24139" calcext:value-type="float">
            <text:p>24139.0</text:p>
          </table:table-cell>
          <table:table-cell office:value-type="float" office:value="515" calcext:value-type="float">
            <text:p>515.0</text:p>
          </table:table-cell>
          <table:table-cell office:value-type="float" office:value="0" calcext:value-type="float">
            <text:p>0</text:p>
          </table:table-cell>
          <table:table-cell office:value-type="float" office:value="1374" calcext:value-type="float">
            <text:p>137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style-name="ce1"/>
          <table:table-cell office:value-type="float" office:value="15110" calcext:value-type="float">
            <text:p>15110.0</text:p>
          </table:table-cell>
          <table:table-cell office:value-type="float" office:value="24169" calcext:value-type="float">
            <text:p>24169.0</text:p>
          </table:table-cell>
          <table:table-cell office:value-type="float" office:value="523" calcext:value-type="float">
            <text:p>523.0</text:p>
          </table:table-cell>
          <table:table-cell office:value-type="float" office:value="0" calcext:value-type="float">
            <text:p>0</text:p>
          </table:table-cell>
          <table:table-cell office:value-type="float" office:value="1375" calcext:value-type="float">
            <text:p>137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style-name="ce1"/>
          <table:table-cell office:value-type="float" office:value="15284" calcext:value-type="float">
            <text:p>15284.0</text:p>
          </table:table-cell>
          <table:table-cell office:value-type="float" office:value="24237" calcext:value-type="float">
            <text:p>24237.0</text:p>
          </table:table-cell>
          <table:table-cell office:value-type="float" office:value="525" calcext:value-type="float">
            <text:p>525.0</text:p>
          </table:table-cell>
          <table:table-cell office:value-type="float" office:value="0" calcext:value-type="float">
            <text:p>0</text:p>
          </table:table-cell>
          <table:table-cell office:value-type="float" office:value="1376" calcext:value-type="float">
            <text:p>137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style-name="ce1"/>
          <table:table-cell office:value-type="float" office:value="15244" calcext:value-type="float">
            <text:p>15244.0</text:p>
          </table:table-cell>
          <table:table-cell office:value-type="float" office:value="24143" calcext:value-type="float">
            <text:p>24143.0</text:p>
          </table:table-cell>
          <table:table-cell office:value-type="float" office:value="514" calcext:value-type="float">
            <text:p>514.0</text:p>
          </table:table-cell>
          <table:table-cell office:value-type="float" office:value="0" calcext:value-type="float">
            <text:p>0</text:p>
          </table:table-cell>
          <table:table-cell office:value-type="float" office:value="1377" calcext:value-type="float">
            <text:p>137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style-name="ce1"/>
          <table:table-cell office:value-type="float" office:value="15086" calcext:value-type="float">
            <text:p>15086.0</text:p>
          </table:table-cell>
          <table:table-cell office:value-type="float" office:value="24156" calcext:value-type="float">
            <text:p>24156.0</text:p>
          </table:table-cell>
          <table:table-cell office:value-type="float" office:value="524" calcext:value-type="float">
            <text:p>524.0</text:p>
          </table:table-cell>
          <table:table-cell office:value-type="float" office:value="0" calcext:value-type="float">
            <text:p>0</text:p>
          </table:table-cell>
          <table:table-cell office:value-type="float" office:value="1378" calcext:value-type="float">
            <text:p>137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style-name="ce1"/>
          <table:table-cell office:value-type="float" office:value="15283" calcext:value-type="float">
            <text:p>15283.0</text:p>
          </table:table-cell>
          <table:table-cell office:value-type="float" office:value="24237" calcext:value-type="float">
            <text:p>24237.0</text:p>
          </table:table-cell>
          <table:table-cell office:value-type="float" office:value="527" calcext:value-type="float">
            <text:p>527.0</text:p>
          </table:table-cell>
          <table:table-cell office:value-type="float" office:value="0" calcext:value-type="float">
            <text:p>0</text:p>
          </table:table-cell>
          <table:table-cell office:value-type="float" office:value="1379" calcext:value-type="float">
            <text:p>137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style-name="ce1"/>
          <table:table-cell office:value-type="float" office:value="15246" calcext:value-type="float">
            <text:p>15246.0</text:p>
          </table:table-cell>
          <table:table-cell office:value-type="float" office:value="24149" calcext:value-type="float">
            <text:p>24149.0</text:p>
          </table:table-cell>
          <table:table-cell office:value-type="float" office:value="513" calcext:value-type="float">
            <text:p>513.0</text:p>
          </table:table-cell>
          <table:table-cell office:value-type="float" office:value="0" calcext:value-type="float">
            <text:p>0</text:p>
          </table:table-cell>
          <table:table-cell office:value-type="float" office:value="1380" calcext:value-type="float">
            <text:p>138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style-name="ce1"/>
          <table:table-cell office:value-type="float" office:value="15075" calcext:value-type="float">
            <text:p>15075.0</text:p>
          </table:table-cell>
          <table:table-cell office:value-type="float" office:value="24146" calcext:value-type="float">
            <text:p>24146.0</text:p>
          </table:table-cell>
          <table:table-cell office:value-type="float" office:value="525" calcext:value-type="float">
            <text:p>525.0</text:p>
          </table:table-cell>
          <table:table-cell office:value-type="float" office:value="0" calcext:value-type="float">
            <text:p>0</text:p>
          </table:table-cell>
          <table:table-cell office:value-type="float" office:value="1381" calcext:value-type="float">
            <text:p>138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style-name="ce2" office:value-type="string" calcext:value-type="string">
            <text:p>post synapse</text:p>
          </table:table-cell>
          <table:table-cell office:value-type="float" office:value="15284" calcext:value-type="float">
            <text:p>15284.0</text:p>
          </table:table-cell>
          <table:table-cell office:value-type="float" office:value="24241" calcext:value-type="float">
            <text:p>24241.0</text:p>
          </table:table-cell>
          <table:table-cell office:value-type="float" office:value="528" calcext:value-type="float">
            <text:p>528.0</text:p>
          </table:table-cell>
          <table:table-cell office:value-type="float" office:value="0" calcext:value-type="float">
            <text:p>0</text:p>
          </table:table-cell>
          <table:table-cell office:value-type="float" office:value="1382" calcext:value-type="float">
            <text:p>1382</text:p>
          </table:table-cell>
          <table:table-cell/>
          <table:table-cell table:style-name="ce2" table:number-columns-repeated="8"/>
          <table:table-cell table:style-name="ce1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style-name="ce1"/>
          <table:table-cell office:value-type="float" office:value="15066" calcext:value-type="float">
            <text:p>15066.0</text:p>
          </table:table-cell>
          <table:table-cell office:value-type="float" office:value="24133" calcext:value-type="float">
            <text:p>24133.0</text:p>
          </table:table-cell>
          <table:table-cell office:value-type="float" office:value="526" calcext:value-type="float">
            <text:p>526.0</text:p>
          </table:table-cell>
          <table:table-cell office:value-type="float" office:value="0" calcext:value-type="float">
            <text:p>0</text:p>
          </table:table-cell>
          <table:table-cell office:value-type="float" office:value="1384" calcext:value-type="float">
            <text:p>138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style-name="ce1"/>
          <table:table-cell office:value-type="float" office:value="15290" calcext:value-type="float">
            <text:p>15290.0</text:p>
          </table:table-cell>
          <table:table-cell office:value-type="float" office:value="24257" calcext:value-type="float">
            <text:p>24257.0</text:p>
          </table:table-cell>
          <table:table-cell office:value-type="float" office:value="530" calcext:value-type="float">
            <text:p>530.0</text:p>
          </table:table-cell>
          <table:table-cell office:value-type="float" office:value="0" calcext:value-type="float">
            <text:p>0</text:p>
          </table:table-cell>
          <table:table-cell office:value-type="float" office:value="1385" calcext:value-type="float">
            <text:p>138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style-name="ce1"/>
          <table:table-cell office:value-type="float" office:value="15059" calcext:value-type="float">
            <text:p>15059.0</text:p>
          </table:table-cell>
          <table:table-cell office:value-type="float" office:value="24124" calcext:value-type="float">
            <text:p>24124.0</text:p>
          </table:table-cell>
          <table:table-cell office:value-type="float" office:value="527" calcext:value-type="float">
            <text:p>527.0</text:p>
          </table:table-cell>
          <table:table-cell office:value-type="float" office:value="0" calcext:value-type="float">
            <text:p>0</text:p>
          </table:table-cell>
          <table:table-cell office:value-type="float" office:value="1386" calcext:value-type="float">
            <text:p>138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style-name="ce1"/>
          <table:table-cell office:value-type="float" office:value="15360" calcext:value-type="float">
            <text:p>15360.0</text:p>
          </table:table-cell>
          <table:table-cell office:value-type="float" office:value="24250" calcext:value-type="float">
            <text:p>24250.0</text:p>
          </table:table-cell>
          <table:table-cell office:value-type="float" office:value="530" calcext:value-type="float">
            <text:p>530.0</text:p>
          </table:table-cell>
          <table:table-cell office:value-type="float" office:value="0" calcext:value-type="float">
            <text:p>0</text:p>
          </table:table-cell>
          <table:table-cell office:value-type="float" office:value="1387" calcext:value-type="float">
            <text:p>13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style-name="ce1"/>
          <table:table-cell office:value-type="float" office:value="15284" calcext:value-type="float">
            <text:p>15284.0</text:p>
          </table:table-cell>
          <table:table-cell office:value-type="float" office:value="24259" calcext:value-type="float">
            <text:p>24259.0</text:p>
          </table:table-cell>
          <table:table-cell office:value-type="float" office:value="531" calcext:value-type="float">
            <text:p>531.0</text:p>
          </table:table-cell>
          <table:table-cell office:value-type="float" office:value="0" calcext:value-type="float">
            <text:p>0</text:p>
          </table:table-cell>
          <table:table-cell office:value-type="float" office:value="1387" calcext:value-type="float">
            <text:p>138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style-name="ce1"/>
          <table:table-cell office:value-type="float" office:value="15052" calcext:value-type="float">
            <text:p>15052.0</text:p>
          </table:table-cell>
          <table:table-cell office:value-type="float" office:value="24119" calcext:value-type="float">
            <text:p>24119.0</text:p>
          </table:table-cell>
          <table:table-cell office:value-type="float" office:value="528" calcext:value-type="float">
            <text:p>528.0</text:p>
          </table:table-cell>
          <table:table-cell office:value-type="float" office:value="0" calcext:value-type="float">
            <text:p>0</text:p>
          </table:table-cell>
          <table:table-cell office:value-type="float" office:value="1388" calcext:value-type="float">
            <text:p>138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style-name="ce1"/>
          <table:table-cell office:value-type="float" office:value="15408" calcext:value-type="float">
            <text:p>15408.0</text:p>
          </table:table-cell>
          <table:table-cell office:value-type="float" office:value="24211" calcext:value-type="float">
            <text:p>24211.0</text:p>
          </table:table-cell>
          <table:table-cell office:value-type="float" office:value="530" calcext:value-type="float">
            <text:p>530.0</text:p>
          </table:table-cell>
          <table:table-cell office:value-type="float" office:value="0" calcext:value-type="float">
            <text:p>0</text:p>
          </table:table-cell>
          <table:table-cell office:value-type="float" office:value="1389" calcext:value-type="float">
            <text:p>138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style-name="ce1"/>
          <table:table-cell office:value-type="float" office:value="15291" calcext:value-type="float">
            <text:p>15291.0</text:p>
          </table:table-cell>
          <table:table-cell office:value-type="float" office:value="24256" calcext:value-type="float">
            <text:p>24256.0</text:p>
          </table:table-cell>
          <table:table-cell office:value-type="float" office:value="532" calcext:value-type="float">
            <text:p>532.0</text:p>
          </table:table-cell>
          <table:table-cell office:value-type="float" office:value="0" calcext:value-type="float">
            <text:p>0</text:p>
          </table:table-cell>
          <table:table-cell office:value-type="float" office:value="1390" calcext:value-type="float">
            <text:p>139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style-name="ce1"/>
          <table:table-cell office:value-type="float" office:value="15044" calcext:value-type="float">
            <text:p>15044.0</text:p>
          </table:table-cell>
          <table:table-cell office:value-type="float" office:value="24111" calcext:value-type="float">
            <text:p>24111.0</text:p>
          </table:table-cell>
          <table:table-cell office:value-type="float" office:value="529" calcext:value-type="float">
            <text:p>529.0</text:p>
          </table:table-cell>
          <table:table-cell office:value-type="float" office:value="0" calcext:value-type="float">
            <text:p>0</text:p>
          </table:table-cell>
          <table:table-cell office:value-type="float" office:value="1391" calcext:value-type="float">
            <text:p>139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style-name="ce1"/>
          <table:table-cell office:value-type="float" office:value="15429" calcext:value-type="float">
            <text:p>15429.0</text:p>
          </table:table-cell>
          <table:table-cell office:value-type="float" office:value="24162" calcext:value-type="float">
            <text:p>24162.0</text:p>
          </table:table-cell>
          <table:table-cell office:value-type="float" office:value="529" calcext:value-type="float">
            <text:p>529.0</text:p>
          </table:table-cell>
          <table:table-cell office:value-type="float" office:value="0" calcext:value-type="float">
            <text:p>0</text:p>
          </table:table-cell>
          <table:table-cell office:value-type="float" office:value="1392" calcext:value-type="float">
            <text:p>139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style-name="ce1"/>
          <table:table-cell office:value-type="float" office:value="15287" calcext:value-type="float">
            <text:p>15287.0</text:p>
          </table:table-cell>
          <table:table-cell office:value-type="float" office:value="24239" calcext:value-type="float">
            <text:p>24239.0</text:p>
          </table:table-cell>
          <table:table-cell office:value-type="float" office:value="533" calcext:value-type="float">
            <text:p>533.0</text:p>
          </table:table-cell>
          <table:table-cell office:value-type="float" office:value="0" calcext:value-type="float">
            <text:p>0</text:p>
          </table:table-cell>
          <table:table-cell office:value-type="float" office:value="1393" calcext:value-type="float">
            <text:p>139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style-name="ce1"/>
          <table:table-cell office:value-type="float" office:value="15039" calcext:value-type="float">
            <text:p>15039.0</text:p>
          </table:table-cell>
          <table:table-cell office:value-type="float" office:value="24101" calcext:value-type="float">
            <text:p>24101.0</text:p>
          </table:table-cell>
          <table:table-cell office:value-type="float" office:value="530" calcext:value-type="float">
            <text:p>530.0</text:p>
          </table:table-cell>
          <table:table-cell office:value-type="float" office:value="0" calcext:value-type="float">
            <text:p>0</text:p>
          </table:table-cell>
          <table:table-cell office:value-type="float" office:value="1394" calcext:value-type="float">
            <text:p>139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style-name="ce1"/>
          <table:table-cell office:value-type="float" office:value="15426" calcext:value-type="float">
            <text:p>15426.0</text:p>
          </table:table-cell>
          <table:table-cell office:value-type="float" office:value="24149" calcext:value-type="float">
            <text:p>24149.0</text:p>
          </table:table-cell>
          <table:table-cell office:value-type="float" office:value="528" calcext:value-type="float">
            <text:p>528.0</text:p>
          </table:table-cell>
          <table:table-cell office:value-type="float" office:value="0" calcext:value-type="float">
            <text:p>0</text:p>
          </table:table-cell>
          <table:table-cell office:value-type="float" office:value="1395" calcext:value-type="float">
            <text:p>139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style-name="ce1"/>
          <table:table-cell office:value-type="float" office:value="15285" calcext:value-type="float">
            <text:p>15285.0</text:p>
          </table:table-cell>
          <table:table-cell office:value-type="float" office:value="24239" calcext:value-type="float">
            <text:p>24239.0</text:p>
          </table:table-cell>
          <table:table-cell office:value-type="float" office:value="534" calcext:value-type="float">
            <text:p>534.0</text:p>
          </table:table-cell>
          <table:table-cell office:value-type="float" office:value="0" calcext:value-type="float">
            <text:p>0</text:p>
          </table:table-cell>
          <table:table-cell office:value-type="float" office:value="1396" calcext:value-type="float">
            <text:p>139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ce1"/>
          <table:table-cell office:value-type="float" office:value="15027" calcext:value-type="float">
            <text:p>15027.0</text:p>
          </table:table-cell>
          <table:table-cell office:value-type="float" office:value="24090" calcext:value-type="float">
            <text:p>24090.0</text:p>
          </table:table-cell>
          <table:table-cell office:value-type="float" office:value="531" calcext:value-type="float">
            <text:p>531.0</text:p>
          </table:table-cell>
          <table:table-cell office:value-type="float" office:value="0" calcext:value-type="float">
            <text:p>0</text:p>
          </table:table-cell>
          <table:table-cell office:value-type="float" office:value="1397" calcext:value-type="float">
            <text:p>139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style-name="ce1"/>
          <table:table-cell office:value-type="float" office:value="15430" calcext:value-type="float">
            <text:p>15430.0</text:p>
          </table:table-cell>
          <table:table-cell office:value-type="float" office:value="24133" calcext:value-type="float">
            <text:p>24133.0</text:p>
          </table:table-cell>
          <table:table-cell office:value-type="float" office:value="527" calcext:value-type="float">
            <text:p>527.0</text:p>
          </table:table-cell>
          <table:table-cell office:value-type="float" office:value="0" calcext:value-type="float">
            <text:p>0</text:p>
          </table:table-cell>
          <table:table-cell office:value-type="float" office:value="1398" calcext:value-type="float">
            <text:p>139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style-name="ce1"/>
          <table:table-cell office:value-type="float" office:value="15283" calcext:value-type="float">
            <text:p>15283.0</text:p>
          </table:table-cell>
          <table:table-cell office:value-type="float" office:value="24236" calcext:value-type="float">
            <text:p>24236.0</text:p>
          </table:table-cell>
          <table:table-cell office:value-type="float" office:value="535" calcext:value-type="float">
            <text:p>535.0</text:p>
          </table:table-cell>
          <table:table-cell office:value-type="float" office:value="0" calcext:value-type="float">
            <text:p>0</text:p>
          </table:table-cell>
          <table:table-cell office:value-type="float" office:value="1399" calcext:value-type="float">
            <text:p>139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style-name="ce1"/>
          <table:table-cell office:value-type="float" office:value="15018" calcext:value-type="float">
            <text:p>15018.0</text:p>
          </table:table-cell>
          <table:table-cell office:value-type="float" office:value="24078" calcext:value-type="float">
            <text:p>24078.0</text:p>
          </table:table-cell>
          <table:table-cell office:value-type="float" office:value="532" calcext:value-type="float">
            <text:p>532.0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style-name="ce1"/>
          <table:table-cell office:value-type="float" office:value="15431" calcext:value-type="float">
            <text:p>15431.0</text:p>
          </table:table-cell>
          <table:table-cell office:value-type="float" office:value="24119" calcext:value-type="float">
            <text:p>24119.0</text:p>
          </table:table-cell>
          <table:table-cell office:value-type="float" office:value="526" calcext:value-type="float">
            <text:p>526.0</text:p>
          </table:table-cell>
          <table:table-cell office:value-type="float" office:value="0" calcext:value-type="float">
            <text:p>0</text:p>
          </table:table-cell>
          <table:table-cell office:value-type="float" office:value="1401" calcext:value-type="float">
            <text:p>140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style-name="ce1"/>
          <table:table-cell office:value-type="float" office:value="15296" calcext:value-type="float">
            <text:p>15296.0</text:p>
          </table:table-cell>
          <table:table-cell office:value-type="float" office:value="24234" calcext:value-type="float">
            <text:p>24234.0</text:p>
          </table:table-cell>
          <table:table-cell office:value-type="float" office:value="536" calcext:value-type="float">
            <text:p>536.0</text:p>
          </table:table-cell>
          <table:table-cell office:value-type="float" office:value="0" calcext:value-type="float">
            <text:p>0</text:p>
          </table:table-cell>
          <table:table-cell office:value-type="float" office:value="1402" calcext:value-type="float">
            <text:p>140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style-name="ce1"/>
          <table:table-cell office:value-type="float" office:value="15014" calcext:value-type="float">
            <text:p>15014.0</text:p>
          </table:table-cell>
          <table:table-cell office:value-type="float" office:value="24063" calcext:value-type="float">
            <text:p>24063.0</text:p>
          </table:table-cell>
          <table:table-cell office:value-type="float" office:value="533" calcext:value-type="float">
            <text:p>533.0</text:p>
          </table:table-cell>
          <table:table-cell office:value-type="float" office:value="0" calcext:value-type="float">
            <text:p>0</text:p>
          </table:table-cell>
          <table:table-cell office:value-type="float" office:value="1403" calcext:value-type="float">
            <text:p>140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style-name="ce1"/>
          <table:table-cell office:value-type="float" office:value="15427" calcext:value-type="float">
            <text:p>15427.0</text:p>
          </table:table-cell>
          <table:table-cell office:value-type="float" office:value="24114" calcext:value-type="float">
            <text:p>24114.0</text:p>
          </table:table-cell>
          <table:table-cell office:value-type="float" office:value="525" calcext:value-type="float">
            <text:p>525.0</text:p>
          </table:table-cell>
          <table:table-cell office:value-type="float" office:value="0" calcext:value-type="float">
            <text:p>0</text:p>
          </table:table-cell>
          <table:table-cell office:value-type="float" office:value="1404" calcext:value-type="float">
            <text:p>140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style-name="ce1"/>
          <table:table-cell office:value-type="float" office:value="15283" calcext:value-type="float">
            <text:p>15283.0</text:p>
          </table:table-cell>
          <table:table-cell office:value-type="float" office:value="24225" calcext:value-type="float">
            <text:p>24225.0</text:p>
          </table:table-cell>
          <table:table-cell office:value-type="float" office:value="537" calcext:value-type="float">
            <text:p>537.0</text:p>
          </table:table-cell>
          <table:table-cell office:value-type="float" office:value="0" calcext:value-type="float">
            <text:p>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style-name="ce1"/>
          <table:table-cell office:value-type="float" office:value="15010" calcext:value-type="float">
            <text:p>15010.0</text:p>
          </table:table-cell>
          <table:table-cell office:value-type="float" office:value="24053" calcext:value-type="float">
            <text:p>24053.0</text:p>
          </table:table-cell>
          <table:table-cell office:value-type="float" office:value="535" calcext:value-type="float">
            <text:p>535.0</text:p>
          </table:table-cell>
          <table:table-cell office:value-type="float" office:value="0" calcext:value-type="float">
            <text:p>0</text:p>
          </table:table-cell>
          <table:table-cell office:value-type="float" office:value="1406" calcext:value-type="float">
            <text:p>140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style-name="ce1"/>
          <table:table-cell office:value-type="float" office:value="15426" calcext:value-type="float">
            <text:p>15426.0</text:p>
          </table:table-cell>
          <table:table-cell office:value-type="float" office:value="24097" calcext:value-type="float">
            <text:p>24097.0</text:p>
          </table:table-cell>
          <table:table-cell office:value-type="float" office:value="524" calcext:value-type="float">
            <text:p>524.0</text:p>
          </table:table-cell>
          <table:table-cell office:value-type="float" office:value="0" calcext:value-type="float">
            <text:p>0</text:p>
          </table:table-cell>
          <table:table-cell office:value-type="float" office:value="1407" calcext:value-type="float">
            <text:p>140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style-name="ce1"/>
          <table:table-cell office:value-type="float" office:value="15250" calcext:value-type="float">
            <text:p>15250.0</text:p>
          </table:table-cell>
          <table:table-cell office:value-type="float" office:value="24215" calcext:value-type="float">
            <text:p>24215.0</text:p>
          </table:table-cell>
          <table:table-cell office:value-type="float" office:value="537" calcext:value-type="float">
            <text:p>537.0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style-name="ce1"/>
          <table:table-cell office:value-type="float" office:value="15006" calcext:value-type="float">
            <text:p>15006.0</text:p>
          </table:table-cell>
          <table:table-cell office:value-type="float" office:value="24040" calcext:value-type="float">
            <text:p>24040.0</text:p>
          </table:table-cell>
          <table:table-cell office:value-type="float" office:value="536" calcext:value-type="float">
            <text:p>536.0</text:p>
          </table:table-cell>
          <table:table-cell office:value-type="float" office:value="0" calcext:value-type="float">
            <text:p>0</text:p>
          </table:table-cell>
          <table:table-cell office:value-type="float" office:value="1409" calcext:value-type="float">
            <text:p>140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style-name="ce1"/>
          <table:table-cell office:value-type="float" office:value="15423" calcext:value-type="float">
            <text:p>15423.0</text:p>
          </table:table-cell>
          <table:table-cell office:value-type="float" office:value="24083" calcext:value-type="float">
            <text:p>24083.0</text:p>
          </table:table-cell>
          <table:table-cell office:value-type="float" office:value="523" calcext:value-type="float">
            <text:p>523.0</text:p>
          </table:table-cell>
          <table:table-cell office:value-type="float" office:value="0" calcext:value-type="float">
            <text:p>0</text:p>
          </table:table-cell>
          <table:table-cell office:value-type="float" office:value="1410" calcext:value-type="float">
            <text:p>141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style-name="ce1"/>
          <table:table-cell office:value-type="float" office:value="15233" calcext:value-type="float">
            <text:p>15233.0</text:p>
          </table:table-cell>
          <table:table-cell office:value-type="float" office:value="24207" calcext:value-type="float">
            <text:p>24207.0</text:p>
          </table:table-cell>
          <table:table-cell office:value-type="float" office:value="538" calcext:value-type="float">
            <text:p>538.0</text:p>
          </table:table-cell>
          <table:table-cell office:value-type="float" office:value="0" calcext:value-type="float">
            <text:p>0</text:p>
          </table:table-cell>
          <table:table-cell office:value-type="float" office:value="1411" calcext:value-type="float">
            <text:p>1411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style-name="ce1"/>
          <table:table-cell office:value-type="float" office:value="15004" calcext:value-type="float">
            <text:p>15004.0</text:p>
          </table:table-cell>
          <table:table-cell office:value-type="float" office:value="24033" calcext:value-type="float">
            <text:p>24033.0</text:p>
          </table:table-cell>
          <table:table-cell office:value-type="float" office:value="537" calcext:value-type="float">
            <text:p>537.0</text:p>
          </table:table-cell>
          <table:table-cell office:value-type="float" office:value="0" calcext:value-type="float">
            <text:p>0</text:p>
          </table:table-cell>
          <table:table-cell office:value-type="float" office:value="1412" calcext:value-type="float">
            <text:p>141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style-name="ce1"/>
          <table:table-cell office:value-type="float" office:value="15434" calcext:value-type="float">
            <text:p>15434.0</text:p>
          </table:table-cell>
          <table:table-cell office:value-type="float" office:value="24052" calcext:value-type="float">
            <text:p>24052.0</text:p>
          </table:table-cell>
          <table:table-cell office:value-type="float" office:value="522" calcext:value-type="float">
            <text:p>522.0</text:p>
          </table:table-cell>
          <table:table-cell office:value-type="float" office:value="0" calcext:value-type="float">
            <text:p>0</text:p>
          </table:table-cell>
          <table:table-cell office:value-type="float" office:value="1413" calcext:value-type="float">
            <text:p>1413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style-name="ce1"/>
          <table:table-cell office:value-type="float" office:value="15214" calcext:value-type="float">
            <text:p>15214.0</text:p>
          </table:table-cell>
          <table:table-cell office:value-type="float" office:value="24195" calcext:value-type="float">
            <text:p>24195.0</text:p>
          </table:table-cell>
          <table:table-cell office:value-type="float" office:value="539" calcext:value-type="float">
            <text:p>539.0</text:p>
          </table:table-cell>
          <table:table-cell office:value-type="float" office:value="0" calcext:value-type="float">
            <text:p>0</text:p>
          </table:table-cell>
          <table:table-cell office:value-type="float" office:value="1414" calcext:value-type="float">
            <text:p>141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style-name="ce1"/>
          <table:table-cell office:value-type="float" office:value="14998" calcext:value-type="float">
            <text:p>14998.0</text:p>
          </table:table-cell>
          <table:table-cell office:value-type="float" office:value="24021" calcext:value-type="float">
            <text:p>24021.0</text:p>
          </table:table-cell>
          <table:table-cell office:value-type="float" office:value="538" calcext:value-type="float">
            <text:p>538.0</text:p>
          </table:table-cell>
          <table:table-cell office:value-type="float" office:value="0" calcext:value-type="float">
            <text:p>0</text:p>
          </table:table-cell>
          <table:table-cell office:value-type="float" office:value="1415" calcext:value-type="float">
            <text:p>141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style-name="ce1"/>
          <table:table-cell office:value-type="float" office:value="15441" calcext:value-type="float">
            <text:p>15441.0</text:p>
          </table:table-cell>
          <table:table-cell office:value-type="float" office:value="24010" calcext:value-type="float">
            <text:p>24010.0</text:p>
          </table:table-cell>
          <table:table-cell office:value-type="float" office:value="521" calcext:value-type="float">
            <text:p>521.0</text:p>
          </table:table-cell>
          <table:table-cell office:value-type="float" office:value="0" calcext:value-type="float">
            <text:p>0</text:p>
          </table:table-cell>
          <table:table-cell office:value-type="float" office:value="1416" calcext:value-type="float">
            <text:p>1416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style-name="ce1"/>
          <table:table-cell office:value-type="float" office:value="15212" calcext:value-type="float">
            <text:p>15212.0</text:p>
          </table:table-cell>
          <table:table-cell office:value-type="float" office:value="24195" calcext:value-type="float">
            <text:p>24195.0</text:p>
          </table:table-cell>
          <table:table-cell office:value-type="float" office:value="540" calcext:value-type="float">
            <text:p>540.0</text:p>
          </table:table-cell>
          <table:table-cell office:value-type="float" office:value="0" calcext:value-type="float">
            <text:p>0</text:p>
          </table:table-cell>
          <table:table-cell office:value-type="float" office:value="1417" calcext:value-type="float">
            <text:p>1417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style-name="ce1"/>
          <table:table-cell office:value-type="float" office:value="14989" calcext:value-type="float">
            <text:p>14989.0</text:p>
          </table:table-cell>
          <table:table-cell office:value-type="float" office:value="24014" calcext:value-type="float">
            <text:p>24014.0</text:p>
          </table:table-cell>
          <table:table-cell office:value-type="float" office:value="539" calcext:value-type="float">
            <text:p>539.0</text:p>
          </table:table-cell>
          <table:table-cell office:value-type="float" office:value="0" calcext:value-type="float">
            <text:p>0</text:p>
          </table:table-cell>
          <table:table-cell office:value-type="float" office:value="1418" calcext:value-type="float">
            <text:p>1418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style-name="ce1"/>
          <table:table-cell office:value-type="float" office:value="15457" calcext:value-type="float">
            <text:p>15457.0</text:p>
          </table:table-cell>
          <table:table-cell office:value-type="float" office:value="23992" calcext:value-type="float">
            <text:p>23992.0</text:p>
          </table:table-cell>
          <table:table-cell office:value-type="float" office:value="520" calcext:value-type="float">
            <text:p>520.0</text:p>
          </table:table-cell>
          <table:table-cell office:value-type="float" office:value="0" calcext:value-type="float">
            <text:p>0</text:p>
          </table:table-cell>
          <table:table-cell office:value-type="float" office:value="1419" calcext:value-type="float">
            <text:p>1419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style-name="ce1"/>
          <table:table-cell office:value-type="float" office:value="15206" calcext:value-type="float">
            <text:p>15206.0</text:p>
          </table:table-cell>
          <table:table-cell office:value-type="float" office:value="24200" calcext:value-type="float">
            <text:p>24200.0</text:p>
          </table:table-cell>
          <table:table-cell office:value-type="float" office:value="541" calcext:value-type="float">
            <text:p>541.0</text:p>
          </table:table-cell>
          <table:table-cell office:value-type="float" office:value="0" calcext:value-type="float">
            <text:p>0</text:p>
          </table:table-cell>
          <table:table-cell office:value-type="float" office:value="1420" calcext:value-type="float">
            <text:p>1420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style-name="ce1"/>
          <table:table-cell office:value-type="float" office:value="15455" calcext:value-type="float">
            <text:p>15455.0</text:p>
          </table:table-cell>
          <table:table-cell office:value-type="float" office:value="23986" calcext:value-type="float">
            <text:p>23986.0</text:p>
          </table:table-cell>
          <table:table-cell office:value-type="float" office:value="519" calcext:value-type="float">
            <text:p>519.0</text:p>
          </table:table-cell>
          <table:table-cell office:value-type="float" office:value="0" calcext:value-type="float">
            <text:p>0</text:p>
          </table:table-cell>
          <table:table-cell office:value-type="float" office:value="1422" calcext:value-type="float">
            <text:p>1422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style-name="ce1"/>
          <table:table-cell office:value-type="float" office:value="15469" calcext:value-type="float">
            <text:p>15469.0</text:p>
          </table:table-cell>
          <table:table-cell office:value-type="float" office:value="23976" calcext:value-type="float">
            <text:p>23976.0</text:p>
          </table:table-cell>
          <table:table-cell office:value-type="float" office:value="518" calcext:value-type="float">
            <text:p>518.0</text:p>
          </table:table-cell>
          <table:table-cell office:value-type="float" office:value="0" calcext:value-type="float">
            <text:p>0</text:p>
          </table:table-cell>
          <table:table-cell office:value-type="float" office:value="1424" calcext:value-type="float">
            <text:p>1424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style-name="ce1"/>
          <table:table-cell office:value-type="float" office:value="15483" calcext:value-type="float">
            <text:p>15483.0</text:p>
          </table:table-cell>
          <table:table-cell office:value-type="float" office:value="23975" calcext:value-type="float">
            <text:p>23975.0</text:p>
          </table:table-cell>
          <table:table-cell office:value-type="float" office:value="517" calcext:value-type="float">
            <text:p>517.0</text:p>
          </table:table-cell>
          <table:table-cell office:value-type="float" office:value="0" calcext:value-type="float">
            <text:p>0</text:p>
          </table:table-cell>
          <table:table-cell office:value-type="float" office:value="1425" calcext:value-type="float">
            <text:p>1425</text:p>
          </table:table-cell>
          <table:table-cell/>
          <table:table-cell table:style-name="ce2" table:number-columns-repeated="7"/>
          <table:table-cell table:style-name="ce1" table:number-columns-repeated="2"/>
        </table:table-row>
        <table:table-row table:style-name="ro1" table:number-rows-repeated="1047149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2T16:17:12.323722975</dc:date>
    <meta:document-statistic meta:table-count="1" meta:cell-count="8608" meta:object-count="0"/>
    <meta:generator>LibreOffice/4.2.8.2$Linux_X86_64 LibreOffice_project/420m0$Build-2</meta:generator>
  </office:meta>
</office:document-meta>
</file>